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0.578in"/>
    </style:style>
    <style:style style:name="co12" style:family="table-column">
      <style:table-column-properties fo:break-before="auto" style:column-width="0.4752in"/>
    </style:style>
    <style:style style:name="co14" style:family="table-column">
      <style:table-column-properties fo:break-before="auto" style:column-width="0.4638in"/>
    </style:style>
    <style:style style:name="co19" style:family="table-column">
      <style:table-column-properties fo:break-before="auto" style:column-width="0.8992in"/>
    </style:style>
    <style:style style:name="co25" style:family="table-column">
      <style:table-column-properties fo:break-before="auto" style:column-width="1.1898in"/>
    </style:style>
    <style:style style:name="co26" style:family="table-column">
      <style:table-column-properties fo:break-before="auto" style:column-width="1.8866in"/>
    </style:style>
    <style:style style:name="co27" style:family="table-column">
      <style:table-column-properties fo:break-before="auto" style:column-width="2.122in"/>
    </style:style>
    <style:style style:name="co29" style:family="table-column">
      <style:table-column-properties fo:break-before="auto" style:column-width="0.5783in"/>
    </style:style>
    <style:style style:name="co30" style:family="table-column">
      <style:table-column-properties fo:break-before="auto" style:column-width="2.1335in"/>
    </style:style>
    <style:style style:name="co31" style:family="table-column">
      <style:table-column-properties fo:break-before="auto" style:column-width="0.4929in"/>
    </style:style>
    <style:style style:name="co3" style:family="table-column">
      <style:table-column-properties fo:break-before="auto" style:column-width="0.4071in"/>
    </style:style>
    <style:style style:name="co32" style:family="table-column">
      <style:table-column-properties fo:break-before="auto" style:column-width="1.1791in"/>
    </style:style>
    <style:style style:name="co33" style:family="table-column">
      <style:table-column-properties fo:break-before="auto" style:column-width="1.4472in"/>
    </style:style>
    <style:style style:name="co17" style:family="table-column">
      <style:table-column-properties fo:break-before="auto" style:column-width="1.1319in"/>
    </style:style>
    <style:style style:name="co18" style:family="table-column">
      <style:table-column-properties fo:break-before="auto" style:column-width="4.739in"/>
    </style:style>
    <style:style style:name="co20" style:family="table-column">
      <style:table-column-properties fo:break-before="auto" style:column-width="0.5161in"/>
    </style:style>
    <style:style style:name="co21" style:family="table-column">
      <style:table-column-properties fo:break-before="auto" style:column-width="0.4in"/>
    </style:style>
    <style:style style:name="co22" style:family="table-column">
      <style:table-column-properties fo:break-before="auto" style:column-width="0.3457in"/>
    </style:style>
    <style:style style:name="co28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4535in"/>
    </style:style>
    <style:style style:name="co35" style:family="table-column">
      <style:table-column-properties fo:break-before="auto" style:column-width="0.6898in"/>
    </style:style>
    <style:style style:name="co36" style:family="table-column">
      <style:table-column-properties fo:break-before="auto" style:column-width="0.4319in"/>
    </style:style>
    <style:style style:name="co37" style:family="table-column">
      <style:table-column-properties fo:break-before="auto" style:column-width="1.2043in"/>
    </style:style>
    <style:style style:name="co38" style:family="table-column">
      <style:table-column-properties fo:break-before="auto" style:column-width="1.372in"/>
    </style:style>
    <style:style style:name="co39" style:family="table-column">
      <style:table-column-properties fo:break-before="auto" style:column-width="0.4425in"/>
    </style:style>
    <style:style style:name="co40" style:family="table-column">
      <style:table-column-properties fo:break-before="auto" style:column-width="0.3138in"/>
    </style:style>
    <style:style style:name="co41" style:family="table-column">
      <style:table-column-properties fo:break-before="auto" style:column-width="0.6783in"/>
    </style:style>
    <style:style style:name="co42" style:family="table-column">
      <style:table-column-properties fo:break-before="auto" style:column-width="0.539in"/>
    </style:style>
    <style:style style:name="co43" style:family="table-column">
      <style:table-column-properties fo:break-before="auto" style:column-width="1.4398in"/>
    </style:style>
    <style:style style:name="co44" style:family="table-column">
      <style:table-column-properties fo:break-before="auto" style:column-width="1.2646in"/>
    </style:style>
    <style:style style:name="co45" style:family="table-column">
      <style:table-column-properties fo:break-before="auto" style:column-width="0.5571in"/>
    </style:style>
    <style:style style:name="co46" style:family="table-column">
      <style:table-column-properties fo:break-before="auto" style:column-width="1.3646in"/>
    </style:style>
    <style:style style:name="co47" style:family="table-column">
      <style:table-column-properties fo:break-before="auto" style:column-width="0.9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ropSize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6" style:family="table-cell" style:parent-style-name="Default" style:data-style-name="N37">
      <style:table-cell-properties fo:background-color="transparent"/>
    </style:style>
    <style:style style:name="ce38" style:family="table-cell" style:parent-style-name="Default">
      <style:table-cell-properties style:rotation-align="none"/>
    </style:style>
    <style:style style:name="ce40" style:family="table-cell" style:parent-style-name="Default">
      <style:table-cell-properties fo:background-color="transparent"/>
    </style:style>
    <style:style style:name="ce26" style:family="table-cell" style:parent-style-name="Default" style:data-style-name="N37"/>
    <style:style style:name="ce29" style:family="table-cell" style:parent-style-name="Default" style:data-style-name="N37">
      <style:table-cell-properties style:rotation-align="none"/>
    </style:style>
    <style:style style:name="ce4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37">
      <style:table-cell-properties fo:background-color="#ffff00"/>
    </style:style>
    <style:style style:name="ce67" style:family="table-cell" style:parent-style-name="Default">
      <style:table-cell-properties fo:background-color="#ffff00"/>
    </style:style>
    <style:style style:name="ce68" style:family="table-cell" style:parent-style-name="Default" style:data-style-name="N37">
      <style:table-cell-properties fo:background-color="#ffff00" style:rotation-align="none"/>
    </style:style>
    <style:style style:name="ce69" style:family="table-cell" style:parent-style-name="Default">
      <style:table-cell-properties fo:background-color="#ffff00" style:rotation-align="none"/>
    </style:style>
    <style:style style:name="ce32" style:family="table-cell" style:parent-style-name="Default" style:data-style-name="N37">
      <style:table-cell-properties fo:background-color="#ff0000" style:rotation-align="none"/>
    </style:style>
    <style:style style:name="ce33" style:family="table-cell" style:parent-style-name="Default">
      <style:table-cell-properties fo:background-color="#ff0000"/>
    </style:style>
    <style:style style:name="ce34" style:family="table-cell" style:parent-style-name="Default" style:data-style-name="N37">
      <style:table-cell-properties fo:background-color="#ff0000"/>
    </style:style>
    <style:style style:name="ce39" style:family="table-cell" style:parent-style-name="Default">
      <style:table-cell-properties fo:background-color="#ff0000" style:rotation-align="none"/>
    </style:style>
    <style:style style:name="ce41" style:family="table-cell" style:parent-style-name="Default">
      <style:table-cell-properties fo:background-color="transparent" style:rotation-align="none"/>
    </style:style>
    <style:style style:name="ce46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2"/>
    <style:style style:name="ce48" style:family="table-cell" style:parent-style-name="Default" style:data-style-name="N2">
      <style:table-cell-properties fo:background-color="#ff0000"/>
    </style:style>
    <style:style style:name="ce70" style:family="table-cell" style:parent-style-name="Default" style:data-style-name="N37">
      <style:table-cell-properties fo:background-color="transparent" style:rotation-align="none"/>
    </style:style>
    <style:style style:name="ce105" style:family="table-cell" style:parent-style-name="Default"/>
    <style:style style:name="ce106" style:family="table-cell" style:parent-style-name="Default"/>
    <style:style style:name="ce92" style:family="table-cell" style:parent-style-name="Default"/>
    <style:style style:name="ce37" style:family="table-cell" style:parent-style-name="Default" style:data-style-name="N37"/>
    <style:style style:name="ce42" style:family="table-cell" style:parent-style-name="Default" style:data-style-name="N37">
      <style:table-cell-properties style:rotation-align="none"/>
    </style:style>
    <style:style style:name="ce43" style:family="table-cell" style:parent-style-name="Default" style:data-style-name="N37">
      <style:table-cell-properties fo:background-color="#ff0000" style:rotation-align="none"/>
    </style:style>
    <style:style style:name="ce44" style:family="table-cell" style:parent-style-name="Default">
      <style:table-cell-properties fo:background-color="#ff0000"/>
    </style:style>
    <style:style style:name="ce49" style:family="table-cell" style:parent-style-name="Default" style:data-style-name="N37">
      <style:table-cell-properties fo:background-color="#ff0000"/>
    </style:style>
    <style:style style:name="ce50" style:family="table-cell" style:parent-style-name="Default" style:data-style-name="N37">
      <style:table-cell-properties fo:background-color="transparent"/>
    </style:style>
    <style:style style:name="ce76" style:family="table-cell" style:parent-style-name="Default" style:data-style-name="N37">
      <style:table-cell-properties fo:background-color="#ff0000"/>
      <style:text-properties fo:color="#111111"/>
    </style:style>
    <style:style style:name="ce52" style:family="table-cell" style:parent-style-name="Default">
      <style:table-cell-properties style:rotation-align="none"/>
    </style:style>
    <style:style style:name="ce53" style:family="table-cell" style:parent-style-name="Default">
      <style:table-cell-properties fo:background-color="#ff0000" style:rotation-align="none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transparent" style:rotation-align="none"/>
    </style:style>
    <style:style style:name="ce81" style:family="table-cell" style:parent-style-name="Default">
      <style:table-cell-properties fo:background-color="#ff0000"/>
      <style:text-properties fo:color="#111111"/>
    </style:style>
    <style:style style:name="ce82" style:family="table-cell" style:parent-style-name="Default">
      <style:table-cell-properties fo:background-color="#ff0000" style:rotation-align="none"/>
      <style:text-properties fo:color="#111111"/>
    </style:style>
    <style:style style:name="ce5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2"/>
    <style:style style:name="ce61" style:family="table-cell" style:parent-style-name="Default" style:data-style-name="N2">
      <style:table-cell-properties fo:background-color="#ff0000"/>
    </style:style>
    <style:style style:name="ce18" style:family="table-cell" style:parent-style-name="Default" style:data-style-name="N2">
      <style:table-cell-properties fo:background-color="transparent"/>
    </style:style>
    <style:style style:name="ce86" style:family="table-cell" style:parent-style-name="Default" style:data-style-name="N2">
      <style:table-cell-properties fo:background-color="#ff0000"/>
      <style:text-properties fo:color="#111111"/>
    </style:style>
    <style:style style:name="ce87" style:family="table-cell" style:parent-style-name="Default">
      <style:table-cell-properties fo:background-color="transparent"/>
      <style:text-properties fo:color="#111111"/>
    </style:style>
    <style:style style:name="ce88" style:family="table-cell" style:parent-style-name="Default" style:data-style-name="N2">
      <style:table-cell-properties fo:background-color="transparent"/>
      <style:text-properties fo:color="#111111"/>
    </style:style>
    <style:style style:name="ce89" style:family="table-cell" style:parent-style-name="Default"/>
    <style:style style:name="ce90" style:family="table-cell" style:parent-style-name="Default">
      <style:table-cell-properties fo:background-color="#ff0000"/>
    </style:style>
    <style:style style:name="ce24" style:family="table-cell" style:parent-style-name="Default"/>
    <style:style style:name="ce25" style:family="table-cell" style:parent-style-name="Default"/>
    <style:style style:name="ce91" style:family="table-cell" style:parent-style-name="Default">
      <style:table-cell-properties fo:background-color="#ff0000"/>
    </style:style>
    <style:style style:name="ce28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ff0000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ff0000"/>
    </style:style>
    <style:style style:name="ce95" style:family="table-cell" style:parent-style-name="Default">
      <style:table-cell-properties fo:background-color="#ff0000"/>
      <style:text-properties fo:color="#111111"/>
    </style:style>
    <style:style style:name="ce96" style:family="table-cell" style:parent-style-name="Default" style:data-style-name="N3"/>
    <style:style style:name="ce27" style:family="table-cell" style:parent-style-name="Default" style:data-style-name="N3">
      <style:table-cell-properties fo:background-color="#ff0000"/>
    </style:style>
    <style:style style:name="ce35" style:family="table-cell" style:parent-style-name="Default" style:data-style-name="N3">
      <style:table-cell-properties fo:background-color="transparent"/>
    </style:style>
    <style:style style:name="ce97" style:family="table-cell" style:parent-style-name="Default" style:data-style-name="N37">
      <style:table-cell-properties fo:background-color="#ffff00"/>
    </style:style>
    <style:style style:name="ce98" style:family="table-cell" style:parent-style-name="Default">
      <style:table-cell-properties fo:background-color="#ffff00"/>
    </style:style>
    <style:style style:name="ce99" style:family="table-cell" style:parent-style-name="Default" style:data-style-name="N37">
      <style:table-cell-properties fo:background-color="#ffff00" style:rotation-align="none"/>
    </style:style>
    <style:style style:name="ce100" style:family="table-cell" style:parent-style-name="Default">
      <style:table-cell-properties fo:background-color="#ffff00" style:rotation-align="none"/>
    </style:style>
    <style:style style:name="ce101" style:family="table-cell" style:parent-style-name="Default" style:data-style-name="N37">
      <style:table-cell-properties fo:background-color="transparent" style:rotation-align="none"/>
    </style:style>
    <style:style style:name="ce102" style:family="table-cell" style:parent-style-name="Default"/>
    <style:style style:name="ce103" style:family="table-cell" style:parent-style-name="Default"/>
    <style:style style:name="ce104" style:family="table-cell" style:parent-style-name="Default"/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7" table:default-cell-style-name="ce52"/>
        <table:table-column table:style-name="co18" table:default-cell-style-name="ce52"/>
        <table:table-column table:style-name="co3" table:default-cell-style-name="ce52"/>
        <table:table-column table:style-name="co20" table:default-cell-style-name="ce52"/>
        <table:table-column table:style-name="co21" table:default-cell-style-name="Default"/>
        <table:table-column table:style-name="co22" table:default-cell-style-name="Default"/>
        <table:table-column table:style-name="co2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2" table:default-cell-style-name="Default"/>
        <table:table-column table:style-name="co38" table:default-cell-style-name="Default"/>
        <table:table-column table:style-name="co14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ce60"/>
        <table:table-column table:style-name="co42" table:default-cell-style-name="ce60"/>
        <table:table-column table:style-name="co35" table:default-cell-style-name="ce60"/>
        <table:table-column table:style-name="co19" table:default-cell-style-name="ce60"/>
        <table:table-column table:style-name="co14" table:default-cell-style-name="ce60"/>
        <table:table-column table:style-name="co19" table:number-columns-repeated="2" table:default-cell-style-name="ce60"/>
        <table:table-column table:style-name="co19" table:default-cell-style-name="Default"/>
        <table:table-column table:style-name="co43" table:default-cell-style-name="ce89"/>
        <table:table-column table:style-name="co19" table:default-cell-style-name="ce96"/>
        <table:table-column table:style-name="co44" table:default-cell-style-name="Default"/>
        <table:table-column table:style-name="co45" table:default-cell-style-name="Default"/>
        <table:table-column table:style-name="co3" table:default-cell-style-name="Default"/>
        <table:table-column table:style-name="co19" table:number-columns-repeated="2" table:default-cell-style-name="Default"/>
        <table:table-column table:style-name="co46" table:default-cell-style-name="Default"/>
        <table:table-column table:style-name="co19" table:number-columns-repeated="99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office:value-type="string" calcext:value-type="string">
            <text:p>MPP</text:p>
          </table:table-cell>
          <table:table-cell table:style-name="ce52" office:value-type="string" calcext:value-type="string">
            <text:p>FPS</text:p>
          </table:table-cell>
          <table:table-cell table:style-name="ce52" office:value-type="string" calcext:value-type="string">
            <text:p>OD</text:p>
          </table:table-cell>
          <table:table-cell table:style-name="ce52" office:value-type="string" calcext:value-type="string">
            <text:p>D</text:p>
          </table:table-cell>
          <table:table-cell table:style-name="ce52" office:value-type="string" calcext:value-type="string">
            <text:p>D_err</text:p>
          </table:table-cell>
          <table:table-cell table:style-name="ce52" office:value-type="string" calcext:value-type="string">
            <text:p>d</text:p>
          </table:table-cell>
          <table:table-cell table:style-name="ce52" office:value-type="string" calcext:value-type="string">
            <text:p>d_err</text:p>
          </table:table-cell>
          <table:table-cell table:style-name="ce52" office:value-type="string" calcext:value-type="string">
            <text:p>Easy to analyze?</text:p>
          </table:table-cell>
          <table:table-cell table:style-name="ce52" office:value-type="string" calcext:value-type="string">
            <text:p>Plane</text:p>
          </table:table-cell>
          <table:table-cell table:style-name="ce5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D-d</text:p>
          </table:table-cell>
          <table:table-cell office:value-type="string" calcext:value-type="string">
            <text:p>d^3/(D-d)</text:p>
          </table:table-cell>
          <table:table-cell office:value-type="string" calcext:value-type="string">
            <text:p>t1_fit</text:p>
          </table:table-cell>
          <table:table-cell office:value-type="string" calcext:value-type="string">
            <text:p>t2_fit</text:p>
          </table:table-cell>
          <table:table-cell office:value-type="string" calcext:value-type="string">
            <text:p>DA_fit</text:p>
          </table:table-cell>
          <table:table-cell office:value-type="string" calcext:value-type="string">
            <text:p>(D-d)/d</text:p>
          </table:table-cell>
          <table:table-cell office:value-type="string" calcext:value-type="string">
            <text:p>DA/O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ber of bacteria</text:p>
          </table:table-cell>
          <table:table-cell office:value-type="string" calcext:value-type="string">
            <text:p>mean velocity (1s)</text:p>
          </table:table-cell>
          <table:table-cell office:value-type="string" calcext:value-type="string">
            <text:p>mean velocity middle</text:p>
          </table:table-cell>
          <table:table-cell office:value-type="string" calcext:value-type="string">
            <text:p>mean velocity end</text:p>
          </table:table-cell>
          <table:table-cell/>
          <table:table-cell office:value-type="string" calcext:value-type="string">
            <text:p>Fitting</text:p>
          </table:table-cell>
          <table:table-cell office:value-type="string" calcext:value-type="string">
            <text:p>Steadiness</text:p>
          </table:table-cell>
          <table:table-cell table:number-columns-repeated="991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48.9" calcext:value-type="float">
            <text:p>48.9</text:p>
          </table:table-cell>
          <table:table-cell table:style-name="ce52"/>
          <table:table-cell table:style-name="ce52" office:value-type="float" office:value="17" calcext:value-type="float">
            <text:p>17</text:p>
          </table:table-cell>
          <table:table-cell table:style-name="ce52"/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G2]-[.I2])/[.I2]/[.I2]" office:value-type="float" office:value="0.11038062283737" calcext:value-type="float">
            <text:p>0.11</text:p>
          </table:table-cell>
          <table:table-cell table:formula="of:=[.G2]-[.I2]" office:value-type="float" office:value="31.9" calcext:value-type="float">
            <text:p>31.90</text:p>
          </table:table-cell>
          <table:table-cell table:formula="of:=[.I2]^3/[.S2]" office:value-type="float" office:value="154.012539184953" calcext:value-type="float">
            <text:p>154.01</text:p>
          </table:table-cell>
          <table:table-cell office:value-type="float" office:value="0.15" calcext:value-type="float">
            <text:p>0.15</text:p>
          </table:table-cell>
          <table:table-cell office:value-type="float" office:value="2.44" calcext:value-type="float">
            <text:p>2.44</text:p>
          </table:table-cell>
          <table:table-cell office:value-type="float" office:value="2.11" calcext:value-type="float">
            <text:p>2.11</text:p>
          </table:table-cell>
          <table:table-cell table:formula="of:=[.S2]/[.I2]" office:value-type="float" office:value="1.87647058823529" calcext:value-type="float">
            <text:p>1.88</text:p>
          </table:table-cell>
          <table:table-cell table:formula="of:=[.W2]/[.F2]" office:value-type="float" office:value="0.0324615384615385" calcext:value-type="float">
            <text:p>0.0324615384615385</text:p>
          </table:table-cell>
          <table:table-cell office:value-type="float" office:value="0.400819976293243" calcext:value-type="float">
            <text:p>0.400819976293243</text:p>
          </table:table-cell>
          <table:table-cell table:formula="of:=1/6*3.14*([.G2]^3-[.I2]^3)*[.F2]*0.0008" office:value-type="float" office:value="3048.36055905333" calcext:value-type="float">
            <text:p>3,048</text:p>
          </table:table-cell>
          <table:table-cell table:formula="of:=17.5*[.D2]" office:value-type="float" office:value="1.925" calcext:value-type="float">
            <text:p>1.925</text:p>
          </table:table-cell>
          <table:table-cell table:number-columns-repeated="4"/>
          <table:table-cell office:value-type="float" office:value="0.862239935515019" calcext:value-type="float">
            <text:p>0.862239935515019</text:p>
          </table:table-cell>
          <table:table-cell table:number-columns-repeated="991"/>
        </table:table-row>
        <table:table-row table:style-name="ro2">
          <table:table-cell table:style-name="ce3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74" calcext:value-type="float">
            <text:p>74</text:p>
          </table:table-cell>
          <table:table-cell table:style-name="ce52"/>
          <table:table-cell table:style-name="ce52" office:value-type="float" office:value="15.4" calcext:value-type="float">
            <text:p>15.4</text:p>
          </table:table-cell>
          <table:table-cell table:style-name="ce52"/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small inner drop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G3]-[.I3])/[.I3]/[.I3]" office:value-type="float" office:value="0.247090571765896" calcext:value-type="float">
            <text:p>0.25</text:p>
          </table:table-cell>
          <table:table-cell table:formula="of:=[.G3]-[.I3]" office:value-type="float" office:value="58.6" calcext:value-type="float">
            <text:p>58.60</text:p>
          </table:table-cell>
          <table:table-cell table:formula="of:=[.I3]^3/[.S3]" office:value-type="float" office:value="62.3253242320819" calcext:value-type="float">
            <text:p>62.33</text:p>
          </table:table-cell>
          <table:table-cell office:value-type="float" office:value="0.7" calcext:value-type="float">
            <text:p>0.70</text:p>
          </table:table-cell>
          <table:table-cell office:value-type="float" office:value="3.37" calcext:value-type="float">
            <text:p>3.37</text:p>
          </table:table-cell>
          <table:table-cell office:value-type="float" office:value="27.47" calcext:value-type="float">
            <text:p>27.47</text:p>
          </table:table-cell>
          <table:table-cell table:formula="of:=[.S3]/[.I3]" office:value-type="float" office:value="3.80519480519481" calcext:value-type="float">
            <text:p>3.81</text:p>
          </table:table-cell>
          <table:table-cell table:formula="of:=[.W3]/[.F3]" office:value-type="float" office:value="0.422615384615385" calcext:value-type="float">
            <text:p>0.422615384615385</text:p>
          </table:table-cell>
          <table:table-cell office:value-type="float" office:value="0.888276883682195" calcext:value-type="float">
            <text:p>0.888276883682195</text:p>
          </table:table-cell>
          <table:table-cell table:formula="of:=1/6*3.14*([.G3]^3-[.I3]^3)*[.F3]*0.0008" office:value-type="float" office:value="10928.1055090133" calcext:value-type="float">
            <text:p>10,928</text:p>
          </table:table-cell>
          <table:table-cell table:formula="of:=15.6*[.D3]" office:value-type="float" office:value="1.716" calcext:value-type="float">
            <text:p>1.716</text:p>
          </table:table-cell>
          <table:table-cell table:number-columns-repeated="4"/>
          <table:table-cell office:value-type="float" office:value="1.02037583936754" calcext:value-type="float">
            <text:p>1.02037583936754</text:p>
          </table:table-cell>
          <table:table-cell table:number-columns-repeated="991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63.4" calcext:value-type="float">
            <text:p>63.4</text:p>
          </table:table-cell>
          <table:table-cell table:style-name="ce52"/>
          <table:table-cell table:style-name="ce52" office:value-type="float" office:value="30.9" calcext:value-type="float">
            <text:p>30.9</text:p>
          </table:table-cell>
          <table:table-cell table:style-name="ce52"/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large inner dro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G4]-[.I4])/[.I4]/[.I4]" office:value-type="float" office:value="0.0340381856076078" calcext:value-type="float">
            <text:p>0.03</text:p>
          </table:table-cell>
          <table:table-cell table:formula="of:=[.G4]-[.I4]" office:value-type="float" office:value="32.5" calcext:value-type="float">
            <text:p>32.50</text:p>
          </table:table-cell>
          <table:table-cell table:formula="of:=[.I4]^3/[.S4]" office:value-type="float" office:value="907.803969230769" calcext:value-type="float">
            <text:p>907.80</text:p>
          </table:table-cell>
          <table:table-cell office:value-type="float" office:value="0" calcext:value-type="float">
            <text:p>0.00</text:p>
          </table:table-cell>
          <table:table-cell office:value-type="float" office:value="1.62" calcext:value-type="float">
            <text:p>1.62</text:p>
          </table:table-cell>
          <table:table-cell office:value-type="float" office:value="1.21" calcext:value-type="float">
            <text:p>1.21</text:p>
          </table:table-cell>
          <table:table-cell table:formula="of:=[.S4]/[.I4]" office:value-type="float" office:value="1.05177993527508" calcext:value-type="float">
            <text:p>1.05</text:p>
          </table:table-cell>
          <table:table-cell table:formula="of:=[.W4]/[.F4]" office:value-type="float" office:value="0.0186153846153846" calcext:value-type="float">
            <text:p>0.0186153846153846</text:p>
          </table:table-cell>
          <table:table-cell office:value-type="float" office:value="0.259675293562857" calcext:value-type="float">
            <text:p>0.259675293562857</text:p>
          </table:table-cell>
          <table:table-cell table:formula="of:=1/6*3.14*([.G4]^3-[.I4]^3)*[.F4]*0.0008" office:value-type="float" office:value="6132.15660633333" calcext:value-type="float">
            <text:p>6,132</text:p>
          </table:table-cell>
          <table:table-cell table:formula="of:=7.7*[.D4]" office:value-type="float" office:value="0.847" calcext:value-type="float">
            <text:p>0.847</text:p>
          </table:table-cell>
          <table:table-cell table:number-columns-repeated="4"/>
          <table:table-cell office:value-type="float" office:value="0.988143810842899" calcext:value-type="float">
            <text:p>0.988143810842899</text:p>
          </table:table-cell>
          <table:table-cell table:number-columns-repeated="991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44.9" calcext:value-type="float">
            <text:p>44.9</text:p>
          </table:table-cell>
          <table:table-cell table:style-name="ce52"/>
          <table:table-cell table:style-name="ce52" office:value-type="float" office:value="6.9" calcext:value-type="float">
            <text:p>6.9</text:p>
          </table:table-cell>
          <table:table-cell table:style-name="ce52"/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Y</text:p>
          </table:table-cell>
          <table:table-cell table:style-name="ce52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G5]-[.I5])/[.I5]/[.I5]" office:value-type="float" office:value="0.798151648813274" calcext:value-type="float">
            <text:p>0.80</text:p>
          </table:table-cell>
          <table:table-cell table:formula="of:=[.G5]-[.I5]" office:value-type="float" office:value="38" calcext:value-type="float">
            <text:p>38.00</text:p>
          </table:table-cell>
          <table:table-cell table:formula="of:=[.I5]^3/[.S5]" office:value-type="float" office:value="8.64497368421053" calcext:value-type="float">
            <text:p>8.64</text:p>
          </table:table-cell>
          <table:table-cell office:value-type="float" office:value="0.08" calcext:value-type="float">
            <text:p>0.08</text:p>
          </table:table-cell>
          <table:table-cell office:value-type="float" office:value="7.45363879630614" calcext:value-type="float">
            <text:p>7.45</text:p>
          </table:table-cell>
          <table:table-cell office:value-type="float" office:value="4.36289643604333" calcext:value-type="float">
            <text:p>4.36</text:p>
          </table:table-cell>
          <table:table-cell table:formula="of:=[.S5]/[.I5]" office:value-type="float" office:value="5.50724637681159" calcext:value-type="float">
            <text:p>5.51</text:p>
          </table:table-cell>
          <table:table-cell table:formula="of:=[.W5]/[.F5]" office:value-type="float" office:value="0.0513281933652157" calcext:value-type="float">
            <text:p>0.0513281933652157</text:p>
          </table:table-cell>
          <table:table-cell office:value-type="float" office:value="0.918390128268769" calcext:value-type="float">
            <text:p>0.918390128268769</text:p>
          </table:table-cell>
          <table:table-cell table:formula="of:=1/6*3.14*([.G5]^3-[.I5]^3)*[.F5]*0.0008" office:value-type="float" office:value="3209.57356613333" calcext:value-type="float">
            <text:p>3,210</text:p>
          </table:table-cell>
          <table:table-cell table:number-columns-repeated="5"/>
          <table:table-cell office:value-type="float" office:value="0.68705397181724" calcext:value-type="float">
            <text:p>0.68705397181724</text:p>
          </table:table-cell>
          <table:table-cell table:number-columns-repeated="991"/>
        </table:table-row>
        <table:table-row table:style-name="ro1">
          <table:table-cell table:style-name="ce43" office:value-type="date" office:date-value="2021-11-01" calcext:value-type="date">
            <text:p>11/01/21</text:p>
          </table:table-cell>
          <table:table-cell table:style-name="ce53" office:value-type="float" office:value="8" calcext:value-type="float">
            <text:p>8</text:p>
          </table:table-cell>
          <table:table-cell table:style-name="ce44" office:value-type="float" office:value="32" calcext:value-type="float">
            <text:p>32</text:p>
          </table:table-cell>
          <table:table-cell table:style-name="ce53" office:value-type="float" office:value="0.11" calcext:value-type="float">
            <text:p>0.11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85" calcext:value-type="float">
            <text:p>85</text:p>
          </table:table-cell>
          <table:table-cell table:style-name="ce53" office:value-type="float" office:value="80.2" calcext:value-type="float">
            <text:p>80.2</text:p>
          </table:table-cell>
          <table:table-cell table:style-name="ce53"/>
          <table:table-cell table:style-name="ce53" office:value-type="float" office:value="38.7" calcext:value-type="float">
            <text:p>38.7</text:p>
          </table:table-cell>
          <table:table-cell table:style-name="ce53"/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XZ</text:p>
          </table:table-cell>
          <table:table-cell table:style-name="ce53" office:value-type="string" calcext:value-type="string">
            <text:p>big inner droplet</text:p>
          </table:table-cell>
          <table:table-cell table:style-name="ce44" table:number-columns-repeated="4"/>
          <table:table-cell table:style-name="ce61" table:formula="of:=([.G6]-[.I6])/[.I6]/[.I6]" office:value-type="float" office:value="0.0277093390488018" calcext:value-type="float">
            <text:p>0.03</text:p>
          </table:table-cell>
          <table:table-cell table:style-name="ce61" table:formula="of:=[.G6]-[.I6]" office:value-type="float" office:value="41.5" calcext:value-type="float">
            <text:p>41.50</text:p>
          </table:table-cell>
          <table:table-cell table:style-name="ce61" table:formula="of:=[.I6]^3/[.S6]" office:value-type="float" office:value="1396.64103614458" calcext:value-type="float">
            <text:p>1396.64</text:p>
          </table:table-cell>
          <table:table-cell table:style-name="ce61" office:value-type="float" office:value="0" calcext:value-type="float">
            <text:p>0.00</text:p>
          </table:table-cell>
          <table:table-cell table:style-name="ce61" office:value-type="float" office:value="44.5295402424541" calcext:value-type="float">
            <text:p>44.53</text:p>
          </table:table-cell>
          <table:table-cell table:style-name="ce61" office:value-type="float" office:value="0.175561853276539" calcext:value-type="float">
            <text:p>0.18</text:p>
          </table:table-cell>
          <table:table-cell table:style-name="ce61" table:formula="of:=[.S6]/[.I6]" office:value-type="float" office:value="1.07235142118863" calcext:value-type="float">
            <text:p>1.07</text:p>
          </table:table-cell>
          <table:table-cell table:style-name="ce44" table:formula="of:=[.W6]/[.F6]" office:value-type="float" office:value="0.00206543356795928" calcext:value-type="float">
            <text:p>0.00206543356795928</text:p>
          </table:table-cell>
          <table:table-cell table:style-name="ce90" office:value-type="float" office:value="0.448290780085406" calcext:value-type="float">
            <text:p>0.448290780085406</text:p>
          </table:table-cell>
          <table:table-cell table:style-name="ce27" table:formula="of:=1/6*3.14*([.G6]^3-[.I6]^3)*[.F6]*0.0008" office:value-type="float" office:value="16294.7433912667" calcext:value-type="float">
            <text:p>16,295</text:p>
          </table:table-cell>
          <table:table-cell table:style-name="ce44" table:formula="of:=13.6*[.D6]" office:value-type="float" office:value="1.496" calcext:value-type="float">
            <text:p>1.496</text:p>
          </table:table-cell>
          <table:table-cell table:style-name="ce44" table:number-columns-repeated="3"/>
          <table:table-cell table:style-name="ce44" office:value-type="string" calcext:value-type="string">
            <text:p>bad</text:p>
          </table:table-cell>
          <table:table-cell office:value-type="float" office:value="1.6251837210481" calcext:value-type="float">
            <text:p>1.6251837210481</text:p>
          </table:table-cell>
          <table:table-cell table:style-name="ce44" table:number-columns-repeated="991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7" calcext:value-type="float">
            <text:p>47</text:p>
          </table:table-cell>
          <table:table-cell table:style-name="ce52"/>
          <table:table-cell table:style-name="ce52" office:value-type="float" office:value="9.5" calcext:value-type="float">
            <text:p>9.5</text:p>
          </table:table-cell>
          <table:table-cell table:style-name="ce52" table:number-columns-repeated="2"/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formula="of:=([.G7]-[.I7])/[.I7]/[.I7]" office:value-type="float" office:value="0.415512465373961" calcext:value-type="float">
            <text:p>0.42</text:p>
          </table:table-cell>
          <table:table-cell table:formula="of:=[.G7]-[.I7]" office:value-type="float" office:value="37.5" calcext:value-type="float">
            <text:p>37.50</text:p>
          </table:table-cell>
          <table:table-cell table:formula="of:=[.I7]^3/[.S7]" office:value-type="float" office:value="22.8633333333333" calcext:value-type="float">
            <text:p>22.86</text:p>
          </table:table-cell>
          <table:table-cell office:value-type="float" office:value="0.27" calcext:value-type="float">
            <text:p>0.27</text:p>
          </table:table-cell>
          <table:table-cell office:value-type="float" office:value="8.86889845041848" calcext:value-type="float">
            <text:p>8.87</text:p>
          </table:table-cell>
          <table:table-cell office:value-type="float" office:value="1.91474685575902" calcext:value-type="float">
            <text:p>1.91</text:p>
          </table:table-cell>
          <table:table-cell table:formula="of:=[.S7]/[.I7]" office:value-type="float" office:value="3.94736842105263" calcext:value-type="float">
            <text:p>3.95</text:p>
          </table:table-cell>
          <table:table-cell table:formula="of:=[.W7]/[.F7]" office:value-type="float" office:value="0.0455892108514052" calcext:value-type="float">
            <text:p>0.0455892108514052</text:p>
          </table:table-cell>
          <table:table-cell office:value-type="float" office:value="0.63102535508029" calcext:value-type="float">
            <text:p>0.63102535508029</text:p>
          </table:table-cell>
          <table:table-cell table:formula="of:=1/6*3.14*([.G7]^3-[.I7]^3)*[.F7]*0.0008" office:value-type="float" office:value="1810.54755" calcext:value-type="float">
            <text:p>1,811</text:p>
          </table:table-cell>
          <table:table-cell office:value-type="float" office:value="1.18" calcext:value-type="float">
            <text:p>1.18</text:p>
          </table:table-cell>
          <table:table-cell office:value-type="float" office:value="1.13" calcext:value-type="float">
            <text:p>1.13</text:p>
          </table:table-cell>
          <table:table-cell office:value-type="float" office:value="0.96" calcext:value-type="float">
            <text:p>0.96</text:p>
          </table:table-cell>
          <table:table-cell table:number-columns-repeated="2"/>
          <table:table-cell office:value-type="float" office:value="0.73286955657613" calcext:value-type="float">
            <text:p>0.73286955657613</text:p>
          </table:table-cell>
          <table:table-cell table:number-columns-repeated="991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93.6" calcext:value-type="float">
            <text:p>93.6</text:p>
          </table:table-cell>
          <table:table-cell table:style-name="ce52"/>
          <table:table-cell table:style-name="ce52" office:value-type="float" office:value="26.9" calcext:value-type="float">
            <text:p>26.9</text:p>
          </table:table-cell>
          <table:table-cell table:style-name="ce52" table:number-columns-repeated="2"/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G8]-[.I8])/[.I8]/[.I8]" office:value-type="float" office:value="0.0921767250314396" calcext:value-type="float">
            <text:p>0.09</text:p>
          </table:table-cell>
          <table:table-cell table:formula="of:=[.G8]-[.I8]" office:value-type="float" office:value="66.7" calcext:value-type="float">
            <text:p>66.70</text:p>
          </table:table-cell>
          <table:table-cell table:formula="of:=[.I8]^3/[.S8]" office:value-type="float" office:value="291.83071964018" calcext:value-type="float">
            <text:p>291.83</text:p>
          </table:table-cell>
          <table:table-cell office:value-type="float" office:value="0.68" calcext:value-type="float">
            <text:p>0.68</text:p>
          </table:table-cell>
          <table:table-cell office:value-type="float" office:value="2.10674819804867" calcext:value-type="float">
            <text:p>2.11</text:p>
          </table:table-cell>
          <table:table-cell office:value-type="float" office:value="2.10872788402171" calcext:value-type="float">
            <text:p>2.11</text:p>
          </table:table-cell>
          <table:table-cell table:formula="of:=[.S8]/[.I8]" office:value-type="float" office:value="2.47955390334572" calcext:value-type="float">
            <text:p>2.48</text:p>
          </table:table-cell>
          <table:table-cell table:formula="of:=[.W8]/[.F8]" office:value-type="float" office:value="0.0502078067624217" calcext:value-type="float">
            <text:p>0.0502078067624217</text:p>
          </table:table-cell>
          <table:table-cell office:value-type="float" office:value="0.186872394088868" calcext:value-type="float">
            <text:p>0.186872394088868</text:p>
          </table:table-cell>
          <table:table-cell table:formula="of:=1/6*3.14*([.G8]^3-[.I8]^3)*[.F8]*0.0008" office:value-type="float" office:value="14077.060175248" calcext:value-type="float">
            <text:p>14,077</text:p>
          </table:table-cell>
          <table:table-cell office:value-type="float" office:value="1.03" calcext:value-type="float">
            <text:p>1.03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  <table:table-cell table:number-columns-repeated="2"/>
          <table:table-cell office:value-type="float" office:value="0.887207391383402" calcext:value-type="float">
            <text:p>0.887207391383402</text:p>
          </table:table-cell>
          <table:table-cell table:number-columns-repeated="991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140" calcext:value-type="float">
            <text:p>140</text:p>
          </table:table-cell>
          <table:table-cell table:style-name="ce52"/>
          <table:table-cell table:style-name="ce52" office:value-type="float" office:value="20" calcext:value-type="float">
            <text:p>20</text:p>
          </table:table-cell>
          <table:table-cell table:style-name="ce52" table:number-columns-repeated="2"/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G9]-[.I9])/[.I9]/[.I9]" office:value-type="float" office:value="0.3" calcext:value-type="float">
            <text:p>0.30</text:p>
          </table:table-cell>
          <table:table-cell table:formula="of:=[.G9]-[.I9]" office:value-type="float" office:value="120" calcext:value-type="float">
            <text:p>120.00</text:p>
          </table:table-cell>
          <table:table-cell table:formula="of:=[.I9]^3/[.S9]" office:value-type="float" office:value="66.6666666666667" calcext:value-type="float">
            <text:p>66.67</text:p>
          </table:table-cell>
          <table:table-cell office:value-type="float" office:value="0.66" calcext:value-type="float">
            <text:p>0.66</text:p>
          </table:table-cell>
          <table:table-cell office:value-type="float" office:value="2.13507501273148" calcext:value-type="float">
            <text:p>2.14</text:p>
          </table:table-cell>
          <table:table-cell office:value-type="float" office:value="8.41246638121813" calcext:value-type="float">
            <text:p>8.41</text:p>
          </table:table-cell>
          <table:table-cell table:formula="of:=[.S9]/[.I9]" office:value-type="float" office:value="6" calcext:value-type="float">
            <text:p>6.00</text:p>
          </table:table-cell>
          <table:table-cell table:formula="of:=[.W9]/[.F9]" office:value-type="float" office:value="0.164950321200355" calcext:value-type="float">
            <text:p>0.164950321200355</text:p>
          </table:table-cell>
          <table:table-cell office:value-type="float" office:value="0.212199353339305" calcext:value-type="float">
            <text:p>0.212199353339305</text:p>
          </table:table-cell>
          <table:table-cell table:formula="of:=1/6*3.14*([.G9]^3-[.I9]^3)*[.F9]*0.0008" office:value-type="float" office:value="58419.072" calcext:value-type="float">
            <text:p>58,419</text:p>
          </table:table-cell>
          <table:table-cell office:value-type="float" office:value="3.09" calcext:value-type="float">
            <text:p>3.09</text:p>
          </table:table-cell>
          <table:table-cell office:value-type="float" office:value="2.69" calcext:value-type="float">
            <text:p>2.69</text:p>
          </table:table-cell>
          <table:table-cell office:value-type="float" office:value="2.4" calcext:value-type="float">
            <text:p>2.4</text:p>
          </table:table-cell>
          <table:table-cell table:number-columns-repeated="2"/>
          <table:table-cell office:value-type="float" office:value="0.520496124923507" calcext:value-type="float">
            <text:p>0.520496124923507</text:p>
          </table:table-cell>
          <table:table-cell table:number-columns-repeated="991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110" calcext:value-type="float">
            <text:p>110</text:p>
          </table:table-cell>
          <table:table-cell table:style-name="ce52"/>
          <table:table-cell table:style-name="ce52" office:value-type="float" office:value="20" calcext:value-type="float">
            <text:p>20</text:p>
          </table:table-cell>
          <table:table-cell table:style-name="ce52" table:number-columns-repeated="2"/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G10]-[.I10])/[.I10]/[.I10]" office:value-type="float" office:value="0.225" calcext:value-type="float">
            <text:p>0.23</text:p>
          </table:table-cell>
          <table:table-cell table:formula="of:=[.G10]-[.I10]" office:value-type="float" office:value="90" calcext:value-type="float">
            <text:p>90.00</text:p>
          </table:table-cell>
          <table:table-cell table:formula="of:=[.I10]^3/[.S10]" office:value-type="float" office:value="88.8888888888889" calcext:value-type="float">
            <text:p>88.89</text:p>
          </table:table-cell>
          <table:table-cell office:value-type="float" office:value="0.51" calcext:value-type="float">
            <text:p>0.51</text:p>
          </table:table-cell>
          <table:table-cell office:value-type="float" office:value="2.07236099119313" calcext:value-type="float">
            <text:p>2.07</text:p>
          </table:table-cell>
          <table:table-cell office:value-type="float" office:value="18.376247066782" calcext:value-type="float">
            <text:p>18.38</text:p>
          </table:table-cell>
          <table:table-cell table:formula="of:=[.S10]/[.I10]" office:value-type="float" office:value="4.5" calcext:value-type="float">
            <text:p>4.50</text:p>
          </table:table-cell>
          <table:table-cell table:formula="of:=[.W10]/[.F10]" office:value-type="float" office:value="0.448201147970293" calcext:value-type="float">
            <text:p>0.448201147970293</text:p>
          </table:table-cell>
          <table:table-cell office:value-type="float" office:value="0.400000380881912" calcext:value-type="float">
            <text:p>0.400000380881912</text:p>
          </table:table-cell>
          <table:table-cell table:formula="of:=1/6*3.14*([.G10]^3-[.I10]^3)*[.F10]*0.0008" office:value-type="float" office:value="22709.736" calcext:value-type="float">
            <text:p>22,710</text:p>
          </table:table-cell>
          <table:table-cell office:value-type="float" office:value="1.01" calcext:value-type="float">
            <text:p>1.01</text:p>
          </table:table-cell>
          <table:table-cell office:value-type="float" office:value="1.08" calcext:value-type="float">
            <text:p>1.08</text:p>
          </table:table-cell>
          <table:table-cell office:value-type="float" office:value="0.98" calcext:value-type="float">
            <text:p>0.98</text:p>
          </table:table-cell>
          <table:table-cell table:number-columns-repeated="2"/>
          <table:table-cell office:value-type="float" office:value="0.896727845294359" calcext:value-type="float">
            <text:p>0.896727845294359</text:p>
          </table:table-cell>
          <table:table-cell table:number-columns-repeated="991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47.8" calcext:value-type="float">
            <text:p>47.8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109.4" calcext:value-type="float">
            <text:p>109.4</text:p>
          </table:table-cell>
          <table:table-cell table:style-name="ce52"/>
          <table:table-cell table:style-name="ce52" office:value-type="float" office:value="23.2" calcext:value-type="float">
            <text:p>23.2</text:p>
          </table:table-cell>
          <table:table-cell table:style-name="ce52" table:number-columns-repeated="2"/>
          <table:table-cell table:style-name="ce52" office:value-type="string" calcext:value-type="string">
            <text:p>XY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G11]-[.I11])/[.I11]/[.I11]" office:value-type="float" office:value="0.160151605231867" calcext:value-type="float">
            <text:p>0.16</text:p>
          </table:table-cell>
          <table:table-cell table:formula="of:=[.G11]-[.I11]" office:value-type="float" office:value="86.2" calcext:value-type="float">
            <text:p>86.20</text:p>
          </table:table-cell>
          <table:table-cell table:formula="of:=[.I11]^3/[.S11]" office:value-type="float" office:value="144.862737819026" calcext:value-type="float">
            <text:p>144.86</text:p>
          </table:table-cell>
          <table:table-cell office:value-type="float" office:value="0.92" calcext:value-type="float">
            <text:p>0.92</text:p>
          </table:table-cell>
          <table:table-cell office:value-type="float" office:value="1.58961788593949" calcext:value-type="float">
            <text:p>1.59</text:p>
          </table:table-cell>
          <table:table-cell office:value-type="float" office:value="15.1529946226529" calcext:value-type="float">
            <text:p>15.15</text:p>
          </table:table-cell>
          <table:table-cell table:formula="of:=[.S11]/[.I11]" office:value-type="float" office:value="3.71551724137931" calcext:value-type="float">
            <text:p>3.72</text:p>
          </table:table-cell>
          <table:table-cell table:formula="of:=[.W11]/[.F11]" office:value-type="float" office:value="0.369585234698851" calcext:value-type="float">
            <text:p>0.369585234698851</text:p>
          </table:table-cell>
          <table:table-cell office:value-type="float" office:value="0.333796256344019" calcext:value-type="float">
            <text:p>0.333796256344019</text:p>
          </table:table-cell>
          <table:table-cell table:formula="of:=1/6*3.14*([.G11]^3-[.I11]^3)*[.F11]*0.0008" office:value-type="float" office:value="22260.8868394453" calcext:value-type="float">
            <text:p>22,261</text:p>
          </table:table-cell>
          <table:table-cell office:value-type="float" office:value="0.97" calcext:value-type="float">
            <text:p>0.97</text:p>
          </table:table-cell>
          <table:table-cell office:value-type="float" office:value="1.03" calcext:value-type="float">
            <text:p>1.03</text:p>
          </table:table-cell>
          <table:table-cell office:value-type="float" office:value="0.94" calcext:value-type="float">
            <text:p>0.94</text:p>
          </table:table-cell>
          <table:table-cell table:number-columns-repeated="2"/>
          <table:table-cell office:value-type="float" office:value="0.818817020360236" calcext:value-type="float">
            <text:p>0.818817020360236</text:p>
          </table:table-cell>
          <table:table-cell table:number-columns-repeated="991"/>
        </table:table-row>
        <table:table-row table:style-name="ro1">
          <table:table-cell table:style-name="ce43" office:value-type="date" office:date-value="2021-11-02" calcext:value-type="date">
            <text:p>11/02/21</text:p>
          </table:table-cell>
          <table:table-cell table:style-name="ce53" office:value-type="float" office:value="13" calcext:value-type="float">
            <text:p>13</text:p>
          </table:table-cell>
          <table:table-cell table:style-name="ce44" office:value-type="float" office:value="41" calcext:value-type="float">
            <text:p>41</text:p>
          </table:table-cell>
          <table:table-cell table:style-name="ce53" office:value-type="float" office:value="0.65" calcext:value-type="float">
            <text:p>0.65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201.2" calcext:value-type="float">
            <text:p>201.2</text:p>
          </table:table-cell>
          <table:table-cell table:style-name="ce53"/>
          <table:table-cell table:style-name="ce53" office:value-type="float" office:value="51.4" calcext:value-type="float">
            <text:p>51.4</text:p>
          </table:table-cell>
          <table:table-cell table:style-name="ce53"/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XZ</text:p>
          </table:table-cell>
          <table:table-cell table:style-name="ce44" table:number-columns-repeated="3"/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4.4" calcext:value-type="float">
            <text:p>4.4</text:p>
          </table:table-cell>
          <table:table-cell table:style-name="ce61" table:formula="of:=([.G12]-[.I12])/[.I12]/[.I12]" office:value-type="float" office:value="0.0567003285439598" calcext:value-type="float">
            <text:p>0.06</text:p>
          </table:table-cell>
          <table:table-cell table:style-name="ce61" table:formula="of:=[.G12]-[.I12]" office:value-type="float" office:value="149.8" calcext:value-type="float">
            <text:p>149.80</text:p>
          </table:table-cell>
          <table:table-cell table:style-name="ce61" table:formula="of:=[.I12]^3/[.S12]" office:value-type="float" office:value="906.520320427236" calcext:value-type="float">
            <text:p>906.52</text:p>
          </table:table-cell>
          <table:table-cell table:style-name="ce61" office:value-type="float" office:value="1.45" calcext:value-type="float">
            <text:p>1.45</text:p>
          </table:table-cell>
          <table:table-cell table:style-name="ce61" office:value-type="float" office:value="2.63330948735013" calcext:value-type="float">
            <text:p>2.63</text:p>
          </table:table-cell>
          <table:table-cell table:style-name="ce61" office:value-type="float" office:value="5.98676066992812" calcext:value-type="float">
            <text:p>5.99</text:p>
          </table:table-cell>
          <table:table-cell table:style-name="ce61" table:formula="of:=[.S12]/[.I12]" office:value-type="float" office:value="2.91439688715953" calcext:value-type="float">
            <text:p>2.91</text:p>
          </table:table-cell>
          <table:table-cell table:style-name="ce44" table:formula="of:=[.W12]/[.F12]" office:value-type="float" office:value="0.0981436175398053" calcext:value-type="float">
            <text:p>0.0981436175398053</text:p>
          </table:table-cell>
          <table:table-cell table:style-name="ce90" office:value-type="float" office:value="0.159871800351156" calcext:value-type="float">
            <text:p>0.159871800351156</text:p>
          </table:table-cell>
          <table:table-cell table:style-name="ce27" table:formula="of:=1/6*3.14*([.G12]^3-[.I12]^3)*[.F12]*0.0008" office:value-type="float" office:value="204540.943092715" calcext:value-type="float">
            <text:p>204,541</text:p>
          </table:table-cell>
          <table:table-cell table:style-name="ce44" office:value-type="float" office:value="2.25" calcext:value-type="float">
            <text:p>2.25</text:p>
          </table:table-cell>
          <table:table-cell table:style-name="ce44" office:value-type="float" office:value="3.96" calcext:value-type="float">
            <text:p>3.96</text:p>
          </table:table-cell>
          <table:table-cell table:style-name="ce44" office:value-type="float" office:value="2.76" calcext:value-type="float">
            <text:p>2.76</text:p>
          </table:table-cell>
          <table:table-cell table:style-name="ce44"/>
          <table:table-cell table:style-name="ce44" office:value-type="string" calcext:value-type="string">
            <text:p>bad</text:p>
          </table:table-cell>
          <table:table-cell office:value-type="float" office:value="2.81344045093053" calcext:value-type="float">
            <text:p>2.81344045093053</text:p>
          </table:table-cell>
          <table:table-cell table:style-name="ce44" table:number-columns-repeated="991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137.5" calcext:value-type="float">
            <text:p>137.5</text:p>
          </table:table-cell>
          <table:table-cell table:style-name="ce52"/>
          <table:table-cell table:style-name="ce52" office:value-type="float" office:value="27" calcext:value-type="float">
            <text:p>27</text:p>
          </table:table-cell>
          <table:table-cell table:style-name="ce52"/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triple emulsion</text:p>
          </table:table-cell>
          <table:table-cell table:number-columns-repeated="4"/>
          <table:table-cell table:formula="of:=([.G13]-[.I13])/[.I13]/[.I13]" office:value-type="float" office:value="0.151577503429355" calcext:value-type="float">
            <text:p>0.15</text:p>
          </table:table-cell>
          <table:table-cell table:formula="of:=[.G13]-[.I13]" office:value-type="float" office:value="110.5" calcext:value-type="float">
            <text:p>110.50</text:p>
          </table:table-cell>
          <table:table-cell table:formula="of:=[.I13]^3/[.S13]" office:value-type="float" office:value="178.126696832579" calcext:value-type="float">
            <text:p>178.13</text:p>
          </table:table-cell>
          <table:table-cell office:value-type="float" office:value="0" calcext:value-type="float">
            <text:p>0.00</text:p>
          </table:table-cell>
          <table:table-cell office:value-type="float" office:value="1.74778191609752" calcext:value-type="float">
            <text:p>1.75</text:p>
          </table:table-cell>
          <table:table-cell office:value-type="float" office:value="13.8747518490872" calcext:value-type="float">
            <text:p>13.87</text:p>
          </table:table-cell>
          <table:table-cell table:formula="of:=[.S13]/[.I13]" office:value-type="float" office:value="4.09259259259259" calcext:value-type="float">
            <text:p>4.09</text:p>
          </table:table-cell>
          <table:table-cell table:formula="of:=[.W13]/[.F13]" office:value-type="float" office:value="0.227454948345692" calcext:value-type="float">
            <text:p>0.227454948345692</text:p>
          </table:table-cell>
          <table:table-cell office:value-type="float" office:value="0.250763396723426" calcext:value-type="float">
            <text:p>0.250763396723426</text:p>
          </table:table-cell>
          <table:table-cell table:formula="of:=1/6*3.14*([.G13]^3-[.I13]^3)*[.F13]*0.0008" office:value-type="float" office:value="65887.8797156667" calcext:value-type="float">
            <text:p>65,888</text:p>
          </table:table-cell>
          <table:table-cell office:value-type="float" office:value="3.18" calcext:value-type="float">
            <text:p>3.18</text:p>
          </table:table-cell>
          <table:table-cell office:value-type="float" office:value="3.39" calcext:value-type="float">
            <text:p>3.39</text:p>
          </table:table-cell>
          <table:table-cell office:value-type="float" office:value="6.27" calcext:value-type="float">
            <text:p>6.27</text:p>
          </table:table-cell>
          <table:table-cell table:number-columns-repeated="2"/>
          <table:table-cell office:value-type="float" office:value="0.874432635938442" calcext:value-type="float">
            <text:p>0.874432635938442</text:p>
          </table:table-cell>
          <table:table-cell table:number-columns-repeated="991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100" calcext:value-type="float">
            <text:p>100</text:p>
          </table:table-cell>
          <table:table-cell table:style-name="ce52"/>
          <table:table-cell table:style-name="ce52" office:value-type="float" office:value="30" calcext:value-type="float">
            <text:p>30</text:p>
          </table:table-cell>
          <table:table-cell table:style-name="ce52"/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droplet increasing size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G14]-[.I14])/[.I14]/[.I14]" office:value-type="float" office:value="0.0777777777777778" calcext:value-type="float">
            <text:p>0.08</text:p>
          </table:table-cell>
          <table:table-cell table:formula="of:=[.G14]-[.I14]" office:value-type="float" office:value="70" calcext:value-type="float">
            <text:p>70.00</text:p>
          </table:table-cell>
          <table:table-cell table:formula="of:=[.I14]^3/[.S14]" office:value-type="float" office:value="385.714285714286" calcext:value-type="float">
            <text:p>385.71</text:p>
          </table:table-cell>
          <table:table-cell office:value-type="float" office:value="0" calcext:value-type="float">
            <text:p>0.00</text:p>
          </table:table-cell>
          <table:table-cell office:value-type="float" office:value="2.92526254520225" calcext:value-type="float">
            <text:p>2.93</text:p>
          </table:table-cell>
          <table:table-cell office:value-type="float" office:value="15.944567822053" calcext:value-type="float">
            <text:p>15.94</text:p>
          </table:table-cell>
          <table:table-cell table:formula="of:=[.S14]/[.I14]" office:value-type="float" office:value="2.33333333333333" calcext:value-type="float">
            <text:p>2.33</text:p>
          </table:table-cell>
          <table:table-cell table:formula="of:=[.W14]/[.F14]" office:value-type="float" office:value="0.2453010434162" calcext:value-type="float">
            <text:p>0.2453010434162</text:p>
          </table:table-cell>
          <table:table-cell office:value-type="float" office:value="0.623414514401482" calcext:value-type="float">
            <text:p>0.623414514401482</text:p>
          </table:table-cell>
          <table:table-cell table:formula="of:=1/6*3.14*([.G14]^3-[.I14]^3)*[.F14]*0.0008" office:value-type="float" office:value="26478.5733333333" calcext:value-type="float">
            <text:p>26,479</text:p>
          </table:table-cell>
          <table:table-cell office:value-type="float" office:value="1.48" calcext:value-type="float">
            <text:p>1.48</text:p>
          </table:table-cell>
          <table:table-cell office:value-type="float" office:value="9.06" calcext:value-type="float">
            <text:p>9.0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.04392117809726" calcext:value-type="float">
            <text:p>2.04392117809726</text:p>
          </table:table-cell>
          <table:table-cell table:number-columns-repeated="991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179.1" calcext:value-type="float">
            <text:p>179.1</text:p>
          </table:table-cell>
          <table:table-cell table:style-name="ce52"/>
          <table:table-cell table:style-name="ce52" office:value-type="float" office:value="28" calcext:value-type="float">
            <text:p>28</text:p>
          </table:table-cell>
          <table:table-cell table:style-name="ce52"/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outer droplet</text:p>
          </table:table-cell>
          <table:table-cell office:value-type="float" office:value="383" calcext:value-type="float">
            <text:p>383</text:p>
          </table:table-cell>
          <table:table-cell office:value-type="float" office:value="327" calcext:value-type="float">
            <text:p>327</text:p>
          </table:table-cell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G15]-[.I15])/[.I15]/[.I15]" office:value-type="float" office:value="0.192729591836735" calcext:value-type="float">
            <text:p>0.19</text:p>
          </table:table-cell>
          <table:table-cell table:formula="of:=[.G15]-[.I15]" office:value-type="float" office:value="151.1" calcext:value-type="float">
            <text:p>151.10</text:p>
          </table:table-cell>
          <table:table-cell table:formula="of:=[.I15]^3/[.S15]" office:value-type="float" office:value="145.281270681668" calcext:value-type="float">
            <text:p>145.28</text:p>
          </table:table-cell>
          <table:table-cell office:value-type="float" office:value="1.04" calcext:value-type="float">
            <text:p>1.04</text:p>
          </table:table-cell>
          <table:table-cell office:value-type="float" office:value="1.93971935016585" calcext:value-type="float">
            <text:p>1.94</text:p>
          </table:table-cell>
          <table:table-cell office:value-type="float" office:value="26.1745555091197" calcext:value-type="float">
            <text:p>26.17</text:p>
          </table:table-cell>
          <table:table-cell table:formula="of:=[.S15]/[.I15]" office:value-type="float" office:value="5.39642857142857" calcext:value-type="float">
            <text:p>5.40</text:p>
          </table:table-cell>
          <table:table-cell table:formula="of:=[.W15]/[.F15]" office:value-type="float" office:value="0.402685469371072" calcext:value-type="float">
            <text:p>0.402685469371072</text:p>
          </table:table-cell>
          <table:table-cell office:value-type="float" office:value="0.272762800260466" calcext:value-type="float">
            <text:p>0.272762800260466</text:p>
          </table:table-cell>
          <table:table-cell table:formula="of:=1/6*3.14*([.G15]^3-[.I15]^3)*[.F15]*0.0008" office:value-type="float" office:value="155742.033780147" calcext:value-type="float">
            <text:p>155,742</text:p>
          </table:table-cell>
          <table:table-cell office:value-type="float" office:value="3.94" calcext:value-type="float">
            <text:p>3.94</text:p>
          </table:table-cell>
          <table:table-cell office:value-type="float" office:value="5.43" calcext:value-type="float">
            <text:p>5.43</text:p>
          </table:table-cell>
          <table:table-cell office:value-type="float" office:value="3.84" calcext:value-type="float">
            <text:p>3.84</text:p>
          </table:table-cell>
          <table:table-cell table:number-columns-repeated="2"/>
          <table:table-cell office:value-type="float" office:value="0.741877538416027" calcext:value-type="float">
            <text:p>0.741877538416027</text:p>
          </table:table-cell>
          <table:table-cell table:number-columns-repeated="991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257.7" calcext:value-type="float">
            <text:p>257.7</text:p>
          </table:table-cell>
          <table:table-cell table:style-name="ce52"/>
          <table:table-cell table:style-name="ce52" office:value-type="float" office:value="37.7" calcext:value-type="float">
            <text:p>37.7</text:p>
          </table:table-cell>
          <table:table-cell table:style-name="ce52"/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G16]-[.I16])/[.I16]/[.I16]" office:value-type="float" office:value="0.154788959325683" calcext:value-type="float">
            <text:p>0.15</text:p>
          </table:table-cell>
          <table:table-cell table:formula="of:=[.G16]-[.I16]" office:value-type="float" office:value="220" calcext:value-type="float">
            <text:p>220.00</text:p>
          </table:table-cell>
          <table:table-cell table:formula="of:=[.I16]^3/[.S16]" office:value-type="float" office:value="243.557422727273" calcext:value-type="float">
            <text:p>243.56</text:p>
          </table:table-cell>
          <table:table-cell office:value-type="float" office:value="1.18" calcext:value-type="float">
            <text:p>1.18</text:p>
          </table:table-cell>
          <table:table-cell office:value-type="float" office:value="1.96972416170891" calcext:value-type="float">
            <text:p>1.97</text:p>
          </table:table-cell>
          <table:table-cell office:value-type="float" office:value="28.2051106740192" calcext:value-type="float">
            <text:p>28.21</text:p>
          </table:table-cell>
          <table:table-cell table:formula="of:=[.S16]/[.I16]" office:value-type="float" office:value="5.83554376657825" calcext:value-type="float">
            <text:p>5.84</text:p>
          </table:table-cell>
          <table:table-cell table:formula="of:=[.W16]/[.F16]" office:value-type="float" office:value="0.433924779600295" calcext:value-type="float">
            <text:p>0.433924779600295</text:p>
          </table:table-cell>
          <table:table-cell office:value-type="float" office:value="0.191811238639449" calcext:value-type="float">
            <text:p>0.191811238639449</text:p>
          </table:table-cell>
          <table:table-cell table:formula="of:=1/6*3.14*([.G16]^3-[.I16]^3)*[.F16]*0.0008" office:value-type="float" office:value="464261.953965333" calcext:value-type="float">
            <text:p>464,262</text:p>
          </table:table-cell>
          <table:table-cell office:value-type="float" office:value="4.13" calcext:value-type="float">
            <text:p>4.13</text:p>
          </table:table-cell>
          <table:table-cell office:value-type="float" office:value="3.79" calcext:value-type="float">
            <text:p>3.7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.08210712422625" calcext:value-type="float">
            <text:p>1.08210712422625</text:p>
          </table:table-cell>
          <table:table-cell table:number-columns-repeated="991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239.8" calcext:value-type="float">
            <text:p>239.8</text:p>
          </table:table-cell>
          <table:table-cell table:style-name="ce52"/>
          <table:table-cell table:style-name="ce52" office:value-type="float" office:value="36.1" calcext:value-type="float">
            <text:p>36.1</text:p>
          </table:table-cell>
          <table:table-cell table:style-name="ce52"/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G17]-[.I17])/[.I17]/[.I17]" office:value-type="float" office:value="0.156306351240399" calcext:value-type="float">
            <text:p>0.16</text:p>
          </table:table-cell>
          <table:table-cell table:formula="of:=[.G17]-[.I17]" office:value-type="float" office:value="203.7" calcext:value-type="float">
            <text:p>203.70</text:p>
          </table:table-cell>
          <table:table-cell table:formula="of:=[.I17]^3/[.S17]" office:value-type="float" office:value="230.956705940108" calcext:value-type="float">
            <text:p>230.96</text:p>
          </table:table-cell>
          <table:table-cell office:value-type="float" office:value="0.97" calcext:value-type="float">
            <text:p>0.97</text:p>
          </table:table-cell>
          <table:table-cell office:value-type="float" office:value="1.54976818089816" calcext:value-type="float">
            <text:p>1.55</text:p>
          </table:table-cell>
          <table:table-cell office:value-type="float" office:value="37.0715488917532" calcext:value-type="float">
            <text:p>37.07</text:p>
          </table:table-cell>
          <table:table-cell table:formula="of:=[.S17]/[.I17]" office:value-type="float" office:value="5.64265927977839" calcext:value-type="float">
            <text:p>5.64</text:p>
          </table:table-cell>
          <table:table-cell table:formula="of:=[.W17]/[.F17]" office:value-type="float" office:value="0.570331521411588" calcext:value-type="float">
            <text:p>0.570331521411588</text:p>
          </table:table-cell>
          <table:table-cell office:value-type="float" office:value="0.218305051650761" calcext:value-type="float">
            <text:p>0.218305051650761</text:p>
          </table:table-cell>
          <table:table-cell table:formula="of:=1/6*3.14*([.G17]^3-[.I17]^3)*[.F17]*0.0008" office:value-type="float" office:value="373977.13548468" calcext:value-type="float">
            <text:p>373,977</text:p>
          </table:table-cell>
          <table:table-cell office:value-type="float" office:value="3.92" calcext:value-type="float">
            <text:p>3.92</text:p>
          </table:table-cell>
          <table:table-cell office:value-type="float" office:value="4.48" calcext:value-type="float">
            <text:p>4.48</text:p>
          </table:table-cell>
          <table:table-cell office:value-type="float" office:value="4.14" calcext:value-type="float">
            <text:p>4.14</text:p>
          </table:table-cell>
          <table:table-cell table:number-columns-repeated="2"/>
          <table:table-cell office:value-type="float" office:value="1.31118763640531" calcext:value-type="float">
            <text:p>1.31118763640531</text:p>
          </table:table-cell>
          <table:table-cell table:number-columns-repeated="991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197.3" calcext:value-type="float">
            <text:p>197.3</text:p>
          </table:table-cell>
          <table:table-cell table:style-name="ce52"/>
          <table:table-cell table:style-name="ce52" office:value-type="float" office:value="24.7" calcext:value-type="float">
            <text:p>24.7</text:p>
          </table:table-cell>
          <table:table-cell table:style-name="ce52"/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G18]-[.I18])/[.I18]/[.I18]" office:value-type="float" office:value="0.282909078988346" calcext:value-type="float">
            <text:p>0.28</text:p>
          </table:table-cell>
          <table:table-cell table:formula="of:=[.G18]-[.I18]" office:value-type="float" office:value="172.6" calcext:value-type="float">
            <text:p>172.60</text:p>
          </table:table-cell>
          <table:table-cell table:formula="of:=[.I18]^3/[.S18]" office:value-type="float" office:value="87.307201622248" calcext:value-type="float">
            <text:p>87.31</text:p>
          </table:table-cell>
          <table:table-cell/>
          <table:table-cell office:value-type="float" office:value="3.02856191205959" calcext:value-type="float">
            <text:p>3.03</text:p>
          </table:table-cell>
          <table:table-cell office:value-type="float" office:value="42.6106575364582" calcext:value-type="float">
            <text:p>42.61</text:p>
          </table:table-cell>
          <table:table-cell table:formula="of:=[.S18]/[.I18]" office:value-type="float" office:value="6.98785425101215" calcext:value-type="float">
            <text:p>6.99</text:p>
          </table:table-cell>
          <table:table-cell table:formula="of:=[.W18]/[.F18]" office:value-type="float" office:value="0.655548577483972" calcext:value-type="float">
            <text:p>0.655548577483972</text:p>
          </table:table-cell>
          <table:table-cell office:value-type="float" office:value="0.378539005674405" calcext:value-type="float">
            <text:p>0.378539005674405</text:p>
          </table:table-cell>
          <table:table-cell table:formula="of:=1/6*3.14*([.G18]^3-[.I18]^3)*[.F18]*0.0008" office:value-type="float" office:value="208597.958358053" calcext:value-type="float">
            <text:p>208,598</text:p>
          </table:table-cell>
          <table:table-cell office:value-type="float" office:value="3.79" calcext:value-type="float">
            <text:p>3.79</text:p>
          </table:table-cell>
          <table:table-cell office:value-type="float" office:value="3.45" calcext:value-type="float">
            <text:p>3.45</text:p>
          </table:table-cell>
          <table:table-cell office:value-type="float" office:value="3.52" calcext:value-type="float">
            <text:p>3.52</text:p>
          </table:table-cell>
          <table:table-cell table:number-columns-repeated="2"/>
          <table:table-cell office:value-type="float" office:value="1.15687243314116" calcext:value-type="float">
            <text:p>1.15687243314116</text:p>
          </table:table-cell>
          <table:table-cell table:number-columns-repeated="991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111" calcext:value-type="float">
            <text:p>111</text:p>
          </table:table-cell>
          <table:table-cell table:style-name="ce52" office:value-type="float" office:value="155.7" calcext:value-type="float">
            <text:p>155.7</text:p>
          </table:table-cell>
          <table:table-cell table:style-name="ce52"/>
          <table:table-cell table:style-name="ce52" office:value-type="float" office:value="37.7" calcext:value-type="float">
            <text:p>37.7</text:p>
          </table:table-cell>
          <table:table-cell table:style-name="ce52"/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G19]-[.I19])/[.I19]/[.I19]" office:value-type="float" office:value="0.0830231690928663" calcext:value-type="float">
            <text:p>0.08</text:p>
          </table:table-cell>
          <table:table-cell table:formula="of:=[.G19]-[.I19]" office:value-type="float" office:value="118" calcext:value-type="float">
            <text:p>118.00</text:p>
          </table:table-cell>
          <table:table-cell table:formula="of:=[.I19]^3/[.S19]" office:value-type="float" office:value="454.090110169492" calcext:value-type="float">
            <text:p>454.09</text:p>
          </table:table-cell>
          <table:table-cell office:value-type="float" office:value="0" calcext:value-type="float">
            <text:p>0.00</text:p>
          </table:table-cell>
          <table:table-cell office:value-type="float" office:value="7.19708959164429" calcext:value-type="float">
            <text:p>7.20</text:p>
          </table:table-cell>
          <table:table-cell office:value-type="float" office:value="12.8941615827334" calcext:value-type="float">
            <text:p>12.89</text:p>
          </table:table-cell>
          <table:table-cell table:formula="of:=[.S19]/[.I19]" office:value-type="float" office:value="3.12997347480106" calcext:value-type="float">
            <text:p>3.13</text:p>
          </table:table-cell>
          <table:table-cell table:formula="of:=[.W19]/[.F19]" office:value-type="float" office:value="0.116163617862463" calcext:value-type="float">
            <text:p>0.116163617862463</text:p>
          </table:table-cell>
          <table:table-cell office:value-type="float" office:value="0.473811929016166" calcext:value-type="float">
            <text:p>0.473811929016166</text:p>
          </table:table-cell>
          <table:table-cell table:formula="of:=1/6*3.14*([.G19]^3-[.I19]^3)*[.F19]*0.0008" office:value-type="float" office:value="172921.06004432" calcext:value-type="float">
            <text:p>172,921</text:p>
          </table:table-cell>
          <table:table-cell office:value-type="float" office:value="3.62" calcext:value-type="float">
            <text:p>3.62</text:p>
          </table:table-cell>
          <table:table-cell office:value-type="float" office:value="3.72" calcext:value-type="float">
            <text:p>3.72</text:p>
          </table:table-cell>
          <table:table-cell office:value-type="float" office:value="3.34" calcext:value-type="float">
            <text:p>3.34</text:p>
          </table:table-cell>
          <table:table-cell table:number-columns-repeated="2"/>
          <table:table-cell office:value-type="float" office:value="0.598845127205344" calcext:value-type="float">
            <text:p>0.598845127205344</text:p>
          </table:table-cell>
          <table:table-cell table:number-columns-repeated="991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132.6" calcext:value-type="float">
            <text:p>132.6</text:p>
          </table:table-cell>
          <table:table-cell table:style-name="ce52"/>
          <table:table-cell table:style-name="ce52" office:value-type="float" office:value="15.6" calcext:value-type="float">
            <text:p>15.6</text:p>
          </table:table-cell>
          <table:table-cell table:style-name="ce52"/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G20]-[.I20])/[.I20]/[.I20]" office:value-type="float" office:value="0.480769230769231" calcext:value-type="float">
            <text:p>0.48</text:p>
          </table:table-cell>
          <table:table-cell table:formula="of:=[.G20]-[.I20]" office:value-type="float" office:value="117" calcext:value-type="float">
            <text:p>117.00</text:p>
          </table:table-cell>
          <table:table-cell table:formula="of:=[.I20]^3/[.S20]" office:value-type="float" office:value="32.448" calcext:value-type="float">
            <text:p>32.45</text:p>
          </table:table-cell>
          <table:table-cell office:value-type="float" office:value="0.57" calcext:value-type="float">
            <text:p>0.57</text:p>
          </table:table-cell>
          <table:table-cell office:value-type="float" office:value="9.56068768486976" calcext:value-type="float">
            <text:p>9.56</text:p>
          </table:table-cell>
          <table:table-cell office:value-type="float" office:value="47.0440715468166" calcext:value-type="float">
            <text:p>47.04</text:p>
          </table:table-cell>
          <table:table-cell table:formula="of:=[.S20]/[.I20]" office:value-type="float" office:value="7.5" calcext:value-type="float">
            <text:p>7.50</text:p>
          </table:table-cell>
          <table:table-cell table:formula="of:=[.W20]/[.F20]" office:value-type="float" office:value="0.712788962830555" calcext:value-type="float">
            <text:p>0.712788962830555</text:p>
          </table:table-cell>
          <table:table-cell office:value-type="float" office:value="1.06475306609824" calcext:value-type="float">
            <text:p>1.06475306609824</text:p>
          </table:table-cell>
          <table:table-cell table:formula="of:=1/6*3.14*([.G20]^3-[.I20]^3)*[.F20]*0.0008" office:value-type="float" office:value="64318.38633792" calcext:value-type="float">
            <text:p>64,318</text:p>
          </table:table-cell>
          <table:table-cell office:value-type="float" office:value="4.76" calcext:value-type="float">
            <text:p>4.76</text:p>
          </table:table-cell>
          <table:table-cell office:value-type="float" office:value="3.83" calcext:value-type="float">
            <text:p>3.83</text:p>
          </table:table-cell>
          <table:table-cell office:value-type="float" office:value="3.36" calcext:value-type="float">
            <text:p>3.36</text:p>
          </table:table-cell>
          <table:table-cell table:number-columns-repeated="2"/>
          <table:table-cell office:value-type="float" office:value="0.812182674799024" calcext:value-type="float">
            <text:p>0.812182674799024</text:p>
          </table:table-cell>
          <table:table-cell table:number-columns-repeated="991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195.1" calcext:value-type="float">
            <text:p>195.1</text:p>
          </table:table-cell>
          <table:table-cell table:style-name="ce52"/>
          <table:table-cell table:style-name="ce52" office:value-type="float" office:value="19.2" calcext:value-type="float">
            <text:p>19.2</text:p>
          </table:table-cell>
          <table:table-cell table:style-name="ce52"/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G21]-[.I21])/[.I21]/[.I21]" office:value-type="float" office:value="0.477159288194444" calcext:value-type="float">
            <text:p>0.48</text:p>
          </table:table-cell>
          <table:table-cell table:formula="of:=[.G21]-[.I21]" office:value-type="float" office:value="175.9" calcext:value-type="float">
            <text:p>175.90</text:p>
          </table:table-cell>
          <table:table-cell table:formula="of:=[.I21]^3/[.S21]" office:value-type="float" office:value="40.2381353041501" calcext:value-type="float">
            <text:p>40.24</text:p>
          </table:table-cell>
          <table:table-cell office:value-type="float" office:value="0.38" calcext:value-type="float">
            <text:p>0.38</text:p>
          </table:table-cell>
          <table:table-cell office:value-type="float" office:value="14.5779129304368" calcext:value-type="float">
            <text:p>14.58</text:p>
          </table:table-cell>
          <table:table-cell office:value-type="float" office:value="27.7110796864598" calcext:value-type="float">
            <text:p>27.71</text:p>
          </table:table-cell>
          <table:table-cell table:formula="of:=[.S21]/[.I21]" office:value-type="float" office:value="9.16145833333333" calcext:value-type="float">
            <text:p>9.16</text:p>
          </table:table-cell>
          <table:table-cell table:formula="of:=[.W21]/[.F21]" office:value-type="float" office:value="0.419864843734239" calcext:value-type="float">
            <text:p>0.419864843734239</text:p>
          </table:table-cell>
          <table:table-cell office:value-type="float" office:value="0.616020377342678" calcext:value-type="float">
            <text:p>0.616020377342678</text:p>
          </table:table-cell>
          <table:table-cell table:formula="of:=1/6*3.14*([.G21]^3-[.I21]^3)*[.F21]*0.0008" office:value-type="float" office:value="205007.623513616" calcext:value-type="float">
            <text:p>205,008</text:p>
          </table:table-cell>
          <table:table-cell office:value-type="float" office:value="3.42" calcext:value-type="float">
            <text:p>3.42</text:p>
          </table:table-cell>
          <table:table-cell office:value-type="float" office:value="2.51" calcext:value-type="float">
            <text:p>2.51</text:p>
          </table:table-cell>
          <table:table-cell office:value-type="float" office:value="3.68" calcext:value-type="float">
            <text:p>3.68</text:p>
          </table:table-cell>
          <table:table-cell table:number-columns-repeated="2"/>
          <table:table-cell office:value-type="float" office:value="0.983812719872766" calcext:value-type="float">
            <text:p>0.983812719872766</text:p>
          </table:table-cell>
          <table:table-cell table:number-columns-repeated="991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72.5" calcext:value-type="float">
            <text:p>72.5</text:p>
          </table:table-cell>
          <table:table-cell table:style-name="ce52"/>
          <table:table-cell table:style-name="ce52" office:value-type="float" office:value="21.1" calcext:value-type="float">
            <text:p>21.1</text:p>
          </table:table-cell>
          <table:table-cell table:style-name="ce52"/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8" office:value-type="string" calcext:value-type="string">
            <text:p>Inner droplet pops out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G22]-[.I22])/[.I22]/[.I22]" office:value-type="float" office:value="0.11545113541924" calcext:value-type="float">
            <text:p>0.12</text:p>
          </table:table-cell>
          <table:table-cell table:formula="of:=[.G22]-[.I22]" office:value-type="float" office:value="51.4" calcext:value-type="float">
            <text:p>51.40</text:p>
          </table:table-cell>
          <table:table-cell table:formula="of:=[.I22]^3/[.S22]" office:value-type="float" office:value="182.761303501946" calcext:value-type="float">
            <text:p>182.7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60644895998264" calcext:value-type="float">
            <text:p>4.61</text:p>
          </table:table-cell>
          <table:table-cell office:value-type="float" office:value="8.39963901379761" calcext:value-type="float">
            <text:p>8.40</text:p>
          </table:table-cell>
          <table:table-cell table:formula="of:=[.S22]/[.I22]" office:value-type="float" office:value="2.43601895734597" calcext:value-type="float">
            <text:p>2.44</text:p>
          </table:table-cell>
          <table:table-cell table:formula="of:=[.W22]/[.F22]" office:value-type="float" office:value="0.147362087961362" calcext:value-type="float">
            <text:p>0.147362087961362</text:p>
          </table:table-cell>
          <table:table-cell office:value-type="float" office:value="0.746930351147683" calcext:value-type="float">
            <text:p>0.746930351147683</text:p>
          </table:table-cell>
          <table:table-cell table:formula="of:=1/6*3.14*([.G22]^3-[.I22]^3)*[.F22]*0.0008" office:value-type="float" office:value="8869.871605616" calcext:value-type="float">
            <text:p>8,870</text:p>
          </table:table-cell>
          <table:table-cell office:value-type="float" office:value="2.85" calcext:value-type="float">
            <text:p>2.85</text:p>
          </table:table-cell>
          <table:table-cell office:value-type="float" office:value="2.34" calcext:value-type="float">
            <text:p>2.34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float" office:value="1.90326667975313" calcext:value-type="float">
            <text:p>1.90326667975313</text:p>
          </table:table-cell>
          <table:table-cell table:number-columns-repeated="991"/>
        </table:table-row>
        <table:table-row table:style-name="ro1">
          <table:table-cell table:style-name="ce43" office:value-type="date" office:date-value="2021-11-03" calcext:value-type="date">
            <text:p>11/03/21</text:p>
          </table:table-cell>
          <table:table-cell table:style-name="ce53" office:value-type="float" office:value="10" calcext:value-type="float">
            <text:p>10</text:p>
          </table:table-cell>
          <table:table-cell table:style-name="ce44" office:value-type="float" office:value="55" calcext:value-type="float">
            <text:p>55</text:p>
          </table:table-cell>
          <table:table-cell table:style-name="ce53" office:value-type="float" office:value="0.33" calcext:value-type="float">
            <text:p>0.3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160.2" calcext:value-type="float">
            <text:p>160.2</text:p>
          </table:table-cell>
          <table:table-cell table:style-name="ce53"/>
          <table:table-cell table:style-name="ce53" office:value-type="float" office:value="32.5" calcext:value-type="float">
            <text:p>32.5</text:p>
          </table:table-cell>
          <table:table-cell table:style-name="ce53"/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XZ</text:p>
          </table:table-cell>
          <table:table-cell table:style-name="ce53" office:value-type="string" calcext:value-type="string">
            <text:p>Inner droplet pops out</text:p>
          </table:table-cell>
          <table:table-cell table:style-name="ce44" office:value-type="float" office:value="333" calcext:value-type="float">
            <text:p>333</text:p>
          </table:table-cell>
          <table:table-cell table:style-name="ce44" office:value-type="float" office:value="378" calcext:value-type="float">
            <text:p>378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4" calcext:value-type="float">
            <text:p>4</text:p>
          </table:table-cell>
          <table:table-cell table:style-name="ce61" table:formula="of:=([.G23]-[.I23])/[.I23]/[.I23]" office:value-type="float" office:value="0.120899408284024" calcext:value-type="float">
            <text:p>0.12</text:p>
          </table:table-cell>
          <table:table-cell table:style-name="ce61" table:formula="of:=[.G23]-[.I23]" office:value-type="float" office:value="127.7" calcext:value-type="float">
            <text:p>127.70</text:p>
          </table:table-cell>
          <table:table-cell table:style-name="ce61" table:formula="of:=[.I23]^3/[.S23]" office:value-type="float" office:value="268.818519968677" calcext:value-type="float">
            <text:p>268.82</text:p>
          </table:table-cell>
          <table:table-cell office:value-type="float" office:value="0.4" calcext:value-type="float">
            <text:p>0.40</text:p>
          </table:table-cell>
          <table:table-cell table:style-name="ce61" office:value-type="float" office:value="2.71862316661724" calcext:value-type="float">
            <text:p>2.72</text:p>
          </table:table-cell>
          <table:table-cell table:style-name="ce61" office:value-type="float" office:value="13.8252681618326" calcext:value-type="float">
            <text:p>13.83</text:p>
          </table:table-cell>
          <table:table-cell table:style-name="ce61" table:formula="of:=[.S23]/[.I23]" office:value-type="float" office:value="3.92923076923077" calcext:value-type="float">
            <text:p>3.93</text:p>
          </table:table-cell>
          <table:table-cell table:style-name="ce44" table:formula="of:=[.W23]/[.F23]" office:value-type="float" office:value="0.242548564242677" calcext:value-type="float">
            <text:p>0.242548564242677</text:p>
          </table:table-cell>
          <table:table-cell table:style-name="ce90" office:value-type="float" office:value="0.255036178350135" calcext:value-type="float">
            <text:p>0.255036178350135</text:p>
          </table:table-cell>
          <table:table-cell table:formula="of:=1/6*3.14*([.G23]^3-[.I23]^3)*[.F23]*0.0008" office:value-type="float" office:value="97294.747044712" calcext:value-type="float">
            <text:p>97,295</text:p>
          </table:table-cell>
          <table:table-cell table:style-name="ce44"/>
          <table:table-cell/>
          <table:table-cell table:style-name="ce44" table:number-columns-repeated="2"/>
          <table:table-cell table:style-name="ce44" office:value-type="string" calcext:value-type="string">
            <text:p>bad</text:p>
          </table:table-cell>
          <table:table-cell office:value-type="float" office:value="0.224982603674696" calcext:value-type="float">
            <text:p>0.224982603674696</text:p>
          </table:table-cell>
          <table:table-cell table:style-name="ce44" table:number-columns-repeated="989"/>
          <table:table-cell table:number-columns-repeated="2"/>
        </table:table-row>
        <table:table-row table:style-name="ro1">
          <table:table-cell table:style-name="ce43" office:value-type="date" office:date-value="2021-11-03" calcext:value-type="date">
            <text:p>11/03/21</text:p>
          </table:table-cell>
          <table:table-cell table:style-name="ce53" office:value-type="float" office:value="11" calcext:value-type="float">
            <text:p>11</text:p>
          </table:table-cell>
          <table:table-cell table:style-name="ce44" office:value-type="float" office:value="56" calcext:value-type="float">
            <text:p>56</text:p>
          </table:table-cell>
          <table:table-cell table:style-name="ce53" office:value-type="float" office:value="0.33" calcext:value-type="float">
            <text:p>0.3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205.8" calcext:value-type="float">
            <text:p>205.8</text:p>
          </table:table-cell>
          <table:table-cell table:style-name="ce53"/>
          <table:table-cell table:style-name="ce53" office:value-type="float" office:value="26.7" calcext:value-type="float">
            <text:p>26.7</text:p>
          </table:table-cell>
          <table:table-cell table:style-name="ce53"/>
          <table:table-cell table:style-name="ce53" office:value-type="string" calcext:value-type="string">
            <text:p>No</text:p>
          </table:table-cell>
          <table:table-cell table:style-name="ce53" office:value-type="string" calcext:value-type="string">
            <text:p>XZ</text:p>
          </table:table-cell>
          <table:table-cell table:style-name="ce44"/>
          <table:table-cell table:style-name="ce44" office:value-type="float" office:value="273" calcext:value-type="float">
            <text:p>273</text:p>
          </table:table-cell>
          <table:table-cell table:style-name="ce44" office:value-type="float" office:value="383" calcext:value-type="float">
            <text:p>383</text:p>
          </table:table-cell>
          <table:table-cell table:style-name="ce44" office:value-type="float" office:value="240" calcext:value-type="float">
            <text:p>240</text:p>
          </table:table-cell>
          <table:table-cell table:style-name="ce44" office:value-type="float" office:value="4.3" calcext:value-type="float">
            <text:p>4.3</text:p>
          </table:table-cell>
          <table:table-cell table:style-name="ce61" table:formula="of:=([.G24]-[.I24])/[.I24]/[.I24]" office:value-type="float" office:value="0.251230905188739" calcext:value-type="float">
            <text:p>0.25</text:p>
          </table:table-cell>
          <table:table-cell table:style-name="ce61" table:formula="of:=[.G24]-[.I24]" office:value-type="float" office:value="179.1" calcext:value-type="float">
            <text:p>179.10</text:p>
          </table:table-cell>
          <table:table-cell table:style-name="ce61" table:formula="of:=[.I24]^3/[.S24]" office:value-type="float" office:value="106.276733668342" calcext:value-type="float">
            <text:p>106.28</text:p>
          </table:table-cell>
          <table:table-cell table:style-name="ce61" office:value-type="float" office:value="1.31" calcext:value-type="float">
            <text:p>1.31</text:p>
          </table:table-cell>
          <table:table-cell table:style-name="ce61" office:value-type="float" office:value="2.31781458446275" calcext:value-type="float">
            <text:p>2.32</text:p>
          </table:table-cell>
          <table:table-cell table:style-name="ce61" office:value-type="float" office:value="54.3597611244232" calcext:value-type="float">
            <text:p>54.36</text:p>
          </table:table-cell>
          <table:table-cell table:style-name="ce61" table:formula="of:=[.S24]/[.I24]" office:value-type="float" office:value="6.70786516853933" calcext:value-type="float">
            <text:p>6.71</text:p>
          </table:table-cell>
          <table:table-cell table:style-name="ce44" table:formula="of:=[.W24]/[.F24]" office:value-type="float" office:value="0.953680019726723" calcext:value-type="float">
            <text:p>0.953680019726723</text:p>
          </table:table-cell>
          <table:table-cell table:style-name="ce90" office:value-type="float" office:value="0.373168837419924" calcext:value-type="float">
            <text:p>0.373168837419924</text:p>
          </table:table-cell>
          <table:table-cell table:style-name="ce27" table:formula="of:=1/6*3.14*([.G24]^3-[.I24]^3)*[.F24]*0.0008" office:value-type="float" office:value="207553.439862936" calcext:value-type="float">
            <text:p>207,553</text:p>
          </table:table-cell>
          <table:table-cell table:style-name="ce44" table:number-columns-repeated="4"/>
          <table:table-cell table:style-name="ce44" office:value-type="string" calcext:value-type="string">
            <text:p>bad</text:p>
          </table:table-cell>
          <table:table-cell office:value-type="float" office:value="0.877137978177794" calcext:value-type="float">
            <text:p>0.877137978177794</text:p>
          </table:table-cell>
          <table:table-cell table:style-name="ce44" table:number-columns-repeated="991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134.9" calcext:value-type="float">
            <text:p>134.9</text:p>
          </table:table-cell>
          <table:table-cell table:style-name="ce52"/>
          <table:table-cell table:style-name="ce52" office:value-type="float" office:value="43.3" calcext:value-type="float">
            <text:p>43.3</text:p>
          </table:table-cell>
          <table:table-cell table:style-name="ce52"/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5"/>
          <table:table-cell table:formula="of:=([.G25]-[.I25])/[.I25]/[.I25]" office:value-type="float" office:value="0.0488561995637078" calcext:value-type="float">
            <text:p>0.05</text:p>
          </table:table-cell>
          <table:table-cell table:formula="of:=[.G25]-[.I25]" office:value-type="float" office:value="91.6" calcext:value-type="float">
            <text:p>91.60</text:p>
          </table:table-cell>
          <table:table-cell table:formula="of:=[.I25]^3/[.S25]" office:value-type="float" office:value="886.27442139738" calcext:value-type="float">
            <text:p>886.27</text:p>
          </table:table-cell>
          <table:table-cell office:value-type="float" office:value="0" calcext:value-type="float">
            <text:p>0.00</text:p>
          </table:table-cell>
          <table:table-cell office:value-type="float" office:value="1.77056022234158" calcext:value-type="float">
            <text:p>1.77</text:p>
          </table:table-cell>
          <table:table-cell office:value-type="float" office:value="12.9175416749992" calcext:value-type="float">
            <text:p>12.92</text:p>
          </table:table-cell>
          <table:table-cell table:formula="of:=[.S25]/[.I25]" office:value-type="float" office:value="2.11547344110855" calcext:value-type="float">
            <text:p>2.12</text:p>
          </table:table-cell>
          <table:table-cell table:formula="of:=[.W25]/[.F25]" office:value-type="float" office:value="0.14514091769662" calcext:value-type="float">
            <text:p>0.14514091769662</text:p>
          </table:table-cell>
          <table:table-cell office:value-type="float" office:value="0.313484540944956" calcext:value-type="float">
            <text:p>0.313484540944956</text:p>
          </table:table-cell>
          <table:table-cell table:formula="of:=1/6*3.14*([.G25]^3-[.I25]^3)*[.F25]*0.0008" office:value-type="float" office:value="88448.3005068693" calcext:value-type="float">
            <text:p>88,448</text:p>
          </table:table-cell>
          <table:table-cell table:number-columns-repeated="5"/>
          <table:table-cell office:value-type="float" office:value="1.05572058610693" calcext:value-type="float">
            <text:p>1.05572058610693</text:p>
          </table:table-cell>
          <table:table-cell table:number-columns-repeated="991"/>
        </table:table-row>
        <table:table-row table:style-name="ro1">
          <table:table-cell table:style-name="ce43" office:value-type="date" office:date-value="2021-11-03" calcext:value-type="date">
            <text:p>11/03/21</text:p>
          </table:table-cell>
          <table:table-cell table:style-name="ce53" office:value-type="float" office:value="15" calcext:value-type="float">
            <text:p>15</text:p>
          </table:table-cell>
          <table:table-cell table:style-name="ce44" office:value-type="float" office:value="59" calcext:value-type="float">
            <text:p>59</text:p>
          </table:table-cell>
          <table:table-cell table:style-name="ce53" office:value-type="float" office:value="0.33" calcext:value-type="float">
            <text:p>0.3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89" calcext:value-type="float">
            <text:p>89</text:p>
          </table:table-cell>
          <table:table-cell table:style-name="ce53" office:value-type="float" office:value="194.6" calcext:value-type="float">
            <text:p>194.6</text:p>
          </table:table-cell>
          <table:table-cell table:style-name="ce53"/>
          <table:table-cell table:style-name="ce53" office:value-type="float" office:value="45.2" calcext:value-type="float">
            <text:p>45.2</text:p>
          </table:table-cell>
          <table:table-cell table:style-name="ce53"/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XZ</text:p>
          </table:table-cell>
          <table:table-cell table:style-name="ce59" office:value-type="string" calcext:value-type="string">
            <text:p>Inner droplet pops out</text:p>
          </table:table-cell>
          <table:table-cell table:style-name="ce44" table:number-columns-repeated="2"/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2.5" calcext:value-type="float">
            <text:p>2.5</text:p>
          </table:table-cell>
          <table:table-cell table:style-name="ce61" table:formula="of:=([.G26]-[.I26])/[.I26]/[.I26]" office:value-type="float" office:value="0.0731263215600282" calcext:value-type="float">
            <text:p>0.07</text:p>
          </table:table-cell>
          <table:table-cell table:style-name="ce61" table:formula="of:=[.G26]-[.I26]" office:value-type="float" office:value="149.4" calcext:value-type="float">
            <text:p>149.40</text:p>
          </table:table-cell>
          <table:table-cell table:style-name="ce61" table:formula="of:=[.I26]^3/[.S26]" office:value-type="float" office:value="618.108487282463" calcext:value-type="float">
            <text:p>618.11</text:p>
          </table:table-cell>
          <table:table-cell table:style-name="ce61" office:value-type="float" office:value="0" calcext:value-type="float">
            <text:p>0.00</text:p>
          </table:table-cell>
          <table:table-cell table:style-name="ce61" office:value-type="float" office:value="3.95113993579582" calcext:value-type="float">
            <text:p>3.95</text:p>
          </table:table-cell>
          <table:table-cell table:style-name="ce61" office:value-type="float" office:value="19.2576292487465" calcext:value-type="float">
            <text:p>19.26</text:p>
          </table:table-cell>
          <table:table-cell table:style-name="ce61" table:formula="of:=[.S26]/[.I26]" office:value-type="float" office:value="3.30530973451327" calcext:value-type="float">
            <text:p>3.31</text:p>
          </table:table-cell>
          <table:table-cell table:style-name="ce44" table:formula="of:=[.W26]/[.F26]" office:value-type="float" office:value="0.216377856727489" calcext:value-type="float">
            <text:p>0.216377856727489</text:p>
          </table:table-cell>
          <table:table-cell table:style-name="ce90" office:value-type="float" office:value="0.427441573508279" calcext:value-type="float">
            <text:p>0.427441573508279</text:p>
          </table:table-cell>
          <table:table-cell table:style-name="ce27" table:formula="of:=1/6*3.14*([.G26]^3-[.I26]^3)*[.F26]*0.0008" office:value-type="float" office:value="271150.466606784" calcext:value-type="float">
            <text:p>271,150</text:p>
          </table:table-cell>
          <table:table-cell table:style-name="ce44" table:number-columns-repeated="4"/>
          <table:table-cell table:style-name="ce44" office:value-type="string" calcext:value-type="string">
            <text:p>bad</text:p>
          </table:table-cell>
          <table:table-cell office:value-type="float" office:value="0.736974474779428" calcext:value-type="float">
            <text:p>0.736974474779428</text:p>
          </table:table-cell>
          <table:table-cell table:style-name="ce44" table:number-columns-repeated="991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15" calcext:value-type="float">
            <text:p>15</text:p>
          </table:table-cell>
          <table:table-cell table:style-name="ce52" table:formula="of:=270*0.33" office:value-type="float" office:value="89.1" calcext:value-type="float">
            <text:p>89.1</text:p>
          </table:table-cell>
          <table:table-cell table:style-name="ce52"/>
          <table:table-cell table:style-name="ce52" table:formula="of:=62*0.33" office:value-type="float" office:value="20.46" calcext:value-type="float">
            <text:p>20.46</text:p>
          </table:table-cell>
          <table:table-cell table:style-name="ce52"/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5"/>
          <table:table-cell table:formula="of:=([.G27]-[.I27])/[.I27]/[.I27]" office:value-type="float" office:value="0.163970611421184" calcext:value-type="float">
            <text:p>0.16</text:p>
          </table:table-cell>
          <table:table-cell table:formula="of:=[.G27]-[.I27]" office:value-type="float" office:value="68.64" calcext:value-type="float">
            <text:p>68.64</text:p>
          </table:table-cell>
          <table:table-cell table:formula="of:=[.I27]^3/[.S27]" office:value-type="float" office:value="124.778457692308" calcext:value-type="float">
            <text:p>124.78</text:p>
          </table:table-cell>
          <table:table-cell office:value-type="float" office:value="0" calcext:value-type="float">
            <text:p>0.00</text:p>
          </table:table-cell>
          <table:table-cell office:value-type="float" office:value="6.00798371313904" calcext:value-type="float">
            <text:p>6.01</text:p>
          </table:table-cell>
          <table:table-cell office:value-type="float" office:value="0.817615268743816" calcext:value-type="float">
            <text:p>0.82</text:p>
          </table:table-cell>
          <table:table-cell table:formula="of:=[.S27]/[.I27]" office:value-type="float" office:value="3.35483870967742" calcext:value-type="float">
            <text:p>3.35</text:p>
          </table:table-cell>
          <table:table-cell table:formula="of:=[.W27]/[.F27]" office:value-type="float" office:value="0.0545076845829211" calcext:value-type="float">
            <text:p>0.0545076845829211</text:p>
          </table:table-cell>
          <table:table-cell office:value-type="float" office:value="0.218618756006127" calcext:value-type="float">
            <text:p>0.218618756006127</text:p>
          </table:table-cell>
          <table:table-cell table:formula="of:=1/6*3.14*([.G27]^3-[.I27]^3)*[.F27]*0.0008" office:value-type="float" office:value="4388.35835572992" calcext:value-type="float">
            <text:p>4,388</text:p>
          </table:table-cell>
          <table:table-cell table:number-columns-repeated="5"/>
          <table:table-cell office:value-type="float" office:value="0.562905281424658" calcext:value-type="float">
            <text:p>0.562905281424658</text:p>
          </table:table-cell>
          <table:table-cell table:number-columns-repeated="991"/>
        </table:table-row>
        <table:table-row table:style-name="ro1">
          <table:table-cell table:style-name="ce43" office:value-type="date" office:date-value="2021-11-10" calcext:value-type="date">
            <text:p>11/10/21</text:p>
          </table:table-cell>
          <table:table-cell table:style-name="ce53" office:value-type="float" office:value="10" calcext:value-type="float">
            <text:p>10</text:p>
          </table:table-cell>
          <table:table-cell table:style-name="ce44" office:value-type="float" office:value="65" calcext:value-type="float">
            <text:p>65</text:p>
          </table:table-cell>
          <table:table-cell table:style-name="ce53" office:value-type="float" office:value="0.33" calcext:value-type="float">
            <text:p>0.3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15" calcext:value-type="float">
            <text:p>15</text:p>
          </table:table-cell>
          <table:table-cell table:style-name="ce53" table:formula="of:=411*0.33" office:value-type="float" office:value="135.63" calcext:value-type="float">
            <text:p>135.63</text:p>
          </table:table-cell>
          <table:table-cell table:style-name="ce53"/>
          <table:table-cell table:style-name="ce53" table:formula="of:=40.1*0.33" office:value-type="float" office:value="13.233" calcext:value-type="float">
            <text:p>13.233</text:p>
          </table:table-cell>
          <table:table-cell table:style-name="ce53"/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XZ</text:p>
          </table:table-cell>
          <table:table-cell table:style-name="ce44" table:number-columns-repeated="3"/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23" calcext:value-type="float">
            <text:p>23</text:p>
          </table:table-cell>
          <table:table-cell table:style-name="ce61" table:formula="of:=([.G28]-[.I28])/[.I28]/[.I28]" office:value-type="float" office:value="0.69896293800374" calcext:value-type="float">
            <text:p>0.70</text:p>
          </table:table-cell>
          <table:table-cell table:style-name="ce61" table:formula="of:=[.G28]-[.I28]" office:value-type="float" office:value="122.397" calcext:value-type="float">
            <text:p>122.40</text:p>
          </table:table-cell>
          <table:table-cell table:style-name="ce61" table:formula="of:=[.I28]^3/[.S28]" office:value-type="float" office:value="18.9323342919925" calcext:value-type="float">
            <text:p>18.93</text:p>
          </table:table-cell>
          <table:table-cell table:style-name="ce61" office:value-type="float" office:value="0" calcext:value-type="float">
            <text:p>0.00</text:p>
          </table:table-cell>
          <table:table-cell table:style-name="ce61" office:value-type="float" office:value="34.981006067026" calcext:value-type="float">
            <text:p>34.98</text:p>
          </table:table-cell>
          <table:table-cell table:style-name="ce61" office:value-type="float" office:value="0.533644488580068" calcext:value-type="float">
            <text:p>0.53</text:p>
          </table:table-cell>
          <table:table-cell table:style-name="ce61" table:formula="of:=[.S28]/[.I28]" office:value-type="float" office:value="9.24937655860349" calcext:value-type="float">
            <text:p>9.25</text:p>
          </table:table-cell>
          <table:table-cell table:style-name="ce44" table:formula="of:=[.W28]/[.F28]" office:value-type="float" office:value="0.0355762992386712" calcext:value-type="float">
            <text:p>0.0355762992386712</text:p>
          </table:table-cell>
          <table:table-cell table:style-name="ce90" office:value-type="float" office:value="0.19402403161576" calcext:value-type="float">
            <text:p>0.19402403161576</text:p>
          </table:table-cell>
          <table:table-cell table:style-name="ce27" table:formula="of:=1/6*3.14*([.G28]^3-[.I28]^3)*[.F28]*0.0008" office:value-type="float" office:value="15653.9298171754" calcext:value-type="float">
            <text:p>15,654</text:p>
          </table:table-cell>
          <table:table-cell table:style-name="ce44" table:number-columns-repeated="4"/>
          <table:table-cell table:style-name="ce44" office:value-type="string" calcext:value-type="string">
            <text:p>bad</text:p>
          </table:table-cell>
          <table:table-cell office:value-type="float" office:value="0.57994146470474" calcext:value-type="float">
            <text:p>0.57994146470474</text:p>
          </table:table-cell>
          <table:table-cell table:style-name="ce44" table:number-columns-repeated="991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15" calcext:value-type="float">
            <text:p>15</text:p>
          </table:table-cell>
          <table:table-cell table:style-name="ce52" table:formula="of:=549*0.33" office:value-type="float" office:value="181.17" calcext:value-type="float">
            <text:p>181.17</text:p>
          </table:table-cell>
          <table:table-cell table:style-name="ce52"/>
          <table:table-cell table:style-name="ce52" table:formula="of:=69*0.33" office:value-type="float" office:value="22.77" calcext:value-type="float">
            <text:p>22.77</text:p>
          </table:table-cell>
          <table:table-cell table:style-name="ce52"/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5"/>
          <table:table-cell table:formula="of:=([.G29]-[.I29])/[.I29]/[.I29]" office:value-type="float" office:value="0.305512592847186" calcext:value-type="float">
            <text:p>0.31</text:p>
          </table:table-cell>
          <table:table-cell table:formula="of:=[.G29]-[.I29]" office:value-type="float" office:value="158.4" calcext:value-type="float">
            <text:p>158.40</text:p>
          </table:table-cell>
          <table:table-cell table:formula="of:=[.I29]^3/[.S29]" office:value-type="float" office:value="74.530479375" calcext:value-type="float">
            <text:p>74.53</text:p>
          </table:table-cell>
          <table:table-cell office:value-type="float" office:value="0" calcext:value-type="float">
            <text:p>0.00</text:p>
          </table:table-cell>
          <table:table-cell office:value-type="float" office:value="10.2055341587075" calcext:value-type="float">
            <text:p>10.21</text:p>
          </table:table-cell>
          <table:table-cell office:value-type="float" office:value="0.489718822957933" calcext:value-type="float">
            <text:p>0.49</text:p>
          </table:table-cell>
          <table:table-cell table:formula="of:=[.S29]/[.I29]" office:value-type="float" office:value="6.95652173913043" calcext:value-type="float">
            <text:p>6.96</text:p>
          </table:table-cell>
          <table:table-cell table:formula="of:=[.W29]/[.F29]" office:value-type="float" office:value="0.0326479215305289" calcext:value-type="float">
            <text:p>0.0326479215305289</text:p>
          </table:table-cell>
          <table:table-cell office:value-type="float" office:value="0.0798294898362888" calcext:value-type="float">
            <text:p>0.0798294898362888</text:p>
          </table:table-cell>
          <table:table-cell table:formula="of:=1/6*3.14*([.G29]^3-[.I29]^3)*[.F29]*0.0008" office:value-type="float" office:value="37269.6596483904" calcext:value-type="float">
            <text:p>37,270</text:p>
          </table:table-cell>
          <table:table-cell table:number-columns-repeated="5"/>
          <table:table-cell office:value-type="float" office:value="0.918320882412391" calcext:value-type="float">
            <text:p>0.918320882412391</text:p>
          </table:table-cell>
          <table:table-cell table:number-columns-repeated="991"/>
        </table:table-row>
        <table:table-row table:style-name="ro1">
          <table:table-cell table:style-name="ce43" office:value-type="date" office:date-value="2021-11-11" calcext:value-type="date">
            <text:p>11/11/21</text:p>
          </table:table-cell>
          <table:table-cell table:style-name="ce53" office:value-type="float" office:value="1" calcext:value-type="float">
            <text:p>1</text:p>
          </table:table-cell>
          <table:table-cell table:style-name="ce44" office:value-type="float" office:value="67" calcext:value-type="float">
            <text:p>67</text:p>
          </table:table-cell>
          <table:table-cell table:style-name="ce53" office:value-type="float" office:value="0.33" calcext:value-type="float">
            <text:p>0.3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57.3" calcext:value-type="float">
            <text:p>157.3</text:p>
          </table:table-cell>
          <table:table-cell table:style-name="ce53"/>
          <table:table-cell table:style-name="ce53" office:value-type="float" office:value="21.5" calcext:value-type="float">
            <text:p>21.5</text:p>
          </table:table-cell>
          <table:table-cell table:style-name="ce53"/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XZ</text:p>
          </table:table-cell>
          <table:table-cell table:style-name="ce53" office:value-type="string" calcext:value-type="string">
            <text:p>Outer Droplet deforms</text:p>
          </table:table-cell>
          <table:table-cell table:style-name="ce44" table:number-columns-repeated="4"/>
          <table:table-cell table:style-name="ce61" table:formula="of:=([.G30]-[.I30])/[.I30]/[.I30]" office:value-type="float" office:value="0.293780421849648" calcext:value-type="float">
            <text:p>0.29</text:p>
          </table:table-cell>
          <table:table-cell table:style-name="ce61" table:formula="of:=[.G30]-[.I30]" office:value-type="float" office:value="135.8" calcext:value-type="float">
            <text:p>135.80</text:p>
          </table:table-cell>
          <table:table-cell table:style-name="ce61" table:formula="of:=[.I30]^3/[.S30]" office:value-type="float" office:value="73.1839101620029" calcext:value-type="float">
            <text:p>73.18</text:p>
          </table:table-cell>
          <table:table-cell table:style-name="ce61" office:value-type="float" office:value="0" calcext:value-type="float">
            <text:p>0.00</text:p>
          </table:table-cell>
          <table:table-cell table:style-name="ce61" office:value-type="float" office:value="15.3810002155367" calcext:value-type="float">
            <text:p>15.38</text:p>
          </table:table-cell>
          <table:table-cell table:style-name="ce61" office:value-type="float" office:value="0.0747229591623912" calcext:value-type="float">
            <text:p>0.07</text:p>
          </table:table-cell>
          <table:table-cell table:style-name="ce61" table:formula="of:=[.S30]/[.I30]" office:value-type="float" office:value="6.31627906976744" calcext:value-type="float">
            <text:p>6.32</text:p>
          </table:table-cell>
          <table:table-cell table:style-name="ce44" table:formula="of:=[.W30]/[.F30]" office:value-type="float" office:value="0.0093403698952989" calcext:value-type="float">
            <text:p>0.0093403698952989</text:p>
          </table:table-cell>
          <table:table-cell table:style-name="ce90" office:value-type="float" office:value="0.06446861701334" calcext:value-type="float">
            <text:p>0.06446861701334</text:p>
          </table:table-cell>
          <table:table-cell table:style-name="ce27" table:formula="of:=1/6*3.14*([.G30]^3-[.I30]^3)*[.F30]*0.0008" office:value-type="float" office:value="13002.7187049387" calcext:value-type="float">
            <text:p>13,003</text:p>
          </table:table-cell>
          <table:table-cell table:style-name="ce44" table:number-columns-repeated="4"/>
          <table:table-cell table:style-name="ce44" office:value-type="string" calcext:value-type="string">
            <text:p>bad</text:p>
          </table:table-cell>
          <table:table-cell office:value-type="float" office:value="1.1442912539844" calcext:value-type="float">
            <text:p>1.1442912539844</text:p>
          </table:table-cell>
          <table:table-cell table:style-name="ce44" table:number-columns-repeated="991"/>
        </table:table-row>
        <table:table-row table:style-name="ro1">
          <table:table-cell table:style-name="ce43" office:value-type="date" office:date-value="2021-11-11" calcext:value-type="date">
            <text:p>11/11/21</text:p>
          </table:table-cell>
          <table:table-cell table:style-name="ce53" office:value-type="float" office:value="2" calcext:value-type="float">
            <text:p>2</text:p>
          </table:table-cell>
          <table:table-cell table:style-name="ce44" office:value-type="float" office:value="68" calcext:value-type="float">
            <text:p>68</text:p>
          </table:table-cell>
          <table:table-cell table:style-name="ce53" office:value-type="float" office:value="0.33" calcext:value-type="float">
            <text:p>0.3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43.3" calcext:value-type="float">
            <text:p>143.3</text:p>
          </table:table-cell>
          <table:table-cell table:style-name="ce53"/>
          <table:table-cell table:style-name="ce53" office:value-type="float" office:value="28.6" calcext:value-type="float">
            <text:p>28.6</text:p>
          </table:table-cell>
          <table:table-cell table:style-name="ce53"/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XZ</text:p>
          </table:table-cell>
          <table:table-cell table:style-name="ce53" office:value-type="string" calcext:value-type="string">
            <text:p>Outer droplet rotates</text:p>
          </table:table-cell>
          <table:table-cell table:style-name="ce44" table:number-columns-repeated="4"/>
          <table:table-cell table:style-name="ce61" table:formula="of:=([.G31]-[.I31])/[.I31]/[.I31]" office:value-type="float" office:value="0.140226905961172" calcext:value-type="float">
            <text:p>0.14</text:p>
          </table:table-cell>
          <table:table-cell table:style-name="ce61" table:formula="of:=[.G31]-[.I31]" office:value-type="float" office:value="114.7" calcext:value-type="float">
            <text:p>114.70</text:p>
          </table:table-cell>
          <table:table-cell table:style-name="ce61" table:formula="of:=[.I31]^3/[.S31]" office:value-type="float" office:value="203.955152571927" calcext:value-type="float">
            <text:p>203.96</text:p>
          </table:table-cell>
          <table:table-cell table:style-name="ce61" office:value-type="float" office:value="0" calcext:value-type="float">
            <text:p>0.00</text:p>
          </table:table-cell>
          <table:table-cell table:style-name="ce61" office:value-type="float" office:value="11.6365157931328" calcext:value-type="float">
            <text:p>11.64</text:p>
          </table:table-cell>
          <table:table-cell table:style-name="ce61" office:value-type="float" office:value="0.425324671832027" calcext:value-type="float">
            <text:p>0.43</text:p>
          </table:table-cell>
          <table:table-cell table:style-name="ce61" table:formula="of:=[.S31]/[.I31]" office:value-type="float" office:value="4.01048951048951" calcext:value-type="float">
            <text:p>4.01</text:p>
          </table:table-cell>
          <table:table-cell table:style-name="ce44" table:formula="of:=[.W31]/[.F31]" office:value-type="float" office:value="0.0531655839790034" calcext:value-type="float">
            <text:p>0.0531655839790034</text:p>
          </table:table-cell>
          <table:table-cell table:style-name="ce90" office:value-type="float" office:value="0.141610074329784" calcext:value-type="float">
            <text:p>0.141610074329784</text:p>
          </table:table-cell>
          <table:table-cell table:style-name="ce27" table:formula="of:=1/6*3.14*([.G31]^3-[.I31]^3)*[.F31]*0.0008" office:value-type="float" office:value="9777.56170062934" calcext:value-type="float">
            <text:p>9,778</text:p>
          </table:table-cell>
          <table:table-cell table:style-name="ce44" table:number-columns-repeated="4"/>
          <table:table-cell table:style-name="ce44" office:value-type="string" calcext:value-type="string">
            <text:p>bad</text:p>
          </table:table-cell>
          <table:table-cell office:value-type="float" office:value="2.1464908077344" calcext:value-type="float">
            <text:p>2.1464908077344</text:p>
          </table:table-cell>
          <table:table-cell table:style-name="ce44" table:number-columns-repeated="991"/>
        </table:table-row>
        <table:table-row table:style-name="ro1">
          <table:table-cell table:style-name="ce42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office:value-type="float" office:value="0.33" calcext:value-type="float">
            <text:p>0.33</text:p>
          </table:table-cell>
          <table:table-cell table:number-columns-repeated="2" table:style-name="ce52" office:value-type="float" office:value="50" calcext:value-type="float">
            <text:p>50</text:p>
          </table:table-cell>
          <table:table-cell table:style-name="ce52" office:value-type="float" office:value="176.8" calcext:value-type="float">
            <text:p>176.8</text:p>
          </table:table-cell>
          <table:table-cell table:style-name="ce52"/>
          <table:table-cell table:style-name="ce52" office:value-type="float" office:value="12.3" calcext:value-type="float">
            <text:p>12.3</text:p>
          </table:table-cell>
          <table:table-cell table:style-name="ce52"/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8" office:value-type="string" calcext:value-type="string">
            <text:p>inner pop out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G32]-[.I32])/[.I32]/[.I32]" office:value-type="float" office:value="1.08731575120629" calcext:value-type="float">
            <text:p>1.09</text:p>
          </table:table-cell>
          <table:table-cell table:formula="of:=[.G32]-[.I32]" office:value-type="float" office:value="164.5" calcext:value-type="float">
            <text:p>164.50</text:p>
          </table:table-cell>
          <table:table-cell table:formula="of:=[.I32]^3/[.S32]" office:value-type="float" office:value="11.3122613981763" calcext:value-type="float">
            <text:p>11.31</text:p>
          </table:table-cell>
          <table:table-cell office:value-type="float" office:value="1.32" calcext:value-type="float">
            <text:p>1.32</text:p>
          </table:table-cell>
          <table:table-cell office:value-type="float" office:value="11.17" calcext:value-type="float">
            <text:p>11.17</text:p>
          </table:table-cell>
          <table:table-cell office:value-type="float" office:value="28.24" calcext:value-type="float">
            <text:p>28.24</text:p>
          </table:table-cell>
          <table:table-cell table:formula="of:=[.S32]/[.I32]" office:value-type="float" office:value="13.3739837398374" calcext:value-type="float">
            <text:p>13.37</text:p>
          </table:table-cell>
          <table:table-cell table:formula="of:=[.W32]/[.F32]" office:value-type="float" office:value="0.5648" calcext:value-type="float">
            <text:p>0.5648</text:p>
          </table:table-cell>
          <table:table-cell office:value-type="float" office:value="0.493555695779647" calcext:value-type="float">
            <text:p>0.493555695779647</text:p>
          </table:table-cell>
          <table:table-cell table:formula="of:=1/6*3.14*([.G32]^3-[.I32]^3)*[.F32]*0.0008" office:value-type="float" office:value="115648.208867333" calcext:value-type="float">
            <text:p>115,648</text:p>
          </table:table-cell>
          <table:table-cell table:number-columns-repeated="5"/>
          <table:table-cell office:value-type="float" office:value="0.639972060146325" calcext:value-type="float">
            <text:p>0.639972060146325</text:p>
          </table:table-cell>
          <table:table-cell table:number-columns-repeated="991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36.1" calcext:value-type="float">
            <text:p>136.1</text:p>
          </table:table-cell>
          <table:table-cell table:style-name="ce52"/>
          <table:table-cell table:style-name="ce52" office:value-type="float" office:value="39.4" calcext:value-type="float">
            <text:p>39.4</text:p>
          </table:table-cell>
          <table:table-cell table:style-name="ce52"/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small inner droplet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G33]-[.I33])/[.I33]/[.I33]" office:value-type="float" office:value="0.0622922517972635" calcext:value-type="float">
            <text:p>0.06</text:p>
          </table:table-cell>
          <table:table-cell table:formula="of:=[.G33]-[.I33]" office:value-type="float" office:value="96.7" calcext:value-type="float">
            <text:p>96.70</text:p>
          </table:table-cell>
          <table:table-cell table:formula="of:=[.I33]^3/[.S33]" office:value-type="float" office:value="632.502419855222" calcext:value-type="float">
            <text:p>632.50</text:p>
          </table:table-cell>
          <table:table-cell office:value-type="float" office:value="0.68" calcext:value-type="float">
            <text:p>0.68</text:p>
          </table:table-cell>
          <table:table-cell office:value-type="float" office:value="1.43" calcext:value-type="float">
            <text:p>1.43</text:p>
          </table:table-cell>
          <table:table-cell office:value-type="float" office:value="33.38" calcext:value-type="float">
            <text:p>33.38</text:p>
          </table:table-cell>
          <table:table-cell table:formula="of:=[.S33]/[.I33]" office:value-type="float" office:value="2.45431472081218" calcext:value-type="float">
            <text:p>2.45</text:p>
          </table:table-cell>
          <table:table-cell table:formula="of:=[.W33]/[.F33]" office:value-type="float" office:value="0.476857142857143" calcext:value-type="float">
            <text:p>0.476857142857143</text:p>
          </table:table-cell>
          <table:table-cell office:value-type="float" office:value="0.622885523569648" calcext:value-type="float">
            <text:p>0.622885523569648</text:p>
          </table:table-cell>
          <table:table-cell table:formula="of:=1/6*3.14*([.G33]^3-[.I33]^3)*[.F33]*0.0008" office:value-type="float" office:value="72089.8837547466" calcext:value-type="float">
            <text:p>72,090</text:p>
          </table:table-cell>
          <table:table-cell table:number-columns-repeated="5"/>
          <table:table-cell office:value-type="float" office:value="1.05187919559545" calcext:value-type="float">
            <text:p>1.05187919559545</text:p>
          </table:table-cell>
          <table:table-cell table:number-columns-repeated="991"/>
        </table:table-row>
        <table:table-row table:style-name="ro1">
          <table:table-cell table:style-name="ce43" office:value-type="date" office:date-value="2021-11-22" calcext:value-type="date">
            <text:p>11/22/21</text:p>
          </table:table-cell>
          <table:table-cell table:style-name="ce53" office:value-type="float" office:value="5" calcext:value-type="float">
            <text:p>5</text:p>
          </table:table-cell>
          <table:table-cell table:style-name="ce44" office:value-type="float" office:value="76" calcext:value-type="float">
            <text:p>76</text:p>
          </table:table-cell>
          <table:table-cell table:style-name="ce53" office:value-type="float" office:value="0.33" calcext:value-type="float">
            <text:p>0.3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121" calcext:value-type="float">
            <text:p>121</text:p>
          </table:table-cell>
          <table:table-cell table:style-name="ce53"/>
          <table:table-cell table:style-name="ce53" office:value-type="float" office:value="53" calcext:value-type="float">
            <text:p>53</text:p>
          </table:table-cell>
          <table:table-cell table:style-name="ce53"/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XY</text:p>
          </table:table-cell>
          <table:table-cell table:style-name="ce53" office:value-type="string" calcext:value-type="string">
            <text:p>Same droplet as video 02</text:p>
          </table:table-cell>
          <table:table-cell table:style-name="ce44" table:number-columns-repeated="2"/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2.3" calcext:value-type="float">
            <text:p>2.3</text:p>
          </table:table-cell>
          <table:table-cell table:style-name="ce61" table:formula="of:=([.G34]-[.I34])/[.I34]/[.I34]" office:value-type="float" office:value="0.0242079031683873" calcext:value-type="float">
            <text:p>0.02</text:p>
          </table:table-cell>
          <table:table-cell table:style-name="ce61" table:formula="of:=[.G34]-[.I34]" office:value-type="float" office:value="68" calcext:value-type="float">
            <text:p>68.00</text:p>
          </table:table-cell>
          <table:table-cell table:style-name="ce61" table:formula="of:=[.I34]^3/[.S34]" office:value-type="float" office:value="2189.36764705882" calcext:value-type="float">
            <text:p>2189.37</text:p>
          </table:table-cell>
          <table:table-cell table:style-name="ce61" office:value-type="float" office:value="0.61" calcext:value-type="float">
            <text:p>0.61</text:p>
          </table:table-cell>
          <table:table-cell table:style-name="ce61" office:value-type="float" office:value="1.03185227764598" calcext:value-type="float">
            <text:p>1.03</text:p>
          </table:table-cell>
          <table:table-cell table:style-name="ce61" office:value-type="float" office:value="5.36719783810525" calcext:value-type="float">
            <text:p>5.37</text:p>
          </table:table-cell>
          <table:table-cell table:style-name="ce61" table:formula="of:=[.S34]/[.I34]" office:value-type="float" office:value="1.28301886792453" calcext:value-type="float">
            <text:p>1.28</text:p>
          </table:table-cell>
          <table:table-cell table:style-name="ce44" table:formula="of:=[.W34]/[.F34]" office:value-type="float" office:value="0.076674254830075" calcext:value-type="float">
            <text:p>0.076674254830075</text:p>
          </table:table-cell>
          <table:table-cell table:style-name="ce90" office:value-type="float" office:value="0.377145068572771" calcext:value-type="float">
            <text:p>0.377145068572771</text:p>
          </table:table-cell>
          <table:table-cell table:style-name="ce27" table:formula="of:=1/6*3.14*([.G34]^3-[.I34]^3)*[.F34]*0.0008" office:value-type="float" office:value="47555.4590933333" calcext:value-type="float">
            <text:p>47,555</text:p>
          </table:table-cell>
          <table:table-cell table:style-name="ce44" table:number-columns-repeated="4"/>
          <table:table-cell table:style-name="ce44" office:value-type="string" calcext:value-type="string">
            <text:p>bad</text:p>
          </table:table-cell>
          <table:table-cell office:value-type="float" office:value="1.07523475693846" calcext:value-type="float">
            <text:p>1.07523475693846</text:p>
          </table:table-cell>
          <table:table-cell table:style-name="ce44" table:number-columns-repeated="991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32.6" calcext:value-type="float">
            <text:p>132.6</text:p>
          </table:table-cell>
          <table:table-cell table:style-name="ce52"/>
          <table:table-cell table:style-name="ce52" office:value-type="float" office:value="37.1" calcext:value-type="float">
            <text:p>37.1</text:p>
          </table:table-cell>
          <table:table-cell table:style-name="ce52"/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Y</text:p>
          </table:table-cell>
          <table:table-cell table:style-name="ce52" office:value-type="string" calcext:value-type="string">
            <text:p>Same droplet as video 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G35]-[.I35])/[.I35]/[.I35]" office:value-type="float" office:value="0.069383395935804" calcext:value-type="float">
            <text:p>0.07</text:p>
          </table:table-cell>
          <table:table-cell table:formula="of:=[.G35]-[.I35]" office:value-type="float" office:value="95.5" calcext:value-type="float">
            <text:p>95.50</text:p>
          </table:table-cell>
          <table:table-cell table:formula="of:=[.I35]^3/[.S35]" office:value-type="float" office:value="534.710062827225" calcext:value-type="float">
            <text:p>534.71</text:p>
          </table:table-cell>
          <table:table-cell office:value-type="float" office:value="0.41" calcext:value-type="float">
            <text:p>0.41</text:p>
          </table:table-cell>
          <table:table-cell office:value-type="float" office:value="1.69" calcext:value-type="float">
            <text:p>1.69</text:p>
          </table:table-cell>
          <table:table-cell office:value-type="float" office:value="25.3" calcext:value-type="float">
            <text:p>25.30</text:p>
          </table:table-cell>
          <table:table-cell table:formula="of:=[.S35]/[.I35]" office:value-type="float" office:value="2.57412398921833" calcext:value-type="float">
            <text:p>2.57</text:p>
          </table:table-cell>
          <table:table-cell table:formula="of:=[.W35]/[.F35]" office:value-type="float" office:value="0.361428571428571" calcext:value-type="float">
            <text:p>0.361428571428571</text:p>
          </table:table-cell>
          <table:table-cell office:value-type="float" office:value="0.19424957181826" calcext:value-type="float">
            <text:p>0.19424957181826</text:p>
          </table:table-cell>
          <table:table-cell table:formula="of:=1/6*3.14*([.G35]^3-[.I35]^3)*[.F35]*0.0008" office:value-type="float" office:value="66831.1912622666" calcext:value-type="float">
            <text:p>66,831</text:p>
          </table:table-cell>
          <table:table-cell table:number-columns-repeated="5"/>
          <table:table-cell office:value-type="float" office:value="1.64566744328588" calcext:value-type="float">
            <text:p>1.64566744328588</text:p>
          </table:table-cell>
          <table:table-cell table:number-columns-repeated="991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82.3" calcext:value-type="float">
            <text:p>182.3</text:p>
          </table:table-cell>
          <table:table-cell table:style-name="ce52"/>
          <table:table-cell table:style-name="ce52" office:value-type="float" office:value="42.9" calcext:value-type="float">
            <text:p>42.9</text:p>
          </table:table-cell>
          <table:table-cell table:style-name="ce52" table:number-columns-repeated="2"/>
          <table:table-cell table:style-name="ce52" office:value-type="string" calcext:value-type="string">
            <text:p>XZ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301" calcext:value-type="float">
            <text:p>301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G36]-[.I36])/[.I36]/[.I36]" office:value-type="float" office:value="0.0757439918279079" calcext:value-type="float">
            <text:p>0.08</text:p>
          </table:table-cell>
          <table:table-cell table:formula="of:=[.G36]-[.I36]" office:value-type="float" office:value="139.4" calcext:value-type="float">
            <text:p>139.40</text:p>
          </table:table-cell>
          <table:table-cell table:formula="of:=[.I36]^3/[.S36]" office:value-type="float" office:value="566.381556671449" calcext:value-type="float">
            <text:p>566.38</text:p>
          </table:table-cell>
          <table:table-cell office:value-type="float" office:value="0.48" calcext:value-type="float">
            <text:p>0.48</text:p>
          </table:table-cell>
          <table:table-cell office:value-type="float" office:value="1.35" calcext:value-type="float">
            <text:p>1.35</text:p>
          </table:table-cell>
          <table:table-cell office:value-type="float" office:value="226.79" calcext:value-type="float">
            <text:p>226.79</text:p>
          </table:table-cell>
          <table:table-cell table:formula="of:=[.S36]/[.I36]" office:value-type="float" office:value="3.24941724941725" calcext:value-type="float">
            <text:p>3.25</text:p>
          </table:table-cell>
          <table:table-cell table:formula="of:=[.W36]/[.F36]" office:value-type="float" office:value="2.2679" calcext:value-type="float">
            <text:p>2.2679</text:p>
          </table:table-cell>
          <table:table-cell office:value-type="float" office:value="0.400176429555753" calcext:value-type="float">
            <text:p>0.400176429555753</text:p>
          </table:table-cell>
          <table:table-cell table:formula="of:=1/6*3.14*([.G36]^3-[.I36]^3)*[.F36]*0.0008" office:value-type="float" office:value="250340.694118933" calcext:value-type="float">
            <text:p>250,341</text:p>
          </table:table-cell>
          <table:table-cell table:number-columns-repeated="5"/>
          <table:table-cell office:value-type="float" office:value="1.12798226213633" calcext:value-type="float">
            <text:p>1.12798226213633</text:p>
          </table:table-cell>
          <table:table-cell table:number-columns-repeated="991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262" calcext:value-type="float">
            <text:p>262</text:p>
          </table:table-cell>
          <table:table-cell table:style-name="ce52"/>
          <table:table-cell table:style-name="ce52" office:value-type="float" office:value="64.4" calcext:value-type="float">
            <text:p>64.4</text:p>
          </table:table-cell>
          <table:table-cell table:style-name="ce52" table:number-columns-repeated="2"/>
          <table:table-cell table:style-name="ce52" office:value-type="string" calcext:value-type="string">
            <text:p>XZ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41" calcext:value-type="float">
            <text:p>441</text:p>
          </table:table-cell>
          <table:table-cell office:value-type="float" office:value="150" calcext:value-type="float">
            <text:p>150</text:p>
          </table:table-cell>
          <table:table-cell office:value-type="float" office:value="1.4" calcext:value-type="float">
            <text:p>1.4</text:p>
          </table:table-cell>
          <table:table-cell table:formula="of:=([.G37]-[.I37])/[.I37]/[.I37]" office:value-type="float" office:value="0.0476447667914047" calcext:value-type="float">
            <text:p>0.05</text:p>
          </table:table-cell>
          <table:table-cell table:formula="of:=[.G37]-[.I37]" office:value-type="float" office:value="197.6" calcext:value-type="float">
            <text:p>197.60</text:p>
          </table:table-cell>
          <table:table-cell table:formula="of:=[.I37]^3/[.S37]" office:value-type="float" office:value="1351.66995951417" calcext:value-type="float">
            <text:p>1351.67</text:p>
          </table:table-cell>
          <table:table-cell office:value-type="float" office:value="0.27" calcext:value-type="float">
            <text:p>0.27</text:p>
          </table:table-cell>
          <table:table-cell office:value-type="float" office:value="1.29" calcext:value-type="float">
            <text:p>1.29</text:p>
          </table:table-cell>
          <table:table-cell office:value-type="float" office:value="65.26" calcext:value-type="float">
            <text:p>65.26</text:p>
          </table:table-cell>
          <table:table-cell table:formula="of:=[.S37]/[.I37]" office:value-type="float" office:value="3.06832298136646" calcext:value-type="float">
            <text:p>3.07</text:p>
          </table:table-cell>
          <table:table-cell table:formula="of:=[.W37]/[.F37]" office:value-type="float" office:value="0.6526" calcext:value-type="float">
            <text:p>0.6526</text:p>
          </table:table-cell>
          <table:table-cell office:value-type="float" office:value="0.636130101028998" calcext:value-type="float">
            <text:p>0.636130101028998</text:p>
          </table:table-cell>
          <table:table-cell table:formula="of:=1/6*3.14*([.G37]^3-[.I37]^3)*[.F37]*0.0008" office:value-type="float" office:value="741778.444936533" calcext:value-type="float">
            <text:p>741,778</text:p>
          </table:table-cell>
          <table:table-cell table:number-columns-repeated="5"/>
          <table:table-cell office:value-type="float" office:value="1.04532793543832" calcext:value-type="float">
            <text:p>1.04532793543832</text:p>
          </table:table-cell>
          <table:table-cell table:number-columns-repeated="991"/>
        </table:table-row>
        <table:table-row table:style-name="ro1">
          <table:table-cell table:style-name="ce44"/>
          <table:table-cell table:style-name="ce44" office:value-type="string" calcext:value-type="string">
            <text:p>experimento201020_DE_60x_od61_70fps_exp_002</text:p>
          </table:table-cell>
          <table:table-cell table:style-name="ce44" office:value-type="float" office:value="81" calcext:value-type="float">
            <text:p>81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38.3" calcext:value-type="float">
            <text:p>38.3</text:p>
          </table:table-cell>
          <table:table-cell table:style-name="ce44"/>
          <table:table-cell table:style-name="ce44" office:value-type="float" office:value="12.1" calcext:value-type="float">
            <text:p>12.1</text:p>
          </table:table-cell>
          <table:table-cell table:style-name="ce44" table:number-columns-repeated="2"/>
          <table:table-cell table:style-name="ce44" office:value-type="string" calcext:value-type="string">
            <text:p>XY</text:p>
          </table:table-cell>
          <table:table-cell table:style-name="ce44" office:value-type="string" calcext:value-type="string">
            <text:p>Chile</text:p>
          </table:table-cell>
          <table:table-cell table:style-name="ce44" table:number-columns-repeated="2"/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3" calcext:value-type="float">
            <text:p>3</text:p>
          </table:table-cell>
          <table:table-cell table:style-name="ce61" table:formula="of:=([.G38]-[.I38])/[.I38]/[.I38]" office:value-type="float" office:value="0.178949525305649" calcext:value-type="float">
            <text:p>0.18</text:p>
          </table:table-cell>
          <table:table-cell table:style-name="ce61" table:formula="of:=[.G38]-[.I38]" office:value-type="float" office:value="26.2" calcext:value-type="float">
            <text:p>26.20</text:p>
          </table:table-cell>
          <table:table-cell table:style-name="ce61" table:formula="of:=[.I38]^3/[.S38]" office:value-type="float" office:value="67.6168320610687" calcext:value-type="float">
            <text:p>67.62</text:p>
          </table:table-cell>
          <table:table-cell table:style-name="ce61" office:value-type="float" office:value="0.36" calcext:value-type="float">
            <text:p>0.36</text:p>
          </table:table-cell>
          <table:table-cell table:style-name="ce44" office:value-type="float" office:value="9.89" calcext:value-type="float">
            <text:p>9.89</text:p>
          </table:table-cell>
          <table:table-cell table:style-name="ce61" office:value-type="float" office:value="1.13" calcext:value-type="float">
            <text:p>1.13</text:p>
          </table:table-cell>
          <table:table-cell table:style-name="ce61" table:formula="of:=[.S38]/[.I38]" office:value-type="float" office:value="2.16528925619835" calcext:value-type="float">
            <text:p>2.17</text:p>
          </table:table-cell>
          <table:table-cell table:style-name="ce44" table:formula="of:=[.W38]/[.F38]" office:value-type="float" office:value="0.0185245901639344" calcext:value-type="float">
            <text:p>0.0185245901639344</text:p>
          </table:table-cell>
          <table:table-cell table:style-name="ce90" office:value-type="float" office:value="0.252369251670757" calcext:value-type="float">
            <text:p>0.252369251670757</text:p>
          </table:table-cell>
          <table:table-cell table:style-name="ce27" table:formula="of:=1/6*3.14*([.G38]^3-[.I38]^3)*[.F38]*0.0008" office:value-type="float" office:value="1389.56717893867" calcext:value-type="float">
            <text:p>1,390</text:p>
          </table:table-cell>
          <table:table-cell table:style-name="ce44" table:number-columns-repeated="4"/>
          <table:table-cell table:style-name="ce44" office:value-type="string" calcext:value-type="string">
            <text:p>bad</text:p>
          </table:table-cell>
          <table:table-cell office:value-type="float" office:value="0.459936539228618" calcext:value-type="float">
            <text:p>0.459936539228618</text:p>
          </table:table-cell>
          <table:table-cell table:style-name="ce44"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7.9" calcext:value-type="float">
            <text:p>7.9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G39]-[.I39])/[.I39]/[.I39]" office:value-type="float" office:value="0.615286011857074" calcext:value-type="float">
            <text:p>0.62</text:p>
          </table:table-cell>
          <table:table-cell table:formula="of:=[.G39]-[.I39]" office:value-type="float" office:value="38.4" calcext:value-type="float">
            <text:p>38.40</text:p>
          </table:table-cell>
          <table:table-cell table:formula="of:=[.I39]^3/[.S39]" office:value-type="float" office:value="12.8395572916667" calcext:value-type="float">
            <text:p>12.84</text:p>
          </table:table-cell>
          <table:table-cell office:value-type="float" office:value="0.44" calcext:value-type="float">
            <text:p>0.44</text:p>
          </table:table-cell>
          <table:table-cell office:value-type="float" office:value="3.99" calcext:value-type="float">
            <text:p>3.99</text:p>
          </table:table-cell>
          <table:table-cell office:value-type="float" office:value="9.21" calcext:value-type="float">
            <text:p>9.21</text:p>
          </table:table-cell>
          <table:table-cell table:formula="of:=[.S39]/[.I39]" office:value-type="float" office:value="4.86075949367089" calcext:value-type="float">
            <text:p>4.86</text:p>
          </table:table-cell>
          <table:table-cell table:formula="of:=[.W39]/[.F39]" office:value-type="float" office:value="0.110963855421687" calcext:value-type="float">
            <text:p>0.110963855421687</text:p>
          </table:table-cell>
          <table:table-cell office:value-type="float" office:value="0.0766376615314146" calcext:value-type="float">
            <text:p>0.0766376615314146</text:p>
          </table:table-cell>
          <table:table-cell table:formula="of:=1/6*3.14*([.G39]^3-[.I39]^3)*[.F39]*0.0008" office:value-type="float" office:value="3431.837488128" calcext:value-type="float">
            <text:p>3,432</text:p>
          </table:table-cell>
          <table:table-cell table:number-columns-repeated="5"/>
          <table:table-cell office:value-type="float" office:value="0.718285649783212" calcext:value-type="float">
            <text:p>0.718285649783212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office:value-type="float" office:value="57.1" calcext:value-type="float">
            <text:p>57.1</text:p>
          </table:table-cell>
          <table:table-cell/>
          <table:table-cell office:value-type="float" office:value="11.4" calcext:value-type="float">
            <text:p>11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40]-[.I40])/[.I40]/[.I40]" office:value-type="float" office:value="0.351646660510926" calcext:value-type="float">
            <text:p>0.35</text:p>
          </table:table-cell>
          <table:table-cell table:formula="of:=[.G40]-[.I40]" office:value-type="float" office:value="45.7" calcext:value-type="float">
            <text:p>45.70</text:p>
          </table:table-cell>
          <table:table-cell table:formula="of:=[.I40]^3/[.S40]" office:value-type="float" office:value="32.4189059080963" calcext:value-type="float">
            <text:p>32.42</text:p>
          </table:table-cell>
          <table:table-cell office:value-type="float" office:value="0.93" calcext:value-type="float">
            <text:p>0.93</text:p>
          </table:table-cell>
          <table:table-cell office:value-type="float" office:value="2.67" calcext:value-type="float">
            <text:p>2.67</text:p>
          </table:table-cell>
          <table:table-cell office:value-type="float" office:value="34.33" calcext:value-type="float">
            <text:p>34.33</text:p>
          </table:table-cell>
          <table:table-cell table:formula="of:=[.S40]/[.I40]" office:value-type="float" office:value="4.00877192982456" calcext:value-type="float">
            <text:p>4.01</text:p>
          </table:table-cell>
          <table:table-cell table:formula="of:=[.W40]/[.F40]" office:value-type="float" office:value="0.365212765957447" calcext:value-type="float">
            <text:p>0.365212765957447</text:p>
          </table:table-cell>
          <table:table-cell office:value-type="float" office:value="0.0963554044202323" calcext:value-type="float">
            <text:p>0.0963554044202323</text:p>
          </table:table-cell>
          <table:table-cell table:formula="of:=1/6*3.14*([.G40]^3-[.I40]^3)*[.F40]*0.0008" office:value-type="float" office:value="7268.32944316267" calcext:value-type="float">
            <text:p>7,268</text:p>
          </table:table-cell>
          <table:table-cell table:number-columns-repeated="5"/>
          <table:table-cell office:value-type="float" office:value="0.967755037644333" calcext:value-type="float">
            <text:p>0.967755037644333</text:p>
          </table:table-cell>
          <table:table-cell table:number-columns-repeated="991"/>
        </table:table-row>
        <table:table-row table:style-name="ro1">
          <table:table-cell table:style-name="ce44"/>
          <table:table-cell table:style-name="ce44" office:value-type="string" calcext:value-type="string">
            <text:p>experimentoDE_7_11_19_30fps_60x_exp3003</text:p>
          </table:table-cell>
          <table:table-cell table:style-name="ce44" office:value-type="float" office:value="84" calcext:value-type="float">
            <text:p>84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70" calcext:value-type="float">
            <text:p>170</text:p>
          </table:table-cell>
          <table:table-cell table:style-name="ce44" office:value-type="float" office:value="45.9" calcext:value-type="float">
            <text:p>45.9</text:p>
          </table:table-cell>
          <table:table-cell table:style-name="ce44"/>
          <table:table-cell table:style-name="ce44" office:value-type="float" office:value="12" calcext:value-type="float">
            <text:p>12</text:p>
          </table:table-cell>
          <table:table-cell table:style-name="ce44" table:number-columns-repeated="2"/>
          <table:table-cell table:style-name="ce44" office:value-type="string" calcext:value-type="string">
            <text:p>XY</text:p>
          </table:table-cell>
          <table:table-cell table:style-name="ce44" office:value-type="string" calcext:value-type="string">
            <text:p>Chile</text:p>
          </table:table-cell>
          <table:table-cell table:style-name="ce44" table:number-columns-repeated="4"/>
          <table:table-cell table:style-name="ce61" table:formula="of:=([.G41]-[.I41])/[.I41]/[.I41]" office:value-type="float" office:value="0.235416666666667" calcext:value-type="float">
            <text:p>0.24</text:p>
          </table:table-cell>
          <table:table-cell table:style-name="ce61" table:formula="of:=[.G41]-[.I41]" office:value-type="float" office:value="33.9" calcext:value-type="float">
            <text:p>33.90</text:p>
          </table:table-cell>
          <table:table-cell table:style-name="ce61" table:formula="of:=[.I41]^3/[.S41]" office:value-type="float" office:value="50.9734513274336" calcext:value-type="float">
            <text:p>50.97</text:p>
          </table:table-cell>
          <table:table-cell table:style-name="ce61" office:value-type="float" office:value="0" calcext:value-type="float">
            <text:p>0.00</text:p>
          </table:table-cell>
          <table:table-cell table:style-name="ce61" office:value-type="float" office:value="6.69" calcext:value-type="float">
            <text:p>6.69</text:p>
          </table:table-cell>
          <table:table-cell table:style-name="ce61" office:value-type="float" office:value="0.15" calcext:value-type="float">
            <text:p>0.15</text:p>
          </table:table-cell>
          <table:table-cell table:style-name="ce61" table:formula="of:=[.S41]/[.I41]" office:value-type="float" office:value="2.825" calcext:value-type="float">
            <text:p>2.83</text:p>
          </table:table-cell>
          <table:table-cell table:style-name="ce44" table:formula="of:=[.W41]/[.F41]" office:value-type="float" office:value="0.000882352941176471" calcext:value-type="float">
            <text:p>0.000882352941176471</text:p>
          </table:table-cell>
          <table:table-cell table:style-name="ce90" office:value-type="float" office:value="0.117169624803729" calcext:value-type="float">
            <text:p>0.117169624803729</text:p>
          </table:table-cell>
          <table:table-cell table:style-name="ce27" table:formula="of:=1/6*3.14*([.G41]^3-[.I41]^3)*[.F41]*0.0008" office:value-type="float" office:value="6759.65736936" calcext:value-type="float">
            <text:p>6,760</text:p>
          </table:table-cell>
          <table:table-cell table:style-name="ce44" table:number-columns-repeated="5"/>
          <table:table-cell office:value-type="float" office:value="0.833342581362008" calcext:value-type="float">
            <text:p>0.833342581362008</text:p>
          </table:table-cell>
          <table:table-cell table:style-name="ce44"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7.3" calcext:value-type="float">
            <text:p>57.3</text:p>
          </table:table-cell>
          <table:table-cell/>
          <table:table-cell office:value-type="float" office:value="12.4" calcext:value-type="float">
            <text:p>12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42]-[.I42])/[.I42]/[.I42]" office:value-type="float" office:value="0.292013527575442" calcext:value-type="float">
            <text:p>0.29</text:p>
          </table:table-cell>
          <table:table-cell table:formula="of:=[.G42]-[.I42]" office:value-type="float" office:value="44.9" calcext:value-type="float">
            <text:p>44.90</text:p>
          </table:table-cell>
          <table:table-cell table:formula="of:=[.I42]^3/[.S42]" office:value-type="float" office:value="42.4637861915368" calcext:value-type="float">
            <text:p>42.46</text:p>
          </table:table-cell>
          <table:table-cell office:value-type="float" office:value="0.84" calcext:value-type="float">
            <text:p>0.84</text:p>
          </table:table-cell>
          <table:table-cell office:value-type="float" office:value="3.07" calcext:value-type="float">
            <text:p>3.07</text:p>
          </table:table-cell>
          <table:table-cell office:value-type="float" office:value="18.22" calcext:value-type="float">
            <text:p>18.22</text:p>
          </table:table-cell>
          <table:table-cell table:formula="of:=[.S42]/[.I42]" office:value-type="float" office:value="3.62096774193548" calcext:value-type="float">
            <text:p>3.62</text:p>
          </table:table-cell>
          <table:table-cell table:formula="of:=[.W42]/[.F42]" office:value-type="float" office:value="0.1822" calcext:value-type="float">
            <text:p>0.1822</text:p>
          </table:table-cell>
          <table:table-cell office:value-type="float" office:value="0.0211440995413877" calcext:value-type="float">
            <text:p>0.0211440995413877</text:p>
          </table:table-cell>
          <table:table-cell table:formula="of:=1/6*3.14*([.G42]^3-[.I42]^3)*[.F42]*0.0008" office:value-type="float" office:value="7796.65738693333" calcext:value-type="float">
            <text:p>7,797</text:p>
          </table:table-cell>
          <table:table-cell table:number-columns-repeated="5"/>
          <table:table-cell office:value-type="float" office:value="1.38470061682924" calcext:value-type="float">
            <text:p>1.38470061682924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8.1" calcext:value-type="float">
            <text:p>58.1</text:p>
          </table:table-cell>
          <table:table-cell/>
          <table:table-cell office:value-type="float" office:value="12.8" calcext:value-type="float">
            <text:p>12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43]-[.I43])/[.I43]/[.I43]" office:value-type="float" office:value="0.2764892578125" calcext:value-type="float">
            <text:p>0.28</text:p>
          </table:table-cell>
          <table:table-cell table:formula="of:=[.G43]-[.I43]" office:value-type="float" office:value="45.3" calcext:value-type="float">
            <text:p>45.30</text:p>
          </table:table-cell>
          <table:table-cell table:formula="of:=[.I43]^3/[.S43]" office:value-type="float" office:value="46.2947461368653" calcext:value-type="float">
            <text:p>46.29</text:p>
          </table:table-cell>
          <table:table-cell office:value-type="float" office:value="1.13" calcext:value-type="float">
            <text:p>1.13</text:p>
          </table:table-cell>
          <table:table-cell office:value-type="float" office:value="2.59" calcext:value-type="float">
            <text:p>2.59</text:p>
          </table:table-cell>
          <table:table-cell office:value-type="float" office:value="16.91" calcext:value-type="float">
            <text:p>16.91</text:p>
          </table:table-cell>
          <table:table-cell table:formula="of:=[.S43]/[.I43]" office:value-type="float" office:value="3.5390625" calcext:value-type="float">
            <text:p>3.54</text:p>
          </table:table-cell>
          <table:table-cell table:formula="of:=[.W43]/[.F43]" office:value-type="float" office:value="0.1691" calcext:value-type="float">
            <text:p>0.1691</text:p>
          </table:table-cell>
          <table:table-cell office:value-type="float" office:value="0.098070778887117" calcext:value-type="float">
            <text:p>0.098070778887117</text:p>
          </table:table-cell>
          <table:table-cell table:formula="of:=1/6*3.14*([.G43]^3-[.I43]^3)*[.F43]*0.0008" office:value-type="float" office:value="8123.2130328" calcext:value-type="float">
            <text:p>8,123</text:p>
          </table:table-cell>
          <table:table-cell table:number-columns-repeated="5"/>
          <table:table-cell office:value-type="float" office:value="0.704024638069462" calcext:value-type="float">
            <text:p>0.704024638069462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float" office:value="18.8" calcext:value-type="float">
            <text:p>18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44]-[.I44])/[.I44]/[.I44]" office:value-type="float" office:value="0.0472498868266184" calcext:value-type="float">
            <text:p>0.05</text:p>
          </table:table-cell>
          <table:table-cell table:formula="of:=[.G44]-[.I44]" office:value-type="float" office:value="16.7" calcext:value-type="float">
            <text:p>16.70</text:p>
          </table:table-cell>
          <table:table-cell table:formula="of:=[.I44]^3/[.S44]" office:value-type="float" office:value="397.884550898204" calcext:value-type="float">
            <text:p>397.88</text:p>
          </table:table-cell>
          <table:table-cell office:value-type="float" office:value="0.29" calcext:value-type="float">
            <text:p>0.29</text:p>
          </table:table-cell>
          <table:table-cell office:value-type="float" office:value="7.83" calcext:value-type="float">
            <text:p>7.83</text:p>
          </table:table-cell>
          <table:table-cell office:value-type="float" office:value="0.2" calcext:value-type="float">
            <text:p>0.20</text:p>
          </table:table-cell>
          <table:table-cell table:formula="of:=[.S44]/[.I44]" office:value-type="float" office:value="0.888297872340425" calcext:value-type="float">
            <text:p>0.89</text:p>
          </table:table-cell>
          <table:table-cell table:formula="of:=[.W44]/[.F44]" office:value-type="float" office:value="0.00133333333333333" calcext:value-type="float">
            <text:p>0.00133333333333333</text:p>
          </table:table-cell>
          <table:table-cell office:value-type="float" office:value="0.0818856944188462" calcext:value-type="float">
            <text:p>0.0818856944188462</text:p>
          </table:table-cell>
          <table:table-cell table:formula="of:=1/6*3.14*([.G44]^3-[.I44]^3)*[.F44]*0.0008" office:value-type="float" office:value="2392.3159484" calcext:value-type="float">
            <text:p>2,392</text:p>
          </table:table-cell>
          <table:table-cell table:number-columns-repeated="5"/>
          <table:table-cell office:value-type="float" office:value="0.612346296430582" calcext:value-type="float">
            <text:p>0.612346296430582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40.5" calcext:value-type="float">
            <text:p>40.5</text:p>
          </table:table-cell>
          <table:table-cell/>
          <table:table-cell office:value-type="float" office:value="21.2" calcext:value-type="float">
            <text:p>21.2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45]-[.I45])/[.I45]/[.I45]" office:value-type="float" office:value="0.0429423282306871" calcext:value-type="float">
            <text:p>0.04</text:p>
          </table:table-cell>
          <table:table-cell table:formula="of:=[.G45]-[.I45]" office:value-type="float" office:value="19.3" calcext:value-type="float">
            <text:p>19.30</text:p>
          </table:table-cell>
          <table:table-cell table:formula="of:=[.I45]^3/[.S45]" office:value-type="float" office:value="493.685388601036" calcext:value-type="float">
            <text:p>493.69</text:p>
          </table:table-cell>
          <table:table-cell office:value-type="float" office:value="0.23" calcext:value-type="float">
            <text:p>0.23</text:p>
          </table:table-cell>
          <table:table-cell office:value-type="float" office:value="4.07" calcext:value-type="float">
            <text:p>4.07</text:p>
          </table:table-cell>
          <table:table-cell office:value-type="float" office:value="0.37" calcext:value-type="float">
            <text:p>0.37</text:p>
          </table:table-cell>
          <table:table-cell table:formula="of:=[.S45]/[.I45]" office:value-type="float" office:value="0.910377358490566" calcext:value-type="float">
            <text:p>0.91</text:p>
          </table:table-cell>
          <table:table-cell table:formula="of:=[.W45]/[.F45]" office:value-type="float" office:value="0.00246666666666667" calcext:value-type="float">
            <text:p>0.00246666666666667</text:p>
          </table:table-cell>
          <table:table-cell office:value-type="float" office:value="0.0463244680974641" calcext:value-type="float">
            <text:p>0.0463244680974641</text:p>
          </table:table-cell>
          <table:table-cell table:formula="of:=1/6*3.14*([.G45]^3-[.I45]^3)*[.F45]*0.0008" office:value-type="float" office:value="3573.4454116" calcext:value-type="float">
            <text:p>3,573</text:p>
          </table:table-cell>
          <table:table-cell table:number-columns-repeated="5"/>
          <table:table-cell office:value-type="float" office:value="0.650078348058692" calcext:value-type="float">
            <text:p>0.650078348058692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15.3" calcext:value-type="float">
            <text:p>15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G46]-[.I46])/[.I46]/[.I46]" office:value-type="float" office:value="0.120466487248494" calcext:value-type="float">
            <text:p>0.12</text:p>
          </table:table-cell>
          <table:table-cell table:formula="of:=[.G46]-[.I46]" office:value-type="float" office:value="28.2" calcext:value-type="float">
            <text:p>28.20</text:p>
          </table:table-cell>
          <table:table-cell table:formula="of:=[.I46]^3/[.S46]" office:value-type="float" office:value="127.006276595745" calcext:value-type="float">
            <text:p>127.01</text:p>
          </table:table-cell>
          <table:table-cell office:value-type="float" office:value="0.28" calcext:value-type="float">
            <text:p>0.28</text:p>
          </table:table-cell>
          <table:table-cell office:value-type="float" office:value="3.11" calcext:value-type="float">
            <text:p>3.11</text:p>
          </table:table-cell>
          <table:table-cell office:value-type="float" office:value="1.36" calcext:value-type="float">
            <text:p>1.36</text:p>
          </table:table-cell>
          <table:table-cell table:formula="of:=[.S46]/[.I46]" office:value-type="float" office:value="1.84313725490196" calcext:value-type="float">
            <text:p>1.84</text:p>
          </table:table-cell>
          <table:table-cell table:formula="of:=[.W46]/[.F46]" office:value-type="float" office:value="0.08" calcext:value-type="float">
            <text:p>0.08</text:p>
          </table:table-cell>
          <table:table-cell office:value-type="float" office:value="0.0409105387375892" calcext:value-type="float">
            <text:p>0.0409105387375892</text:p>
          </table:table-cell>
          <table:table-cell table:formula="of:=1/6*3.14*([.G46]^3-[.I46]^3)*[.F46]*0.0008" office:value-type="float" office:value="560.356891632" calcext:value-type="float">
            <text:p>560</text:p>
          </table:table-cell>
          <table:table-cell table:number-columns-repeated="5"/>
          <table:table-cell office:value-type="float" office:value="1.05371052483064" calcext:value-type="float">
            <text:p>1.05371052483064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/>
          <table:table-cell office:value-type="float" office:value="13.4" calcext:value-type="float">
            <text:p>13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G47]-[.I47])/[.I47]/[.I47]" office:value-type="float" office:value="0.150367565159278" calcext:value-type="float">
            <text:p>0.15</text:p>
          </table:table-cell>
          <table:table-cell table:formula="of:=[.G47]-[.I47]" office:value-type="float" office:value="27" calcext:value-type="float">
            <text:p>27.00</text:p>
          </table:table-cell>
          <table:table-cell table:formula="of:=[.I47]^3/[.S47]" office:value-type="float" office:value="89.114962962963" calcext:value-type="float">
            <text:p>89.11</text:p>
          </table:table-cell>
          <table:table-cell office:value-type="float" office:value="0.49" calcext:value-type="float">
            <text:p>0.49</text:p>
          </table:table-cell>
          <table:table-cell office:value-type="float" office:value="2.5" calcext:value-type="float">
            <text:p>2.50</text:p>
          </table:table-cell>
          <table:table-cell office:value-type="float" office:value="1.99" calcext:value-type="float">
            <text:p>1.99</text:p>
          </table:table-cell>
          <table:table-cell table:formula="of:=[.S47]/[.I47]" office:value-type="float" office:value="2.01492537313433" calcext:value-type="float">
            <text:p>2.01</text:p>
          </table:table-cell>
          <table:table-cell table:formula="of:=[.W47]/[.F47]" office:value-type="float" office:value="0.117058823529412" calcext:value-type="float">
            <text:p>0.117058823529412</text:p>
          </table:table-cell>
          <table:table-cell office:value-type="float" office:value="0.0469185375201826" calcext:value-type="float">
            <text:p>0.0469185375201826</text:p>
          </table:table-cell>
          <table:table-cell table:formula="of:=1/6*3.14*([.G47]^3-[.I47]^3)*[.F47]*0.0008" office:value-type="float" office:value="452.18667744" calcext:value-type="float">
            <text:p>452</text:p>
          </table:table-cell>
          <table:table-cell table:style-name="ce54"/>
          <table:table-cell/>
          <table:table-cell table:style-name="ce54" table:number-columns-repeated="3"/>
          <table:table-cell office:value-type="float" office:value="1.41059339701647" calcext:value-type="float">
            <text:p>1.41059339701647</text:p>
          </table:table-cell>
          <table:table-cell table:style-name="ce54" table:number-columns-repeated="989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/>
          <table:table-cell office:value-type="float" office:value="8.5" calcext:value-type="float">
            <text:p>8.5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G48]-[.I48])/[.I48]/[.I48]" office:value-type="float" office:value="0.120415224913495" calcext:value-type="float">
            <text:p>0.12</text:p>
          </table:table-cell>
          <table:table-cell table:formula="of:=[.G48]-[.I48]" office:value-type="float" office:value="8.7" calcext:value-type="float">
            <text:p>8.70</text:p>
          </table:table-cell>
          <table:table-cell table:formula="of:=[.I48]^3/[.S48]" office:value-type="float" office:value="70.5890804597701" calcext:value-type="float">
            <text:p>70.59</text:p>
          </table:table-cell>
          <table:table-cell office:value-type="float" office:value="0.23" calcext:value-type="float">
            <text:p>0.23</text:p>
          </table:table-cell>
          <table:table-cell office:value-type="float" office:value="5.14" calcext:value-type="float">
            <text:p>5.14</text:p>
          </table:table-cell>
          <table:table-cell office:value-type="float" office:value="1.51" calcext:value-type="float">
            <text:p>1.51</text:p>
          </table:table-cell>
          <table:table-cell table:formula="of:=[.S48]/[.I48]" office:value-type="float" office:value="1.02352941176471" calcext:value-type="float">
            <text:p>1.02</text:p>
          </table:table-cell>
          <table:table-cell table:formula="of:=[.W48]/[.F48]" office:value-type="float" office:value="0.0888235294117647" calcext:value-type="float">
            <text:p>0.0888235294117647</text:p>
          </table:table-cell>
          <table:table-cell office:value-type="float" office:value="0.0507796243138472" calcext:value-type="float">
            <text:p>0.0507796243138472</text:p>
          </table:table-cell>
          <table:table-cell table:formula="of:=1/6*3.14*([.G48]^3-[.I48]^3)*[.F48]*0.0008" office:value-type="float" office:value="31.845248232" calcext:value-type="float">
            <text:p>32</text:p>
          </table:table-cell>
          <table:table-cell table:style-name="ce54"/>
          <table:table-cell/>
          <table:table-cell table:style-name="ce54" table:number-columns-repeated="3"/>
          <table:table-cell office:value-type="float" office:value="0.475210117329995" calcext:value-type="float">
            <text:p>0.475210117329995</text:p>
          </table:table-cell>
          <table:table-cell table:style-name="ce54" table:number-columns-repeated="989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G49]-[.I49])/[.I49]/[.I49]" office:value-type="float" office:value="0.65843621399177" calcext:value-type="float">
            <text:p>0.66</text:p>
          </table:table-cell>
          <table:table-cell table:formula="of:=[.G49]-[.I49]" office:value-type="float" office:value="19.2" calcext:value-type="float">
            <text:p>19.20</text:p>
          </table:table-cell>
          <table:table-cell table:formula="of:=[.I49]^3/[.S49]" office:value-type="float" office:value="8.20125" calcext:value-type="float">
            <text:p>8.20</text:p>
          </table:table-cell>
          <table:table-cell office:value-type="float" office:value="0.07" calcext:value-type="float">
            <text:p>0.07</text:p>
          </table:table-cell>
          <table:table-cell office:value-type="float" office:value="7.45" calcext:value-type="float">
            <text:p>7.45</text:p>
          </table:table-cell>
          <table:table-cell office:value-type="float" office:value="1.4" calcext:value-type="float">
            <text:p>1.40</text:p>
          </table:table-cell>
          <table:table-cell table:formula="of:=[.S49]/[.I49]" office:value-type="float" office:value="3.55555555555556" calcext:value-type="float">
            <text:p>3.56</text:p>
          </table:table-cell>
          <table:table-cell table:formula="of:=[.W49]/[.F49]" office:value-type="float" office:value="0.0823529411764706" calcext:value-type="float">
            <text:p>0.0823529411764706</text:p>
          </table:table-cell>
          <table:table-cell office:value-type="float" office:value="0.209785006795801" calcext:value-type="float">
            <text:p>0.209785006795801</text:p>
          </table:table-cell>
          <table:table-cell table:formula="of:=1/6*3.14*([.G49]^3-[.I49]^3)*[.F49]*0.0008" office:value-type="float" office:value="104.834562048" calcext:value-type="float">
            <text:p>105</text:p>
          </table:table-cell>
          <table:table-cell table:style-name="ce54"/>
          <table:table-cell/>
          <table:table-cell table:style-name="ce54" table:number-columns-repeated="3"/>
          <table:table-cell office:value-type="float" office:value="1.26830312540358" calcext:value-type="float">
            <text:p>1.26830312540358</text:p>
          </table:table-cell>
          <table:table-cell table:style-name="ce54" table:number-columns-repeated="989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G50]-[.I50])/[.I50]/[.I50]" office:value-type="float" office:value="0.105555555555556" calcext:value-type="float">
            <text:p>0.11</text:p>
          </table:table-cell>
          <table:table-cell table:formula="of:=[.G50]-[.I50]" office:value-type="float" office:value="15.2" calcext:value-type="float">
            <text:p>15.20</text:p>
          </table:table-cell>
          <table:table-cell table:formula="of:=[.I50]^3/[.S50]" office:value-type="float" office:value="113.684210526316" calcext:value-type="float">
            <text:p>113.68</text:p>
          </table:table-cell>
          <table:table-cell office:value-type="float" office:value="0.33" calcext:value-type="float">
            <text:p>0.33</text:p>
          </table:table-cell>
          <table:table-cell office:value-type="float" office:value="4.94" calcext:value-type="float">
            <text:p>4.94</text:p>
          </table:table-cell>
          <table:table-cell office:value-type="float" office:value="0.3" calcext:value-type="float">
            <text:p>0.30</text:p>
          </table:table-cell>
          <table:table-cell table:formula="of:=[.S50]/[.I50]" office:value-type="float" office:value="1.26666666666667" calcext:value-type="float">
            <text:p>1.27</text:p>
          </table:table-cell>
          <table:table-cell table:formula="of:=[.W50]/[.F50]" office:value-type="float" office:value="0.012" calcext:value-type="float">
            <text:p>0.012</text:p>
          </table:table-cell>
          <table:table-cell office:value-type="float" office:value="0.102858013106108" calcext:value-type="float">
            <text:p>0.102858013106108</text:p>
          </table:table-cell>
          <table:table-cell table:formula="of:=1/6*3.14*([.G50]^3-[.I50]^3)*[.F50]*0.0008" office:value-type="float" office:value="192.541115733333" calcext:value-type="float">
            <text:p>193</text:p>
          </table:table-cell>
          <table:table-cell table:style-name="ce54"/>
          <table:table-cell/>
          <table:table-cell table:style-name="ce54" table:number-columns-repeated="3"/>
          <table:table-cell office:value-type="float" office:value="1.47554659875336" calcext:value-type="float">
            <text:p>1.47554659875336</text:p>
          </table:table-cell>
          <table:table-cell table:style-name="ce54" table:number-columns-repeated="989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.2" calcext:value-type="float">
            <text:p>8.2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G51]-[.I51])/[.I51]/[.I51]" office:value-type="float" office:value="0.502676977989292" calcext:value-type="float">
            <text:p>0.50</text:p>
          </table:table-cell>
          <table:table-cell table:formula="of:=[.G51]-[.I51]" office:value-type="float" office:value="33.8" calcext:value-type="float">
            <text:p>33.80</text:p>
          </table:table-cell>
          <table:table-cell table:formula="of:=[.I51]^3/[.S51]" office:value-type="float" office:value="16.3126627218935" calcext:value-type="float">
            <text:p>16.31</text:p>
          </table:table-cell>
          <table:table-cell office:value-type="float" office:value="0.51" calcext:value-type="float">
            <text:p>0.51</text:p>
          </table:table-cell>
          <table:table-cell office:value-type="float" office:value="5.94" calcext:value-type="float">
            <text:p>5.94</text:p>
          </table:table-cell>
          <table:table-cell office:value-type="float" office:value="2.5" calcext:value-type="float">
            <text:p>2.50</text:p>
          </table:table-cell>
          <table:table-cell table:formula="of:=[.S51]/[.I51]" office:value-type="float" office:value="4.1219512195122" calcext:value-type="float">
            <text:p>4.12</text:p>
          </table:table-cell>
          <table:table-cell table:formula="of:=[.W51]/[.F51]" office:value-type="float" office:value="0.1" calcext:value-type="float">
            <text:p>0.1</text:p>
          </table:table-cell>
          <table:table-cell office:value-type="float" office:value="0.0501262486011409" calcext:value-type="float">
            <text:p>0.0501262486011409</text:p>
          </table:table-cell>
          <table:table-cell table:formula="of:=1/6*3.14*([.G51]^3-[.I51]^3)*[.F51]*0.0008" office:value-type="float" office:value="769.683414933333" calcext:value-type="float">
            <text:p>770</text:p>
          </table:table-cell>
          <table:table-cell table:style-name="ce54"/>
          <table:table-cell/>
          <table:table-cell table:style-name="ce54" table:number-columns-repeated="3"/>
          <table:table-cell office:value-type="float" office:value="0.71943476662706" calcext:value-type="float">
            <text:p>0.71943476662706</text:p>
          </table:table-cell>
          <table:table-cell table:style-name="ce54" table:number-columns-repeated="989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5.6" calcext:value-type="float">
            <text:p>35.6</text:p>
          </table:table-cell>
          <table:table-cell/>
          <table:table-cell office:value-type="float" office:value="16.4" calcext:value-type="float">
            <text:p>16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G52]-[.I52])/[.I52]/[.I52]" office:value-type="float" office:value="0.0713860797144557" calcext:value-type="float">
            <text:p>0.07</text:p>
          </table:table-cell>
          <table:table-cell table:formula="of:=[.G52]-[.I52]" office:value-type="float" office:value="19.2" calcext:value-type="float">
            <text:p>19.20</text:p>
          </table:table-cell>
          <table:table-cell table:formula="of:=[.I52]^3/[.S52]" office:value-type="float" office:value="229.736666666667" calcext:value-type="float">
            <text:p>229.74</text:p>
          </table:table-cell>
          <table:table-cell office:value-type="float" office:value="0.18" calcext:value-type="float">
            <text:p>0.18</text:p>
          </table:table-cell>
          <table:table-cell office:value-type="float" office:value="2.55" calcext:value-type="float">
            <text:p>2.55</text:p>
          </table:table-cell>
          <table:table-cell office:value-type="float" office:value="1.36" calcext:value-type="float">
            <text:p>1.36</text:p>
          </table:table-cell>
          <table:table-cell table:formula="of:=[.S52]/[.I52]" office:value-type="float" office:value="1.17073170731707" calcext:value-type="float">
            <text:p>1.17</text:p>
          </table:table-cell>
          <table:table-cell table:formula="of:=[.W52]/[.F52]" office:value-type="float" office:value="0.0272" calcext:value-type="float">
            <text:p>0.0272</text:p>
          </table:table-cell>
          <table:table-cell office:value-type="float" office:value="0.0734107975475714" calcext:value-type="float">
            <text:p>0.0734107975475714</text:p>
          </table:table-cell>
          <table:table-cell table:formula="of:=1/6*3.14*([.G52]^3-[.I52]^3)*[.F52]*0.0008" office:value-type="float" office:value="852.1347072" calcext:value-type="float">
            <text:p>852</text:p>
          </table:table-cell>
          <table:table-cell table:style-name="ce54"/>
          <table:table-cell/>
          <table:table-cell table:style-name="ce54" table:number-columns-repeated="3"/>
          <table:table-cell office:value-type="float" office:value="1.36570870793974" calcext:value-type="float">
            <text:p>1.36570870793974</text:p>
          </table:table-cell>
          <table:table-cell table:style-name="ce54" table:number-columns-repeated="989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/>
          <table:table-cell office:value-type="float" office:value="7.8" calcext:value-type="float">
            <text:p>7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G53]-[.I53])/[.I53]/[.I53]" office:value-type="float" office:value="0.161078238001315" calcext:value-type="float">
            <text:p>0.16</text:p>
          </table:table-cell>
          <table:table-cell table:formula="of:=[.G53]-[.I53]" office:value-type="float" office:value="9.8" calcext:value-type="float">
            <text:p>9.80</text:p>
          </table:table-cell>
          <table:table-cell table:formula="of:=[.I53]^3/[.S53]" office:value-type="float" office:value="48.4236734693878" calcext:value-type="float">
            <text:p>48.42</text:p>
          </table:table-cell>
          <table:table-cell office:value-type="float" office:value="0.09" calcext:value-type="float">
            <text:p>0.09</text:p>
          </table:table-cell>
          <table:table-cell office:value-type="float" office:value="10.12" calcext:value-type="float">
            <text:p>10.12</text:p>
          </table:table-cell>
          <table:table-cell office:value-type="float" office:value="0.12" calcext:value-type="float">
            <text:p>0.12</text:p>
          </table:table-cell>
          <table:table-cell table:formula="of:=[.S53]/[.I53]" office:value-type="float" office:value="1.25641025641026" calcext:value-type="float">
            <text:p>1.26</text:p>
          </table:table-cell>
          <table:table-cell table:formula="of:=[.W53]/[.F53]" office:value-type="float" office:value="0.0015" calcext:value-type="float">
            <text:p>0.0015</text:p>
          </table:table-cell>
          <table:table-cell office:value-type="float" office:value="0.0606407747719384" calcext:value-type="float">
            <text:p>0.0606407747719384</text:p>
          </table:table-cell>
          <table:table-cell table:formula="of:=1/6*3.14*([.G53]^3-[.I53]^3)*[.F53]*0.0008" office:value-type="float" office:value="166.703822506667" calcext:value-type="float">
            <text:p>167</text:p>
          </table:table-cell>
          <table:table-cell table:number-columns-repeated="5"/>
          <table:table-cell office:value-type="float" office:value="0.77212747594037" calcext:value-type="float">
            <text:p>0.77212747594037</text:p>
          </table:table-cell>
          <table:table-cell table:number-columns-repeated="991"/>
        </table:table-row>
        <table:table-row table:style-name="ro1">
          <table:table-cell table:style-name="ce44"/>
          <table:table-cell table:style-name="ce44" office:value-type="string" calcext:value-type="string">
            <text:p>experimentoDE_60x_OD_7_70fps__exp003</text:p>
          </table:table-cell>
          <table:table-cell table:style-name="ce44" office:value-type="float" office:value="97" calcext:value-type="float">
            <text:p>97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36.2" calcext:value-type="float">
            <text:p>36.2</text:p>
          </table:table-cell>
          <table:table-cell table:style-name="ce44"/>
          <table:table-cell table:style-name="ce44" office:value-type="float" office:value="5" calcext:value-type="float">
            <text:p>5</text:p>
          </table:table-cell>
          <table:table-cell table:style-name="ce44" table:number-columns-repeated="2"/>
          <table:table-cell table:style-name="ce44" office:value-type="string" calcext:value-type="string">
            <text:p>XY</text:p>
          </table:table-cell>
          <table:table-cell table:style-name="ce44" office:value-type="string" calcext:value-type="string">
            <text:p>Chile</text:p>
          </table:table-cell>
          <table:table-cell table:style-name="ce44" table:number-columns-repeated="4"/>
          <table:table-cell table:style-name="ce61" table:formula="of:=([.G54]-[.I54])/[.I54]/[.I54]" office:value-type="float" office:value="1.248" calcext:value-type="float">
            <text:p>1.25</text:p>
          </table:table-cell>
          <table:table-cell table:style-name="ce61" table:formula="of:=[.G54]-[.I54]" office:value-type="float" office:value="31.2" calcext:value-type="float">
            <text:p>31.20</text:p>
          </table:table-cell>
          <table:table-cell table:style-name="ce61" table:formula="of:=[.I54]^3/[.S54]" office:value-type="float" office:value="4.00641025641026" calcext:value-type="float">
            <text:p>4.01</text:p>
          </table:table-cell>
          <table:table-cell table:style-name="ce61" office:value-type="float" office:value="0.1" calcext:value-type="float">
            <text:p>0.10</text:p>
          </table:table-cell>
          <table:table-cell table:style-name="ce61" office:value-type="float" office:value="18.3" calcext:value-type="float">
            <text:p>18.30</text:p>
          </table:table-cell>
          <table:table-cell table:style-name="ce61" office:value-type="float" office:value="0.75" calcext:value-type="float">
            <text:p>0.75</text:p>
          </table:table-cell>
          <table:table-cell table:style-name="ce61" table:formula="of:=[.S54]/[.I54]" office:value-type="float" office:value="6.24" calcext:value-type="float">
            <text:p>6.24</text:p>
          </table:table-cell>
          <table:table-cell table:style-name="ce44" table:formula="of:=[.W54]/[.F54]" office:value-type="float" office:value="0.107142857142857" calcext:value-type="float">
            <text:p>0.107142857142857</text:p>
          </table:table-cell>
          <table:table-cell table:style-name="ce90" office:value-type="float" office:value="0.0711841481652193" calcext:value-type="float">
            <text:p>0.0711841481652193</text:p>
          </table:table-cell>
          <table:table-cell table:style-name="ce27" table:formula="of:=1/6*3.14*([.G54]^3-[.I54]^3)*[.F54]*0.0008" office:value-type="float" office:value="138.658420992" calcext:value-type="float">
            <text:p>139</text:p>
          </table:table-cell>
          <table:table-cell table:style-name="ce44" table:number-columns-repeated="4"/>
          <table:table-cell table:style-name="ce44" office:value-type="string" calcext:value-type="string">
            <text:p>bad</text:p>
          </table:table-cell>
          <table:table-cell office:value-type="float" office:value="0.504431883887175" calcext:value-type="float">
            <text:p>0.504431883887175</text:p>
          </table:table-cell>
          <table:table-cell table:style-name="ce44"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17.8" calcext:value-type="float">
            <text:p>17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55]-[.I55])/[.I55]/[.I55]" office:value-type="float" office:value="0.089319530362328" calcext:value-type="float">
            <text:p>0.09</text:p>
          </table:table-cell>
          <table:table-cell table:formula="of:=[.G55]-[.I55]" office:value-type="float" office:value="28.3" calcext:value-type="float">
            <text:p>28.30</text:p>
          </table:table-cell>
          <table:table-cell table:formula="of:=[.I55]^3/[.S55]" office:value-type="float" office:value="199.284522968198" calcext:value-type="float">
            <text:p>199.28</text:p>
          </table:table-cell>
          <table:table-cell office:value-type="float" office:value="0" calcext:value-type="float">
            <text:p>0.00</text:p>
          </table:table-cell>
          <table:table-cell office:value-type="float" office:value="2.59" calcext:value-type="float">
            <text:p>2.59</text:p>
          </table:table-cell>
          <table:table-cell office:value-type="float" office:value="0.14" calcext:value-type="float">
            <text:p>0.14</text:p>
          </table:table-cell>
          <table:table-cell table:formula="of:=[.S55]/[.I55]" office:value-type="float" office:value="1.58988764044944" calcext:value-type="float">
            <text:p>1.59</text:p>
          </table:table-cell>
          <table:table-cell table:formula="of:=[.W55]/[.F55]" office:value-type="float" office:value="0.02" calcext:value-type="float">
            <text:p>0.02</text:p>
          </table:table-cell>
          <table:table-cell office:value-type="float" office:value="0.0775335483127744" calcext:value-type="float">
            <text:p>0.0775335483127744</text:p>
          </table:table-cell>
          <table:table-cell table:formula="of:=1/6*3.14*([.G55]^3-[.I55]^3)*[.F55]*0.0008" office:value-type="float" office:value="270.595571922667" calcext:value-type="float">
            <text:p>271</text:p>
          </table:table-cell>
          <table:table-cell table:number-columns-repeated="5"/>
          <table:table-cell office:value-type="float" office:value="0.888199780694299" calcext:value-type="float">
            <text:p>0.888199780694299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11.5" calcext:value-type="float">
            <text:p>11.5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56]-[.I56])/[.I56]/[.I56]" office:value-type="float" office:value="0.241965973534972" calcext:value-type="float">
            <text:p>0.24</text:p>
          </table:table-cell>
          <table:table-cell table:formula="of:=[.G56]-[.I56]" office:value-type="float" office:value="32" calcext:value-type="float">
            <text:p>32.00</text:p>
          </table:table-cell>
          <table:table-cell table:formula="of:=[.I56]^3/[.S56]" office:value-type="float" office:value="47.52734375" calcext:value-type="float">
            <text:p>47.53</text:p>
          </table:table-cell>
          <table:table-cell office:value-type="float" office:value="0" calcext:value-type="float">
            <text:p>0.00</text:p>
          </table:table-cell>
          <table:table-cell office:value-type="float" office:value="3.63" calcext:value-type="float">
            <text:p>3.63</text:p>
          </table:table-cell>
          <table:table-cell office:value-type="float" office:value="0.34" calcext:value-type="float">
            <text:p>0.34</text:p>
          </table:table-cell>
          <table:table-cell table:formula="of:=[.S56]/[.I56]" office:value-type="float" office:value="2.78260869565217" calcext:value-type="float">
            <text:p>2.78</text:p>
          </table:table-cell>
          <table:table-cell table:formula="of:=[.W56]/[.F56]" office:value-type="float" office:value="0.0485714285714286" calcext:value-type="float">
            <text:p>0.0485714285714286</text:p>
          </table:table-cell>
          <table:table-cell office:value-type="float" office:value="0.0171351045513521" calcext:value-type="float">
            <text:p>0.0171351045513521</text:p>
          </table:table-cell>
          <table:table-cell table:formula="of:=1/6*3.14*([.G56]^3-[.I56]^3)*[.F56]*0.0008" office:value-type="float" office:value="236.774421333333" calcext:value-type="float">
            <text:p>237</text:p>
          </table:table-cell>
          <table:table-cell table:number-columns-repeated="5"/>
          <table:table-cell office:value-type="float" office:value="0.891684184405318" calcext:value-type="float">
            <text:p>0.891684184405318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/>
          <table:table-cell office:value-type="float" office:value="21.4" calcext:value-type="float">
            <text:p>21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G57]-[.I57])/[.I57]/[.I57]" office:value-type="float" office:value="0.0871255131452529" calcext:value-type="float">
            <text:p>0.09</text:p>
          </table:table-cell>
          <table:table-cell table:formula="of:=[.G57]-[.I57]" office:value-type="float" office:value="39.9" calcext:value-type="float">
            <text:p>39.90</text:p>
          </table:table-cell>
          <table:table-cell table:formula="of:=[.I57]^3/[.S57]" office:value-type="float" office:value="245.622656641604" calcext:value-type="float">
            <text:p>245.62</text:p>
          </table:table-cell>
          <table:table-cell office:value-type="float" office:value="0.48" calcext:value-type="float">
            <text:p>0.48</text:p>
          </table:table-cell>
          <table:table-cell office:value-type="float" office:value="1.95" calcext:value-type="float">
            <text:p>1.95</text:p>
          </table:table-cell>
          <table:table-cell office:value-type="float" office:value="2.8" calcext:value-type="float">
            <text:p>2.80</text:p>
          </table:table-cell>
          <table:table-cell table:formula="of:=[.S57]/[.I57]" office:value-type="float" office:value="1.86448598130841" calcext:value-type="float">
            <text:p>1.86</text:p>
          </table:table-cell>
          <table:table-cell table:formula="of:=[.W57]/[.F57]" office:value-type="float" office:value="0.07" calcext:value-type="float">
            <text:p>0.07</text:p>
          </table:table-cell>
          <table:table-cell office:value-type="float" office:value="0.0254119878031298" calcext:value-type="float">
            <text:p>0.0254119878031298</text:p>
          </table:table-cell>
          <table:table-cell table:formula="of:=1/6*3.14*([.G57]^3-[.I57]^3)*[.F57]*0.0008" office:value-type="float" office:value="3693.41123424" calcext:value-type="float">
            <text:p>3,693</text:p>
          </table:table-cell>
          <table:table-cell table:number-columns-repeated="5"/>
          <table:table-cell office:value-type="float" office:value="0.268632110744561" calcext:value-type="float">
            <text:p>0.268632110744561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/>
          <table:table-cell office:value-type="float" office:value="11.6" calcext:value-type="float">
            <text:p>11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G58]-[.I58])/[.I58]/[.I58]" office:value-type="float" office:value="0.360434007134364" calcext:value-type="float">
            <text:p>0.36</text:p>
          </table:table-cell>
          <table:table-cell table:formula="of:=[.G58]-[.I58]" office:value-type="float" office:value="48.5" calcext:value-type="float">
            <text:p>48.50</text:p>
          </table:table-cell>
          <table:table-cell table:formula="of:=[.I58]^3/[.S58]" office:value-type="float" office:value="32.1834226804124" calcext:value-type="float">
            <text:p>32.18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3.57" calcext:value-type="float">
            <text:p>3.57</text:p>
          </table:table-cell>
          <table:table-cell table:style-name="Default" office:value-type="float" office:value="3.09" calcext:value-type="float">
            <text:p>3.09</text:p>
          </table:table-cell>
          <table:table-cell table:formula="of:=[.S58]/[.I58]" office:value-type="float" office:value="4.18103448275862" calcext:value-type="float">
            <text:p>4.18</text:p>
          </table:table-cell>
          <table:table-cell table:formula="of:=[.W59]/[.F58]" office:value-type="float" office:value="0.02925" calcext:value-type="float">
            <text:p>0.02925</text:p>
          </table:table-cell>
          <table:table-cell office:value-type="float" office:value="0.0354578115162677" calcext:value-type="float">
            <text:p>0.0354578115162677</text:p>
          </table:table-cell>
          <table:table-cell table:formula="of:=1/6*3.14*([.G58]^3-[.I58]^3)*[.F58]*0.0008" office:value-type="float" office:value="3609.25675573333" calcext:value-type="float">
            <text:p>3,60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.1" calcext:value-type="float">
            <text:p>7.1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59]-[.I59])/[.I59]/[.I59]" office:value-type="float" office:value="0.335250942273358" calcext:value-type="float">
            <text:p>0.34</text:p>
          </table:table-cell>
          <table:table-cell table:formula="of:=[.G59]-[.I59]" office:value-type="float" office:value="16.9" calcext:value-type="float">
            <text:p>16.90</text:p>
          </table:table-cell>
          <table:table-cell table:formula="of:=[.I59]^3/[.S59]" office:value-type="float" office:value="21.1781656804734" calcext:value-type="float">
            <text:p>21.18</text:p>
          </table:table-cell>
          <table:table-cell office:value-type="float" office:value="0.42" calcext:value-type="float">
            <text:p>0.42</text:p>
          </table:table-cell>
          <table:table-cell office:value-type="float" office:value="6.53" calcext:value-type="float">
            <text:p>6.53</text:p>
          </table:table-cell>
          <table:table-cell office:value-type="float" office:value="1.17" calcext:value-type="float">
            <text:p>1.17</text:p>
          </table:table-cell>
          <table:table-cell table:formula="of:=[.S59]/[.I59]" office:value-type="float" office:value="2.38028169014084" calcext:value-type="float">
            <text:p>2.38</text:p>
          </table:table-cell>
          <table:table-cell table:formula="of:=[.W60]/[.F59]" office:value-type="float" office:value="0.0355" calcext:value-type="float">
            <text:p>0.0355</text:p>
          </table:table-cell>
          <table:table-cell office:value-type="float" office:value="0.0414205788225166" calcext:value-type="float">
            <text:p>0.0414205788225166</text:p>
          </table:table-cell>
          <table:table-cell table:formula="of:=1/6*3.14*([.G59]^3-[.I59]^3)*[.F59]*0.0008" office:value-type="float" office:value="225.512103786667" calcext:value-type="float">
            <text:p>226</text:p>
          </table:table-cell>
          <table:table-cell table:number-columns-repeated="5"/>
          <table:table-cell office:value-type="float" office:value="0.833157465939102" calcext:value-type="float">
            <text:p>0.833157465939102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/>
          <table:table-cell office:value-type="float" office:value="7.9" calcext:value-type="float">
            <text:p>7.9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G60]-[.I60])/[.I60]/[.I60]" office:value-type="float" office:value="0.38775837205576" calcext:value-type="float">
            <text:p>0.39</text:p>
          </table:table-cell>
          <table:table-cell table:formula="of:=[.G60]-[.I60]" office:value-type="float" office:value="24.2" calcext:value-type="float">
            <text:p>24.20</text:p>
          </table:table-cell>
          <table:table-cell table:formula="of:=[.I60]^3/[.S60]" office:value-type="float" office:value="20.3735123966942" calcext:value-type="float">
            <text:p>20.37</text:p>
          </table:table-cell>
          <table:table-cell office:value-type="float" office:value="0.72" calcext:value-type="float">
            <text:p>0.72</text:p>
          </table:table-cell>
          <table:table-cell office:value-type="float" office:value="4.22" calcext:value-type="float">
            <text:p>4.22</text:p>
          </table:table-cell>
          <table:table-cell office:value-type="float" office:value="1.42" calcext:value-type="float">
            <text:p>1.42</text:p>
          </table:table-cell>
          <table:table-cell table:formula="of:=[.S60]/[.I60]" office:value-type="float" office:value="3.06329113924051" calcext:value-type="float">
            <text:p>3.06</text:p>
          </table:table-cell>
          <table:table-cell table:formula="of:=[.W60]/[.F60]" office:value-type="float" office:value="0.0355" calcext:value-type="float">
            <text:p>0.0355</text:p>
          </table:table-cell>
          <table:table-cell office:value-type="float" office:value="0.101734547178403" calcext:value-type="float">
            <text:p>0.101734547178403</text:p>
          </table:table-cell>
          <table:table-cell table:formula="of:=1/6*3.14*([.G60]^3-[.I60]^3)*[.F60]*0.0008" office:value-type="float" office:value="545.658683093334" calcext:value-type="float">
            <text:p>54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/>
          <table:table-cell office:value-type="float" office:value="20.4" calcext:value-type="float">
            <text:p>20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G61]-[.I61])/[.I61]/[.I61]" office:value-type="float" office:value="0.110534409842368" calcext:value-type="float">
            <text:p>0.11</text:p>
          </table:table-cell>
          <table:table-cell table:formula="of:=[.G61]-[.I61]" office:value-type="float" office:value="46" calcext:value-type="float">
            <text:p>46.00</text:p>
          </table:table-cell>
          <table:table-cell table:formula="of:=[.I61]^3/[.S61]" office:value-type="float" office:value="184.557913043478" calcext:value-type="float">
            <text:p>184.56</text:p>
          </table:table-cell>
          <table:table-cell office:value-type="float" office:value="0.45" calcext:value-type="float">
            <text:p>0.45</text:p>
          </table:table-cell>
          <table:table-cell office:value-type="float" office:value="1.05" calcext:value-type="float">
            <text:p>1.05</text:p>
          </table:table-cell>
          <table:table-cell office:value-type="float" office:value="6.06" calcext:value-type="float">
            <text:p>6.06</text:p>
          </table:table-cell>
          <table:table-cell table:formula="of:=[.S61]/[.I61]" office:value-type="float" office:value="2.25490196078431" calcext:value-type="float">
            <text:p>2.25</text:p>
          </table:table-cell>
          <table:table-cell table:formula="of:=[.W61]/[.F61]" office:value-type="float" office:value="0.1515" calcext:value-type="float">
            <text:p>0.1515</text:p>
          </table:table-cell>
          <table:table-cell office:value-type="float" office:value="0.0642617281447113" calcext:value-type="float">
            <text:p>0.0642617281447113</text:p>
          </table:table-cell>
          <table:table-cell table:formula="of:=1/6*3.14*([.G61]^3-[.I61]^3)*[.F61]*0.0008" office:value-type="float" office:value="4760.49588906667" calcext:value-type="float">
            <text:p>4,76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8.9" calcext:value-type="float">
            <text:p>8.9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G62]-[.I62])/[.I62]/[.I62]" office:value-type="float" office:value="0.54412321676556" calcext:value-type="float">
            <text:p>0.54</text:p>
          </table:table-cell>
          <table:table-cell table:formula="of:=[.G62]-[.I62]" office:value-type="float" office:value="43.1" calcext:value-type="float">
            <text:p>43.10</text:p>
          </table:table-cell>
          <table:table-cell table:formula="of:=[.I62]^3/[.S62]" office:value-type="float" office:value="16.3565893271462" calcext:value-type="float">
            <text:p>16.36</text:p>
          </table:table-cell>
          <table:table-cell office:value-type="float" office:value="0.13" calcext:value-type="float">
            <text:p>0.13</text:p>
          </table:table-cell>
          <table:table-cell office:value-type="float" office:value="11.23" calcext:value-type="float">
            <text:p>11.23</text:p>
          </table:table-cell>
          <table:table-cell office:value-type="float" office:value="6.35" calcext:value-type="float">
            <text:p>6.35</text:p>
          </table:table-cell>
          <table:table-cell table:formula="of:=[.S62]/[.I62]" office:value-type="float" office:value="4.84269662921348" calcext:value-type="float">
            <text:p>4.84</text:p>
          </table:table-cell>
          <table:table-cell table:formula="of:=[.W62]/[.F62]" office:value-type="float" office:value="0.15875" calcext:value-type="float">
            <text:p>0.15875</text:p>
          </table:table-cell>
          <table:table-cell office:value-type="float" office:value="0.0310189296212792" calcext:value-type="float">
            <text:p>0.0310189296212792</text:p>
          </table:table-cell>
          <table:table-cell table:formula="of:=1/6*3.14*([.G62]^3-[.I62]^3)*[.F62]*0.0008" office:value-type="float" office:value="2342.90942581333" calcext:value-type="float">
            <text:p>2,343</text:p>
          </table:table-cell>
          <table:table-cell table:number-columns-repeated="5"/>
          <table:table-cell office:value-type="float" office:value="1.42467458843287" calcext:value-type="float">
            <text:p>1.42467458843287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/>
          <table:table-cell office:value-type="float" office:value="33.8" calcext:value-type="float">
            <text:p>33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formula="of:=([.G63]-[.I63])/[.I63]/[.I63]" office:value-type="float" office:value="0.0282728195791464" calcext:value-type="float">
            <text:p>0.03</text:p>
          </table:table-cell>
          <table:table-cell table:formula="of:=[.G63]-[.I63]" office:value-type="float" office:value="32.3" calcext:value-type="float">
            <text:p>32.30</text:p>
          </table:table-cell>
          <table:table-cell table:formula="of:=[.I63]^3/[.S63]" office:value-type="float" office:value="1195.49448916409" calcext:value-type="float">
            <text:p>1195.49</text:p>
          </table:table-cell>
          <table:table-cell office:value-type="float" office:value="0.13" calcext:value-type="float">
            <text:p>0.13</text:p>
          </table:table-cell>
          <table:table-cell office:value-type="float" office:value="5.74" calcext:value-type="float">
            <text:p>5.74</text:p>
          </table:table-cell>
          <table:table-cell office:value-type="float" office:value="0.73" calcext:value-type="float">
            <text:p>0.73</text:p>
          </table:table-cell>
          <table:table-cell table:formula="of:=[.S63]/[.I63]" office:value-type="float" office:value="0.955621301775148" calcext:value-type="float">
            <text:p>0.96</text:p>
          </table:table-cell>
          <table:table-cell table:formula="of:=[.W63]/[.F63]" office:value-type="float" office:value="0.00584" calcext:value-type="float">
            <text:p>0.00584</text:p>
          </table:table-cell>
          <table:table-cell office:value-type="float" office:value="0.119254138213299" calcext:value-type="float">
            <text:p>0.119254138213299</text:p>
          </table:table-cell>
          <table:table-cell table:formula="of:=1/6*3.14*([.G63]^3-[.I63]^3)*[.F63]*0.0008" office:value-type="float" office:value="13093.2928376667" calcext:value-type="float">
            <text:p>13,093</text:p>
          </table:table-cell>
          <table:table-cell table:number-columns-repeated="5"/>
          <table:table-cell office:value-type="float" office:value="0.239162462585985" calcext:value-type="float">
            <text:p>0.239162462585985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/>
          <table:table-cell office:value-type="float" office:value="6.7" calcext:value-type="float">
            <text:p>6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G64]-[.I64])/[.I64]/[.I64]" office:value-type="float" office:value="0.374248162174204" calcext:value-type="float">
            <text:p>0.37</text:p>
          </table:table-cell>
          <table:table-cell table:formula="of:=[.G64]-[.I64]" office:value-type="float" office:value="16.8" calcext:value-type="float">
            <text:p>16.80</text:p>
          </table:table-cell>
          <table:table-cell table:formula="of:=[.I64]^3/[.S64]" office:value-type="float" office:value="17.9025595238095" calcext:value-type="float">
            <text:p>17.90</text:p>
          </table:table-cell>
          <table:table-cell office:value-type="float" office:value="0.03" calcext:value-type="float">
            <text:p>0.03</text:p>
          </table:table-cell>
          <table:table-cell office:value-type="float" office:value="2.2" calcext:value-type="float">
            <text:p>2.20</text:p>
          </table:table-cell>
          <table:table-cell office:value-type="float" office:value="0.89" calcext:value-type="float">
            <text:p>0.89</text:p>
          </table:table-cell>
          <table:table-cell table:formula="of:=[.S64]/[.I64]" office:value-type="float" office:value="2.50746268656716" calcext:value-type="float">
            <text:p>2.51</text:p>
          </table:table-cell>
          <table:table-cell table:formula="of:=[.W64]/[.F64]" office:value-type="float" office:value="0.00712" calcext:value-type="float">
            <text:p>0.00712</text:p>
          </table:table-cell>
          <table:table-cell office:value-type="float" office:value="0.0425663954799395" calcext:value-type="float">
            <text:p>0.0425663954799395</text:p>
          </table:table-cell>
          <table:table-cell table:formula="of:=1/6*3.14*([.G64]^3-[.I64]^3)*[.F64]*0.0008" office:value-type="float" office:value="663.435528" calcext:value-type="float">
            <text:p>66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table:style-name="Default" office:value-type="float" office:value="0.11" calcext:value-type="float">
            <text:p>0.1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/>
          <table:table-cell office:value-type="float" office:value="15.9" calcext:value-type="float">
            <text:p>15.9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G65]-[.I65])/[.I65]/[.I65]" office:value-type="float" office:value="0.16415489893596" calcext:value-type="float">
            <text:p>0.16</text:p>
          </table:table-cell>
          <table:table-cell table:formula="of:=[.G65]-[.I65]" office:value-type="float" office:value="41.5" calcext:value-type="float">
            <text:p>41.50</text:p>
          </table:table-cell>
          <table:table-cell table:formula="of:=[.I65]^3/[.S65]" office:value-type="float" office:value="96.859734939759" calcext:value-type="float">
            <text:p>96.86</text:p>
          </table:table-cell>
          <table:table-cell office:value-type="float" office:value="0.39" calcext:value-type="float">
            <text:p>0.39</text:p>
          </table:table-cell>
          <table:table-cell office:value-type="float" office:value="2.59" calcext:value-type="float">
            <text:p>2.59</text:p>
          </table:table-cell>
          <table:table-cell office:value-type="float" office:value="12.63" calcext:value-type="float">
            <text:p>12.63</text:p>
          </table:table-cell>
          <table:table-cell table:formula="of:=[.S65]/[.I65]" office:value-type="float" office:value="2.61006289308176" calcext:value-type="float">
            <text:p>2.61</text:p>
          </table:table-cell>
          <table:table-cell table:formula="of:=[.W65]/[.F65]" office:value-type="float" office:value="0.180428571428571" calcext:value-type="float">
            <text:p>0.180428571428571</text:p>
          </table:table-cell>
          <table:table-cell office:value-type="float" office:value="0.0567136641823695" calcext:value-type="float">
            <text:p>0.0567136641823695</text:p>
          </table:table-cell>
          <table:table-cell table:formula="of:=1/6*3.14*([.G65]^3-[.I65]^3)*[.F65]*0.0008" office:value-type="float" office:value="5424.65066546667" calcext:value-type="float">
            <text:p>5,425</text:p>
          </table:table-cell>
          <table:table-cell table:number-columns-repeated="5"/>
          <table:table-cell office:value-type="float" office:value="1.21753103538556" calcext:value-type="float">
            <text:p>1.21753103538556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5.4" calcext:value-type="float">
            <text:p>25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G66]-[.I66])/[.I66]/[.I66]" office:value-type="float" office:value="0.0505301010602021" calcext:value-type="float">
            <text:p>0.05</text:p>
          </table:table-cell>
          <table:table-cell table:formula="of:=[.G66]-[.I66]" office:value-type="float" office:value="32.6" calcext:value-type="float">
            <text:p>32.60</text:p>
          </table:table-cell>
          <table:table-cell table:formula="of:=[.I66]^3/[.S66]" office:value-type="float" office:value="502.670674846626" calcext:value-type="float">
            <text:p>502.67</text:p>
          </table:table-cell>
          <table:table-cell office:value-type="float" office:value="0.19" calcext:value-type="float">
            <text:p>0.19</text:p>
          </table:table-cell>
          <table:table-cell office:value-type="float" office:value="1.49" calcext:value-type="float">
            <text:p>1.49</text:p>
          </table:table-cell>
          <table:table-cell office:value-type="float" office:value="0.52" calcext:value-type="float">
            <text:p>0.52</text:p>
          </table:table-cell>
          <table:table-cell table:formula="of:=[.S66]/[.I66]" office:value-type="float" office:value="1.28346456692913" calcext:value-type="float">
            <text:p>1.28</text:p>
          </table:table-cell>
          <table:table-cell table:formula="of:=[.W66]/[.F66]" office:value-type="float" office:value="0.013" calcext:value-type="float">
            <text:p>0.013</text:p>
          </table:table-cell>
          <table:table-cell office:value-type="float" office:value="0.0856755292645246" calcext:value-type="float">
            <text:p>0.0856755292645246</text:p>
          </table:table-cell>
          <table:table-cell table:formula="of:=1/6*3.14*([.G66]^3-[.I66]^3)*[.F66]*0.0008" office:value-type="float" office:value="2993.04692821333" calcext:value-type="float">
            <text:p>2,993</text:p>
          </table:table-cell>
          <table:table-cell table:number-columns-repeated="5"/>
          <table:table-cell office:value-type="float" office:value="0.619634194306433" calcext:value-type="float">
            <text:p>0.619634194306433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/>
          <table:table-cell office:value-type="float" office:value="18.3" calcext:value-type="float">
            <text:p>18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G67]-[.I67])/[.I67]/[.I67]" office:value-type="float" office:value="0.0770402221625011" calcext:value-type="float">
            <text:p>0.08</text:p>
          </table:table-cell>
          <table:table-cell table:formula="of:=[.G67]-[.I67]" office:value-type="float" office:value="25.8" calcext:value-type="float">
            <text:p>25.80</text:p>
          </table:table-cell>
          <table:table-cell table:formula="of:=[.I67]^3/[.S67]" office:value-type="float" office:value="237.538255813954" calcext:value-type="float">
            <text:p>237.54</text:p>
          </table:table-cell>
          <table:table-cell office:value-type="float" office:value="0.12" calcext:value-type="float">
            <text:p>0.12</text:p>
          </table:table-cell>
          <table:table-cell office:value-type="float" office:value="2.68" calcext:value-type="float">
            <text:p>2.68</text:p>
          </table:table-cell>
          <table:table-cell office:value-type="float" office:value="0.78" calcext:value-type="float">
            <text:p>0.78</text:p>
          </table:table-cell>
          <table:table-cell table:formula="of:=[.S67]/[.I67]" office:value-type="float" office:value="1.40983606557377" calcext:value-type="float">
            <text:p>1.41</text:p>
          </table:table-cell>
          <table:table-cell table:formula="of:=[.W67]/[.F67]" office:value-type="float" office:value="0.0195" calcext:value-type="float">
            <text:p>0.0195</text:p>
          </table:table-cell>
          <table:table-cell office:value-type="float" office:value="0.0170455375167167" calcext:value-type="float">
            <text:p>0.0170455375167167</text:p>
          </table:table-cell>
          <table:table-cell table:formula="of:=1/6*3.14*([.G67]^3-[.I67]^3)*[.F67]*0.0008" office:value-type="float" office:value="1333.66491072" calcext:value-type="float">
            <text:p>1,334</text:p>
          </table:table-cell>
          <table:table-cell table:number-columns-repeated="5"/>
          <table:table-cell office:value-type="float" office:value="0.941341270959919" calcext:value-type="float">
            <text:p>0.941341270959919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/>
          <table:table-cell office:value-type="float" office:value="17.5" calcext:value-type="float">
            <text:p>17.5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G68]-[.I68])/[.I68]/[.I68]" office:value-type="float" office:value="0.0620408163265306" calcext:value-type="float">
            <text:p>0.06</text:p>
          </table:table-cell>
          <table:table-cell table:formula="of:=[.G68]-[.I68]" office:value-type="float" office:value="19" calcext:value-type="float">
            <text:p>19.00</text:p>
          </table:table-cell>
          <table:table-cell table:formula="of:=[.I68]^3/[.S68]" office:value-type="float" office:value="282.072368421053" calcext:value-type="float">
            <text:p>282.07</text:p>
          </table:table-cell>
          <table:table-cell office:value-type="float" office:value="0.1" calcext:value-type="float">
            <text:p>0.10</text:p>
          </table:table-cell>
          <table:table-cell office:value-type="float" office:value="2.55" calcext:value-type="float">
            <text:p>2.55</text:p>
          </table:table-cell>
          <table:table-cell office:value-type="float" office:value="0.5" calcext:value-type="float">
            <text:p>0.50</text:p>
          </table:table-cell>
          <table:table-cell table:formula="of:=[.S68]/[.I68]" office:value-type="float" office:value="1.08571428571429" calcext:value-type="float">
            <text:p>1.09</text:p>
          </table:table-cell>
          <table:table-cell table:formula="of:=[.W68]/[.F68]" office:value-type="float" office:value="0.0125" calcext:value-type="float">
            <text:p>0.0125</text:p>
          </table:table-cell>
          <table:table-cell office:value-type="float" office:value="0.0370738234069052" calcext:value-type="float">
            <text:p>0.0370738234069052</text:p>
          </table:table-cell>
          <table:table-cell table:formula="of:=1/6*3.14*([.G68]^3-[.I68]^3)*[.F68]*0.0008" office:value-type="float" office:value="724.590586666667" calcext:value-type="float">
            <text:p>725</text:p>
          </table:table-cell>
          <table:table-cell table:number-columns-repeated="5"/>
          <table:table-cell office:value-type="float" office:value="1.23451498896266" calcext:value-type="float">
            <text:p>1.23451498896266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/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G69]-[.I69])/[.I69]/[.I69]" office:value-type="float" office:value="0.065356721200877" calcext:value-type="float">
            <text:p>0.07</text:p>
          </table:table-cell>
          <table:table-cell table:formula="of:=[.G69]-[.I69]" office:value-type="float" office:value="15.5" calcext:value-type="float">
            <text:p>15.50</text:p>
          </table:table-cell>
          <table:table-cell table:formula="of:=[.I69]^3/[.S69]" office:value-type="float" office:value="235.629935483871" calcext:value-type="float">
            <text:p>235.63</text:p>
          </table:table-cell>
          <table:table-cell office:value-type="float" office:value="0.12" calcext:value-type="float">
            <text:p>0.12</text:p>
          </table:table-cell>
          <table:table-cell office:value-type="float" office:value="3.11" calcext:value-type="float">
            <text:p>3.11</text:p>
          </table:table-cell>
          <table:table-cell office:value-type="float" office:value="0.56" calcext:value-type="float">
            <text:p>0.56</text:p>
          </table:table-cell>
          <table:table-cell table:formula="of:=[.S69]/[.I69]" office:value-type="float" office:value="1.00649350649351" calcext:value-type="float">
            <text:p>1.01</text:p>
          </table:table-cell>
          <table:table-cell table:formula="of:=[.W69]/[.F69]" office:value-type="float" office:value="0.014" calcext:value-type="float">
            <text:p>0.014</text:p>
          </table:table-cell>
          <table:table-cell office:value-type="float" office:value="0.0388166113938027" calcext:value-type="float">
            <text:p>0.0388166113938027</text:p>
          </table:table-cell>
          <table:table-cell table:formula="of:=1/6*3.14*([.G69]^3-[.I69]^3)*[.F69]*0.0008" office:value-type="float" office:value="432.924192533333" calcext:value-type="float">
            <text:p>433</text:p>
          </table:table-cell>
          <table:table-cell table:number-columns-repeated="5"/>
          <table:table-cell office:value-type="float" office:value="1.46152099452207" calcext:value-type="float">
            <text:p>1.46152099452207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.6" calcext:value-type="float">
            <text:p>6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G70]-[.I70])/[.I70]/[.I70]" office:value-type="float" office:value="0.445362718089991" calcext:value-type="float">
            <text:p>0.45</text:p>
          </table:table-cell>
          <table:table-cell table:formula="of:=[.G70]-[.I70]" office:value-type="float" office:value="19.4" calcext:value-type="float">
            <text:p>19.40</text:p>
          </table:table-cell>
          <table:table-cell table:formula="of:=[.I70]^3/[.S70]" office:value-type="float" office:value="14.819381443299" calcext:value-type="float">
            <text:p>14.82</text:p>
          </table:table-cell>
          <table:table-cell office:value-type="float" office:value="0.06" calcext:value-type="float">
            <text:p>0.06</text:p>
          </table:table-cell>
          <table:table-cell office:value-type="float" office:value="7.53" calcext:value-type="float">
            <text:p>7.53</text:p>
          </table:table-cell>
          <table:table-cell office:value-type="float" office:value="0.67" calcext:value-type="float">
            <text:p>0.67</text:p>
          </table:table-cell>
          <table:table-cell table:formula="of:=[.S70]/[.I70]" office:value-type="float" office:value="2.93939393939394" calcext:value-type="float">
            <text:p>2.94</text:p>
          </table:table-cell>
          <table:table-cell table:formula="of:=[.W70]/[.F70]" office:value-type="float" office:value="0.00893333333333333" calcext:value-type="float">
            <text:p>0.00893333333333333</text:p>
          </table:table-cell>
          <table:table-cell office:value-type="float" office:value="0.0542340930457602" calcext:value-type="float">
            <text:p>0.0542340930457602</text:p>
          </table:table-cell>
          <table:table-cell table:formula="of:=1/6*3.14*([.G70]^3-[.I70]^3)*[.F70]*0.0008" office:value-type="float" office:value="542.8590256" calcext:value-type="float">
            <text:p>543</text:p>
          </table:table-cell>
          <table:table-cell table:number-columns-repeated="5"/>
          <table:table-cell office:value-type="float" office:value="1.0608942516619" calcext:value-type="float">
            <text:p>1.0608942516619</text:p>
          </table:table-cell>
          <table:table-cell table:number-columns-repeated="991"/>
        </table:table-row>
        <table:table-row table:style-name="ro1">
          <table:table-cell table:style-name="ce44"/>
          <table:table-cell table:style-name="ce44" office:value-type="string" calcext:value-type="string">
            <text:p>experimentoDE_510121_OD75_50fps_exp1001</text:p>
          </table:table-cell>
          <table:table-cell table:style-name="ce44" office:value-type="float" office:value="114" calcext:value-type="float">
            <text:p>114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40" calcext:value-type="float">
            <text:p>40</text:p>
          </table:table-cell>
          <table:table-cell table:style-name="ce44"/>
          <table:table-cell table:style-name="ce44" office:value-type="float" office:value="5.4" calcext:value-type="float">
            <text:p>5.4</text:p>
          </table:table-cell>
          <table:table-cell table:style-name="ce44" table:number-columns-repeated="2"/>
          <table:table-cell table:style-name="ce44" office:value-type="string" calcext:value-type="string">
            <text:p>XY</text:p>
          </table:table-cell>
          <table:table-cell table:style-name="ce44" office:value-type="string" calcext:value-type="string">
            <text:p>Chile</text:p>
          </table:table-cell>
          <table:table-cell table:style-name="ce44" table:number-columns-repeated="2"/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17" calcext:value-type="float">
            <text:p>17</text:p>
          </table:table-cell>
          <table:table-cell table:style-name="ce61" table:formula="of:=([.G71]-[.I71])/[.I71]/[.I71]" office:value-type="float" office:value="1.18655692729767" calcext:value-type="float">
            <text:p>1.19</text:p>
          </table:table-cell>
          <table:table-cell table:style-name="ce61" table:formula="of:=[.G71]-[.I71]" office:value-type="float" office:value="34.6" calcext:value-type="float">
            <text:p>34.60</text:p>
          </table:table-cell>
          <table:table-cell table:style-name="ce61" table:formula="of:=[.I71]^3/[.S71]" office:value-type="float" office:value="4.55098265895954" calcext:value-type="float">
            <text:p>4.55</text:p>
          </table:table-cell>
          <table:table-cell table:style-name="ce61" office:value-type="float" office:value="0.03" calcext:value-type="float">
            <text:p>0.03</text:p>
          </table:table-cell>
          <table:table-cell table:style-name="ce61" office:value-type="float" office:value="19.6" calcext:value-type="float">
            <text:p>19.60</text:p>
          </table:table-cell>
          <table:table-cell table:style-name="ce61" office:value-type="float" office:value="1.67" calcext:value-type="float">
            <text:p>1.67</text:p>
          </table:table-cell>
          <table:table-cell table:style-name="ce61" table:formula="of:=[.S71]/[.I71]" office:value-type="float" office:value="6.40740740740741" calcext:value-type="float">
            <text:p>6.41</text:p>
          </table:table-cell>
          <table:table-cell table:style-name="ce44" table:formula="of:=[.W71]/[.F71]" office:value-type="float" office:value="0.0222666666666667" calcext:value-type="float">
            <text:p>0.0222666666666667</text:p>
          </table:table-cell>
          <table:table-cell table:style-name="ce90" office:value-type="float" office:value="0.0725899705645385" calcext:value-type="float">
            <text:p>0.0725899705645385</text:p>
          </table:table-cell>
          <table:table-cell table:style-name="ce27" table:formula="of:=1/6*3.14*([.G71]^3-[.I71]^3)*[.F71]*0.0008" office:value-type="float" office:value="2004.6556304" calcext:value-type="float">
            <text:p>2,005</text:p>
          </table:table-cell>
          <table:table-cell table:style-name="ce44" table:number-columns-repeated="4"/>
          <table:table-cell table:style-name="ce44" office:value-type="string" calcext:value-type="string">
            <text:p>bad</text:p>
          </table:table-cell>
          <table:table-cell office:value-type="float" office:value="0.719423288155568" calcext:value-type="float">
            <text:p>0.719423288155568</text:p>
          </table:table-cell>
          <table:table-cell table:style-name="ce44" table:number-columns-repeated="991"/>
        </table:table-row>
        <table:table-row table:style-name="ro1">
          <table:table-cell table:style-name="ce44"/>
          <table:table-cell table:style-name="ce44" office:value-type="string" calcext:value-type="string">
            <text:p>experimentoDE_510121_OD75_50fps_exp1002</text:p>
          </table:table-cell>
          <table:table-cell table:style-name="ce44" office:value-type="float" office:value="115" calcext:value-type="float">
            <text:p>115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36.7" calcext:value-type="float">
            <text:p>36.7</text:p>
          </table:table-cell>
          <table:table-cell table:style-name="ce44"/>
          <table:table-cell table:style-name="ce44" office:value-type="float" office:value="10.8" calcext:value-type="float">
            <text:p>10.8</text:p>
          </table:table-cell>
          <table:table-cell table:style-name="ce44" table:number-columns-repeated="2"/>
          <table:table-cell table:style-name="ce44" office:value-type="string" calcext:value-type="string">
            <text:p>XY</text:p>
          </table:table-cell>
          <table:table-cell table:style-name="ce44" office:value-type="string" calcext:value-type="string">
            <text:p>Chile</text:p>
          </table:table-cell>
          <table:table-cell table:style-name="ce44" table:number-columns-repeated="2"/>
          <table:table-cell table:style-name="ce44" office:value-type="float" office:value="8.5" calcext:value-type="float">
            <text:p>8.5</text:p>
          </table:table-cell>
          <table:table-cell table:style-name="ce44" office:value-type="float" office:value="6.2" calcext:value-type="float">
            <text:p>6.2</text:p>
          </table:table-cell>
          <table:table-cell table:style-name="ce61" table:formula="of:=([.G72]-[.I72])/[.I72]/[.I72]" office:value-type="float" office:value="0.222050754458162" calcext:value-type="float">
            <text:p>0.22</text:p>
          </table:table-cell>
          <table:table-cell table:style-name="ce61" table:formula="of:=[.G72]-[.I72]" office:value-type="float" office:value="25.9" calcext:value-type="float">
            <text:p>25.90</text:p>
          </table:table-cell>
          <table:table-cell table:style-name="ce61" table:formula="of:=[.I72]^3/[.S72]" office:value-type="float" office:value="48.637528957529" calcext:value-type="float">
            <text:p>48.64</text:p>
          </table:table-cell>
          <table:table-cell table:style-name="ce61" office:value-type="float" office:value="0.08" calcext:value-type="float">
            <text:p>0.08</text:p>
          </table:table-cell>
          <table:table-cell table:style-name="ce61" office:value-type="float" office:value="6.05" calcext:value-type="float">
            <text:p>6.05</text:p>
          </table:table-cell>
          <table:table-cell table:style-name="ce61" office:value-type="float" office:value="0.71" calcext:value-type="float">
            <text:p>0.71</text:p>
          </table:table-cell>
          <table:table-cell table:style-name="ce61" table:formula="of:=[.S72]/[.I72]" office:value-type="float" office:value="2.39814814814815" calcext:value-type="float">
            <text:p>2.40</text:p>
          </table:table-cell>
          <table:table-cell table:style-name="ce44" table:formula="of:=[.W72]/[.F72]" office:value-type="float" office:value="0.00946666666666667" calcext:value-type="float">
            <text:p>0.00946666666666667</text:p>
          </table:table-cell>
          <table:table-cell table:style-name="ce90" office:value-type="float" office:value="0.0979647901909661" calcext:value-type="float">
            <text:p>0.0979647901909661</text:p>
          </table:table-cell>
          <table:table-cell table:style-name="ce27" table:formula="of:=1/6*3.14*([.G72]^3-[.I72]^3)*[.F72]*0.0008" office:value-type="float" office:value="1512.5741414" calcext:value-type="float">
            <text:p>1,513</text:p>
          </table:table-cell>
          <table:table-cell table:style-name="ce44" table:number-columns-repeated="5"/>
          <table:table-cell office:value-type="float" office:value="1.18815623545667" calcext:value-type="float">
            <text:p>1.18815623545667</text:p>
          </table:table-cell>
          <table:table-cell table:style-name="ce44"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/>
          <table:table-cell office:value-type="float" office:value="20.5" calcext:value-type="float">
            <text:p>20.5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G73]-[.I73])/[.I73]/[.I73]" office:value-type="float" office:value="0.115645449137418" calcext:value-type="float">
            <text:p>0.12</text:p>
          </table:table-cell>
          <table:table-cell table:formula="of:=[.G73]-[.I73]" office:value-type="float" office:value="48.6" calcext:value-type="float">
            <text:p>48.60</text:p>
          </table:table-cell>
          <table:table-cell table:formula="of:=[.I73]^3/[.S73]" office:value-type="float" office:value="177.265946502058" calcext:value-type="float">
            <text:p>177.27</text:p>
          </table:table-cell>
          <table:table-cell office:value-type="float" office:value="0.38" calcext:value-type="float">
            <text:p>0.38</text:p>
          </table:table-cell>
          <table:table-cell office:value-type="float" office:value="1.73" calcext:value-type="float">
            <text:p>1.73</text:p>
          </table:table-cell>
          <table:table-cell office:value-type="float" office:value="1.8" calcext:value-type="float">
            <text:p>1.80</text:p>
          </table:table-cell>
          <table:table-cell table:formula="of:=[.S73]/[.I73]" office:value-type="float" office:value="2.37073170731707" calcext:value-type="float">
            <text:p>2.37</text:p>
          </table:table-cell>
          <table:table-cell table:formula="of:=[.W73]/[.F73]" office:value-type="float" office:value="0.0225" calcext:value-type="float">
            <text:p>0.0225</text:p>
          </table:table-cell>
          <table:table-cell office:value-type="float" office:value="0.0530685161927769" calcext:value-type="float">
            <text:p>0.0530685161927769</text:p>
          </table:table-cell>
          <table:table-cell table:formula="of:=1/6*3.14*([.G73]^3-[.I73]^3)*[.F73]*0.0008" office:value-type="float" office:value="10762.22007936" calcext:value-type="float">
            <text:p>10,762</text:p>
          </table:table-cell>
          <table:table-cell table:number-columns-repeated="5"/>
          <table:table-cell office:value-type="float" office:value="1.38187715981057" calcext:value-type="float">
            <text:p>1.38187715981057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/>
          <table:table-cell office:value-type="float" office:value="24.3" calcext:value-type="float">
            <text:p>24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G74]-[.I74])/[.I74]/[.I74]" office:value-type="float" office:value="0.0260800352249826" calcext:value-type="float">
            <text:p>0.03</text:p>
          </table:table-cell>
          <table:table-cell table:formula="of:=[.G74]-[.I74]" office:value-type="float" office:value="15.4" calcext:value-type="float">
            <text:p>15.40</text:p>
          </table:table-cell>
          <table:table-cell table:formula="of:=[.I74]^3/[.S74]" office:value-type="float" office:value="931.747207792208" calcext:value-type="float">
            <text:p>931.75</text:p>
          </table:table-cell>
          <table:table-cell office:value-type="float" office:value="0" calcext:value-type="float">
            <text:p>0.00</text:p>
          </table:table-cell>
          <table:table-cell office:value-type="float" office:value="2.64" calcext:value-type="float">
            <text:p>2.64</text:p>
          </table:table-cell>
          <table:table-cell office:value-type="float" office:value="0.13" calcext:value-type="float">
            <text:p>0.13</text:p>
          </table:table-cell>
          <table:table-cell table:formula="of:=[.S74]/[.I74]" office:value-type="float" office:value="0.633744855967078" calcext:value-type="float">
            <text:p>0.63</text:p>
          </table:table-cell>
          <table:table-cell table:formula="of:=[.W74]/[.F74]" office:value-type="float" office:value="0.001625" calcext:value-type="float">
            <text:p>0.001625</text:p>
          </table:table-cell>
          <table:table-cell office:value-type="float" office:value="0.0270373076675656" calcext:value-type="float">
            <text:p>0.0270373076675656</text:p>
          </table:table-cell>
          <table:table-cell table:formula="of:=1/6*3.14*([.G74]^3-[.I74]^3)*[.F74]*0.0008" office:value-type="float" office:value="1615.11103189333" calcext:value-type="float">
            <text:p>1,615</text:p>
          </table:table-cell>
          <table:table-cell table:number-columns-repeated="5"/>
          <table:table-cell office:value-type="float" office:value="1.06241474554315" calcext:value-type="float">
            <text:p>1.06241474554315</text:p>
          </table:table-cell>
          <table:table-cell table:number-columns-repeated="991"/>
        </table:table-row>
        <table:table-row table:style-name="ro1">
          <table:table-cell table:style-name="ce44"/>
          <table:table-cell table:style-name="ce44" office:value-type="string" calcext:value-type="string">
            <text:p>experimentoDE_510121_OD80_50fps_exp1002</text:p>
          </table:table-cell>
          <table:table-cell table:style-name="ce44" office:value-type="float" office:value="118" calcext:value-type="float">
            <text:p>118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63.7" calcext:value-type="float">
            <text:p>63.7</text:p>
          </table:table-cell>
          <table:table-cell table:style-name="ce44"/>
          <table:table-cell table:style-name="ce44" office:value-type="float" office:value="18" calcext:value-type="float">
            <text:p>18</text:p>
          </table:table-cell>
          <table:table-cell table:style-name="ce44" table:number-columns-repeated="2"/>
          <table:table-cell table:style-name="ce44" office:value-type="string" calcext:value-type="string">
            <text:p>XY</text:p>
          </table:table-cell>
          <table:table-cell table:style-name="ce44" office:value-type="string" calcext:value-type="string">
            <text:p>Chile</text:p>
          </table:table-cell>
          <table:table-cell table:style-name="ce44" table:number-columns-repeated="2"/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3.5" calcext:value-type="float">
            <text:p>3.5</text:p>
          </table:table-cell>
          <table:table-cell table:style-name="ce61" table:formula="of:=([.G75]-[.I75])/[.I75]/[.I75]" office:value-type="float" office:value="0.141049382716049" calcext:value-type="float">
            <text:p>0.14</text:p>
          </table:table-cell>
          <table:table-cell table:style-name="ce61" table:formula="of:=[.G75]-[.I75]" office:value-type="float" office:value="45.7" calcext:value-type="float">
            <text:p>45.70</text:p>
          </table:table-cell>
          <table:table-cell table:style-name="ce61" table:formula="of:=[.I75]^3/[.S75]" office:value-type="float" office:value="127.614879649891" calcext:value-type="float">
            <text:p>127.61</text:p>
          </table:table-cell>
          <table:table-cell table:style-name="ce61" office:value-type="float" office:value="0.13" calcext:value-type="float">
            <text:p>0.13</text:p>
          </table:table-cell>
          <table:table-cell table:style-name="ce61" office:value-type="float" office:value="3.73" calcext:value-type="float">
            <text:p>3.73</text:p>
          </table:table-cell>
          <table:table-cell table:style-name="ce61" office:value-type="float" office:value="1.47" calcext:value-type="float">
            <text:p>1.47</text:p>
          </table:table-cell>
          <table:table-cell table:style-name="ce61" table:formula="of:=[.S75]/[.I75]" office:value-type="float" office:value="2.53888888888889" calcext:value-type="float">
            <text:p>2.54</text:p>
          </table:table-cell>
          <table:table-cell table:style-name="ce44" table:formula="of:=[.W75]/[.F75]" office:value-type="float" office:value="0.018375" calcext:value-type="float">
            <text:p>0.018375</text:p>
          </table:table-cell>
          <table:table-cell table:style-name="ce90" office:value-type="float" office:value="0.0269075922866681" calcext:value-type="float">
            <text:p>0.0269075922866681</text:p>
          </table:table-cell>
          <table:table-cell table:style-name="ce27" table:formula="of:=1/6*3.14*([.G75]^3-[.I75]^3)*[.F75]*0.0008" office:value-type="float" office:value="8461.85128981334" calcext:value-type="float">
            <text:p>8,462</text:p>
          </table:table-cell>
          <table:table-cell table:style-name="ce44" table:number-columns-repeated="5"/>
          <table:table-cell office:value-type="float" office:value="0.963223566478761" calcext:value-type="float">
            <text:p>0.963223566478761</text:p>
          </table:table-cell>
          <table:table-cell table:style-name="ce44" table:number-columns-repeated="991"/>
        </table:table-row>
        <table:table-row table:style-name="ro1">
          <table:table-cell table:style-name="ce44"/>
          <table:table-cell table:style-name="ce44" office:value-type="string" calcext:value-type="string">
            <text:p>experimentoDE_510121_OD150_50fps_exp1</text:p>
          </table:table-cell>
          <table:table-cell table:style-name="ce44" office:value-type="float" office:value="119" calcext:value-type="float">
            <text:p>119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50.6" calcext:value-type="float">
            <text:p>50.6</text:p>
          </table:table-cell>
          <table:table-cell table:style-name="ce44"/>
          <table:table-cell table:style-name="ce44" office:value-type="float" office:value="12.9" calcext:value-type="float">
            <text:p>12.9</text:p>
          </table:table-cell>
          <table:table-cell table:style-name="ce44" table:number-columns-repeated="2"/>
          <table:table-cell table:style-name="ce44" office:value-type="string" calcext:value-type="string">
            <text:p>XY</text:p>
          </table:table-cell>
          <table:table-cell table:style-name="ce44" office:value-type="string" calcext:value-type="string">
            <text:p>Chile</text:p>
          </table:table-cell>
          <table:table-cell table:style-name="ce44" table:number-columns-repeated="2"/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7" calcext:value-type="float">
            <text:p>7</text:p>
          </table:table-cell>
          <table:table-cell table:style-name="ce61" table:formula="of:=([.G76]-[.I76])/[.I76]/[.I76]" office:value-type="float" office:value="0.226548885283336" calcext:value-type="float">
            <text:p>0.23</text:p>
          </table:table-cell>
          <table:table-cell table:style-name="ce61" table:formula="of:=[.G76]-[.I76]" office:value-type="float" office:value="37.7" calcext:value-type="float">
            <text:p>37.70</text:p>
          </table:table-cell>
          <table:table-cell table:style-name="ce61" table:formula="of:=[.I76]^3/[.S76]" office:value-type="float" office:value="56.9413527851459" calcext:value-type="float">
            <text:p>56.94</text:p>
          </table:table-cell>
          <table:table-cell table:style-name="ce61" office:value-type="float" office:value="0.33" calcext:value-type="float">
            <text:p>0.33</text:p>
          </table:table-cell>
          <table:table-cell table:style-name="ce61" office:value-type="float" office:value="4.77" calcext:value-type="float">
            <text:p>4.77</text:p>
          </table:table-cell>
          <table:table-cell table:style-name="ce61" office:value-type="float" office:value="3.01" calcext:value-type="float">
            <text:p>3.01</text:p>
          </table:table-cell>
          <table:table-cell table:style-name="ce61" table:formula="of:=[.S76]/[.I76]" office:value-type="float" office:value="2.92248062015504" calcext:value-type="float">
            <text:p>2.92</text:p>
          </table:table-cell>
          <table:table-cell table:style-name="ce44" table:formula="of:=[.W76]/[.F76]" office:value-type="float" office:value="0.0200666666666667" calcext:value-type="float">
            <text:p>0.0200666666666667</text:p>
          </table:table-cell>
          <table:table-cell table:style-name="ce90" office:value-type="float" office:value="0.0326174767382737" calcext:value-type="float">
            <text:p>0.0326174767382737</text:p>
          </table:table-cell>
          <table:table-cell table:style-name="ce27" table:formula="of:=1/6*3.14*([.G76]^3-[.I76]^3)*[.F76]*0.0008" office:value-type="float" office:value="8001.1926956" calcext:value-type="float">
            <text:p>8,001</text:p>
          </table:table-cell>
          <table:table-cell table:style-name="ce44" table:number-columns-repeated="5"/>
          <table:table-cell office:value-type="float" office:value="1.05326577426142" calcext:value-type="float">
            <text:p>1.05326577426142</text:p>
          </table:table-cell>
          <table:table-cell table:style-name="ce44" table:number-columns-repeated="991"/>
        </table:table-row>
        <table:table-row table:style-name="ro1">
          <table:table-cell table:style-name="ce44"/>
          <table:table-cell table:style-name="ce44" office:value-type="string" calcext:value-type="string">
            <text:p>experimentoDE_510121_OD150_50fps_exp1001</text:p>
          </table:table-cell>
          <table:table-cell table:style-name="ce44" office:value-type="float" office:value="120" calcext:value-type="float">
            <text:p>120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64.7" calcext:value-type="float">
            <text:p>64.7</text:p>
          </table:table-cell>
          <table:table-cell table:style-name="ce44"/>
          <table:table-cell table:style-name="ce44" office:value-type="float" office:value="15.2" calcext:value-type="float">
            <text:p>15.2</text:p>
          </table:table-cell>
          <table:table-cell table:style-name="ce44" table:number-columns-repeated="2"/>
          <table:table-cell table:style-name="ce44" office:value-type="string" calcext:value-type="string">
            <text:p>XY</text:p>
          </table:table-cell>
          <table:table-cell table:style-name="ce44" office:value-type="string" calcext:value-type="string">
            <text:p>Chile</text:p>
          </table:table-cell>
          <table:table-cell table:style-name="ce44" table:number-columns-repeated="2"/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3" calcext:value-type="float">
            <text:p>3</text:p>
          </table:table-cell>
          <table:table-cell table:style-name="ce61" table:formula="of:=([.G77]-[.I77])/[.I77]/[.I77]" office:value-type="float" office:value="0.214248614958449" calcext:value-type="float">
            <text:p>0.21</text:p>
          </table:table-cell>
          <table:table-cell table:style-name="ce61" table:formula="of:=[.G77]-[.I77]" office:value-type="float" office:value="49.5" calcext:value-type="float">
            <text:p>49.50</text:p>
          </table:table-cell>
          <table:table-cell table:style-name="ce61" table:formula="of:=[.I77]^3/[.S77]" office:value-type="float" office:value="70.9456161616162" calcext:value-type="float">
            <text:p>70.95</text:p>
          </table:table-cell>
          <table:table-cell table:style-name="ce61" office:value-type="float" office:value="0.21" calcext:value-type="float">
            <text:p>0.21</text:p>
          </table:table-cell>
          <table:table-cell table:style-name="ce61" office:value-type="float" office:value="2.98" calcext:value-type="float">
            <text:p>2.98</text:p>
          </table:table-cell>
          <table:table-cell table:style-name="ce61" office:value-type="float" office:value="2.2" calcext:value-type="float">
            <text:p>2.20</text:p>
          </table:table-cell>
          <table:table-cell table:style-name="ce61" table:formula="of:=[.S77]/[.I77]" office:value-type="float" office:value="3.25657894736842" calcext:value-type="float">
            <text:p>3.26</text:p>
          </table:table-cell>
          <table:table-cell table:style-name="ce44" table:formula="of:=[.W77]/[.F77]" office:value-type="float" office:value="0.0146666666666667" calcext:value-type="float">
            <text:p>0.0146666666666667</text:p>
          </table:table-cell>
          <table:table-cell table:style-name="ce90" office:value-type="float" office:value="0.0626284890443663" calcext:value-type="float">
            <text:p>0.0626284890443663</text:p>
          </table:table-cell>
          <table:table-cell table:style-name="ce27" table:formula="of:=1/6*3.14*([.G77]^3-[.I77]^3)*[.F77]*0.0008" office:value-type="float" office:value="16788.211902" calcext:value-type="float">
            <text:p>16,788</text:p>
          </table:table-cell>
          <table:table-cell table:style-name="ce44" table:number-columns-repeated="5"/>
          <table:table-cell office:value-type="float" office:value="0.787484879893625" calcext:value-type="float">
            <text:p>0.787484879893625</text:p>
          </table:table-cell>
          <table:table-cell table:style-name="ce44" table:number-columns-repeated="991"/>
        </table:table-row>
        <table:table-row table:style-name="ro1">
          <table:table-cell table:style-name="ce44"/>
          <table:table-cell table:style-name="ce44" office:value-type="string" calcext:value-type="string">
            <text:p>experimentoDE_510121_OD150_50fps_exp1002</text:p>
          </table:table-cell>
          <table:table-cell table:style-name="ce44" office:value-type="float" office:value="121" calcext:value-type="float">
            <text:p>121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24.4" calcext:value-type="float">
            <text:p>24.4</text:p>
          </table:table-cell>
          <table:table-cell table:style-name="ce44"/>
          <table:table-cell table:style-name="ce44" office:value-type="float" office:value="10.7" calcext:value-type="float">
            <text:p>10.7</text:p>
          </table:table-cell>
          <table:table-cell table:style-name="ce44" table:number-columns-repeated="2"/>
          <table:table-cell table:style-name="ce44" office:value-type="string" calcext:value-type="string">
            <text:p>XY</text:p>
          </table:table-cell>
          <table:table-cell table:style-name="ce44" office:value-type="string" calcext:value-type="string">
            <text:p>Chile</text:p>
          </table:table-cell>
          <table:table-cell table:style-name="ce44" table:number-columns-repeated="2"/>
          <table:table-cell table:style-name="ce44" office:value-type="float" office:value="1.5" calcext:value-type="float">
            <text:p>1.5</text:p>
          </table:table-cell>
          <table:table-cell table:style-name="ce44" office:value-type="float" office:value="4.9" calcext:value-type="float">
            <text:p>4.9</text:p>
          </table:table-cell>
          <table:table-cell table:style-name="ce61" table:formula="of:=([.G78]-[.I78])/[.I78]/[.I78]" office:value-type="float" office:value="0.11966110577343" calcext:value-type="float">
            <text:p>0.12</text:p>
          </table:table-cell>
          <table:table-cell table:style-name="ce61" table:formula="of:=[.G78]-[.I78]" office:value-type="float" office:value="13.7" calcext:value-type="float">
            <text:p>13.70</text:p>
          </table:table-cell>
          <table:table-cell table:style-name="ce61" table:formula="of:=[.I78]^3/[.S78]" office:value-type="float" office:value="89.419197080292" calcext:value-type="float">
            <text:p>89.42</text:p>
          </table:table-cell>
          <table:table-cell table:style-name="ce61" office:value-type="float" office:value="0.07" calcext:value-type="float">
            <text:p>0.07</text:p>
          </table:table-cell>
          <table:table-cell table:style-name="ce61" office:value-type="float" office:value="4.79" calcext:value-type="float">
            <text:p>4.79</text:p>
          </table:table-cell>
          <table:table-cell table:style-name="ce61" office:value-type="float" office:value="0.17" calcext:value-type="float">
            <text:p>0.17</text:p>
          </table:table-cell>
          <table:table-cell table:style-name="ce61" table:formula="of:=[.S78]/[.I78]" office:value-type="float" office:value="1.2803738317757" calcext:value-type="float">
            <text:p>1.28</text:p>
          </table:table-cell>
          <table:table-cell table:style-name="ce44" table:formula="of:=[.W78]/[.F78]" office:value-type="float" office:value="0.00113333333333333" calcext:value-type="float">
            <text:p>0.00113333333333333</text:p>
          </table:table-cell>
          <table:table-cell table:style-name="ce90" office:value-type="float" office:value="0.0324515145367639" calcext:value-type="float">
            <text:p>0.0324515145367639</text:p>
          </table:table-cell>
          <table:table-cell table:style-name="ce27" table:formula="of:=1/6*3.14*([.G78]^3-[.I78]^3)*[.F78]*0.0008" office:value-type="float" office:value="835.3493348" calcext:value-type="float">
            <text:p>835</text:p>
          </table:table-cell>
          <table:table-cell table:style-name="ce44" table:number-columns-repeated="5"/>
          <table:table-cell office:value-type="float" office:value="1.16414709178697" calcext:value-type="float">
            <text:p>1.16414709178697</text:p>
          </table:table-cell>
          <table:table-cell table:style-name="ce44"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/>
          <table:table-cell office:value-type="float" office:value="15.2" calcext:value-type="float">
            <text:p>15.2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G79]-[.I79])/[.I79]/[.I79]" office:value-type="float" office:value="0.16101108033241" calcext:value-type="float">
            <text:p>0.16</text:p>
          </table:table-cell>
          <table:table-cell table:formula="of:=[.G79]-[.I79]" office:value-type="float" office:value="37.2" calcext:value-type="float">
            <text:p>37.20</text:p>
          </table:table-cell>
          <table:table-cell table:formula="of:=[.I79]^3/[.S79]" office:value-type="float" office:value="94.403440860215" calcext:value-type="float">
            <text:p>94.40</text:p>
          </table:table-cell>
          <table:table-cell office:value-type="float" office:value="0.22" calcext:value-type="float">
            <text:p>0.22</text:p>
          </table:table-cell>
          <table:table-cell office:value-type="float" office:value="2.32" calcext:value-type="float">
            <text:p>2.32</text:p>
          </table:table-cell>
          <table:table-cell office:value-type="float" office:value="0.24" calcext:value-type="float">
            <text:p>0.24</text:p>
          </table:table-cell>
          <table:table-cell table:formula="of:=[.S79]/[.I79]" office:value-type="float" office:value="2.44736842105263" calcext:value-type="float">
            <text:p>2.45</text:p>
          </table:table-cell>
          <table:table-cell table:formula="of:=[.W79]/[.F79]" office:value-type="float" office:value="0.024" calcext:value-type="float">
            <text:p>0.024</text:p>
          </table:table-cell>
          <table:table-cell table:style-name="ce24" office:value-type="float" office:value="0.041537645876412" calcext:value-type="float">
            <text:p>0.041537645876412</text:p>
          </table:table-cell>
          <table:table-cell table:formula="of:=1/6*3.14*([.G79]^3-[.I79]^3)*[.F79]*0.0008" office:value-type="float" office:value="587.66572032" calcext:value-type="float">
            <text:p>588</text:p>
          </table:table-cell>
          <table:table-cell table:number-columns-repeated="5"/>
          <table:table-cell office:value-type="float" office:value="0.986628730240939" calcext:value-type="float">
            <text:p>0.986628730240939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/>
          <table:table-cell office:value-type="float" office:value="10.6" calcext:value-type="float">
            <text:p>10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G80]-[.I80])/[.I80]/[.I80]" office:value-type="float" office:value="0.272338910644357" calcext:value-type="float">
            <text:p>0.27</text:p>
          </table:table-cell>
          <table:table-cell table:formula="of:=[.G80]-[.I80]" office:value-type="float" office:value="30.6" calcext:value-type="float">
            <text:p>30.60</text:p>
          </table:table-cell>
          <table:table-cell table:formula="of:=[.I80]^3/[.S80]" office:value-type="float" office:value="38.922091503268" calcext:value-type="float">
            <text:p>38.92</text:p>
          </table:table-cell>
          <table:table-cell office:value-type="float" office:value="0.13" calcext:value-type="float">
            <text:p>0.13</text:p>
          </table:table-cell>
          <table:table-cell office:value-type="float" office:value="6.06" calcext:value-type="float">
            <text:p>6.06</text:p>
          </table:table-cell>
          <table:table-cell office:value-type="float" office:value="0.72" calcext:value-type="float">
            <text:p>0.72</text:p>
          </table:table-cell>
          <table:table-cell table:formula="of:=[.S80]/[.I80]" office:value-type="float" office:value="2.88679245283019" calcext:value-type="float">
            <text:p>2.89</text:p>
          </table:table-cell>
          <table:table-cell table:formula="of:=[.W80]/[.F80]" office:value-type="float" office:value="0.03" calcext:value-type="float">
            <text:p>0.03</text:p>
          </table:table-cell>
          <table:table-cell table:style-name="ce25" office:value-type="float" office:value="0.0128398269885182" calcext:value-type="float">
            <text:p>0.0128398269885182</text:p>
          </table:table-cell>
          <table:table-cell table:formula="of:=1/6*3.14*([.G80]^3-[.I80]^3)*[.F80]*0.0008" office:value-type="float" office:value="690.734808576" calcext:value-type="float">
            <text:p>691</text:p>
          </table:table-cell>
          <table:table-cell table:number-columns-repeated="5"/>
          <table:table-cell office:value-type="float" office:value="1.10537049251918" calcext:value-type="float">
            <text:p>1.10537049251918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8.4" calcext:value-type="float">
            <text:p>8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G81]-[.I81])/[.I81]/[.I81]" office:value-type="float" office:value="0.632086167800453" calcext:value-type="float">
            <text:p>0.63</text:p>
          </table:table-cell>
          <table:table-cell table:formula="of:=[.G81]-[.I81]" office:value-type="float" office:value="44.6" calcext:value-type="float">
            <text:p>44.60</text:p>
          </table:table-cell>
          <table:table-cell table:formula="of:=[.I81]^3/[.S81]" office:value-type="float" office:value="13.2893273542601" calcext:value-type="float">
            <text:p>13.29</text:p>
          </table:table-cell>
          <table:table-cell office:value-type="float" office:value="0.12" calcext:value-type="float">
            <text:p>0.12</text:p>
          </table:table-cell>
          <table:table-cell office:value-type="float" office:value="9.73" calcext:value-type="float">
            <text:p>9.73</text:p>
          </table:table-cell>
          <table:table-cell office:value-type="float" office:value="1.66" calcext:value-type="float">
            <text:p>1.66</text:p>
          </table:table-cell>
          <table:table-cell table:formula="of:=[.S81]/[.I81]" office:value-type="float" office:value="5.30952380952381" calcext:value-type="float">
            <text:p>5.31</text:p>
          </table:table-cell>
          <table:table-cell table:formula="of:=[.W81]/[.F81]" office:value-type="float" office:value="0.0691666666666667" calcext:value-type="float">
            <text:p>0.0691666666666667</text:p>
          </table:table-cell>
          <table:table-cell office:value-type="float" office:value="0.0428369712286116" calcext:value-type="float">
            <text:p>0.0428369712286116</text:p>
          </table:table-cell>
          <table:table-cell table:formula="of:=1/6*3.14*([.G81]^3-[.I81]^3)*[.F81]*0.0008" office:value-type="float" office:value="1489.960606208" calcext:value-type="float">
            <text:p>1,490</text:p>
          </table:table-cell>
          <table:table-cell table:number-columns-repeated="5"/>
          <table:table-cell office:value-type="float" office:value="1.18248782097255" calcext:value-type="float">
            <text:p>1.18248782097255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/>
          <table:table-cell office:value-type="float" office:value="7.3" calcext:value-type="float">
            <text:p>7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G82]-[.I82])/[.I82]/[.I82]" office:value-type="float" office:value="0.564833927566147" calcext:value-type="float">
            <text:p>0.56</text:p>
          </table:table-cell>
          <table:table-cell table:formula="of:=[.G82]-[.I82]" office:value-type="float" office:value="30.1" calcext:value-type="float">
            <text:p>30.10</text:p>
          </table:table-cell>
          <table:table-cell table:formula="of:=[.I82]^3/[.S82]" office:value-type="float" office:value="12.9241528239203" calcext:value-type="float">
            <text:p>12.92</text:p>
          </table:table-cell>
          <table:table-cell office:value-type="float" office:value="0.08" calcext:value-type="float">
            <text:p>0.08</text:p>
          </table:table-cell>
          <table:table-cell office:value-type="float" office:value="14.09" calcext:value-type="float">
            <text:p>14.09</text:p>
          </table:table-cell>
          <table:table-cell office:value-type="float" office:value="1.73" calcext:value-type="float">
            <text:p>1.73</text:p>
          </table:table-cell>
          <table:table-cell table:formula="of:=[.S82]/[.I82]" office:value-type="float" office:value="4.12328767123288" calcext:value-type="float">
            <text:p>4.12</text:p>
          </table:table-cell>
          <table:table-cell table:formula="of:=[.W82]/[.F82]" office:value-type="float" office:value="0.0720833333333333" calcext:value-type="float">
            <text:p>0.0720833333333333</text:p>
          </table:table-cell>
          <table:table-cell office:value-type="float" office:value="0.056806309366844" calcext:value-type="float">
            <text:p>0.056806309366844</text:p>
          </table:table-cell>
          <table:table-cell table:formula="of:=1/6*3.14*([.G82]^3-[.I82]^3)*[.F82]*0.0008" office:value-type="float" office:value="521.738451136" calcext:value-type="float">
            <text:p>522</text:p>
          </table:table-cell>
          <table:table-cell table:number-columns-repeated="5"/>
          <table:table-cell office:value-type="float" office:value="0.933665130391676" calcext:value-type="float">
            <text:p>0.933665130391676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29.7" calcext:value-type="float">
            <text:p>29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G83]-[.I83])/[.I83]/[.I83]" office:value-type="float" office:value="0.029248716117403" calcext:value-type="float">
            <text:p>0.03</text:p>
          </table:table-cell>
          <table:table-cell table:formula="of:=[.G83]-[.I83]" office:value-type="float" office:value="25.8" calcext:value-type="float">
            <text:p>25.80</text:p>
          </table:table-cell>
          <table:table-cell table:formula="of:=[.I83]^3/[.S83]" office:value-type="float" office:value="1015.42918604651" calcext:value-type="float">
            <text:p>1015.43</text:p>
          </table:table-cell>
          <table:table-cell office:value-type="float" office:value="0.34" calcext:value-type="float">
            <text:p>0.34</text:p>
          </table:table-cell>
          <table:table-cell office:value-type="float" office:value="1.35" calcext:value-type="float">
            <text:p>1.35</text:p>
          </table:table-cell>
          <table:table-cell office:value-type="float" office:value="0.18" calcext:value-type="float">
            <text:p>0.18</text:p>
          </table:table-cell>
          <table:table-cell table:formula="of:=[.S83]/[.I83]" office:value-type="float" office:value="0.868686868686869" calcext:value-type="float">
            <text:p>0.87</text:p>
          </table:table-cell>
          <table:table-cell table:formula="of:=[.W83]/[.F83]" office:value-type="float" office:value="0.0075" calcext:value-type="float">
            <text:p>0.0075</text:p>
          </table:table-cell>
          <table:table-cell office:value-type="float" office:value="0.095399762666642" calcext:value-type="float">
            <text:p>0.095399762666642</text:p>
          </table:table-cell>
          <table:table-cell table:formula="of:=1/6*3.14*([.G83]^3-[.I83]^3)*[.F83]*0.0008" office:value-type="float" office:value="1454.506298496" calcext:value-type="float">
            <text:p>1,455</text:p>
          </table:table-cell>
          <table:table-cell table:number-columns-repeated="5"/>
          <table:table-cell office:value-type="float" office:value="0.893169914906005" calcext:value-type="float">
            <text:p>0.893169914906005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/>
          <table:table-cell office:value-type="float" office:value="10.2" calcext:value-type="float">
            <text:p>10.2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G84]-[.I84])/[.I84]/[.I84]" office:value-type="float" office:value="0.406574394463668" calcext:value-type="float">
            <text:p>0.41</text:p>
          </table:table-cell>
          <table:table-cell table:formula="of:=[.G84]-[.I84]" office:value-type="float" office:value="42.3" calcext:value-type="float">
            <text:p>42.30</text:p>
          </table:table-cell>
          <table:table-cell table:formula="of:=[.I84]^3/[.S84]" office:value-type="float" office:value="25.0876595744681" calcext:value-type="float">
            <text:p>25.09</text:p>
          </table:table-cell>
          <table:table-cell office:value-type="float" office:value="0.19" calcext:value-type="float">
            <text:p>0.19</text:p>
          </table:table-cell>
          <table:table-cell office:value-type="float" office:value="2.14" calcext:value-type="float">
            <text:p>2.14</text:p>
          </table:table-cell>
          <table:table-cell office:value-type="float" office:value="0.82" calcext:value-type="float">
            <text:p>0.82</text:p>
          </table:table-cell>
          <table:table-cell table:formula="of:=[.S84]/[.I84]" office:value-type="float" office:value="4.14705882352941" calcext:value-type="float">
            <text:p>4.15</text:p>
          </table:table-cell>
          <table:table-cell table:formula="of:=[.W84]/[.F84]" office:value-type="float" office:value="0.0341666666666667" calcext:value-type="float">
            <text:p>0.0341666666666667</text:p>
          </table:table-cell>
          <table:table-cell office:value-type="float" office:value="0.0119860483190931" calcext:value-type="float">
            <text:p>0.0119860483190931</text:p>
          </table:table-cell>
          <table:table-cell table:formula="of:=1/6*3.14*([.G84]^3-[.I84]^3)*[.F84]*0.0008" office:value-type="float" office:value="1443.313982016" calcext:value-type="float">
            <text:p>1,443</text:p>
          </table:table-cell>
          <table:table-cell table:number-columns-repeated="5"/>
          <table:table-cell office:value-type="float" office:value="1.02822527742342" calcext:value-type="float">
            <text:p>1.02822527742342</text:p>
          </table:table-cell>
          <table:table-cell table:number-columns-repeated="991"/>
        </table:table-row>
        <table:table-row table:style-name="ro1">
          <table:table-cell table:style-name="ce44"/>
          <table:table-cell table:style-name="ce44" office:value-type="string" calcext:value-type="string">
            <text:p>experimentoDE_OD24_211220_50fps_exp1005</text:p>
          </table:table-cell>
          <table:table-cell table:style-name="ce44" office:value-type="float" office:value="128" calcext:value-type="float">
            <text:p>128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44.6" calcext:value-type="float">
            <text:p>44.6</text:p>
          </table:table-cell>
          <table:table-cell table:style-name="ce44"/>
          <table:table-cell table:style-name="ce44" office:value-type="float" office:value="32.3" calcext:value-type="float">
            <text:p>32.3</text:p>
          </table:table-cell>
          <table:table-cell table:style-name="ce44" table:number-columns-repeated="2"/>
          <table:table-cell table:style-name="ce44" office:value-type="string" calcext:value-type="string">
            <text:p>XY</text:p>
          </table:table-cell>
          <table:table-cell table:style-name="ce44" office:value-type="string" calcext:value-type="string">
            <text:p>Chile</text:p>
          </table:table-cell>
          <table:table-cell table:style-name="ce44" table:number-columns-repeated="4"/>
          <table:table-cell table:style-name="ce61" table:formula="of:=([.G85]-[.I85])/[.I85]/[.I85]" office:value-type="float" office:value="0.0117896270452127" calcext:value-type="float">
            <text:p>0.01</text:p>
          </table:table-cell>
          <table:table-cell table:style-name="ce61" table:formula="of:=[.G85]-[.I85]" office:value-type="float" office:value="12.3" calcext:value-type="float">
            <text:p>12.30</text:p>
          </table:table-cell>
          <table:table-cell table:style-name="ce61" table:formula="of:=[.I85]^3/[.S85]" office:value-type="float" office:value="2739.69650406504" calcext:value-type="float">
            <text:p>2739.70</text:p>
          </table:table-cell>
          <table:table-cell table:style-name="ce61" office:value-type="float" office:value="0.12" calcext:value-type="float">
            <text:p>0.12</text:p>
          </table:table-cell>
          <table:table-cell table:style-name="ce61" office:value-type="float" office:value="3.49" calcext:value-type="float">
            <text:p>3.49</text:p>
          </table:table-cell>
          <table:table-cell table:style-name="ce61" office:value-type="float" office:value="1.26" calcext:value-type="float">
            <text:p>1.26</text:p>
          </table:table-cell>
          <table:table-cell table:style-name="ce61" table:formula="of:=[.S85]/[.I85]" office:value-type="float" office:value="0.380804953560372" calcext:value-type="float">
            <text:p>0.38</text:p>
          </table:table-cell>
          <table:table-cell table:style-name="ce44" table:formula="of:=[.W85]/[.F85]" office:value-type="float" office:value="0.0525" calcext:value-type="float">
            <text:p>0.0525</text:p>
          </table:table-cell>
          <table:table-cell table:style-name="ce90" office:value-type="float" office:value="0.0204873758193426" calcext:value-type="float">
            <text:p>0.0204873758193426</text:p>
          </table:table-cell>
          <table:table-cell table:style-name="ce27" table:formula="of:=1/6*3.14*([.G85]^3-[.I85]^3)*[.F85]*0.0008" office:value-type="float" office:value="552.823566912" calcext:value-type="float">
            <text:p>553</text:p>
          </table:table-cell>
          <table:table-cell table:style-name="ce44" table:number-columns-repeated="4"/>
          <table:table-cell table:style-name="ce44" office:value-type="string" calcext:value-type="string">
            <text:p>bad</text:p>
          </table:table-cell>
          <table:table-cell office:value-type="float" office:value="0.910986303398794" calcext:value-type="float">
            <text:p>0.910986303398794</text:p>
          </table:table-cell>
          <table:table-cell table:style-name="ce44"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/>
          <table:table-cell office:value-type="float" office:value="7.6" calcext:value-type="float">
            <text:p>7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G86]-[.I86])/[.I86]/[.I86]" office:value-type="float" office:value="0.334141274238227" calcext:value-type="float">
            <text:p>0.33</text:p>
          </table:table-cell>
          <table:table-cell table:formula="of:=[.G86]-[.I86]" office:value-type="float" office:value="19.3" calcext:value-type="float">
            <text:p>19.30</text:p>
          </table:table-cell>
          <table:table-cell table:formula="of:=[.I86]^3/[.S86]" office:value-type="float" office:value="22.7448704663212" calcext:value-type="float">
            <text:p>22.74</text:p>
          </table:table-cell>
          <table:table-cell office:value-type="float" office:value="0.49" calcext:value-type="float">
            <text:p>0.49</text:p>
          </table:table-cell>
          <table:table-cell office:value-type="float" office:value="2.67" calcext:value-type="float">
            <text:p>2.67</text:p>
          </table:table-cell>
          <table:table-cell office:value-type="float" office:value="1.85" calcext:value-type="float">
            <text:p>1.85</text:p>
          </table:table-cell>
          <table:table-cell table:formula="of:=[.S86]/[.I86]" office:value-type="float" office:value="2.53947368421053" calcext:value-type="float">
            <text:p>2.54</text:p>
          </table:table-cell>
          <table:table-cell table:formula="of:=[.W86]/[.F86]" office:value-type="float" office:value="0.0616666666666667" calcext:value-type="float">
            <text:p>0.0616666666666667</text:p>
          </table:table-cell>
          <table:table-cell office:value-type="float" office:value="0.0179638203520501" calcext:value-type="float">
            <text:p>0.0179638203520501</text:p>
          </table:table-cell>
          <table:table-cell table:formula="of:=1/6*3.14*([.G86]^3-[.I86]^3)*[.F86]*0.0008" office:value-type="float" office:value="238.96823048" calcext:value-type="float">
            <text:p>239</text:p>
          </table:table-cell>
          <table:table-cell table:number-columns-repeated="5"/>
          <table:table-cell office:value-type="float" office:value="0.681574093428629" calcext:value-type="float">
            <text:p>0.681574093428629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G87]-[.I87])/[.I87]/[.I87]" office:value-type="float" office:value="0.4753282028067" calcext:value-type="float">
            <text:p>0.48</text:p>
          </table:table-cell>
          <table:table-cell table:formula="of:=[.G87]-[.I87]" office:value-type="float" office:value="10.5" calcext:value-type="float">
            <text:p>10.50</text:p>
          </table:table-cell>
          <table:table-cell table:formula="of:=[.I87]^3/[.S87]" office:value-type="float" office:value="9.88790476190476" calcext:value-type="float">
            <text:p>9.89</text:p>
          </table:table-cell>
          <table:table-cell office:value-type="float" office:value="0.36" calcext:value-type="float">
            <text:p>0.36</text:p>
          </table:table-cell>
          <table:table-cell office:value-type="float" office:value="4.35" calcext:value-type="float">
            <text:p>4.35</text:p>
          </table:table-cell>
          <table:table-cell office:value-type="float" office:value="0.64" calcext:value-type="float">
            <text:p>0.64</text:p>
          </table:table-cell>
          <table:table-cell table:formula="of:=[.S87]/[.I87]" office:value-type="float" office:value="2.23404255319149" calcext:value-type="float">
            <text:p>2.23</text:p>
          </table:table-cell>
          <table:table-cell table:formula="of:=[.W87]/[.F87]" office:value-type="float" office:value="0.0213333333333333" calcext:value-type="float">
            <text:p>0.0213333333333333</text:p>
          </table:table-cell>
          <table:table-cell office:value-type="float" office:value="0.072284730144788" calcext:value-type="float">
            <text:p>0.072284730144788</text:p>
          </table:table-cell>
          <table:table-cell table:formula="of:=1/6*3.14*([.G87]^3-[.I87]^3)*[.F87]*0.0008" office:value-type="float" office:value="42.8042916" calcext:value-type="float">
            <text:p>43</text:p>
          </table:table-cell>
          <table:table-cell table:number-columns-repeated="5"/>
          <table:table-cell office:value-type="float" office:value="0.993902960706875" calcext:value-type="float">
            <text:p>0.993902960706875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6.3" calcext:value-type="float">
            <text:p>16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table:formula="of:=([.G88]-[.I88])/[.I88]/[.I88]" office:value-type="float" office:value="0.0327449282998984" calcext:value-type="float">
            <text:p>0.03</text:p>
          </table:table-cell>
          <table:table-cell table:formula="of:=[.G88]-[.I88]" office:value-type="float" office:value="8.7" calcext:value-type="float">
            <text:p>8.70</text:p>
          </table:table-cell>
          <table:table-cell table:formula="of:=[.I88]^3/[.S88]" office:value-type="float" office:value="497.787011494253" calcext:value-type="float">
            <text:p>497.79</text:p>
          </table:table-cell>
          <table:table-cell office:value-type="float" office:value="0.1" calcext:value-type="float">
            <text:p>0.10</text:p>
          </table:table-cell>
          <table:table-cell office:value-type="float" office:value="2.46" calcext:value-type="float">
            <text:p>2.46</text:p>
          </table:table-cell>
          <table:table-cell office:value-type="float" office:value="0.03" calcext:value-type="float">
            <text:p>0.03</text:p>
          </table:table-cell>
          <table:table-cell table:formula="of:=[.S88]/[.I88]" office:value-type="float" office:value="0.533742331288343" calcext:value-type="float">
            <text:p>0.53</text:p>
          </table:table-cell>
          <table:table-cell table:formula="of:=[.W88]/[.F88]" office:value-type="float" office:value="0.001" calcext:value-type="float">
            <text:p>0.001</text:p>
          </table:table-cell>
          <table:table-cell office:value-type="float" office:value="0.0987459067925492" calcext:value-type="float">
            <text:p>0.0987459067925492</text:p>
          </table:table-cell>
          <table:table-cell table:formula="of:=1/6*3.14*([.G88]^3-[.I88]^3)*[.F88]*0.0008" office:value-type="float" office:value="141.85581768" calcext:value-type="float">
            <text:p>142</text:p>
          </table:table-cell>
          <table:table-cell table:number-columns-repeated="5"/>
          <table:table-cell office:value-type="float" office:value="0.828550524720135" calcext:value-type="float">
            <text:p>0.828550524720135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/>
          <table:table-cell office:value-type="float" office:value="10.9" calcext:value-type="float">
            <text:p>10.9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G89]-[.I89])/[.I89]/[.I89]" office:value-type="float" office:value="0.329938557360492" calcext:value-type="float">
            <text:p>0.33</text:p>
          </table:table-cell>
          <table:table-cell table:formula="of:=[.G89]-[.I89]" office:value-type="float" office:value="39.2" calcext:value-type="float">
            <text:p>39.20</text:p>
          </table:table-cell>
          <table:table-cell table:formula="of:=[.I89]^3/[.S89]" office:value-type="float" office:value="33.0364540816327" calcext:value-type="float">
            <text:p>33.04</text:p>
          </table:table-cell>
          <table:table-cell office:value-type="float" office:value="0.16" calcext:value-type="float">
            <text:p>0.16</text:p>
          </table:table-cell>
          <table:table-cell office:value-type="float" office:value="4.28" calcext:value-type="float">
            <text:p>4.28</text:p>
          </table:table-cell>
          <table:table-cell office:value-type="float" office:value="1.44" calcext:value-type="float">
            <text:p>1.44</text:p>
          </table:table-cell>
          <table:table-cell table:formula="of:=[.S89]/[.I89]" office:value-type="float" office:value="3.59633027522936" calcext:value-type="float">
            <text:p>3.60</text:p>
          </table:table-cell>
          <table:table-cell table:formula="of:=[.W89]/[.F89]" office:value-type="float" office:value="0.048" calcext:value-type="float">
            <text:p>0.048</text:p>
          </table:table-cell>
          <table:table-cell office:value-type="float" office:value="0.0276841260902502" calcext:value-type="float">
            <text:p>0.0276841260902502</text:p>
          </table:table-cell>
          <table:table-cell table:formula="of:=1/6*3.14*([.G89]^3-[.I89]^3)*[.F89]*0.0008" office:value-type="float" office:value="1563.17328832" calcext:value-type="float">
            <text:p>1,563</text:p>
          </table:table-cell>
          <table:table-cell table:number-columns-repeated="5"/>
          <table:table-cell office:value-type="float" office:value="1.25924232345427" calcext:value-type="float">
            <text:p>1.25924232345427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/>
          <table:table-cell office:value-type="float" office:value="7.4" calcext:value-type="float">
            <text:p>7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G90]-[.I90])/[.I90]/[.I90]" office:value-type="float" office:value="0.403579254930606" calcext:value-type="float">
            <text:p>0.40</text:p>
          </table:table-cell>
          <table:table-cell table:formula="of:=[.G90]-[.I90]" office:value-type="float" office:value="22.1" calcext:value-type="float">
            <text:p>22.10</text:p>
          </table:table-cell>
          <table:table-cell table:formula="of:=[.I90]^3/[.S90]" office:value-type="float" office:value="18.33592760181" calcext:value-type="float">
            <text:p>18.34</text:p>
          </table:table-cell>
          <table:table-cell office:value-type="float" office:value="0.22" calcext:value-type="float">
            <text:p>0.22</text:p>
          </table:table-cell>
          <table:table-cell office:value-type="float" office:value="4.23" calcext:value-type="float">
            <text:p>4.23</text:p>
          </table:table-cell>
          <table:table-cell office:value-type="float" office:value="1.39" calcext:value-type="float">
            <text:p>1.39</text:p>
          </table:table-cell>
          <table:table-cell table:formula="of:=[.S90]/[.I90]" office:value-type="float" office:value="2.98648648648649" calcext:value-type="float">
            <text:p>2.99</text:p>
          </table:table-cell>
          <table:table-cell table:formula="of:=[.W90]/[.F90]" office:value-type="float" office:value="0.0463333333333333" calcext:value-type="float">
            <text:p>0.0463333333333333</text:p>
          </table:table-cell>
          <table:table-cell office:value-type="float" office:value="0.0399615052507878" calcext:value-type="float">
            <text:p>0.0399615052507878</text:p>
          </table:table-cell>
          <table:table-cell table:formula="of:=1/6*3.14*([.G90]^3-[.I90]^3)*[.F90]*0.0008" office:value-type="float" office:value="317.35541656" calcext:value-type="float">
            <text:p>317</text:p>
          </table:table-cell>
          <table:table-cell table:number-columns-repeated="5"/>
          <table:table-cell office:value-type="float" office:value="1.08173240218848" calcext:value-type="float">
            <text:p>1.08173240218848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/>
          <table:table-cell office:value-type="float" office:value="17.7" calcext:value-type="float">
            <text:p>17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G91]-[.I91])/[.I91]/[.I91]" office:value-type="float" office:value="0.227265472884548" calcext:value-type="float">
            <text:p>0.23</text:p>
          </table:table-cell>
          <table:table-cell table:formula="of:=[.G91]-[.I91]" office:value-type="float" office:value="71.2" calcext:value-type="float">
            <text:p>71.20</text:p>
          </table:table-cell>
          <table:table-cell table:formula="of:=[.I91]^3/[.S91]" office:value-type="float" office:value="77.8824859550562" calcext:value-type="float">
            <text:p>77.88</text:p>
          </table:table-cell>
          <table:table-cell office:value-type="float" office:value="0.24" calcext:value-type="float">
            <text:p>0.24</text:p>
          </table:table-cell>
          <table:table-cell office:value-type="float" office:value="3.03" calcext:value-type="float">
            <text:p>3.03</text:p>
          </table:table-cell>
          <table:table-cell office:value-type="float" office:value="4.99" calcext:value-type="float">
            <text:p>4.99</text:p>
          </table:table-cell>
          <table:table-cell table:formula="of:=[.S91]/[.I91]" office:value-type="float" office:value="4.0225988700565" calcext:value-type="float">
            <text:p>4.02</text:p>
          </table:table-cell>
          <table:table-cell table:formula="of:=[.W91]/[.F91]" office:value-type="float" office:value="0.166333333333333" calcext:value-type="float">
            <text:p>0.166333333333333</text:p>
          </table:table-cell>
          <table:table-cell office:value-type="float" office:value="0.0715249991580318" calcext:value-type="float">
            <text:p>0.0715249991580318</text:p>
          </table:table-cell>
          <table:table-cell table:formula="of:=1/6*3.14*([.G91]^3-[.I91]^3)*[.F91]*0.0008" office:value-type="float" office:value="8754.94970816" calcext:value-type="float">
            <text:p>8,755</text:p>
          </table:table-cell>
          <table:table-cell table:number-columns-repeated="5"/>
          <table:table-cell office:value-type="float" office:value="1.35976436777138" calcext:value-type="float">
            <text:p>1.35976436777138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/>
          <table:table-cell office:value-type="float" office:value="28.3" calcext:value-type="float">
            <text:p>28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G92]-[.I92])/[.I92]/[.I92]" office:value-type="float" office:value="0.0412041603715866" calcext:value-type="float">
            <text:p>0.04</text:p>
          </table:table-cell>
          <table:table-cell table:formula="of:=[.G92]-[.I92]" office:value-type="float" office:value="33" calcext:value-type="float">
            <text:p>33.00</text:p>
          </table:table-cell>
          <table:table-cell table:formula="of:=[.I92]^3/[.S92]" office:value-type="float" office:value="686.823848484849" calcext:value-type="float">
            <text:p>686.82</text:p>
          </table:table-cell>
          <table:table-cell office:value-type="float" office:value="0.17" calcext:value-type="float">
            <text:p>0.17</text:p>
          </table:table-cell>
          <table:table-cell office:value-type="float" office:value="1.5" calcext:value-type="float">
            <text:p>1.50</text:p>
          </table:table-cell>
          <table:table-cell office:value-type="float" office:value="2.05" calcext:value-type="float">
            <text:p>2.05</text:p>
          </table:table-cell>
          <table:table-cell table:formula="of:=[.S92]/[.I92]" office:value-type="float" office:value="1.1660777385159" calcext:value-type="float">
            <text:p>1.17</text:p>
          </table:table-cell>
          <table:table-cell table:formula="of:=[.W92]/[.F92]" office:value-type="float" office:value="0.0455555555555556" calcext:value-type="float">
            <text:p>0.0455555555555556</text:p>
          </table:table-cell>
          <table:table-cell office:value-type="float" office:value="0.0391211386629147" calcext:value-type="float">
            <text:p>0.0391211386629147</text:p>
          </table:table-cell>
          <table:table-cell table:formula="of:=1/6*3.14*([.G92]^3-[.I92]^3)*[.F92]*0.0008" office:value-type="float" office:value="3912.7139964" calcext:value-type="float">
            <text:p>3,913</text:p>
          </table:table-cell>
          <table:table-cell table:number-columns-repeated="5"/>
          <table:table-cell office:value-type="float" office:value="1.11240203225992" calcext:value-type="float">
            <text:p>1.11240203225992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G93]-[.I93])/[.I93]/[.I93]" office:value-type="float" office:value="0.160484642363694" calcext:value-type="float">
            <text:p>0.16</text:p>
          </table:table-cell>
          <table:table-cell table:formula="of:=[.G93]-[.I93]" office:value-type="float" office:value="15.1" calcext:value-type="float">
            <text:p>15.10</text:p>
          </table:table-cell>
          <table:table-cell table:formula="of:=[.I93]^3/[.S93]" office:value-type="float" office:value="60.4419205298013" calcext:value-type="float">
            <text:p>60.44</text:p>
          </table:table-cell>
          <table:table-cell office:value-type="float" office:value="0.41" calcext:value-type="float">
            <text:p>0.41</text:p>
          </table:table-cell>
          <table:table-cell office:value-type="float" office:value="3.02" calcext:value-type="float">
            <text:p>3.02</text:p>
          </table:table-cell>
          <table:table-cell office:value-type="float" office:value="2.05" calcext:value-type="float">
            <text:p>2.05</text:p>
          </table:table-cell>
          <table:table-cell table:formula="of:=[.S93]/[.I93]" office:value-type="float" office:value="1.55670103092784" calcext:value-type="float">
            <text:p>1.56</text:p>
          </table:table-cell>
          <table:table-cell table:formula="of:=[.W93]/[.F93]" office:value-type="float" office:value="0.0455555555555556" calcext:value-type="float">
            <text:p>0.0455555555555556</text:p>
          </table:table-cell>
          <table:table-cell office:value-type="float" office:value="0.0336093861976684" calcext:value-type="float">
            <text:p>0.0336093861976684</text:p>
          </table:table-cell>
          <table:table-cell table:formula="of:=1/6*3.14*([.G93]^3-[.I93]^3)*[.F93]*0.0008" office:value-type="float" office:value="270.17160996" calcext:value-type="float">
            <text:p>270</text:p>
          </table:table-cell>
          <table:table-cell table:number-columns-repeated="5"/>
          <table:table-cell office:value-type="float" office:value="0.870421774070576" calcext:value-type="float">
            <text:p>0.870421774070576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/>
          <table:table-cell office:value-type="float" office:value="13.8" calcext:value-type="float">
            <text:p>13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G94]-[.I94])/[.I94]/[.I94]" office:value-type="float" office:value="0.10501995379122" calcext:value-type="float">
            <text:p>0.11</text:p>
          </table:table-cell>
          <table:table-cell table:formula="of:=[.G94]-[.I94]" office:value-type="float" office:value="20" calcext:value-type="float">
            <text:p>20.00</text:p>
          </table:table-cell>
          <table:table-cell table:formula="of:=[.I94]^3/[.S94]" office:value-type="float" office:value="131.4036" calcext:value-type="float">
            <text:p>131.40</text:p>
          </table:table-cell>
          <table:table-cell office:value-type="float" office:value="0.1" calcext:value-type="float">
            <text:p>0.10</text:p>
          </table:table-cell>
          <table:table-cell office:value-type="float" office:value="5.13" calcext:value-type="float">
            <text:p>5.13</text:p>
          </table:table-cell>
          <table:table-cell office:value-type="float" office:value="2.12" calcext:value-type="float">
            <text:p>2.12</text:p>
          </table:table-cell>
          <table:table-cell table:formula="of:=[.S94]/[.I94]" office:value-type="float" office:value="1.44927536231884" calcext:value-type="float">
            <text:p>1.45</text:p>
          </table:table-cell>
          <table:table-cell table:formula="of:=[.W94]/[.F94]" office:value-type="float" office:value="0.0471111111111111" calcext:value-type="float">
            <text:p>0.0471111111111111</text:p>
          </table:table-cell>
          <table:table-cell office:value-type="float" office:value="0.0989522574776436" calcext:value-type="float">
            <text:p>0.0989522574776436</text:p>
          </table:table-cell>
          <table:table-cell table:formula="of:=1/6*3.14*([.G94]^3-[.I94]^3)*[.F94]*0.0008" office:value-type="float" office:value="677.983776" calcext:value-type="float">
            <text:p>678</text:p>
          </table:table-cell>
          <table:table-cell table:number-columns-repeated="5"/>
          <table:table-cell office:value-type="float" office:value="1.4048595966822" calcext:value-type="float">
            <text:p>1.4048595966822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/>
          <table:table-cell office:value-type="float" office:value="13.6" calcext:value-type="float">
            <text:p>13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G95]-[.I95])/[.I95]/[.I95]" office:value-type="float" office:value="0.189230103806228" calcext:value-type="float">
            <text:p>0.19</text:p>
          </table:table-cell>
          <table:table-cell table:formula="of:=[.G95]-[.I95]" office:value-type="float" office:value="35" calcext:value-type="float">
            <text:p>35.00</text:p>
          </table:table-cell>
          <table:table-cell table:formula="of:=[.I95]^3/[.S95]" office:value-type="float" office:value="71.8701714285714" calcext:value-type="float">
            <text:p>71.87</text:p>
          </table:table-cell>
          <table:table-cell office:value-type="float" office:value="0.48" calcext:value-type="float">
            <text:p>0.48</text:p>
          </table:table-cell>
          <table:table-cell office:value-type="float" office:value="2.08" calcext:value-type="float">
            <text:p>2.08</text:p>
          </table:table-cell>
          <table:table-cell office:value-type="float" office:value="12.56" calcext:value-type="float">
            <text:p>12.56</text:p>
          </table:table-cell>
          <table:table-cell table:formula="of:=[.S95]/[.I95]" office:value-type="float" office:value="2.57352941176471" calcext:value-type="float">
            <text:p>2.57</text:p>
          </table:table-cell>
          <table:table-cell table:formula="of:=[.W95]/[.F95]" office:value-type="float" office:value="0.279111111111111" calcext:value-type="float">
            <text:p>0.279111111111111</text:p>
          </table:table-cell>
          <table:table-cell office:value-type="float" office:value="0.105982031280146" calcext:value-type="float">
            <text:p>0.105982031280146</text:p>
          </table:table-cell>
          <table:table-cell table:formula="of:=1/6*3.14*([.G95]^3-[.I95]^3)*[.F95]*0.0008" office:value-type="float" office:value="2115.276072" calcext:value-type="float">
            <text:p>2,115</text:p>
          </table:table-cell>
          <table:table-cell table:number-columns-repeated="5"/>
          <table:table-cell office:value-type="float" office:value="1.07279706694142" calcext:value-type="float">
            <text:p>1.07279706694142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45.3" calcext:value-type="float">
            <text:p>45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G96]-[.I96])/[.I96]/[.I96]" office:value-type="float" office:value="0.0134984333045822" calcext:value-type="float">
            <text:p>0.01</text:p>
          </table:table-cell>
          <table:table-cell table:formula="of:=[.G96]-[.I96]" office:value-type="float" office:value="27.7" calcext:value-type="float">
            <text:p>27.70</text:p>
          </table:table-cell>
          <table:table-cell table:formula="of:=[.I96]^3/[.S96]" office:value-type="float" office:value="3355.94501805054" calcext:value-type="float">
            <text:p>3355.95</text:p>
          </table:table-cell>
          <table:table-cell office:value-type="float" office:value="0.29" calcext:value-type="float">
            <text:p>0.29</text:p>
          </table:table-cell>
          <table:table-cell office:value-type="float" office:value="1.04" calcext:value-type="float">
            <text:p>1.04</text:p>
          </table:table-cell>
          <table:table-cell office:value-type="float" office:value="0.42" calcext:value-type="float">
            <text:p>0.42</text:p>
          </table:table-cell>
          <table:table-cell table:formula="of:=[.S96]/[.I96]" office:value-type="float" office:value="0.611479028697572" calcext:value-type="float">
            <text:p>0.61</text:p>
          </table:table-cell>
          <table:table-cell table:formula="of:=[.W96]/[.F96]" office:value-type="float" office:value="0.00933333333333333" calcext:value-type="float">
            <text:p>0.00933333333333333</text:p>
          </table:table-cell>
          <table:table-cell office:value-type="float" office:value="0.0866993180175714" calcext:value-type="float">
            <text:p>0.0866993180175714</text:p>
          </table:table-cell>
          <table:table-cell table:formula="of:=1/6*3.14*([.G96]^3-[.I96]^3)*[.F96]*0.0008" office:value-type="float" office:value="5577.71996532" calcext:value-type="float">
            <text:p>5,578</text:p>
          </table:table-cell>
          <table:table-cell table:number-columns-repeated="5"/>
          <table:table-cell office:value-type="float" office:value="0.981510826160542" calcext:value-type="float">
            <text:p>0.981510826160542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/>
          <table:table-cell office:value-type="float" office:value="24.4" calcext:value-type="float">
            <text:p>24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G97]-[.I97])/[.I97]/[.I97]" office:value-type="float" office:value="0.0792797635044343" calcext:value-type="float">
            <text:p>0.08</text:p>
          </table:table-cell>
          <table:table-cell table:formula="of:=[.G97]-[.I97]" office:value-type="float" office:value="47.2" calcext:value-type="float">
            <text:p>47.20</text:p>
          </table:table-cell>
          <table:table-cell table:formula="of:=[.I97]^3/[.S97]" office:value-type="float" office:value="307.770847457627" calcext:value-type="float">
            <text:p>307.77</text:p>
          </table:table-cell>
          <table:table-cell office:value-type="float" office:value="0.21" calcext:value-type="float">
            <text:p>0.21</text:p>
          </table:table-cell>
          <table:table-cell office:value-type="float" office:value="2.04" calcext:value-type="float">
            <text:p>2.04</text:p>
          </table:table-cell>
          <table:table-cell office:value-type="float" office:value="9.7" calcext:value-type="float">
            <text:p>9.70</text:p>
          </table:table-cell>
          <table:table-cell table:formula="of:=[.S97]/[.I97]" office:value-type="float" office:value="1.9344262295082" calcext:value-type="float">
            <text:p>1.93</text:p>
          </table:table-cell>
          <table:table-cell table:formula="of:=[.W97]/[.F97]" office:value-type="float" office:value="0.215555555555556" calcext:value-type="float">
            <text:p>0.215555555555556</text:p>
          </table:table-cell>
          <table:table-cell office:value-type="float" office:value="0.0159196106108981" calcext:value-type="float">
            <text:p>0.0159196106108981</text:p>
          </table:table-cell>
          <table:table-cell table:formula="of:=1/6*3.14*([.G97]^3-[.I97]^3)*[.F97]*0.0008" office:value-type="float" office:value="6641.75774208" calcext:value-type="float">
            <text:p>6,642</text:p>
          </table:table-cell>
          <table:table-cell table:number-columns-repeated="5"/>
          <table:table-cell office:value-type="float" office:value="1.0595121229137" calcext:value-type="float">
            <text:p>1.0595121229137</text:p>
          </table:table-cell>
          <table:table-cell table:number-columns-repeated="991"/>
        </table:table-row>
        <table:table-row table:style-name="ro1">
          <table:table-cell table:style-name="ce44"/>
          <table:table-cell table:style-name="ce44" office:value-type="string" calcext:value-type="string">
            <text:p>experimentoDE_OD45_211220_50fps_exp_1007</text:p>
          </table:table-cell>
          <table:table-cell table:style-name="ce44" office:value-type="float" office:value="141" calcext:value-type="float">
            <text:p>141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73.3" calcext:value-type="float">
            <text:p>73.3</text:p>
          </table:table-cell>
          <table:table-cell table:style-name="ce44"/>
          <table:table-cell table:style-name="ce44" office:value-type="float" office:value="43.8" calcext:value-type="float">
            <text:p>43.8</text:p>
          </table:table-cell>
          <table:table-cell table:style-name="ce44" table:number-columns-repeated="2"/>
          <table:table-cell table:style-name="ce44" office:value-type="string" calcext:value-type="string">
            <text:p>XY</text:p>
          </table:table-cell>
          <table:table-cell table:style-name="ce44" office:value-type="string" calcext:value-type="string">
            <text:p>Chile</text:p>
          </table:table-cell>
          <table:table-cell table:style-name="ce44" table:number-columns-repeated="2"/>
          <table:table-cell table:style-name="ce44" office:value-type="float" office:value="2.3" calcext:value-type="float">
            <text:p>2.3</text:p>
          </table:table-cell>
          <table:table-cell table:style-name="ce44"/>
          <table:table-cell table:style-name="ce61" table:formula="of:=([.G98]-[.I98])/[.I98]/[.I98]" office:value-type="float" office:value="0.0153770772085653" calcext:value-type="float">
            <text:p>0.02</text:p>
          </table:table-cell>
          <table:table-cell table:style-name="ce61" table:formula="of:=[.G98]-[.I98]" office:value-type="float" office:value="29.5" calcext:value-type="float">
            <text:p>29.50</text:p>
          </table:table-cell>
          <table:table-cell table:style-name="ce61" table:formula="of:=[.I98]^3/[.S98]" office:value-type="float" office:value="2848.39566101695" calcext:value-type="float">
            <text:p>2848.40</text:p>
          </table:table-cell>
          <table:table-cell table:style-name="ce61" office:value-type="float" office:value="0" calcext:value-type="float">
            <text:p>0.00</text:p>
          </table:table-cell>
          <table:table-cell table:style-name="ce61" office:value-type="float" office:value="1.04" calcext:value-type="float">
            <text:p>1.04</text:p>
          </table:table-cell>
          <table:table-cell table:style-name="ce61" office:value-type="float" office:value="1.05" calcext:value-type="float">
            <text:p>1.05</text:p>
          </table:table-cell>
          <table:table-cell table:style-name="ce61" table:formula="of:=[.S98]/[.I98]" office:value-type="float" office:value="0.67351598173516" calcext:value-type="float">
            <text:p>0.67</text:p>
          </table:table-cell>
          <table:table-cell table:style-name="ce44" table:formula="of:=[.W98]/[.F98]" office:value-type="float" office:value="0.0233333333333333" calcext:value-type="float">
            <text:p>0.0233333333333333</text:p>
          </table:table-cell>
          <table:table-cell table:style-name="ce90" office:value-type="float" office:value="0.0595781691499682" calcext:value-type="float">
            <text:p>0.0595781691499682</text:p>
          </table:table-cell>
          <table:table-cell table:style-name="ce27" table:formula="of:=1/6*3.14*([.G98]^3-[.I98]^3)*[.F98]*0.0008" office:value-type="float" office:value="5836.7293086" calcext:value-type="float">
            <text:p>5,837</text:p>
          </table:table-cell>
          <table:table-cell table:style-name="ce44" table:number-columns-repeated="4"/>
          <table:table-cell table:style-name="ce44" office:value-type="string" calcext:value-type="string">
            <text:p>bad</text:p>
          </table:table-cell>
          <table:table-cell office:value-type="float" office:value="1.46287861340114" calcext:value-type="float">
            <text:p>1.46287861340114</text:p>
          </table:table-cell>
          <table:table-cell table:style-name="ce44"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G99]-[.I99])/[.I99]/[.I99]" office:value-type="float" office:value="0.0682397959183674" calcext:value-type="float">
            <text:p>0.07</text:p>
          </table:table-cell>
          <table:table-cell table:formula="of:=[.G99]-[.I99]" office:value-type="float" office:value="53.5" calcext:value-type="float">
            <text:p>53.50</text:p>
          </table:table-cell>
          <table:table-cell table:formula="of:=[.I99]^3/[.S99]" office:value-type="float" office:value="410.317757009346" calcext:value-type="float">
            <text:p>410.32</text:p>
          </table:table-cell>
          <table:table-cell office:value-type="float" office:value="0.19" calcext:value-type="float">
            <text:p>0.19</text:p>
          </table:table-cell>
          <table:table-cell office:value-type="float" office:value="2.45" calcext:value-type="float">
            <text:p>2.45</text:p>
          </table:table-cell>
          <table:table-cell office:value-type="float" office:value="5.61" calcext:value-type="float">
            <text:p>5.61</text:p>
          </table:table-cell>
          <table:table-cell table:formula="of:=[.S99]/[.I99]" office:value-type="float" office:value="1.91071428571429" calcext:value-type="float">
            <text:p>1.91</text:p>
          </table:table-cell>
          <table:table-cell table:formula="of:=[.W99]/[.F99]" office:value-type="float" office:value="0.0374" calcext:value-type="float">
            <text:p>0.0374</text:p>
          </table:table-cell>
          <table:table-cell office:value-type="float" office:value="0.023977457262985" calcext:value-type="float">
            <text:p>0.023977457262985</text:p>
          </table:table-cell>
          <table:table-cell table:formula="of:=1/6*3.14*([.G99]^3-[.I99]^3)*[.F99]*0.0008" office:value-type="float" office:value="32617.77835" calcext:value-type="float">
            <text:p>32,618</text:p>
          </table:table-cell>
          <table:table-cell table:number-columns-repeated="5"/>
          <table:table-cell office:value-type="float" office:value="0.994981581138051" calcext:value-type="float">
            <text:p>0.994981581138051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float" office:value="20.7" calcext:value-type="float">
            <text:p>20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table:formula="of:=([.G100]-[.I100])/[.I100]/[.I100]" office:value-type="float" office:value="0.0275385656608089" calcext:value-type="float">
            <text:p>0.03</text:p>
          </table:table-cell>
          <table:table-cell table:formula="of:=[.G100]-[.I100]" office:value-type="float" office:value="11.8" calcext:value-type="float">
            <text:p>11.80</text:p>
          </table:table-cell>
          <table:table-cell table:formula="of:=[.I100]^3/[.S100]" office:value-type="float" office:value="751.67313559322" calcext:value-type="float">
            <text:p>751.67</text:p>
          </table:table-cell>
          <table:table-cell office:value-type="float" office:value="0" calcext:value-type="float">
            <text:p>0.00</text:p>
          </table:table-cell>
          <table:table-cell office:value-type="float" office:value="6.23" calcext:value-type="float">
            <text:p>6.23</text:p>
          </table:table-cell>
          <table:table-cell office:value-type="float" office:value="0.26" calcext:value-type="float">
            <text:p>0.26</text:p>
          </table:table-cell>
          <table:table-cell table:formula="of:=[.S100]/[.I100]" office:value-type="float" office:value="0.570048309178744" calcext:value-type="float">
            <text:p>0.57</text:p>
          </table:table-cell>
          <table:table-cell table:formula="of:=[.W100]/[.F100]" office:value-type="float" office:value="0.00173333333333333" calcext:value-type="float">
            <text:p>0.00173333333333333</text:p>
          </table:table-cell>
          <table:table-cell office:value-type="float" office:value="0.0421840721201417" calcext:value-type="float">
            <text:p>0.0421840721201417</text:p>
          </table:table-cell>
          <table:table-cell table:formula="of:=1/6*3.14*([.G100]^3-[.I100]^3)*[.F100]*0.0008" office:value-type="float" office:value="1598.7863896" calcext:value-type="float">
            <text:p>1,599</text:p>
          </table:table-cell>
          <table:table-cell table:number-columns-repeated="5"/>
          <table:table-cell office:value-type="float" office:value="0.184085870824656" calcext:value-type="float">
            <text:p>0.184085870824656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2.2" calcext:value-type="float">
            <text:p>32.2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G101]-[.I101])/[.I101]/[.I101]" office:value-type="float" office:value="0.0268122371822075" calcext:value-type="float">
            <text:p>0.03</text:p>
          </table:table-cell>
          <table:table-cell table:formula="of:=[.G101]-[.I101]" office:value-type="float" office:value="27.8" calcext:value-type="float">
            <text:p>27.80</text:p>
          </table:table-cell>
          <table:table-cell table:formula="of:=[.I101]^3/[.S101]" office:value-type="float" office:value="1200.94417266187" calcext:value-type="float">
            <text:p>1200.94</text:p>
          </table:table-cell>
          <table:table-cell office:value-type="float" office:value="0.15" calcext:value-type="float">
            <text:p>0.15</text:p>
          </table:table-cell>
          <table:table-cell office:value-type="float" office:value="2.66" calcext:value-type="float">
            <text:p>2.66</text:p>
          </table:table-cell>
          <table:table-cell office:value-type="float" office:value="1.41" calcext:value-type="float">
            <text:p>1.41</text:p>
          </table:table-cell>
          <table:table-cell table:formula="of:=[.S101]/[.I101]" office:value-type="float" office:value="0.863354037267081" calcext:value-type="float">
            <text:p>0.86</text:p>
          </table:table-cell>
          <table:table-cell table:formula="of:=[.W101]/[.F101]" office:value-type="float" office:value="0.0094" calcext:value-type="float">
            <text:p>0.0094</text:p>
          </table:table-cell>
          <table:table-cell office:value-type="float" office:value="0.0711439539773244" calcext:value-type="float">
            <text:p>0.0711439539773244</text:p>
          </table:table-cell>
          <table:table-cell table:formula="of:=1/6*3.14*([.G101]^3-[.I101]^3)*[.F101]*0.0008" office:value-type="float" office:value="11468.1436256" calcext:value-type="float">
            <text:p>11,468</text:p>
          </table:table-cell>
          <table:table-cell table:number-columns-repeated="5"/>
          <table:table-cell office:value-type="float" office:value="0.689552427285326" calcext:value-type="float">
            <text:p>0.689552427285326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table:formula="of:=([.G102]-[.I102])/[.I102]/[.I102]" office:value-type="float" office:value="0.00585864015049718" calcext:value-type="float">
            <text:p>0.01</text:p>
          </table:table-cell>
          <table:table-cell table:formula="of:=[.G102]-[.I102]" office:value-type="float" office:value="21.8" calcext:value-type="float">
            <text:p>21.80</text:p>
          </table:table-cell>
          <table:table-cell table:formula="of:=[.I102]^3/[.S102]" office:value-type="float" office:value="10411.9724770642" calcext:value-type="float">
            <text:p>10411.97</text:p>
          </table:table-cell>
          <table:table-cell office:value-type="float" office:value="0.06" calcext:value-type="float">
            <text:p>0.06</text:p>
          </table:table-cell>
          <table:table-cell office:value-type="float" office:value="2.02" calcext:value-type="float">
            <text:p>2.02</text:p>
          </table:table-cell>
          <table:table-cell office:value-type="float" office:value="0.14" calcext:value-type="float">
            <text:p>0.14</text:p>
          </table:table-cell>
          <table:table-cell table:formula="of:=[.S102]/[.I102]" office:value-type="float" office:value="0.357377049180328" calcext:value-type="float">
            <text:p>0.36</text:p>
          </table:table-cell>
          <table:table-cell table:formula="of:=[.W102]/[.F102]" office:value-type="float" office:value="0.000933333333333333" calcext:value-type="float">
            <text:p>0.000933333333333333</text:p>
          </table:table-cell>
          <table:table-cell office:value-type="float" office:value="0.0454727878818023" calcext:value-type="float">
            <text:p>0.0454727878818023</text:p>
          </table:table-cell>
          <table:table-cell table:formula="of:=1/6*3.14*([.G102]^3-[.I102]^3)*[.F102]*0.0008" office:value-type="float" office:value="21394.8642656" calcext:value-type="float">
            <text:p>21,395</text:p>
          </table:table-cell>
          <table:table-cell table:number-columns-repeated="5"/>
          <table:table-cell office:value-type="float" office:value="0.786134939031338" calcext:value-type="float">
            <text:p>0.786134939031338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/>
          <table:table-cell office:value-type="float" office:value="34.7" calcext:value-type="float">
            <text:p>34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G103]-[.I103])/[.I103]/[.I103]" office:value-type="float" office:value="0.0171914059580264" calcext:value-type="float">
            <text:p>0.02</text:p>
          </table:table-cell>
          <table:table-cell table:formula="of:=[.G103]-[.I103]" office:value-type="float" office:value="20.7" calcext:value-type="float">
            <text:p>20.70</text:p>
          </table:table-cell>
          <table:table-cell table:formula="of:=[.I103]^3/[.S103]" office:value-type="float" office:value="2018.45038647343" calcext:value-type="float">
            <text:p>2018.45</text:p>
          </table:table-cell>
          <table:table-cell office:value-type="float" office:value="0.1" calcext:value-type="float">
            <text:p>0.10</text:p>
          </table:table-cell>
          <table:table-cell office:value-type="float" office:value="3.55" calcext:value-type="float">
            <text:p>3.55</text:p>
          </table:table-cell>
          <table:table-cell office:value-type="float" office:value="0.02" calcext:value-type="float">
            <text:p>0.02</text:p>
          </table:table-cell>
          <table:table-cell table:formula="of:=[.S103]/[.I103]" office:value-type="float" office:value="0.596541786743516" calcext:value-type="float">
            <text:p>0.60</text:p>
          </table:table-cell>
          <table:table-cell table:formula="of:=[.W103]/[.F103]" office:value-type="float" office:value="0.0008" calcext:value-type="float">
            <text:p>0.0008</text:p>
          </table:table-cell>
          <table:table-cell office:value-type="float" office:value="0.015904835819619" calcext:value-type="float">
            <text:p>0.015904835819619</text:p>
          </table:table-cell>
          <table:table-cell table:formula="of:=1/6*3.14*([.G103]^3-[.I103]^3)*[.F103]*0.0008" office:value-type="float" office:value="1342.3451958" calcext:value-type="float">
            <text:p>1,342</text:p>
          </table:table-cell>
          <table:table-cell table:number-columns-repeated="5"/>
          <table:table-cell office:value-type="float" office:value="0.953065948864373" calcext:value-type="float">
            <text:p>0.953065948864373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G104]-[.I104])/[.I104]/[.I104]" office:value-type="float" office:value="1.01944444444444" calcext:value-type="float">
            <text:p>1.02</text:p>
          </table:table-cell>
          <table:table-cell table:formula="of:=[.G104]-[.I104]" office:value-type="float" office:value="36.7" calcext:value-type="float">
            <text:p>36.70</text:p>
          </table:table-cell>
          <table:table-cell table:formula="of:=[.I104]^3/[.S104]" office:value-type="float" office:value="5.88555858310627" calcext:value-type="float">
            <text:p>5.89</text:p>
          </table:table-cell>
          <table:table-cell office:value-type="float" office:value="0.03" calcext:value-type="float">
            <text:p>0.03</text:p>
          </table:table-cell>
          <table:table-cell office:value-type="float" office:value="9.69" calcext:value-type="float">
            <text:p>9.69</text:p>
          </table:table-cell>
          <table:table-cell office:value-type="float" office:value="1.05" calcext:value-type="float">
            <text:p>1.05</text:p>
          </table:table-cell>
          <table:table-cell table:formula="of:=[.S104]/[.I104]" office:value-type="float" office:value="6.11666666666667" calcext:value-type="float">
            <text:p>6.12</text:p>
          </table:table-cell>
          <table:table-cell table:formula="of:=[.W104]/[.F104]" office:value-type="float" office:value="0.042" calcext:value-type="float">
            <text:p>0.042</text:p>
          </table:table-cell>
          <table:table-cell office:value-type="float" office:value="0.0152734500211594" calcext:value-type="float">
            <text:p>0.0152734500211594</text:p>
          </table:table-cell>
          <table:table-cell table:formula="of:=1/6*3.14*([.G104]^3-[.I104]^3)*[.F104]*0.0008" office:value-type="float" office:value="812.616122066667" calcext:value-type="float">
            <text:p>813</text:p>
          </table:table-cell>
          <table:table-cell table:number-columns-repeated="5"/>
          <table:table-cell office:value-type="float" office:value="1.93047584976732" calcext:value-type="float">
            <text:p>1.93047584976732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11.8" calcext:value-type="float">
            <text:p>11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/>
          <table:table-cell table:formula="of:=([.G105]-[.I105])/[.I105]/[.I105]" office:value-type="float" office:value="0.313846595805803" calcext:value-type="float">
            <text:p>0.31</text:p>
          </table:table-cell>
          <table:table-cell table:formula="of:=[.G105]-[.I105]" office:value-type="float" office:value="43.7" calcext:value-type="float">
            <text:p>43.70</text:p>
          </table:table-cell>
          <table:table-cell table:formula="of:=[.I105]^3/[.S105]" office:value-type="float" office:value="37.5979862700229" calcext:value-type="float">
            <text:p>37.60</text:p>
          </table:table-cell>
          <table:table-cell office:value-type="float" office:value="0" calcext:value-type="float">
            <text:p>0.00</text:p>
          </table:table-cell>
          <table:table-cell office:value-type="float" office:value="2.19" calcext:value-type="float">
            <text:p>2.19</text:p>
          </table:table-cell>
          <table:table-cell office:value-type="float" office:value="0.59" calcext:value-type="float">
            <text:p>0.59</text:p>
          </table:table-cell>
          <table:table-cell table:formula="of:=[.S105]/[.I105]" office:value-type="float" office:value="3.70338983050847" calcext:value-type="float">
            <text:p>3.70</text:p>
          </table:table-cell>
          <table:table-cell table:formula="of:=[.W105]/[.F105]" office:value-type="float" office:value="0.0236" calcext:value-type="float">
            <text:p>0.0236</text:p>
          </table:table-cell>
          <table:table-cell office:value-type="float" office:value="0.0547645507533186" calcext:value-type="float">
            <text:p>0.0547645507533186</text:p>
          </table:table-cell>
          <table:table-cell table:formula="of:=1/6*3.14*([.G105]^3-[.I105]^3)*[.F105]*0.0008" office:value-type="float" office:value="1772.12015673333" calcext:value-type="float">
            <text:p>1,772</text:p>
          </table:table-cell>
          <table:table-cell table:number-columns-repeated="5"/>
          <table:table-cell office:value-type="float" office:value="0.711962709547815" calcext:value-type="float">
            <text:p>0.711962709547815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/>
          <table:table-cell office:value-type="float" office:value="51.6" calcext:value-type="float">
            <text:p>51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G106]-[.I106])/[.I106]/[.I106]" office:value-type="float" office:value="0.0108917733309296" calcext:value-type="float">
            <text:p>0.01</text:p>
          </table:table-cell>
          <table:table-cell table:formula="of:=[.G106]-[.I106]" office:value-type="float" office:value="29" calcext:value-type="float">
            <text:p>29.00</text:p>
          </table:table-cell>
          <table:table-cell table:formula="of:=[.I106]^3/[.S106]" office:value-type="float" office:value="4737.52055172414" calcext:value-type="float">
            <text:p>4737.52</text:p>
          </table:table-cell>
          <table:table-cell office:value-type="float" office:value="0.5" calcext:value-type="float">
            <text:p>0.50</text:p>
          </table:table-cell>
          <table:table-cell office:value-type="float" office:value="0.98" calcext:value-type="float">
            <text:p>0.98</text:p>
          </table:table-cell>
          <table:table-cell office:value-type="float" office:value="2.61" calcext:value-type="float">
            <text:p>2.61</text:p>
          </table:table-cell>
          <table:table-cell table:formula="of:=[.S106]/[.I106]" office:value-type="float" office:value="0.562015503875969" calcext:value-type="float">
            <text:p>0.56</text:p>
          </table:table-cell>
          <table:table-cell table:formula="of:=[.W106]/[.F106]" office:value-type="float" office:value="0.0237272727272727" calcext:value-type="float">
            <text:p>0.0237272727272727</text:p>
          </table:table-cell>
          <table:table-cell office:value-type="float" office:value="0.0199313592585363" calcext:value-type="float">
            <text:p>0.0199313592585363</text:p>
          </table:table-cell>
          <table:table-cell table:formula="of:=1/6*3.14*([.G106]^3-[.I106]^3)*[.F106]*0.0008" office:value-type="float" office:value="17786.6502410667" calcext:value-type="float">
            <text:p>17,787</text:p>
          </table:table-cell>
          <table:table-cell table:number-columns-repeated="5"/>
          <table:table-cell office:value-type="float" office:value="0.843800268964426" calcext:value-type="float">
            <text:p>0.843800268964426</text:p>
          </table:table-cell>
          <table:table-cell table:number-columns-repeated="991"/>
        </table:table-row>
        <table:table-row table:style-name="ro1">
          <table:table-cell table:style-name="ce44"/>
          <table:table-cell table:style-name="ce44" office:value-type="string" calcext:value-type="string">
            <text:p>experimentoexp_od110_60x_50fps_1001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110" calcext:value-type="float">
            <text:p>110</text:p>
          </table:table-cell>
          <table:table-cell table:style-name="ce44" office:value-type="float" office:value="97" calcext:value-type="float">
            <text:p>97</text:p>
          </table:table-cell>
          <table:table-cell table:style-name="ce44"/>
          <table:table-cell table:style-name="ce44" office:value-type="float" office:value="44.1" calcext:value-type="float">
            <text:p>44.1</text:p>
          </table:table-cell>
          <table:table-cell table:style-name="ce44" table:number-columns-repeated="2"/>
          <table:table-cell table:style-name="ce44" office:value-type="string" calcext:value-type="string">
            <text:p>XY</text:p>
          </table:table-cell>
          <table:table-cell table:style-name="ce44" office:value-type="string" calcext:value-type="string">
            <text:p>Chile</text:p>
          </table:table-cell>
          <table:table-cell table:style-name="ce44" table:number-columns-repeated="2"/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.6" calcext:value-type="float">
            <text:p>1.6</text:p>
          </table:table-cell>
          <table:table-cell table:style-name="ce61" table:formula="of:=([.G107]-[.I107])/[.I107]/[.I107]" office:value-type="float" office:value="0.0272006005728066" calcext:value-type="float">
            <text:p>0.03</text:p>
          </table:table-cell>
          <table:table-cell table:style-name="ce61" table:formula="of:=[.G107]-[.I107]" office:value-type="float" office:value="52.9" calcext:value-type="float">
            <text:p>52.90</text:p>
          </table:table-cell>
          <table:table-cell table:style-name="ce61" table:formula="of:=[.I107]^3/[.S107]" office:value-type="float" office:value="1621.287731569" calcext:value-type="float">
            <text:p>1621.29</text:p>
          </table:table-cell>
          <table:table-cell table:number-columns-repeated="2" table:style-name="ce61" office:value-type="float" office:value="0.47" calcext:value-type="float">
            <text:p>0.47</text:p>
          </table:table-cell>
          <table:table-cell table:style-name="ce61" office:value-type="float" office:value="34.66" calcext:value-type="float">
            <text:p>34.66</text:p>
          </table:table-cell>
          <table:table-cell table:style-name="ce61" table:formula="of:=[.S107]/[.I107]" office:value-type="float" office:value="1.19954648526077" calcext:value-type="float">
            <text:p>1.20</text:p>
          </table:table-cell>
          <table:table-cell table:style-name="ce44" table:formula="of:=[.W107]/[.F107]" office:value-type="float" office:value="0.315090909090909" calcext:value-type="float">
            <text:p>0.315090909090909</text:p>
          </table:table-cell>
          <table:table-cell table:style-name="ce90" office:value-type="float" office:value="0.030459252985614" calcext:value-type="float">
            <text:p>0.030459252985614</text:p>
          </table:table-cell>
          <table:table-cell table:style-name="ce27" table:formula="of:=1/6*3.14*([.G107]^3-[.I107]^3)*[.F107]*0.0008" office:value-type="float" office:value="38081.8181342133" calcext:value-type="float">
            <text:p>38,082</text:p>
          </table:table-cell>
          <table:table-cell table:style-name="ce44" table:number-columns-repeated="4"/>
          <table:table-cell table:style-name="ce44" office:value-type="string" calcext:value-type="string">
            <text:p>bad</text:p>
          </table:table-cell>
          <table:table-cell office:value-type="float" office:value="1.17106218368952" calcext:value-type="float">
            <text:p>1.17106218368952</text:p>
          </table:table-cell>
          <table:table-cell table:style-name="ce44"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/>
          <table:table-cell office:value-type="float" office:value="43.4" calcext:value-type="float">
            <text:p>43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G108]-[.I108])/[.I108]/[.I108]" office:value-type="float" office:value="0.0151309222960776" calcext:value-type="float">
            <text:p>0.02</text:p>
          </table:table-cell>
          <table:table-cell table:formula="of:=[.G108]-[.I108]" office:value-type="float" office:value="28.5" calcext:value-type="float">
            <text:p>28.50</text:p>
          </table:table-cell>
          <table:table-cell table:formula="of:=[.I108]^3/[.S108]" office:value-type="float" office:value="2868.29838596491" calcext:value-type="float">
            <text:p>2868.30</text:p>
          </table:table-cell>
          <table:table-cell office:value-type="float" office:value="0.34" calcext:value-type="float">
            <text:p>0.34</text:p>
          </table:table-cell>
          <table:table-cell office:value-type="float" office:value="1.22" calcext:value-type="float">
            <text:p>1.22</text:p>
          </table:table-cell>
          <table:table-cell office:value-type="float" office:value="1.53" calcext:value-type="float">
            <text:p>1.53</text:p>
          </table:table-cell>
          <table:table-cell table:formula="of:=[.S108]/[.I108]" office:value-type="float" office:value="0.65668202764977" calcext:value-type="float">
            <text:p>0.66</text:p>
          </table:table-cell>
          <table:table-cell table:formula="of:=[.W108]/[.F108]" office:value-type="float" office:value="0.0139090909090909" calcext:value-type="float">
            <text:p>0.0139090909090909</text:p>
          </table:table-cell>
          <table:table-cell office:value-type="float" office:value="0.035801836712384" calcext:value-type="float">
            <text:p>0.035801836712384</text:p>
          </table:table-cell>
          <table:table-cell table:formula="of:=1/6*3.14*([.G108]^3-[.I108]^3)*[.F108]*0.0008" office:value-type="float" office:value="13353.0928476" calcext:value-type="float">
            <text:p>13,353</text:p>
          </table:table-cell>
          <table:table-cell table:number-columns-repeated="5"/>
          <table:table-cell office:value-type="float" office:value="0.804134438060426" calcext:value-type="float">
            <text:p>0.804134438060426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/>
          <table:table-cell office:value-type="float" office:value="33.5" calcext:value-type="float">
            <text:p>33.5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G109]-[.I109])/[.I109]/[.I109]" office:value-type="float" office:value="0.0450879928714636" calcext:value-type="float">
            <text:p>0.05</text:p>
          </table:table-cell>
          <table:table-cell table:formula="of:=[.G109]-[.I109]" office:value-type="float" office:value="50.6" calcext:value-type="float">
            <text:p>50.60</text:p>
          </table:table-cell>
          <table:table-cell table:formula="of:=[.I109]^3/[.S109]" office:value-type="float" office:value="742.991600790514" calcext:value-type="float">
            <text:p>742.99</text:p>
          </table:table-cell>
          <table:table-cell office:value-type="float" office:value="0.07" calcext:value-type="float">
            <text:p>0.07</text:p>
          </table:table-cell>
          <table:table-cell office:value-type="float" office:value="1.73" calcext:value-type="float">
            <text:p>1.73</text:p>
          </table:table-cell>
          <table:table-cell office:value-type="float" office:value="15.58" calcext:value-type="float">
            <text:p>15.58</text:p>
          </table:table-cell>
          <table:table-cell table:formula="of:=[.S109]/[.I109]" office:value-type="float" office:value="1.51044776119403" calcext:value-type="float">
            <text:p>1.51</text:p>
          </table:table-cell>
          <table:table-cell table:formula="of:=[.W109]/[.F109]" office:value-type="float" office:value="0.141636363636364" calcext:value-type="float">
            <text:p>0.141636363636364</text:p>
          </table:table-cell>
          <table:table-cell office:value-type="float" office:value="0.0290292554217842" calcext:value-type="float">
            <text:p>0.0290292554217842</text:p>
          </table:table-cell>
          <table:table-cell table:formula="of:=1/6*3.14*([.G109]^3-[.I109]^3)*[.F109]*0.0008" office:value-type="float" office:value="25662.2043397867" calcext:value-type="float">
            <text:p>25,662</text:p>
          </table:table-cell>
          <table:table-cell table:number-columns-repeated="5"/>
          <table:table-cell office:value-type="float" office:value="1.22942243398906" calcext:value-type="float">
            <text:p>1.22942243398906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/>
          <table:table-cell office:value-type="float" office:value="17.8" calcext:value-type="float">
            <text:p>17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G110]-[.I110])/[.I110]/[.I110]" office:value-type="float" office:value="0.152442873374574" calcext:value-type="float">
            <text:p>0.15</text:p>
          </table:table-cell>
          <table:table-cell table:formula="of:=[.G110]-[.I110]" office:value-type="float" office:value="48.3" calcext:value-type="float">
            <text:p>48.30</text:p>
          </table:table-cell>
          <table:table-cell table:formula="of:=[.I110]^3/[.S110]" office:value-type="float" office:value="116.765051759834" calcext:value-type="float">
            <text:p>116.77</text:p>
          </table:table-cell>
          <table:table-cell office:value-type="float" office:value="0.25" calcext:value-type="float">
            <text:p>0.25</text:p>
          </table:table-cell>
          <table:table-cell office:value-type="float" office:value="1.57" calcext:value-type="float">
            <text:p>1.57</text:p>
          </table:table-cell>
          <table:table-cell office:value-type="float" office:value="22.31" calcext:value-type="float">
            <text:p>22.31</text:p>
          </table:table-cell>
          <table:table-cell table:formula="of:=[.S110]/[.I110]" office:value-type="float" office:value="2.71348314606742" calcext:value-type="float">
            <text:p>2.71</text:p>
          </table:table-cell>
          <table:table-cell table:formula="of:=[.W110]/[.F110]" office:value-type="float" office:value="0.17848" calcext:value-type="float">
            <text:p>0.17848</text:p>
          </table:table-cell>
          <table:table-cell office:value-type="float" office:value="0.0657369650869989" calcext:value-type="float">
            <text:p>0.0657369650869989</text:p>
          </table:table-cell>
          <table:table-cell table:formula="of:=1/6*3.14*([.G110]^3-[.I110]^3)*[.F110]*0.0008" office:value-type="float" office:value="14818.969851" calcext:value-type="float">
            <text:p>14,819</text:p>
          </table:table-cell>
          <table:table-cell table:number-columns-repeated="5"/>
          <table:table-cell office:value-type="float" office:value="1.08946193824607" calcext:value-type="float">
            <text:p>1.08946193824607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/>
          <table:table-cell office:value-type="float" office:value="40.3" calcext:value-type="float">
            <text:p>40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G111]-[.I111])/[.I111]/[.I111]" office:value-type="float" office:value="0.0162552567899562" calcext:value-type="float">
            <text:p>0.02</text:p>
          </table:table-cell>
          <table:table-cell table:formula="of:=[.G111]-[.I111]" office:value-type="float" office:value="26.4" calcext:value-type="float">
            <text:p>26.40</text:p>
          </table:table-cell>
          <table:table-cell table:formula="of:=[.I111]^3/[.S111]" office:value-type="float" office:value="2479.19799242424" calcext:value-type="float">
            <text:p>2479.20</text:p>
          </table:table-cell>
          <table:table-cell office:value-type="float" office:value="0.08" calcext:value-type="float">
            <text:p>0.08</text:p>
          </table:table-cell>
          <table:table-cell office:value-type="float" office:value="1.8" calcext:value-type="float">
            <text:p>1.80</text:p>
          </table:table-cell>
          <table:table-cell office:value-type="float" office:value="1.12" calcext:value-type="float">
            <text:p>1.12</text:p>
          </table:table-cell>
          <table:table-cell table:formula="of:=[.S111]/[.I111]" office:value-type="float" office:value="0.655086848635236" calcext:value-type="float">
            <text:p>0.66</text:p>
          </table:table-cell>
          <table:table-cell table:formula="of:=[.W111]/[.F111]" office:value-type="float" office:value="0.00896" calcext:value-type="float">
            <text:p>0.00896</text:p>
          </table:table-cell>
          <table:table-cell office:value-type="float" office:value="0.0743748396603532" calcext:value-type="float">
            <text:p>0.0743748396603532</text:p>
          </table:table-cell>
          <table:table-cell table:formula="of:=1/6*3.14*([.G111]^3-[.I111]^3)*[.F111]*0.0008" office:value-type="float" office:value="12104.183784" calcext:value-type="float">
            <text:p>12,104</text:p>
          </table:table-cell>
          <table:table-cell table:number-columns-repeated="5"/>
          <table:table-cell office:value-type="float" office:value="1.04491211387344" calcext:value-type="float">
            <text:p>1.04491211387344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/>
          <table:table-cell office:value-type="float" office:value="32.4" calcext:value-type="float">
            <text:p>32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G112]-[.I112])/[.I112]/[.I112]" office:value-type="float" office:value="0.0431527206218564" calcext:value-type="float">
            <text:p>0.04</text:p>
          </table:table-cell>
          <table:table-cell table:formula="of:=[.G112]-[.I112]" office:value-type="float" office:value="45.3" calcext:value-type="float">
            <text:p>45.30</text:p>
          </table:table-cell>
          <table:table-cell table:formula="of:=[.I112]^3/[.S112]" office:value-type="float" office:value="750.821721854304" calcext:value-type="float">
            <text:p>750.82</text:p>
          </table:table-cell>
          <table:table-cell office:value-type="float" office:value="0.25" calcext:value-type="float">
            <text:p>0.25</text:p>
          </table:table-cell>
          <table:table-cell office:value-type="float" office:value="1.44" calcext:value-type="float">
            <text:p>1.44</text:p>
          </table:table-cell>
          <table:table-cell office:value-type="float" office:value="17.11" calcext:value-type="float">
            <text:p>17.11</text:p>
          </table:table-cell>
          <table:table-cell table:formula="of:=[.S112]/[.I112]" office:value-type="float" office:value="1.39814814814815" calcext:value-type="float">
            <text:p>1.40</text:p>
          </table:table-cell>
          <table:table-cell table:formula="of:=[.W112]/[.F112]" office:value-type="float" office:value="0.13688" calcext:value-type="float">
            <text:p>0.13688</text:p>
          </table:table-cell>
          <table:table-cell office:value-type="float" office:value="0.0357665931761512" calcext:value-type="float">
            <text:p>0.0357665931761512</text:p>
          </table:table-cell>
          <table:table-cell table:formula="of:=1/6*3.14*([.G112]^3-[.I112]^3)*[.F112]*0.0008" office:value-type="float" office:value="22769.459271" calcext:value-type="float">
            <text:p>22,769</text:p>
          </table:table-cell>
          <table:table-cell table:number-columns-repeated="5"/>
          <table:table-cell office:value-type="float" office:value="0.972356889846892" calcext:value-type="float">
            <text:p>0.972356889846892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/>
          <table:table-cell office:value-type="float" office:value="42.6" calcext:value-type="float">
            <text:p>42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G113]-[.I113])/[.I113]/[.I113]" office:value-type="float" office:value="0.0265599858934515" calcext:value-type="float">
            <text:p>0.03</text:p>
          </table:table-cell>
          <table:table-cell table:formula="of:=[.G113]-[.I113]" office:value-type="float" office:value="48.2" calcext:value-type="float">
            <text:p>48.20</text:p>
          </table:table-cell>
          <table:table-cell table:formula="of:=[.I113]^3/[.S113]" office:value-type="float" office:value="1603.91651452282" calcext:value-type="float">
            <text:p>1603.92</text:p>
          </table:table-cell>
          <table:table-cell office:value-type="float" office:value="0.5" calcext:value-type="float">
            <text:p>0.50</text:p>
          </table:table-cell>
          <table:table-cell office:value-type="float" office:value="0.99" calcext:value-type="float">
            <text:p>0.99</text:p>
          </table:table-cell>
          <table:table-cell office:value-type="float" office:value="6.3" calcext:value-type="float">
            <text:p>6.30</text:p>
          </table:table-cell>
          <table:table-cell table:formula="of:=[.S113]/[.I113]" office:value-type="float" office:value="1.13145539906103" calcext:value-type="float">
            <text:p>1.13</text:p>
          </table:table-cell>
          <table:table-cell table:formula="of:=[.W113]/[.F113]" office:value-type="float" office:value="0.0504" calcext:value-type="float">
            <text:p>0.0504</text:p>
          </table:table-cell>
          <table:table-cell office:value-type="float" office:value="0.0658548848597982" calcext:value-type="float">
            <text:p>0.0658548848597982</text:p>
          </table:table-cell>
          <table:table-cell table:formula="of:=1/6*3.14*([.G113]^3-[.I113]^3)*[.F113]*0.0008" office:value-type="float" office:value="35131.6040506667" calcext:value-type="float">
            <text:p>35,132</text:p>
          </table:table-cell>
          <table:table-cell table:number-columns-repeated="5"/>
          <table:table-cell office:value-type="float" office:value="0.717678653719113" calcext:value-type="float">
            <text:p>0.717678653719113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/>
          <table:table-cell office:value-type="float" office:value="13.4" calcext:value-type="float">
            <text:p>13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G114]-[.I114])/[.I114]/[.I114]" office:value-type="float" office:value="0.150367565159278" calcext:value-type="float">
            <text:p>0.15</text:p>
          </table:table-cell>
          <table:table-cell table:formula="of:=[.G114]-[.I114]" office:value-type="float" office:value="27" calcext:value-type="float">
            <text:p>27.00</text:p>
          </table:table-cell>
          <table:table-cell table:formula="of:=[.I114]^3/[.S114]" office:value-type="float" office:value="89.114962962963" calcext:value-type="float">
            <text:p>89.11</text:p>
          </table:table-cell>
          <table:table-cell office:value-type="float" office:value="0.49" calcext:value-type="float">
            <text:p>0.49</text:p>
          </table:table-cell>
          <table:table-cell office:value-type="float" office:value="2.5" calcext:value-type="float">
            <text:p>2.50</text:p>
          </table:table-cell>
          <table:table-cell office:value-type="float" office:value="1.99" calcext:value-type="float">
            <text:p>1.99</text:p>
          </table:table-cell>
          <table:table-cell table:formula="of:=[.S114]/[.I114]" office:value-type="float" office:value="2.01492537313433" calcext:value-type="float">
            <text:p>2.01</text:p>
          </table:table-cell>
          <table:table-cell table:formula="of:=[.W114]/[.F114]" office:value-type="float" office:value="0.117058823529412" calcext:value-type="float">
            <text:p>0.117058823529412</text:p>
          </table:table-cell>
          <table:table-cell office:value-type="float" office:value="0.0276662157258594" calcext:value-type="float">
            <text:p>0.0276662157258594</text:p>
          </table:table-cell>
          <table:table-cell table:formula="of:=1/6*3.14*([.G114]^3-[.I114]^3)*[.F114]*0.0008" office:value-type="float" office:value="452.18667744" calcext:value-type="float">
            <text:p>452</text:p>
          </table:table-cell>
          <table:table-cell table:number-columns-repeated="5"/>
          <table:table-cell office:value-type="float" office:value="1.41059339701647" calcext:value-type="float">
            <text:p>1.41059339701647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/>
          <table:table-cell office:value-type="float" office:value="12.1" calcext:value-type="float">
            <text:p>12.1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G115]-[.I115])/[.I115]/[.I115]" office:value-type="float" office:value="0.178949525305649" calcext:value-type="float">
            <text:p>0.18</text:p>
          </table:table-cell>
          <table:table-cell table:formula="of:=[.G115]-[.I115]" office:value-type="float" office:value="26.2" calcext:value-type="float">
            <text:p>26.20</text:p>
          </table:table-cell>
          <table:table-cell table:formula="of:=[.I115]^3/[.S115]" office:value-type="float" office:value="67.6168320610687" calcext:value-type="float">
            <text:p>67.62</text:p>
          </table:table-cell>
          <table:table-cell office:value-type="float" office:value="0.46" calcext:value-type="float">
            <text:p>0.46</text:p>
          </table:table-cell>
          <table:table-cell office:value-type="float" office:value="11" calcext:value-type="float">
            <text:p>11.00</text:p>
          </table:table-cell>
          <table:table-cell office:value-type="float" office:value="1.11" calcext:value-type="float">
            <text:p>1.11</text:p>
          </table:table-cell>
          <table:table-cell table:formula="of:=[.S115]/[.I115]" office:value-type="float" office:value="2.16528925619835" calcext:value-type="float">
            <text:p>2.17</text:p>
          </table:table-cell>
          <table:table-cell table:formula="of:=[.W115]/[.F115]" office:value-type="float" office:value="0.0181967213114754" calcext:value-type="float">
            <text:p>0.0181967213114754</text:p>
          </table:table-cell>
          <table:table-cell office:value-type="float" office:value="0.0507796243138472" calcext:value-type="float">
            <text:p>0.0507796243138472</text:p>
          </table:table-cell>
          <table:table-cell table:formula="of:=1/6*3.14*([.G115]^3-[.I115]^3)*[.F115]*0.0008" office:value-type="float" office:value="1389.56717893867" calcext:value-type="float">
            <text:p>1,390</text:p>
          </table:table-cell>
          <table:table-cell table:number-columns-repeated="5"/>
          <table:table-cell office:value-type="float" office:value="0.459936539228618" calcext:value-type="float">
            <text:p>0.459936539228618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G116]-[.I116])/[.I116]/[.I116]" office:value-type="float" office:value="1.6595041322314" calcext:value-type="float">
            <text:p>1.66</text:p>
          </table:table-cell>
          <table:table-cell table:formula="of:=[.G116]-[.I116]" office:value-type="float" office:value="50.2" calcext:value-type="float">
            <text:p>50.20</text:p>
          </table:table-cell>
          <table:table-cell table:formula="of:=[.I116]^3/[.S116]" office:value-type="float" office:value="3.31424302788845" calcext:value-type="float">
            <text:p>3.31</text:p>
          </table:table-cell>
          <table:table-cell office:value-type="float" office:value="0.3" calcext:value-type="float">
            <text:p>0.30</text:p>
          </table:table-cell>
          <table:table-cell office:value-type="float" office:value="12.23" calcext:value-type="float">
            <text:p>12.23</text:p>
          </table:table-cell>
          <table:table-cell office:value-type="float" office:value="5.66" calcext:value-type="float">
            <text:p>5.66</text:p>
          </table:table-cell>
          <table:table-cell table:formula="of:=[.S116]/[.I116]" office:value-type="float" office:value="9.12727272727273" calcext:value-type="float">
            <text:p>9.13</text:p>
          </table:table-cell>
          <table:table-cell table:formula="of:=[.W116]/[.F116]" office:value-type="float" office:value="0.0681927710843374" calcext:value-type="float">
            <text:p>0.0681927710843374</text:p>
          </table:table-cell>
          <table:table-cell office:value-type="float" office:value="0.0766376615314146" calcext:value-type="float">
            <text:p>0.0766376615314146</text:p>
          </table:table-cell>
          <table:table-cell table:formula="of:=1/6*3.14*([.G116]^3-[.I116]^3)*[.F116]*0.0008" office:value-type="float" office:value="5999.20545562133" calcext:value-type="float">
            <text:p>5,999</text:p>
          </table:table-cell>
          <table:table-cell table:number-columns-repeated="5"/>
          <table:table-cell office:value-type="float" office:value="2.39565164913779" calcext:value-type="float">
            <text:p>2.39565164913779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7.9" calcext:value-type="float">
            <text:p>7.9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G117]-[.I117])/[.I117]/[.I117]" office:value-type="float" office:value="0.615286011857074" calcext:value-type="float">
            <text:p>0.62</text:p>
          </table:table-cell>
          <table:table-cell table:formula="of:=[.G117]-[.I117]" office:value-type="float" office:value="38.4" calcext:value-type="float">
            <text:p>38.40</text:p>
          </table:table-cell>
          <table:table-cell table:formula="of:=[.I117]^3/[.S117]" office:value-type="float" office:value="12.8395572916667" calcext:value-type="float">
            <text:p>12.84</text:p>
          </table:table-cell>
          <table:table-cell office:value-type="float" office:value="0.41" calcext:value-type="float">
            <text:p>0.41</text:p>
          </table:table-cell>
          <table:table-cell office:value-type="float" office:value="4.04" calcext:value-type="float">
            <text:p>4.04</text:p>
          </table:table-cell>
          <table:table-cell office:value-type="float" office:value="8.79" calcext:value-type="float">
            <text:p>8.79</text:p>
          </table:table-cell>
          <table:table-cell table:formula="of:=[.S117]/[.I117]" office:value-type="float" office:value="4.86075949367089" calcext:value-type="float">
            <text:p>4.86</text:p>
          </table:table-cell>
          <table:table-cell table:formula="of:=[.W117]/[.F117]" office:value-type="float" office:value="0.105903614457831" calcext:value-type="float">
            <text:p>0.105903614457831</text:p>
          </table:table-cell>
          <table:table-cell office:value-type="float" office:value="0.0905763015135982" calcext:value-type="float">
            <text:p>0.0905763015135982</text:p>
          </table:table-cell>
          <table:table-cell table:formula="of:=1/6*3.14*([.G117]^3-[.I117]^3)*[.F117]*0.0008" office:value-type="float" office:value="3431.837488128" calcext:value-type="float">
            <text:p>3,432</text:p>
          </table:table-cell>
          <table:table-cell table:number-columns-repeated="5"/>
          <table:table-cell office:value-type="float" office:value="0.724607930974473" calcext:value-type="float">
            <text:p>0.724607930974473</text:p>
          </table:table-cell>
          <table:table-cell table:number-columns-repeated="991"/>
        </table:table-row>
        <table:table-row table:style-name="ro1">
          <table:table-cell table:style-name="ce49" office:value-type="date" office:date-value="2022-05-31" calcext:value-type="date">
            <text:p>05/31/2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61" calcext:value-type="float">
            <text:p>161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129.87" calcext:value-type="float">
            <text:p>129.87</text:p>
          </table:table-cell>
          <table:table-cell table:style-name="ce44" office:value-type="float" office:value="1.14" calcext:value-type="float">
            <text:p>1.14</text:p>
          </table:table-cell>
          <table:table-cell table:style-name="ce44" office:value-type="float" office:value="82.59" calcext:value-type="float">
            <text:p>82.59</text:p>
          </table:table-cell>
          <table:table-cell table:style-name="ce44" office:value-type="float" office:value="1.1" calcext:value-type="float">
            <text:p>1.1</text:p>
          </table:table-cell>
          <table:table-cell table:style-name="ce44"/>
          <table:table-cell table:style-name="ce44" office:value-type="string" calcext:value-type="string">
            <text:p>XZ</text:p>
          </table:table-cell>
          <table:table-cell table:style-name="ce44"/>
          <table:table-cell table:style-name="ce44" office:value-type="float" office:value="280" calcext:value-type="float">
            <text:p>280</text:p>
          </table:table-cell>
          <table:table-cell table:style-name="ce44" office:value-type="float" office:value="266" calcext:value-type="float">
            <text:p>266</text:p>
          </table:table-cell>
          <table:table-cell table:style-name="ce44" table:number-columns-repeated="2"/>
          <table:table-cell table:style-name="ce61" table:formula="of:=([.G118]-[.I118])/[.I118]/[.I118]" office:value-type="float" office:value="0.00693142511551752" calcext:value-type="float">
            <text:p>0.01</text:p>
          </table:table-cell>
          <table:table-cell table:style-name="ce61" table:formula="of:=[.G118]-[.I118]" office:value-type="float" office:value="47.28" calcext:value-type="float">
            <text:p>47.28</text:p>
          </table:table-cell>
          <table:table-cell table:style-name="ce61" table:formula="of:=[.I118]^3/[.S118]" office:value-type="float" office:value="11915.2986036168" calcext:value-type="float">
            <text:p>11915.30</text:p>
          </table:table-cell>
          <table:table-cell table:style-name="ce61"/>
          <table:table-cell table:style-name="ce44" office:value-type="float" office:value="0.14" calcext:value-type="float">
            <text:p>0.14</text:p>
          </table:table-cell>
          <table:table-cell table:style-name="ce44" office:value-type="float" office:value="0.86" calcext:value-type="float">
            <text:p>0.86</text:p>
          </table:table-cell>
          <table:table-cell table:style-name="ce61" table:formula="of:=[.S118]/[.I118]" office:value-type="float" office:value="0.572466400290592" calcext:value-type="float">
            <text:p>0.57</text:p>
          </table:table-cell>
          <table:table-cell table:style-name="ce44" table:formula="of:=[.W118]/[.F118]" office:value-type="float" office:value="0.0226315789473684" calcext:value-type="float">
            <text:p>0.0226315789473684</text:p>
          </table:table-cell>
          <table:table-cell table:style-name="ce91" office:value-type="float" office:value="0.0953121312079605" calcext:value-type="float">
            <text:p>0.0953121312079605</text:p>
          </table:table-cell>
          <table:table-cell table:formula="of:=1/6*3.14*([.G118]^3-[.I118]^3)*[.F118]*0.0008" office:value-type="float" office:value="25885.4442019626" calcext:value-type="float">
            <text:p>25,885</text:p>
          </table:table-cell>
          <table:table-cell table:style-name="ce44" office:value-type="float" office:value="5.25" calcext:value-type="float">
            <text:p>5.25</text:p>
          </table:table-cell>
          <table:table-cell/>
          <table:table-cell table:style-name="ce44" table:number-columns-repeated="2"/>
          <table:table-cell table:style-name="ce44" office:value-type="string" calcext:value-type="string">
            <text:p>bad</text:p>
          </table:table-cell>
          <table:table-cell office:value-type="float" office:value="1.0675475290448" calcext:value-type="float">
            <text:p>1.0675475290448</text:p>
          </table:table-cell>
          <table:table-cell table:style-name="ce44" table:number-columns-repeated="989"/>
          <table:table-cell table:number-columns-repeated="2"/>
        </table:table-row>
        <table:table-row table:style-name="ro1">
          <table:table-cell table:style-name="ce50" office:value-type="date" office:date-value="2022-05-31" calcext:value-type="date">
            <text:p>05/31/2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62" calcext:value-type="float">
            <text:p>162</text:p>
          </table:table-cell>
          <table:table-cell table:style-name="ce54" office:value-type="float" office:value="0.33" calcext:value-type="float">
            <text:p>0.33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60.08" calcext:value-type="float">
            <text:p>60.08</text:p>
          </table:table-cell>
          <table:table-cell table:style-name="ce54" office:value-type="float" office:value="0.64" calcext:value-type="float">
            <text:p>0.64</text:p>
          </table:table-cell>
          <table:table-cell table:style-name="ce54" office:value-type="float" office:value="15.26" calcext:value-type="float">
            <text:p>15.26</text:p>
          </table:table-cell>
          <table:table-cell table:style-name="ce54" office:value-type="float" office:value="0.38" calcext:value-type="float">
            <text:p>0.38</text:p>
          </table:table-cell>
          <table:table-cell table:style-name="ce54"/>
          <table:table-cell table:style-name="ce54" office:value-type="string" calcext:value-type="string">
            <text:p>XZ</text:p>
          </table:table-cell>
          <table:table-cell table:style-name="ce54"/>
          <table:table-cell office:value-type="float" office:value="120.5" calcext:value-type="float">
            <text:p>120.5</text:p>
          </table:table-cell>
          <table:table-cell office:value-type="float" office:value="138.5" calcext:value-type="float">
            <text:p>138.5</text:p>
          </table:table-cell>
          <table:table-cell table:number-columns-repeated="2"/>
          <table:table-cell table:formula="of:=([.G119]-[.I119])/[.I119]/[.I119]" office:value-type="float" office:value="0.192469884174527" calcext:value-type="float">
            <text:p>0.19</text:p>
          </table:table-cell>
          <table:table-cell table:formula="of:=[.G119]-[.I119]" office:value-type="float" office:value="44.82" calcext:value-type="float">
            <text:p>44.82</text:p>
          </table:table-cell>
          <table:table-cell table:formula="of:=[.I119]^3/[.S119]" office:value-type="float" office:value="79.2851311021865" calcext:value-type="float">
            <text:p>79.29</text:p>
          </table:table-cell>
          <table:table-cell office:value-type="float" office:value="0.15" calcext:value-type="float">
            <text:p>0.15</text:p>
          </table:table-cell>
          <table:table-cell table:style-name="Default" office:value-type="float" office:value="3.47" calcext:value-type="float">
            <text:p>3.47</text:p>
          </table:table-cell>
          <table:table-cell table:style-name="Default" office:value-type="float" office:value="2.88" calcext:value-type="float">
            <text:p>2.88</text:p>
          </table:table-cell>
          <table:table-cell table:formula="of:=[.S119]/[.I119]" office:value-type="float" office:value="2.93709043250328" calcext:value-type="float">
            <text:p>2.94</text:p>
          </table:table-cell>
          <table:table-cell table:formula="of:=[.W119]/[.F119]" office:value-type="float" office:value="0.0757894736842105" calcext:value-type="float">
            <text:p>0.0757894736842105</text:p>
          </table:table-cell>
          <table:table-cell office:value-type="float" office:value="0.0502570104078004" calcext:value-type="float">
            <text:p>0.0502570104078004</text:p>
          </table:table-cell>
          <table:table-cell table:formula="of:=1/6*3.14*([.G119]^3-[.I119]^3)*[.F119]*0.0008" office:value-type="float" office:value="3393.64523588314" calcext:value-type="float">
            <text:p>3,394</text:p>
          </table:table-cell>
          <table:table-cell office:value-type="float" office:value="2.76" calcext:value-type="float">
            <text:p>2.76</text:p>
          </table:table-cell>
          <table:table-cell table:number-columns-repeated="4"/>
          <table:table-cell office:value-type="float" office:value="1.1640145676725" calcext:value-type="float">
            <text:p>1.1640145676725</text:p>
          </table:table-cell>
          <table:table-cell table:number-columns-repeated="991"/>
        </table:table-row>
        <table:table-row table:style-name="ro1">
          <table:table-cell table:style-name="ce50" office:value-type="date" office:date-value="2022-05-31" calcext:value-type="date">
            <text:p>05/31/22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66" calcext:value-type="float">
            <text:p>166</text:p>
          </table:table-cell>
          <table:table-cell table:style-name="ce54" office:value-type="float" office:value="0.33" calcext:value-type="float">
            <text:p>0.33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66.32" calcext:value-type="float">
            <text:p>66.32</text:p>
          </table:table-cell>
          <table:table-cell table:style-name="ce54" office:value-type="float" office:value="0.49" calcext:value-type="float">
            <text:p>0.49</text:p>
          </table:table-cell>
          <table:table-cell table:style-name="ce54" office:value-type="float" office:value="11.99" calcext:value-type="float">
            <text:p>11.99</text:p>
          </table:table-cell>
          <table:table-cell table:style-name="ce54" office:value-type="float" office:value="0.38" calcext:value-type="float">
            <text:p>0.38</text:p>
          </table:table-cell>
          <table:table-cell table:style-name="ce54"/>
          <table:table-cell table:style-name="ce54" office:value-type="string" calcext:value-type="string">
            <text:p>XZ</text:p>
          </table:table-cell>
          <table:table-cell table:style-name="ce54"/>
          <table:table-cell office:value-type="float" office:value="148.5" calcext:value-type="float">
            <text:p>148.5</text:p>
          </table:table-cell>
          <table:table-cell office:value-type="float" office:value="185.5" calcext:value-type="float">
            <text:p>185.5</text:p>
          </table:table-cell>
          <table:table-cell table:number-columns-repeated="2"/>
          <table:table-cell table:formula="of:=([.G120]-[.I120])/[.I120]/[.I120]" office:value-type="float" office:value="0.377921273009688" calcext:value-type="float">
            <text:p>0.38</text:p>
          </table:table-cell>
          <table:table-cell table:formula="of:=[.G120]-[.I120]" office:value-type="float" office:value="54.33" calcext:value-type="float">
            <text:p>54.33</text:p>
          </table:table-cell>
          <table:table-cell table:formula="of:=[.I120]^3/[.S120]" office:value-type="float" office:value="31.7261844100865" calcext:value-type="float">
            <text:p>31.73</text:p>
          </table:table-cell>
          <table:table-cell office:value-type="float" office:value="0.25" calcext:value-type="float">
            <text:p>0.25</text:p>
          </table:table-cell>
          <table:table-cell table:style-name="Default" office:value-type="float" office:value="4.41" calcext:value-type="float">
            <text:p>4.41</text:p>
          </table:table-cell>
          <table:table-cell table:style-name="Default" office:value-type="float" office:value="1.95" calcext:value-type="float">
            <text:p>1.95</text:p>
          </table:table-cell>
          <table:table-cell table:formula="of:=[.S120]/[.I120]" office:value-type="float" office:value="4.53127606338615" calcext:value-type="float">
            <text:p>4.53</text:p>
          </table:table-cell>
          <table:table-cell table:formula="of:=[.W120]/[.F120]" office:value-type="float" office:value="0.04875" calcext:value-type="float">
            <text:p>0.04875</text:p>
          </table:table-cell>
          <table:table-cell office:value-type="float" office:value="0.474625396169553" calcext:value-type="float">
            <text:p>0.474625396169553</text:p>
          </table:table-cell>
          <table:table-cell table:formula="of:=1/6*3.14*([.G120]^3-[.I120]^3)*[.F120]*0.0008" office:value-type="float" office:value="4856.10435689952" calcext:value-type="float">
            <text:p>4,856</text:p>
          </table:table-cell>
          <table:table-cell office:value-type="float" office:value="3.83" calcext:value-type="float">
            <text:p>3.83</text:p>
          </table:table-cell>
          <table:table-cell table:number-columns-repeated="4"/>
          <table:table-cell office:value-type="float" office:value="0.910550512298789" calcext:value-type="float">
            <text:p>0.910550512298789</text:p>
          </table:table-cell>
          <table:table-cell table:number-columns-repeated="991"/>
        </table:table-row>
        <table:table-row table:style-name="ro1">
          <table:table-cell table:style-name="ce50" office:value-type="date" office:date-value="2022-05-31" calcext:value-type="date">
            <text:p>05/31/22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68" calcext:value-type="float">
            <text:p>168</text:p>
          </table:table-cell>
          <table:table-cell table:style-name="ce54"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4" office:value-type="float" office:value="40" calcext:value-type="float">
            <text:p>40</text:p>
          </table:table-cell>
          <table:table-cell table:style-name="ce52" office:value-type="float" office:value="77.15" calcext:value-type="float">
            <text:p>77.15</text:p>
          </table:table-cell>
          <table:table-cell table:style-name="ce52" office:value-type="float" office:value="0.59" calcext:value-type="float">
            <text:p>0.59</text:p>
          </table:table-cell>
          <table:table-cell table:style-name="ce52" office:value-type="float" office:value="28.99" calcext:value-type="float">
            <text:p>28.99</text:p>
          </table:table-cell>
          <table:table-cell table:style-name="ce52" office:value-type="float" office:value="0.41" calcext:value-type="float">
            <text:p>0.41</text:p>
          </table:table-cell>
          <table:table-cell table:style-name="ce52"/>
          <table:table-cell table:style-name="ce54" office:value-type="string" calcext:value-type="string">
            <text:p>XZ</text:p>
          </table:table-cell>
          <table:table-cell table:style-name="ce52"/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table:formula="of:=([.G121]-[.I121])/[.I121]/[.I121]" office:value-type="float" office:value="0.0573046741742612" calcext:value-type="float">
            <text:p>0.06</text:p>
          </table:table-cell>
          <table:table-cell table:formula="of:=[.G121]-[.I121]" office:value-type="float" office:value="48.16" calcext:value-type="float">
            <text:p>48.16</text:p>
          </table:table-cell>
          <table:table-cell table:formula="of:=[.I121]^3/[.S121]" office:value-type="float" office:value="505.892414846345" calcext:value-type="float">
            <text:p>505.89</text:p>
          </table:table-cell>
          <table:table-cell office:value-type="float" office:value="0.27" calcext:value-type="float">
            <text:p>0.27</text:p>
          </table:table-cell>
          <table:table-cell table:style-name="Default" office:value-type="float" office:value="1.33" calcext:value-type="float">
            <text:p>1.33</text:p>
          </table:table-cell>
          <table:table-cell table:style-name="Default" office:value-type="float" office:value="1.64" calcext:value-type="float">
            <text:p>1.64</text:p>
          </table:table-cell>
          <table:table-cell table:formula="of:=[.S121]/[.I121]" office:value-type="float" office:value="1.66126250431183" calcext:value-type="float">
            <text:p>1.66</text:p>
          </table:table-cell>
          <table:table-cell table:formula="of:=[.W121]/[.F121]" office:value-type="float" office:value="0.041" calcext:value-type="float">
            <text:p>0.041</text:p>
          </table:table-cell>
          <table:table-cell office:value-type="float" office:value="0.498871828720476" calcext:value-type="float">
            <text:p>0.498871828720476</text:p>
          </table:table-cell>
          <table:table-cell table:formula="of:=1/6*3.14*([.G121]^3-[.I121]^3)*[.F121]*0.0008" office:value-type="float" office:value="7282.16193404075" calcext:value-type="float">
            <text:p>7,282</text:p>
          </table:table-cell>
          <table:table-cell office:value-type="float" office:value="4.9" calcext:value-type="float">
            <text:p>4.9</text:p>
          </table:table-cell>
          <table:table-cell table:number-columns-repeated="4"/>
          <table:table-cell office:value-type="float" office:value="0.941660277634646" calcext:value-type="float">
            <text:p>0.941660277634646</text:p>
          </table:table-cell>
          <table:table-cell table:number-columns-repeated="991"/>
        </table:table-row>
        <table:table-row table:style-name="ro1">
          <table:table-cell table:style-name="ce49" office:value-type="date" office:date-value="2022-05-31" calcext:value-type="date">
            <text:p>05/31/22</text:p>
          </table:table-cell>
          <table:table-cell table:style-name="ce53" office:value-type="float" office:value="10" calcext:value-type="float">
            <text:p>10</text:p>
          </table:table-cell>
          <table:table-cell table:style-name="ce44" office:value-type="float" office:value="171" calcext:value-type="float">
            <text:p>171</text:p>
          </table:table-cell>
          <table:table-cell table:style-name="ce44" office:value-type="float" office:value="0.33" calcext:value-type="float">
            <text:p>0.3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184.76" calcext:value-type="float">
            <text:p>184.76</text:p>
          </table:table-cell>
          <table:table-cell table:style-name="ce53" office:value-type="float" office:value="0.79" calcext:value-type="float">
            <text:p>0.79</text:p>
          </table:table-cell>
          <table:table-cell table:style-name="ce53" office:value-type="float" office:value="37.01" calcext:value-type="float">
            <text:p>37.01</text:p>
          </table:table-cell>
          <table:table-cell table:style-name="ce53" office:value-type="float" office:value="0.82" calcext:value-type="float">
            <text:p>0.82</text:p>
          </table:table-cell>
          <table:table-cell table:style-name="ce53"/>
          <table:table-cell table:style-name="ce44" office:value-type="string" calcext:value-type="string">
            <text:p>XZ</text:p>
          </table:table-cell>
          <table:table-cell table:style-name="ce53"/>
          <table:table-cell table:style-name="ce44" office:value-type="float" office:value="385" calcext:value-type="float">
            <text:p>385</text:p>
          </table:table-cell>
          <table:table-cell table:style-name="ce44" office:value-type="float" office:value="329" calcext:value-type="float">
            <text:p>329</text:p>
          </table:table-cell>
          <table:table-cell table:style-name="ce44" table:number-columns-repeated="2"/>
          <table:table-cell table:style-name="ce61" table:formula="of:=([.G122]-[.I122])/[.I122]/[.I122]" office:value-type="float" office:value="0.107867178598334" calcext:value-type="float">
            <text:p>0.11</text:p>
          </table:table-cell>
          <table:table-cell table:style-name="ce61" table:formula="of:=[.G122]-[.I122]" office:value-type="float" office:value="147.75" calcext:value-type="float">
            <text:p>147.75</text:p>
          </table:table-cell>
          <table:table-cell table:style-name="ce61" table:formula="of:=[.I122]^3/[.S122]" office:value-type="float" office:value="343.107147891709" calcext:value-type="float">
            <text:p>343.11</text:p>
          </table:table-cell>
          <table:table-cell table:style-name="ce61" office:value-type="float" office:value="0.57" calcext:value-type="float">
            <text:p>0.57</text:p>
          </table:table-cell>
          <table:table-cell table:style-name="ce44" office:value-type="float" office:value="0.57" calcext:value-type="float">
            <text:p>0.57</text:p>
          </table:table-cell>
          <table:table-cell table:style-name="ce44" office:value-type="float" office:value="18.32" calcext:value-type="float">
            <text:p>18.32</text:p>
          </table:table-cell>
          <table:table-cell table:style-name="ce61" table:formula="of:=[.S122]/[.I122]" office:value-type="float" office:value="3.99216427992434" calcext:value-type="float">
            <text:p>3.99</text:p>
          </table:table-cell>
          <table:table-cell table:style-name="ce44" table:formula="of:=[.W122]/[.F122]" office:value-type="float" office:value="0.458" calcext:value-type="float">
            <text:p>0.458</text:p>
          </table:table-cell>
          <table:table-cell table:style-name="ce90" office:value-type="float" office:value="0.113972636785959" calcext:value-type="float">
            <text:p>0.113972636785959</text:p>
          </table:table-cell>
          <table:table-cell table:style-name="ce27" table:formula="of:=1/6*3.14*([.G122]^3-[.I122]^3)*[.F122]*0.0008" office:value-type="float" office:value="104772.520221096" calcext:value-type="float">
            <text:p>104,773</text:p>
          </table:table-cell>
          <table:table-cell table:style-name="ce44" office:value-type="float" office:value="7.73" calcext:value-type="float">
            <text:p>7.73</text:p>
          </table:table-cell>
          <table:table-cell table:style-name="ce44" table:number-columns-repeated="3"/>
          <table:table-cell table:style-name="ce44" office:value-type="string" calcext:value-type="string">
            <text:p>bad</text:p>
          </table:table-cell>
          <table:table-cell office:value-type="float" office:value="1.18417177537143" calcext:value-type="float">
            <text:p>1.18417177537143</text:p>
          </table:table-cell>
          <table:table-cell table:style-name="ce44" table:number-columns-repeated="991"/>
        </table:table-row>
        <table:table-row table:style-name="ro1">
          <table:table-cell table:style-name="ce50" office:value-type="date" office:date-value="2022-06-01" calcext:value-type="date">
            <text:p>06/01/22</text:p>
          </table:table-cell>
          <table:table-cell table:style-name="ce55" office:value-type="float" office:value="0" calcext:value-type="float">
            <text:p>0</text:p>
          </table:table-cell>
          <table:table-cell table:style-name="ce54" office:value-type="float" office:value="172" calcext:value-type="float">
            <text:p>172</text:p>
          </table:table-cell>
          <table:table-cell table:style-name="ce54" office:value-type="float" office:value="0.33" calcext:value-type="float">
            <text:p>0.33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float" office:value="72.61023" calcext:value-type="float">
            <text:p>72.61023</text:p>
          </table:table-cell>
          <table:table-cell table:style-name="ce55"/>
          <table:table-cell table:style-name="ce55" office:value-type="float" office:value="36.29373" calcext:value-type="float">
            <text:p>36.29373</text:p>
          </table:table-cell>
          <table:table-cell table:style-name="ce55" table:number-columns-repeated="2"/>
          <table:table-cell table:style-name="ce54" office:value-type="string" calcext:value-type="string">
            <text:p>XZ</text:p>
          </table:table-cell>
          <table:table-cell table:style-name="ce55"/>
          <table:table-cell table:style-name="ce54" office:value-type="float" office:value="163" calcext:value-type="float">
            <text:p>163</text:p>
          </table:table-cell>
          <table:table-cell table:style-name="ce54" office:value-type="float" office:value="170" calcext:value-type="float">
            <text:p>170</text:p>
          </table:table-cell>
          <table:table-cell table:style-name="ce54" table:number-columns-repeated="2"/>
          <table:table-cell table:style-name="ce18" table:formula="of:=([.G123]-[.I123])/[.I123]/[.I123]" office:value-type="float" office:value="0.0275702547270038" calcext:value-type="float">
            <text:p>0.03</text:p>
          </table:table-cell>
          <table:table-cell table:style-name="ce18" table:formula="of:=[.G123]-[.I123]" office:value-type="float" office:value="36.3165" calcext:value-type="float">
            <text:p>36.32</text:p>
          </table:table-cell>
          <table:table-cell table:style-name="ce18" table:formula="of:=[.I123]^3/[.S123]" office:value-type="float" office:value="1316.40894722862" calcext:value-type="float">
            <text:p>1316.41</text:p>
          </table:table-cell>
          <table:table-cell table:style-name="ce18" office:value-type="float" office:value="0" calcext:value-type="float">
            <text:p>0.00</text:p>
          </table:table-cell>
          <table:table-cell table:style-name="ce54" office:value-type="float" office:value="1.76" calcext:value-type="float">
            <text:p>1.76</text:p>
          </table:table-cell>
          <table:table-cell table:style-name="ce54" office:value-type="float" office:value="0.02" calcext:value-type="float">
            <text:p>0.02</text:p>
          </table:table-cell>
          <table:table-cell table:style-name="ce18" table:formula="of:=[.S123]/[.I123]" office:value-type="float" office:value="1.0006273810931" calcext:value-type="float">
            <text:p>1.00</text:p>
          </table:table-cell>
          <table:table-cell table:style-name="ce54" table:formula="of:=[.W123]/[.F123]" office:value-type="float" office:value="0.000555555555555556" calcext:value-type="float">
            <text:p>0.000555555555555556</text:p>
          </table:table-cell>
          <table:table-cell table:style-name="ce28" office:value-type="float" office:value="0.0920478875882561" calcext:value-type="float">
            <text:p>0.0920478875882561</text:p>
          </table:table-cell>
          <table:table-cell table:style-name="ce35" table:formula="of:=1/6*3.14*([.G123]^3-[.I123]^3)*[.F123]*0.0008" office:value-type="float" office:value="5049.29472799051" calcext:value-type="float">
            <text:p>5,049</text:p>
          </table:table-cell>
          <table:table-cell table:style-name="ce54" office:value-type="float" office:value="1.92" calcext:value-type="float">
            <text:p>1.92</text:p>
          </table:table-cell>
          <table:table-cell table:style-name="ce54" table:number-columns-repeated="4"/>
          <table:table-cell office:value-type="float" office:value="0.970642365162119" calcext:value-type="float">
            <text:p>0.970642365162119</text:p>
          </table:table-cell>
          <table:table-cell table:style-name="ce54" table:number-columns-repeated="991"/>
        </table:table-row>
        <table:table-row table:style-name="ro1">
          <table:table-cell table:style-name="ce50" office:value-type="date" office:date-value="2022-06-01" calcext:value-type="date">
            <text:p>06/01/22</text:p>
          </table:table-cell>
          <table:table-cell office:value-type="float" office:value="1" calcext:value-type="float">
            <text:p>1</text:p>
          </table:table-cell>
          <table:table-cell table:style-name="ce54" office:value-type="float" office:value="173" calcext:value-type="float">
            <text:p>173</text:p>
          </table:table-cell>
          <table:table-cell table:style-name="ce54"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63.68307" calcext:value-type="float">
            <text:p>63.68307</text:p>
          </table:table-cell>
          <table:table-cell table:style-name="ce52"/>
          <table:table-cell table:style-name="ce52" office:value-type="float" office:value="13.9128" calcext:value-type="float">
            <text:p>13.9128</text:p>
          </table:table-cell>
          <table:table-cell table:style-name="ce52" table:number-columns-repeated="2"/>
          <table:table-cell table:style-name="ce54" office:value-type="string" calcext:value-type="string">
            <text:p>XZ</text:p>
          </table:table-cell>
          <table:table-cell table:style-name="ce52"/>
          <table:table-cell office:value-type="float" office:value="160.5" calcext:value-type="float">
            <text:p>160.5</text:p>
          </table:table-cell>
          <table:table-cell office:value-type="float" office:value="159.5" calcext:value-type="float">
            <text:p>159.5</text:p>
          </table:table-cell>
          <table:table-cell table:number-columns-repeated="2"/>
          <table:table-cell table:formula="of:=([.G124]-[.I124])/[.I124]/[.I124]" office:value-type="float" office:value="0.257122991706434" calcext:value-type="float">
            <text:p>0.26</text:p>
          </table:table-cell>
          <table:table-cell table:formula="of:=[.G124]-[.I124]" office:value-type="float" office:value="49.77027" calcext:value-type="float">
            <text:p>49.77</text:p>
          </table:table-cell>
          <table:table-cell table:formula="of:=[.I124]^3/[.S124]" office:value-type="float" office:value="54.1095135353928" calcext:value-type="float">
            <text:p>54.11</text:p>
          </table:table-cell>
          <table:table-cell office:value-type="float" office:value="0" calcext:value-type="float">
            <text:p>0.00</text:p>
          </table:table-cell>
          <table:table-cell table:style-name="Default" office:value-type="float" office:value="7.9" calcext:value-type="float">
            <text:p>7.9</text:p>
          </table:table-cell>
          <table:table-cell table:style-name="Default" office:value-type="float" office:value="0.3" calcext:value-type="float">
            <text:p>0.3</text:p>
          </table:table-cell>
          <table:table-cell table:formula="of:=[.S124]/[.I124]" office:value-type="float" office:value="3.57730075901328" calcext:value-type="float">
            <text:p>3.58</text:p>
          </table:table-cell>
          <table:table-cell table:formula="of:=[.W124]/[.F124]" office:value-type="float" office:value="0.00833333333333333" calcext:value-type="float">
            <text:p>0.00833333333333333</text:p>
          </table:table-cell>
          <table:table-cell office:value-type="float" office:value="0.0377683003812421" calcext:value-type="float">
            <text:p>0.0377683003812421</text:p>
          </table:table-cell>
          <table:table-cell table:formula="of:=1/6*3.14*([.G124]^3-[.I124]^3)*[.F124]*0.0008" office:value-type="float" office:value="3852.03804456451" calcext:value-type="float">
            <text:p>3,852</text:p>
          </table:table-cell>
          <table:table-cell office:value-type="float" office:value="2.55" calcext:value-type="float">
            <text:p>2.55</text:p>
          </table:table-cell>
          <table:table-cell table:number-columns-repeated="4"/>
          <table:table-cell office:value-type="float" office:value="0.849928214052903" calcext:value-type="float">
            <text:p>0.849928214052903</text:p>
          </table:table-cell>
          <table:table-cell table:number-columns-repeated="991"/>
        </table:table-row>
        <table:table-row table:style-name="ro1">
          <table:table-cell table:style-name="ce50" office:value-type="date" office:date-value="2022-06-01" calcext:value-type="date">
            <text:p>06/01/22</text:p>
          </table:table-cell>
          <table:table-cell office:value-type="float" office:value="2" calcext:value-type="float">
            <text:p>2</text:p>
          </table:table-cell>
          <table:table-cell table:style-name="ce54" office:value-type="float" office:value="174" calcext:value-type="float">
            <text:p>174</text:p>
          </table:table-cell>
          <table:table-cell table:style-name="ce54"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43.24089" calcext:value-type="float">
            <text:p>43.24089</text:p>
          </table:table-cell>
          <table:table-cell table:style-name="ce52"/>
          <table:table-cell table:style-name="ce52" office:value-type="float" office:value="12.4839" calcext:value-type="float">
            <text:p>12.4839</text:p>
          </table:table-cell>
          <table:table-cell table:style-name="ce52" table:number-columns-repeated="2"/>
          <table:table-cell table:style-name="ce54" office:value-type="string" calcext:value-type="string">
            <text:p>XZ</text:p>
          </table:table-cell>
          <table:table-cell table:style-name="ce52"/>
          <table:table-cell office:value-type="float" office:value="106.5" calcext:value-type="float">
            <text:p>106.5</text:p>
          </table:table-cell>
          <table:table-cell office:value-type="float" office:value="111.5" calcext:value-type="float">
            <text:p>111.5</text:p>
          </table:table-cell>
          <table:table-cell table:number-columns-repeated="2"/>
          <table:table-cell table:formula="of:=([.G125]-[.I125])/[.I125]/[.I125]" office:value-type="float" office:value="0.197352789388238" calcext:value-type="float">
            <text:p>0.20</text:p>
          </table:table-cell>
          <table:table-cell table:formula="of:=[.G125]-[.I125]" office:value-type="float" office:value="30.75699" calcext:value-type="float">
            <text:p>30.76</text:p>
          </table:table-cell>
          <table:table-cell table:formula="of:=[.I125]^3/[.S125]" office:value-type="float" office:value="63.2567699635666" calcext:value-type="float">
            <text:p>63.26</text:p>
          </table:table-cell>
          <table:table-cell office:value-type="float" office:value="0.33" calcext:value-type="float">
            <text:p>0.33</text:p>
          </table:table-cell>
          <table:table-cell office:value-type="float" office:value="3.03" calcext:value-type="float">
            <text:p>3.03</text:p>
          </table:table-cell>
          <table:table-cell office:value-type="float" office:value="0.69" calcext:value-type="float">
            <text:p>0.69</text:p>
          </table:table-cell>
          <table:table-cell table:formula="of:=[.S125]/[.I125]" office:value-type="float" office:value="2.46373248744383" calcext:value-type="float">
            <text:p>2.46</text:p>
          </table:table-cell>
          <table:table-cell table:formula="of:=[.W125]/[.F125]" office:value-type="float" office:value="0.0209090909090909" calcext:value-type="float">
            <text:p>0.0209090909090909</text:p>
          </table:table-cell>
          <table:table-cell office:value-type="float" office:value="0.227431940211419" calcext:value-type="float">
            <text:p>0.227431940211419</text:p>
          </table:table-cell>
          <table:table-cell table:formula="of:=1/6*3.14*([.G125]^3-[.I125]^3)*[.F125]*0.0008" office:value-type="float" office:value="1090.15325643561" calcext:value-type="float">
            <text:p>1,090</text:p>
          </table:table-cell>
          <table:table-cell office:value-type="float" office:value="2.49" calcext:value-type="float">
            <text:p>2.49</text:p>
          </table:table-cell>
          <table:table-cell table:number-columns-repeated="4"/>
          <table:table-cell office:value-type="float" office:value="0.805752207890748" calcext:value-type="float">
            <text:p>0.805752207890748</text:p>
          </table:table-cell>
          <table:table-cell table:number-columns-repeated="991"/>
        </table:table-row>
        <table:table-row table:style-name="ro1">
          <table:table-cell table:style-name="ce50" office:value-type="date" office:date-value="2022-06-01" calcext:value-type="date">
            <text:p>06/01/22</text:p>
          </table:table-cell>
          <table:table-cell office:value-type="float" office:value="3" calcext:value-type="float">
            <text:p>3</text:p>
          </table:table-cell>
          <table:table-cell table:style-name="ce54" office:value-type="float" office:value="175" calcext:value-type="float">
            <text:p>175</text:p>
          </table:table-cell>
          <table:table-cell table:style-name="ce54"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43.57155" calcext:value-type="float">
            <text:p>43.57155</text:p>
          </table:table-cell>
          <table:table-cell table:style-name="ce52"/>
          <table:table-cell table:style-name="ce52" office:value-type="float" office:value="12.26544" calcext:value-type="float">
            <text:p>12.26544</text:p>
          </table:table-cell>
          <table:table-cell table:style-name="ce52" table:number-columns-repeated="2"/>
          <table:table-cell table:style-name="ce54" office:value-type="string" calcext:value-type="string">
            <text:p>XZ</text:p>
          </table:table-cell>
          <table:table-cell table:style-name="ce52"/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([.G126]-[.I126])/[.I126]/[.I126]" office:value-type="float" office:value="0.208095573496409" calcext:value-type="float">
            <text:p>0.21</text:p>
          </table:table-cell>
          <table:table-cell table:formula="of:=[.G126]-[.I126]" office:value-type="float" office:value="31.30611" calcext:value-type="float">
            <text:p>31.31</text:p>
          </table:table-cell>
          <table:table-cell table:formula="of:=[.I126]^3/[.S126]" office:value-type="float" office:value="58.9413786844037" calcext:value-type="float">
            <text:p>58.94</text:p>
          </table:table-cell>
          <table:table-cell office:value-type="float" office:value="0.5" calcext:value-type="float">
            <text:p>0.50</text:p>
          </table:table-cell>
          <table:table-cell table:style-name="Default" office:value-type="float" office:value="3.88" calcext:value-type="float">
            <text:p>3.88</text:p>
          </table:table-cell>
          <table:table-cell table:style-name="Default" office:value-type="float" office:value="0.54" calcext:value-type="float">
            <text:p>0.54</text:p>
          </table:table-cell>
          <table:table-cell table:formula="of:=[.S126]/[.I126]" office:value-type="float" office:value="2.55238377098579" calcext:value-type="float">
            <text:p>2.55</text:p>
          </table:table-cell>
          <table:table-cell table:formula="of:=[.W126]/[.F126]" office:value-type="float" office:value="0.0163636363636364" calcext:value-type="float">
            <text:p>0.0163636363636364</text:p>
          </table:table-cell>
          <table:table-cell office:value-type="float" office:value="0.402059275879014" calcext:value-type="float">
            <text:p>0.402059275879014</text:p>
          </table:table-cell>
          <table:table-cell table:formula="of:=1/6*3.14*([.G126]^3-[.I126]^3)*[.F126]*0.0008" office:value-type="float" office:value="1117.36194867522" calcext:value-type="float">
            <text:p>1,117</text:p>
          </table:table-cell>
          <table:table-cell office:value-type="float" office:value="1.05" calcext:value-type="float">
            <text:p>1.05</text:p>
          </table:table-cell>
          <table:table-cell table:number-columns-repeated="4"/>
          <table:table-cell office:value-type="float" office:value="1.17602256060619" calcext:value-type="float">
            <text:p>1.17602256060619</text:p>
          </table:table-cell>
          <table:table-cell table:number-columns-repeated="991"/>
        </table:table-row>
        <table:table-row table:style-name="ro1">
          <table:table-cell table:style-name="ce49" office:value-type="date" office:date-value="2022-06-01" calcext:value-type="date">
            <text:p>06/01/22</text:p>
          </table:table-cell>
          <table:table-cell table:style-name="ce53" office:value-type="float" office:value="4" calcext:value-type="float">
            <text:p>4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0.33" calcext:value-type="float">
            <text:p>0.3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160.70868" calcext:value-type="float">
            <text:p>160.70868</text:p>
          </table:table-cell>
          <table:table-cell table:style-name="ce53"/>
          <table:table-cell table:style-name="ce53" office:value-type="float" office:value="22.46574" calcext:value-type="float">
            <text:p>22.46574</text:p>
          </table:table-cell>
          <table:table-cell table:style-name="ce53" table:number-columns-repeated="2"/>
          <table:table-cell table:style-name="ce44" office:value-type="string" calcext:value-type="string">
            <text:p>XZ</text:p>
          </table:table-cell>
          <table:table-cell table:style-name="ce53"/>
          <table:table-cell table:style-name="ce44" office:value-type="float" office:value="292.5" calcext:value-type="float">
            <text:p>292.5</text:p>
          </table:table-cell>
          <table:table-cell table:style-name="ce44" office:value-type="float" office:value="313.5" calcext:value-type="float">
            <text:p>313.5</text:p>
          </table:table-cell>
          <table:table-cell table:style-name="ce44" table:number-columns-repeated="2"/>
          <table:table-cell table:style-name="ce61" table:formula="of:=([.G127]-[.I127])/[.I127]/[.I127]" office:value-type="float" office:value="0.273905974012158" calcext:value-type="float">
            <text:p>0.27</text:p>
          </table:table-cell>
          <table:table-cell table:style-name="ce61" table:formula="of:=[.G127]-[.I127]" office:value-type="float" office:value="138.24294" calcext:value-type="float">
            <text:p>138.24</text:p>
          </table:table-cell>
          <table:table-cell table:style-name="ce61" table:formula="of:=[.I127]^3/[.S127]" office:value-type="float" office:value="82.0198978172079" calcext:value-type="float">
            <text:p>82.02</text:p>
          </table:table-cell>
          <table:table-cell table:style-name="ce61" office:value-type="float" office:value="0.21" calcext:value-type="float">
            <text:p>0.21</text:p>
          </table:table-cell>
          <table:table-cell table:style-name="ce61" office:value-type="float" office:value="1.71" calcext:value-type="float">
            <text:p>1.71</text:p>
          </table:table-cell>
          <table:table-cell table:style-name="ce61" office:value-type="float" office:value="4.85" calcext:value-type="float">
            <text:p>4.85</text:p>
          </table:table-cell>
          <table:table-cell table:style-name="ce61" table:formula="of:=[.S127]/[.I127]" office:value-type="float" office:value="6.1535003966039" calcext:value-type="float">
            <text:p>6.15</text:p>
          </table:table-cell>
          <table:table-cell table:style-name="ce44" table:formula="of:=[.W127]/[.F127]" office:value-type="float" office:value="0.146969696969697" calcext:value-type="float">
            <text:p>0.146969696969697</text:p>
          </table:table-cell>
          <table:table-cell table:style-name="ce90" office:value-type="float" office:value="0.258954735622816" calcext:value-type="float">
            <text:p>0.258954735622816</text:p>
          </table:table-cell>
          <table:table-cell table:style-name="ce27" table:formula="of:=1/6*3.14*([.G127]^3-[.I127]^3)*[.F127]*0.0008" office:value-type="float" office:value="57188.9746758107" calcext:value-type="float">
            <text:p>57,189</text:p>
          </table:table-cell>
          <table:table-cell table:style-name="ce44" office:value-type="float" office:value="3.14" calcext:value-type="float">
            <text:p>3.14</text:p>
          </table:table-cell>
          <table:table-cell table:style-name="ce44" table:number-columns-repeated="3"/>
          <table:table-cell table:style-name="ce44" office:value-type="string" calcext:value-type="string">
            <text:p>bad</text:p>
          </table:table-cell>
          <table:table-cell office:value-type="float" office:value="1.11075630674316" calcext:value-type="float">
            <text:p>1.11075630674316</text:p>
          </table:table-cell>
          <table:table-cell table:style-name="ce44" table:number-columns-repeated="991"/>
        </table:table-row>
        <table:table-row table:style-name="ro1">
          <table:table-cell table:style-name="ce50" office:value-type="date" office:date-value="2022-06-01" calcext:value-type="date">
            <text:p>06/01/22</text:p>
          </table:table-cell>
          <table:table-cell office:value-type="float" office:value="5" calcext:value-type="float">
            <text:p>5</text:p>
          </table:table-cell>
          <table:table-cell table:style-name="ce54" office:value-type="float" office:value="177" calcext:value-type="float">
            <text:p>177</text:p>
          </table:table-cell>
          <table:table-cell table:style-name="ce54"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139.28442" calcext:value-type="float">
            <text:p>139.28442</text:p>
          </table:table-cell>
          <table:table-cell table:style-name="ce52"/>
          <table:table-cell table:style-name="ce52" office:value-type="float" office:value="16.55247" calcext:value-type="float">
            <text:p>16.55247</text:p>
          </table:table-cell>
          <table:table-cell table:style-name="ce52" table:number-columns-repeated="2"/>
          <table:table-cell table:style-name="ce54" office:value-type="string" calcext:value-type="string">
            <text:p>XZ</text:p>
          </table:table-cell>
          <table:table-cell table:style-name="ce52"/>
          <table:table-cell office:value-type="float" office:value="304" calcext:value-type="float">
            <text:p>304</text:p>
          </table:table-cell>
          <table:table-cell office:value-type="float" office:value="296" calcext:value-type="float">
            <text:p>296</text:p>
          </table:table-cell>
          <table:table-cell table:number-columns-repeated="2"/>
          <table:table-cell table:formula="of:=([.G128]-[.I128])/[.I128]/[.I128]" office:value-type="float" office:value="0.447952552496789" calcext:value-type="float">
            <text:p>0.45</text:p>
          </table:table-cell>
          <table:table-cell table:formula="of:=[.G128]-[.I128]" office:value-type="float" office:value="122.73195" calcext:value-type="float">
            <text:p>122.73</text:p>
          </table:table-cell>
          <table:table-cell table:formula="of:=[.I128]^3/[.S128]" office:value-type="float" office:value="36.9513911858302" calcext:value-type="float">
            <text:p>36.95</text:p>
          </table:table-cell>
          <table:table-cell office:value-type="float" office:value="0.11" calcext:value-type="float">
            <text:p>0.11</text:p>
          </table:table-cell>
          <table:table-cell table:style-name="Default" office:value-type="float" office:value="4.53" calcext:value-type="float">
            <text:p>4.53</text:p>
          </table:table-cell>
          <table:table-cell table:style-name="Default" office:value-type="float" office:value="3.94" calcext:value-type="float">
            <text:p>3.94</text:p>
          </table:table-cell>
          <table:table-cell table:formula="of:=[.S128]/[.I128]" office:value-type="float" office:value="7.41472118662653" calcext:value-type="float">
            <text:p>7.41</text:p>
          </table:table-cell>
          <table:table-cell table:formula="of:=[.W128]/[.F128]" office:value-type="float" office:value="0.119393939393939" calcext:value-type="float">
            <text:p>0.119393939393939</text:p>
          </table:table-cell>
          <table:table-cell office:value-type="float" office:value="0.130742855757985" calcext:value-type="float">
            <text:p>0.130742855757985</text:p>
          </table:table-cell>
          <table:table-cell table:formula="of:=1/6*3.14*([.G128]^3-[.I128]^3)*[.F128]*0.0008" office:value-type="float" office:value="37270.0896282528" calcext:value-type="float">
            <text:p>37,270</text:p>
          </table:table-cell>
          <table:table-cell office:value-type="float" office:value="4.78" calcext:value-type="float">
            <text:p>4.78</text:p>
          </table:table-cell>
          <table:table-cell table:number-columns-repeated="4"/>
          <table:table-cell office:value-type="float" office:value="1.00302084574315" calcext:value-type="float">
            <text:p>1.00302084574315</text:p>
          </table:table-cell>
          <table:table-cell table:number-columns-repeated="991"/>
        </table:table-row>
        <table:table-row table:style-name="ro1">
          <table:table-cell table:style-name="ce50" office:value-type="date" office:date-value="2022-06-01" calcext:value-type="date">
            <text:p>06/01/22</text:p>
          </table:table-cell>
          <table:table-cell office:value-type="float" office:value="6" calcext:value-type="float">
            <text:p>6</text:p>
          </table:table-cell>
          <table:table-cell table:style-name="ce54" office:value-type="float" office:value="178" calcext:value-type="float">
            <text:p>178</text:p>
          </table:table-cell>
          <table:table-cell table:style-name="ce54"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33" calcext:value-type="float">
            <text:p>33</text:p>
          </table:table-cell>
          <table:table-cell office:value-type="float" office:value="55.7667" calcext:value-type="float">
            <text:p>55.7667</text:p>
          </table:table-cell>
          <table:table-cell/>
          <table:table-cell office:value-type="float" office:value="13.49271" calcext:value-type="float">
            <text:p>13.49271</text:p>
          </table:table-cell>
          <table:table-cell table:number-columns-repeated="2"/>
          <table:table-cell table:style-name="ce54" office:value-type="string" calcext:value-type="string">
            <text:p>XZ</text:p>
          </table:table-cell>
          <table:table-cell/>
          <table:table-cell office:value-type="float" office:value="146.5" calcext:value-type="float">
            <text:p>146.5</text:p>
          </table:table-cell>
          <table:table-cell office:value-type="float" office:value="132.5" calcext:value-type="float">
            <text:p>132.5</text:p>
          </table:table-cell>
          <table:table-cell table:number-columns-repeated="2"/>
          <table:table-cell table:formula="of:=([.G129]-[.I129])/[.I129]/[.I129]" office:value-type="float" office:value="0.232206764977399" calcext:value-type="float">
            <text:p>0.23</text:p>
          </table:table-cell>
          <table:table-cell table:formula="of:=[.G129]-[.I129]" office:value-type="float" office:value="42.27399" calcext:value-type="float">
            <text:p>42.27</text:p>
          </table:table-cell>
          <table:table-cell table:formula="of:=[.I129]^3/[.S129]" office:value-type="float" office:value="58.1064466460022" calcext:value-type="float">
            <text:p>58.11</text:p>
          </table:table-cell>
          <table:table-cell office:value-type="float" office:value="0.22" calcext:value-type="float">
            <text:p>0.22</text:p>
          </table:table-cell>
          <table:table-cell table:style-name="Default" office:value-type="float" office:value="6.78" calcext:value-type="float">
            <text:p>6.78</text:p>
          </table:table-cell>
          <table:table-cell table:style-name="Default" office:value-type="float" office:value="0.44" calcext:value-type="float">
            <text:p>0.44</text:p>
          </table:table-cell>
          <table:table-cell table:formula="of:=[.S129]/[.I129]" office:value-type="float" office:value="3.1330985398782" calcext:value-type="float">
            <text:p>3.13</text:p>
          </table:table-cell>
          <table:table-cell table:formula="of:=[.W129]/[.F129]" office:value-type="float" office:value="0.0133333333333333" calcext:value-type="float">
            <text:p>0.0133333333333333</text:p>
          </table:table-cell>
          <table:table-cell office:value-type="float" office:value="0.209472363285647" calcext:value-type="float">
            <text:p>0.209472363285647</text:p>
          </table:table-cell>
          <table:table-cell table:formula="of:=1/6*3.14*([.G129]^3-[.I129]^3)*[.F129]*0.0008" office:value-type="float" office:value="2362.17476148697" calcext:value-type="float">
            <text:p>2,362</text:p>
          </table:table-cell>
          <table:table-cell office:value-type="float" office:value="2.95" calcext:value-type="float">
            <text:p>2.95</text:p>
          </table:table-cell>
          <table:table-cell table:number-columns-repeated="4"/>
          <table:table-cell office:value-type="float" office:value="1.08681806477139" calcext:value-type="float">
            <text:p>1.08681806477139</text:p>
          </table:table-cell>
          <table:table-cell table:number-columns-repeated="991"/>
        </table:table-row>
        <table:table-row table:style-name="ro1">
          <table:table-cell table:style-name="ce49" office:value-type="date" office:date-value="2022-06-01" calcext:value-type="date">
            <text:p>06/01/22</text:p>
          </table:table-cell>
          <table:table-cell table:style-name="ce53" office:value-type="float" office:value="7" calcext:value-type="float">
            <text:p>7</text:p>
          </table:table-cell>
          <table:table-cell table:style-name="ce44" office:value-type="float" office:value="179" calcext:value-type="float">
            <text:p>179</text:p>
          </table:table-cell>
          <table:table-cell table:style-name="ce44" office:value-type="float" office:value="0.33" calcext:value-type="float">
            <text:p>0.3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33" calcext:value-type="float">
            <text:p>33</text:p>
          </table:table-cell>
          <table:table-cell table:style-name="ce44" office:value-type="float" office:value="117.14373" calcext:value-type="float">
            <text:p>117.14373</text:p>
          </table:table-cell>
          <table:table-cell table:style-name="ce44"/>
          <table:table-cell table:style-name="ce44" office:value-type="float" office:value="8.23416" calcext:value-type="float">
            <text:p>8.23416</text:p>
          </table:table-cell>
          <table:table-cell table:style-name="ce44" table:number-columns-repeated="2"/>
          <table:table-cell table:style-name="ce44" office:value-type="string" calcext:value-type="string">
            <text:p>XZ</text:p>
          </table:table-cell>
          <table:table-cell table:style-name="ce44"/>
          <table:table-cell table:style-name="ce44" office:value-type="float" office:value="299.5" calcext:value-type="float">
            <text:p>299.5</text:p>
          </table:table-cell>
          <table:table-cell table:style-name="ce44" office:value-type="float" office:value="236.5" calcext:value-type="float">
            <text:p>236.5</text:p>
          </table:table-cell>
          <table:table-cell table:style-name="ce44" table:number-columns-repeated="2"/>
          <table:table-cell table:style-name="ce61" table:formula="of:=([.G130]-[.I130])/[.I130]/[.I130]" office:value-type="float" office:value="1.60630288767431" calcext:value-type="float">
            <text:p>1.61</text:p>
          </table:table-cell>
          <table:table-cell table:style-name="ce61" table:formula="of:=[.G130]-[.I130]" office:value-type="float" office:value="108.90957" calcext:value-type="float">
            <text:p>108.91</text:p>
          </table:table-cell>
          <table:table-cell table:style-name="ce61" table:formula="of:=[.I130]^3/[.S130]" office:value-type="float" office:value="5.12615650708432" calcext:value-type="float">
            <text:p>5.13</text:p>
          </table:table-cell>
          <table:table-cell table:style-name="ce61" office:value-type="float" office:value="0.05" calcext:value-type="float">
            <text:p>0.05</text:p>
          </table:table-cell>
          <table:table-cell table:style-name="ce61" office:value-type="float" office:value="12.36" calcext:value-type="float">
            <text:p>12.36</text:p>
          </table:table-cell>
          <table:table-cell table:style-name="ce61" office:value-type="float" office:value="1.05" calcext:value-type="float">
            <text:p>1.05</text:p>
          </table:table-cell>
          <table:table-cell table:style-name="ce61" table:formula="of:=[.S130]/[.I130]" office:value-type="float" office:value="13.2265549855723" calcext:value-type="float">
            <text:p>13.23</text:p>
          </table:table-cell>
          <table:table-cell table:style-name="ce44"/>
          <table:table-cell table:style-name="ce90" office:value-type="float" office:value="0.288401993904733" calcext:value-type="float">
            <text:p>0.288401993904733</text:p>
          </table:table-cell>
          <table:table-cell table:formula="of:=1/6*3.14*([.G130]^3-[.I130]^3)*[.F130]*0.0008" office:value-type="float" office:value="22201.8218973794" calcext:value-type="float">
            <text:p>22,202</text:p>
          </table:table-cell>
          <table:table-cell table:style-name="ce44" office:value-type="float" office:value="5.14" calcext:value-type="float">
            <text:p>5.14</text:p>
          </table:table-cell>
          <table:table-cell/>
          <table:table-cell table:style-name="ce44" table:number-columns-repeated="2"/>
          <table:table-cell table:style-name="ce44" office:value-type="string" calcext:value-type="string">
            <text:p>bad</text:p>
          </table:table-cell>
          <table:table-cell office:value-type="float" office:value="0.913881528298336" calcext:value-type="float">
            <text:p>0.913881528298336</text:p>
          </table:table-cell>
          <table:table-cell table:style-name="ce44" table:number-columns-repeated="989"/>
          <table:table-cell table:number-columns-repeated="2"/>
        </table:table-row>
        <table:table-row table:style-name="ro1">
          <table:table-cell table:style-name="ce50" office:value-type="date" office:date-value="2022-06-01" calcext:value-type="date">
            <text:p>06/01/22</text:p>
          </table:table-cell>
          <table:table-cell office:value-type="float" office:value="9" calcext:value-type="float">
            <text:p>9</text:p>
          </table:table-cell>
          <table:table-cell table:style-name="ce54" office:value-type="float" office:value="181" calcext:value-type="float">
            <text:p>181</text:p>
          </table:table-cell>
          <table:table-cell table:style-name="ce54"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33" calcext:value-type="float">
            <text:p>33</text:p>
          </table:table-cell>
          <table:table-cell office:value-type="float" office:value="39.95442" calcext:value-type="float">
            <text:p>39.95442</text:p>
          </table:table-cell>
          <table:table-cell/>
          <table:table-cell office:value-type="float" office:value="11.61501" calcext:value-type="float">
            <text:p>11.61501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03.5" calcext:value-type="float">
            <text:p>103.5</text:p>
          </table:table-cell>
          <table:table-cell office:value-type="float" office:value="89.5" calcext:value-type="float">
            <text:p>89.5</text:p>
          </table:table-cell>
          <table:table-cell table:number-columns-repeated="2"/>
          <table:table-cell table:formula="of:=([.G131]-[.I131])/[.I131]/[.I131]" office:value-type="float" office:value="0.2100639987081" calcext:value-type="float">
            <text:p>0.21</text:p>
          </table:table-cell>
          <table:table-cell table:formula="of:=[.G131]-[.I131]" office:value-type="float" office:value="28.33941" calcext:value-type="float">
            <text:p>28.34</text:p>
          </table:table-cell>
          <table:table-cell table:formula="of:=[.I131]^3/[.S131]" office:value-type="float" office:value="55.292720653861" calcext:value-type="float">
            <text:p>55.29</text:p>
          </table:table-cell>
          <table:table-cell office:value-type="float" office:value="0.07" calcext:value-type="float">
            <text:p>0.07</text:p>
          </table:table-cell>
          <table:table-cell table:style-name="Default" office:value-type="float" office:value="5.89" calcext:value-type="float">
            <text:p>5.89</text:p>
          </table:table-cell>
          <table:table-cell table:style-name="Default" office:value-type="float" office:value="0.26" calcext:value-type="float">
            <text:p>0.26</text:p>
          </table:table-cell>
          <table:table-cell table:formula="of:=[.S131]/[.I131]" office:value-type="float" office:value="2.43989544563457" calcext:value-type="float">
            <text:p>2.44</text:p>
          </table:table-cell>
          <table:table-cell table:formula="of:=[.W131]/[.F131]" office:value-type="float" office:value="0.00787878787878788" calcext:value-type="float">
            <text:p>0.00787878787878788</text:p>
          </table:table-cell>
          <table:table-cell office:value-type="float" office:value="0.705723310455789" calcext:value-type="float">
            <text:p>0.705723310455789</text:p>
          </table:table-cell>
          <table:table-cell table:formula="of:=1/6*3.14*([.G131]^3-[.I131]^3)*[.F131]*0.0008" office:value-type="float" office:value="859.555561414936" calcext:value-type="float">
            <text:p>860</text:p>
          </table:table-cell>
          <table:table-cell office:value-type="float" office:value="1.95" calcext:value-type="float">
            <text:p>1.95</text:p>
          </table:table-cell>
          <table:table-cell table:number-columns-repeated="4"/>
          <table:table-cell office:value-type="float" office:value="1.39971773553102" calcext:value-type="float">
            <text:p>1.39971773553102</text:p>
          </table:table-cell>
          <table:table-cell table:number-columns-repeated="991"/>
        </table:table-row>
        <table:table-row table:style-name="ro1">
          <table:table-cell table:style-name="ce50" office:value-type="date" office:date-value="2022-06-02" calcext:value-type="date">
            <text:p>06/02/22</text:p>
          </table:table-cell>
          <table:table-cell table:style-name="Default" office:value-type="float" office:value="0" calcext:value-type="float">
            <text:p>0</text:p>
          </table:table-cell>
          <table:table-cell table:style-name="ce54" office:value-type="float" office:value="182" calcext:value-type="float">
            <text:p>182</text:p>
          </table:table-cell>
          <table:table-cell table:style-name="ce54"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151.48122" calcext:value-type="float">
            <text:p>151.48122</text:p>
          </table:table-cell>
          <table:table-cell/>
          <table:table-cell office:value-type="float" office:value="34.97076" calcext:value-type="float">
            <text:p>34.97076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260.5" calcext:value-type="float">
            <text:p>260.5</text:p>
          </table:table-cell>
          <table:table-cell office:value-type="float" office:value="263.5" calcext:value-type="float">
            <text:p>263.5</text:p>
          </table:table-cell>
          <table:table-cell table:number-columns-repeated="2"/>
          <table:table-cell table:formula="of:=([.G132]-[.I132])/[.I132]/[.I132]" office:value-type="float" office:value="0.0952696951498591" calcext:value-type="float">
            <text:p>0.10</text:p>
          </table:table-cell>
          <table:table-cell table:formula="of:=[.G132]-[.I132]" office:value-type="float" office:value="116.51046" calcext:value-type="float">
            <text:p>116.51</text:p>
          </table:table-cell>
          <table:table-cell table:formula="of:=[.I132]^3/[.S132]" office:value-type="float" office:value="367.071186120529" calcext:value-type="float">
            <text:p>367.07</text:p>
          </table:table-cell>
          <table:table-cell office:value-type="float" office:value="0.52" calcext:value-type="float">
            <text:p>0.52</text:p>
          </table:table-cell>
          <table:table-cell office:value-type="float" office:value="0.75" calcext:value-type="float">
            <text:p>0.75</text:p>
          </table:table-cell>
          <table:table-cell office:value-type="float" office:value="5.87" calcext:value-type="float">
            <text:p>5.87</text:p>
          </table:table-cell>
          <table:table-cell table:formula="of:=[.S132]/[.I132]" office:value-type="float" office:value="3.33165364435889" calcext:value-type="float">
            <text:p>3.33</text:p>
          </table:table-cell>
          <table:table-cell table:formula="of:=[.W132]/[.F132]" office:value-type="float" office:value="0.225769230769231" calcext:value-type="float">
            <text:p>0.225769230769231</text:p>
          </table:table-cell>
          <table:table-cell office:value-type="float" office:value="0.249287050703638" calcext:value-type="float">
            <text:p>0.249287050703638</text:p>
          </table:table-cell>
          <table:table-cell table:formula="of:=1/6*3.14*([.G132]^3-[.I132]^3)*[.F132]*0.0008" office:value-type="float" office:value="37371.5837959418" calcext:value-type="float">
            <text:p>37,372</text:p>
          </table:table-cell>
          <table:table-cell office:value-type="float" office:value="6.17" calcext:value-type="float">
            <text:p>6.17</text:p>
          </table:table-cell>
          <table:table-cell table:number-columns-repeated="4"/>
          <table:table-cell office:value-type="float" office:value="1.12219663571392" calcext:value-type="float">
            <text:p>1.12219663571392</text:p>
          </table:table-cell>
          <table:table-cell table:number-columns-repeated="991"/>
        </table:table-row>
        <table:table-row table:style-name="ro1">
          <table:table-cell table:style-name="ce50" office:value-type="date" office:date-value="2022-06-02" calcext:value-type="date">
            <text:p>06/02/22</text:p>
          </table:table-cell>
          <table:table-cell table:style-name="Default" office:value-type="float" office:value="1" calcext:value-type="float">
            <text:p>1</text:p>
          </table:table-cell>
          <table:table-cell table:style-name="ce54" office:value-type="float" office:value="183" calcext:value-type="float">
            <text:p>183</text:p>
          </table:table-cell>
          <table:table-cell table:style-name="ce54"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5.44627" calcext:value-type="float">
            <text:p>55.44627</text:p>
          </table:table-cell>
          <table:table-cell/>
          <table:table-cell office:value-type="float" office:value="13.9128" calcext:value-type="float">
            <text:p>13.9128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formula="of:=([.G133]-[.I133])/[.I133]/[.I133]" office:value-type="float" office:value="0.214570064867027" calcext:value-type="float">
            <text:p>0.21</text:p>
          </table:table-cell>
          <table:table-cell table:formula="of:=[.G133]-[.I133]" office:value-type="float" office:value="41.53347" calcext:value-type="float">
            <text:p>41.53</text:p>
          </table:table-cell>
          <table:table-cell table:formula="of:=[.I133]^3/[.S133]" office:value-type="float" office:value="64.8403588292804" calcext:value-type="float">
            <text:p>64.84</text:p>
          </table:table-cell>
          <table:table-cell office:value-type="float" office:value="0.23" calcext:value-type="float">
            <text:p>0.23</text:p>
          </table:table-cell>
          <table:table-cell office:value-type="float" office:value="3.94" calcext:value-type="float">
            <text:p>3.94</text:p>
          </table:table-cell>
          <table:table-cell office:value-type="float" office:value="1.29" calcext:value-type="float">
            <text:p>1.29</text:p>
          </table:table-cell>
          <table:table-cell table:formula="of:=[.S133]/[.I133]" office:value-type="float" office:value="2.98527039848197" calcext:value-type="float">
            <text:p>2.99</text:p>
          </table:table-cell>
          <table:table-cell table:formula="of:=[.W133]/[.F133]" office:value-type="float" office:value="0.0496153846153846" calcext:value-type="float">
            <text:p>0.0496153846153846</text:p>
          </table:table-cell>
          <table:table-cell office:value-type="float" office:value="0.0769191304639518" calcext:value-type="float">
            <text:p>0.0769191304639518</text:p>
          </table:table-cell>
          <table:table-cell table:formula="of:=1/6*3.14*([.G133]^3-[.I133]^3)*[.F133]*0.0008" office:value-type="float" office:value="1826.17582315757" calcext:value-type="float">
            <text:p>1,826</text:p>
          </table:table-cell>
          <table:table-cell office:value-type="float" office:value="2.59" calcext:value-type="float">
            <text:p>2.59</text:p>
          </table:table-cell>
          <table:table-cell table:number-columns-repeated="4"/>
          <table:table-cell office:value-type="float" office:value="1.36984200867637" calcext:value-type="float">
            <text:p>1.36984200867637</text:p>
          </table:table-cell>
          <table:table-cell table:number-columns-repeated="991"/>
        </table:table-row>
        <table:table-row table:style-name="ro1">
          <table:table-cell table:style-name="ce50" office:value-type="date" office:date-value="2022-06-02" calcext:value-type="date">
            <text:p>06/02/22</text:p>
          </table:table-cell>
          <table:table-cell table:style-name="Default" office:value-type="float" office:value="2" calcext:value-type="float">
            <text:p>2</text:p>
          </table:table-cell>
          <table:table-cell table:style-name="ce54" office:value-type="float" office:value="184" calcext:value-type="float">
            <text:p>184</text:p>
          </table:table-cell>
          <table:table-cell table:style-name="ce54"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7.42627" calcext:value-type="float">
            <text:p>57.42627</text:p>
          </table:table-cell>
          <table:table-cell/>
          <table:table-cell office:value-type="float" office:value="21.43284" calcext:value-type="float">
            <text:p>21.43284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formula="of:=([.G134]-[.I134])/[.I134]/[.I134]" office:value-type="float" office:value="0.0783544724690127" calcext:value-type="float">
            <text:p>0.08</text:p>
          </table:table-cell>
          <table:table-cell table:formula="of:=[.G134]-[.I134]" office:value-type="float" office:value="35.99343" calcext:value-type="float">
            <text:p>35.99</text:p>
          </table:table-cell>
          <table:table-cell table:formula="of:=[.I134]^3/[.S134]" office:value-type="float" office:value="273.536906377312" calcext:value-type="float">
            <text:p>273.54</text:p>
          </table:table-cell>
          <table:table-cell office:value-type="float" office:value="0.11" calcext:value-type="float">
            <text:p>0.11</text:p>
          </table:table-cell>
          <table:table-cell office:value-type="float" office:value="1.64" calcext:value-type="float">
            <text:p>1.64</text:p>
          </table:table-cell>
          <table:table-cell office:value-type="float" office:value="0.86" calcext:value-type="float">
            <text:p>0.86</text:p>
          </table:table-cell>
          <table:table-cell table:formula="of:=[.S134]/[.I134]" office:value-type="float" office:value="1.67935887171276" calcext:value-type="float">
            <text:p>1.68</text:p>
          </table:table-cell>
          <table:table-cell table:formula="of:=[.W134]/[.F134]" office:value-type="float" office:value="0.0330769230769231" calcext:value-type="float">
            <text:p>0.0330769230769231</text:p>
          </table:table-cell>
          <table:table-cell office:value-type="float" office:value="0.319037360347755" calcext:value-type="float">
            <text:p>0.319037360347755</text:p>
          </table:table-cell>
          <table:table-cell table:formula="of:=1/6*3.14*([.G134]^3-[.I134]^3)*[.F134]*0.0008" office:value-type="float" office:value="1954.28168066926" calcext:value-type="float">
            <text:p>1,954</text:p>
          </table:table-cell>
          <table:table-cell office:value-type="float" office:value="3.51" calcext:value-type="float">
            <text:p>3.51</text:p>
          </table:table-cell>
          <table:table-cell table:number-columns-repeated="4"/>
          <table:table-cell office:value-type="float" office:value="0.981827754558911" calcext:value-type="float">
            <text:p>0.981827754558911</text:p>
          </table:table-cell>
          <table:table-cell table:number-columns-repeated="991"/>
        </table:table-row>
        <table:table-row table:style-name="ro1">
          <table:table-cell table:style-name="ce49" office:value-type="date" office:date-value="2022-06-02" calcext:value-type="date">
            <text:p>06/02/2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85" calcext:value-type="float">
            <text:p>185</text:p>
          </table:table-cell>
          <table:table-cell table:style-name="ce44" office:value-type="float" office:value="0.33" calcext:value-type="float">
            <text:p>0.33</text:p>
          </table:table-cell>
          <table:table-cell table:style-name="ce53" office:value-type="float" office:value="50" calcext:value-type="float">
            <text:p>50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78.85449" calcext:value-type="float">
            <text:p>78.85449</text:p>
          </table:table-cell>
          <table:table-cell table:style-name="ce44"/>
          <table:table-cell table:style-name="ce44" office:value-type="float" office:value="66.66495" calcext:value-type="float">
            <text:p>66.66495</text:p>
          </table:table-cell>
          <table:table-cell table:style-name="ce44" table:number-columns-repeated="2"/>
          <table:table-cell table:style-name="ce44" office:value-type="string" calcext:value-type="string">
            <text:p>XZ</text:p>
          </table:table-cell>
          <table:table-cell table:style-name="ce44"/>
          <table:table-cell table:style-name="ce44" office:value-type="float" office:value="176.5" calcext:value-type="float">
            <text:p>176.5</text:p>
          </table:table-cell>
          <table:table-cell table:style-name="ce44" office:value-type="float" office:value="149.5" calcext:value-type="float">
            <text:p>149.5</text:p>
          </table:table-cell>
          <table:table-cell table:style-name="ce44" table:number-columns-repeated="2"/>
          <table:table-cell table:style-name="ce61" table:formula="of:=([.G135]-[.I135])/[.I135]/[.I135]" office:value-type="float" office:value="0.00274278775175057" calcext:value-type="float">
            <text:p>0.00</text:p>
          </table:table-cell>
          <table:table-cell table:style-name="ce61" table:formula="of:=[.G135]-[.I135]" office:value-type="float" office:value="12.18954" calcext:value-type="float">
            <text:p>12.19</text:p>
          </table:table-cell>
          <table:table-cell table:style-name="ce61" table:formula="of:=[.I135]^3/[.S135]" office:value-type="float" office:value="24305.5445896065" calcext:value-type="float">
            <text:p>24305.54</text:p>
          </table:table-cell>
          <table:table-cell table:style-name="ce61" office:value-type="float" office:value="0" calcext:value-type="float">
            <text:p>0.00</text:p>
          </table:table-cell>
          <table:table-cell table:style-name="ce61" office:value-type="float" office:value="0.91" calcext:value-type="float">
            <text:p>0.91</text:p>
          </table:table-cell>
          <table:table-cell table:style-name="ce61" office:value-type="float" office:value="0.14" calcext:value-type="float">
            <text:p>0.14</text:p>
          </table:table-cell>
          <table:table-cell table:style-name="ce61" table:formula="of:=[.S135]/[.I135]" office:value-type="float" office:value="0.182847808331064" calcext:value-type="float">
            <text:p>0.18</text:p>
          </table:table-cell>
          <table:table-cell table:style-name="ce44" table:formula="of:=[.W135]/[.F135]" office:value-type="float" office:value="0.00538461538461539" calcext:value-type="float">
            <text:p>0.00538461538461539</text:p>
          </table:table-cell>
          <table:table-cell table:style-name="ce93" office:value-type="float" office:value="0.233609073092289" calcext:value-type="float">
            <text:p>0.233609073092289</text:p>
          </table:table-cell>
          <table:table-cell table:formula="of:=1/6*3.14*([.G135]^3-[.I135]^3)*[.F135]*0.0008" office:value-type="float" office:value="2112.25782194652" calcext:value-type="float">
            <text:p>2,112</text:p>
          </table:table-cell>
          <table:table-cell table:style-name="ce44" office:value-type="float" office:value="6.08" calcext:value-type="float">
            <text:p>6.08</text:p>
          </table:table-cell>
          <table:table-cell/>
          <table:table-cell table:style-name="ce44" table:number-columns-repeated="2"/>
          <table:table-cell table:style-name="ce44" office:value-type="string" calcext:value-type="string">
            <text:p>bad</text:p>
          </table:table-cell>
          <table:table-cell office:value-type="float" office:value="2.48115280035404" calcext:value-type="float">
            <text:p>2.48115280035404</text:p>
          </table:table-cell>
          <table:table-cell table:style-name="ce44" table:number-columns-repeated="989"/>
          <table:table-cell table:number-columns-repeated="2"/>
        </table:table-row>
        <table:table-row table:style-name="ro1">
          <table:table-cell table:style-name="ce50" office:value-type="date" office:date-value="2022-06-02" calcext:value-type="date">
            <text:p>06/02/22</text:p>
          </table:table-cell>
          <table:table-cell table:style-name="Default" office:value-type="float" office:value="4" calcext:value-type="float">
            <text:p>4</text:p>
          </table:table-cell>
          <table:table-cell table:style-name="ce54" office:value-type="float" office:value="186" calcext:value-type="float">
            <text:p>186</text:p>
          </table:table-cell>
          <table:table-cell table:style-name="ce54"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71.26086" calcext:value-type="float">
            <text:p>71.26086</text:p>
          </table:table-cell>
          <table:table-cell/>
          <table:table-cell office:value-type="float" office:value="9.60234" calcext:value-type="float">
            <text:p>9.60234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([.G136]-[.I136])/[.I136]/[.I136]" office:value-type="float" office:value="0.668711723720473" calcext:value-type="float">
            <text:p>0.67</text:p>
          </table:table-cell>
          <table:table-cell table:formula="of:=[.G136]-[.I136]" office:value-type="float" office:value="61.65852" calcext:value-type="float">
            <text:p>61.66</text:p>
          </table:table-cell>
          <table:table-cell table:formula="of:=[.I136]^3/[.S136]" office:value-type="float" office:value="14.3594611241089" calcext:value-type="float">
            <text:p>14.36</text:p>
          </table:table-cell>
          <table:table-cell office:value-type="float" office:value="0.04" calcext:value-type="float">
            <text:p>0.04</text:p>
          </table:table-cell>
          <table:table-cell office:value-type="float" office:value="9.51" calcext:value-type="float">
            <text:p>9.51</text:p>
          </table:table-cell>
          <table:table-cell office:value-type="float" office:value="3.54" calcext:value-type="float">
            <text:p>3.54</text:p>
          </table:table-cell>
          <table:table-cell table:formula="of:=[.S136]/[.I136]" office:value-type="float" office:value="6.42119733315005" calcext:value-type="float">
            <text:p>6.42</text:p>
          </table:table-cell>
          <table:table-cell table:formula="of:=[.W136]/[.F136]" office:value-type="float" office:value="0.104117647058824" calcext:value-type="float">
            <text:p>0.104117647058824</text:p>
          </table:table-cell>
          <table:table-cell office:value-type="float" office:value="0.231198540834628" calcext:value-type="float">
            <text:p>0.231198540834628</text:p>
          </table:table-cell>
          <table:table-cell table:formula="of:=1/6*3.14*([.G136]^3-[.I136]^3)*[.F136]*0.0008" office:value-type="float" office:value="5138.50277826139" calcext:value-type="float">
            <text:p>5,139</text:p>
          </table:table-cell>
          <table:table-cell office:value-type="float" office:value="4.18" calcext:value-type="float">
            <text:p>4.18</text:p>
          </table:table-cell>
          <table:table-cell table:number-columns-repeated="4"/>
          <table:table-cell office:value-type="float" office:value="0.96509242415727" calcext:value-type="float">
            <text:p>0.96509242415727</text:p>
          </table:table-cell>
          <table:table-cell table:number-columns-repeated="991"/>
        </table:table-row>
        <table:table-row table:style-name="ro1">
          <table:table-cell table:style-name="ce50" office:value-type="date" office:date-value="2022-06-02" calcext:value-type="date">
            <text:p>06/02/22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87" calcext:value-type="float">
            <text:p>187</text:p>
          </table:table-cell>
          <table:table-cell table:style-name="ce54" office:value-type="float" office:value="0.33" calcext:value-type="float">
            <text:p>0.33</text:p>
          </table:table-cell>
          <table:table-cell table:style-name="ce55" office:value-type="float" office:value="50" calcext:value-type="float">
            <text:p>50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79.20429" calcext:value-type="float">
            <text:p>79.20429</text:p>
          </table:table-cell>
          <table:table-cell table:style-name="ce54"/>
          <table:table-cell table:style-name="ce54" office:value-type="float" office:value="9.24198" calcext:value-type="float">
            <text:p>9.24198</text:p>
          </table:table-cell>
          <table:table-cell table:style-name="ce54" table:number-columns-repeated="2"/>
          <table:table-cell table:style-name="ce54" office:value-type="string" calcext:value-type="string">
            <text:p>XZ</text:p>
          </table:table-cell>
          <table:table-cell table:style-name="ce54"/>
          <table:table-cell table:style-name="ce54" office:value-type="float" office:value="154" calcext:value-type="float">
            <text:p>154</text:p>
          </table:table-cell>
          <table:table-cell table:style-name="ce54" office:value-type="float" office:value="157" calcext:value-type="float">
            <text:p>157</text:p>
          </table:table-cell>
          <table:table-cell table:style-name="ce54" table:number-columns-repeated="2"/>
          <table:table-cell table:style-name="ce18" table:formula="of:=([.G137]-[.I137])/[.I137]/[.I137]" office:value-type="float" office:value="0.819094654660818" calcext:value-type="float">
            <text:p>0.82</text:p>
          </table:table-cell>
          <table:table-cell table:style-name="ce18" table:formula="of:=[.G137]-[.I137]" office:value-type="float" office:value="69.96231" calcext:value-type="float">
            <text:p>69.96</text:p>
          </table:table-cell>
          <table:table-cell table:style-name="ce18" table:formula="of:=[.I137]^3/[.S137]" office:value-type="float" office:value="11.28316483011" calcext:value-type="float">
            <text:p>11.28</text:p>
          </table:table-cell>
          <table:table-cell table:style-name="ce18" office:value-type="float" office:value="0.17" calcext:value-type="float">
            <text:p>0.17</text:p>
          </table:table-cell>
          <table:table-cell table:style-name="ce18" office:value-type="float" office:value="17.14" calcext:value-type="float">
            <text:p>17.14</text:p>
          </table:table-cell>
          <table:table-cell table:style-name="ce18" office:value-type="float" office:value="8.28" calcext:value-type="float">
            <text:p>8.28</text:p>
          </table:table-cell>
          <table:table-cell table:style-name="ce18" table:formula="of:=[.S137]/[.I137]" office:value-type="float" office:value="7.57005641648218" calcext:value-type="float">
            <text:p>7.57</text:p>
          </table:table-cell>
          <table:table-cell table:style-name="ce54" table:formula="of:=[.W137]/[.F137]" office:value-type="float" office:value="0.243529411764706" calcext:value-type="float">
            <text:p>0.243529411764706</text:p>
          </table:table-cell>
          <table:table-cell table:style-name="ce30" office:value-type="float" office:value="0.595506946611812" calcext:value-type="float">
            <text:p>0.595506946611812</text:p>
          </table:table-cell>
          <table:table-cell table:style-name="ce35" table:formula="of:=1/6*3.14*([.G137]^3-[.I137]^3)*[.F137]*0.0008" office:value-type="float" office:value="7061.59642803086" calcext:value-type="float">
            <text:p>7,062</text:p>
          </table:table-cell>
          <table:table-cell table:style-name="ce54" office:value-type="float" office:value="4.59" calcext:value-type="float">
            <text:p>4.59</text:p>
          </table:table-cell>
          <table:table-cell table:style-name="ce54" table:number-columns-repeated="4"/>
          <table:table-cell office:value-type="float" office:value="0.798424275677593" calcext:value-type="float">
            <text:p>0.798424275677593</text:p>
          </table:table-cell>
          <table:table-cell table:style-name="ce54" table:number-columns-repeated="991"/>
        </table:table-row>
        <table:table-row table:style-name="ro1">
          <table:table-cell table:style-name="ce50" office:value-type="date" office:date-value="2022-06-02" calcext:value-type="date">
            <text:p>06/02/22</text:p>
          </table:table-cell>
          <table:table-cell table:style-name="Default" office:value-type="float" office:value="7" calcext:value-type="float">
            <text:p>7</text:p>
          </table:table-cell>
          <table:table-cell table:style-name="ce54" office:value-type="float" office:value="189" calcext:value-type="float">
            <text:p>189</text:p>
          </table:table-cell>
          <table:table-cell table:style-name="ce54"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52.15254" calcext:value-type="float">
            <text:p>52.15254</text:p>
          </table:table-cell>
          <table:table-cell/>
          <table:table-cell office:value-type="float" office:value="14.21343" calcext:value-type="float">
            <text:p>14.21343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formula="of:=([.G138]-[.I138])/[.I138]/[.I138]" office:value-type="float" office:value="0.187797302040233" calcext:value-type="float">
            <text:p>0.19</text:p>
          </table:table-cell>
          <table:table-cell table:formula="of:=[.G138]-[.I138]" office:value-type="float" office:value="37.93911" calcext:value-type="float">
            <text:p>37.94</text:p>
          </table:table-cell>
          <table:table-cell table:formula="of:=[.I138]^3/[.S138]" office:value-type="float" office:value="75.6849531147948" calcext:value-type="float">
            <text:p>75.68</text:p>
          </table:table-cell>
          <table:table-cell office:value-type="float" office:value="0.07" calcext:value-type="float">
            <text:p>0.07</text:p>
          </table:table-cell>
          <table:table-cell office:value-type="float" office:value="6.46" calcext:value-type="float">
            <text:p>6.46</text:p>
          </table:table-cell>
          <table:table-cell office:value-type="float" office:value="0.56" calcext:value-type="float">
            <text:p>0.56</text:p>
          </table:table-cell>
          <table:table-cell table:formula="of:=[.S138]/[.I138]" office:value-type="float" office:value="2.66924380673771" calcext:value-type="float">
            <text:p>2.67</text:p>
          </table:table-cell>
          <table:table-cell table:formula="of:=[.W138]/[.F138]" office:value-type="float" office:value="0.0164705882352941" calcext:value-type="float">
            <text:p>0.0164705882352941</text:p>
          </table:table-cell>
          <table:table-cell office:value-type="float" office:value="0.743472680158678" calcext:value-type="float">
            <text:p>0.743472680158678</text:p>
          </table:table-cell>
          <table:table-cell table:formula="of:=1/6*3.14*([.G138]^3-[.I138]^3)*[.F138]*0.0008" office:value-type="float" office:value="1978.30006843918" calcext:value-type="float">
            <text:p>1,978</text:p>
          </table:table-cell>
          <table:table-cell office:value-type="float" office:value="2.63" calcext:value-type="float">
            <text:p>2.63</text:p>
          </table:table-cell>
          <table:table-cell table:number-columns-repeated="4"/>
          <table:table-cell office:value-type="float" office:value="0.382533514433248" calcext:value-type="float">
            <text:p>0.382533514433248</text:p>
          </table:table-cell>
          <table:table-cell table:number-columns-repeated="991"/>
        </table:table-row>
        <table:table-row table:style-name="ro1">
          <table:table-cell table:style-name="ce50" office:value-type="date" office:date-value="2022-06-02" calcext:value-type="date">
            <text:p>06/02/22</text:p>
          </table:table-cell>
          <table:table-cell table:style-name="Default" office:value-type="float" office:value="8" calcext:value-type="float">
            <text:p>8</text:p>
          </table:table-cell>
          <table:table-cell table:style-name="ce54" office:value-type="float" office:value="190" calcext:value-type="float">
            <text:p>190</text:p>
          </table:table-cell>
          <table:table-cell table:style-name="ce54"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74.90835" calcext:value-type="float">
            <text:p>74.90835</text:p>
          </table:table-cell>
          <table:table-cell/>
          <table:table-cell office:value-type="float" office:value="13.9128" calcext:value-type="float">
            <text:p>13.9128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79.5" calcext:value-type="float">
            <text:p>179.5</text:p>
          </table:table-cell>
          <table:table-cell office:value-type="float" office:value="151.5" calcext:value-type="float">
            <text:p>151.5</text:p>
          </table:table-cell>
          <table:table-cell table:number-columns-repeated="2"/>
          <table:table-cell table:formula="of:=([.G139]-[.I139])/[.I139]/[.I139]" office:value-type="float" office:value="0.31511499328373" calcext:value-type="float">
            <text:p>0.32</text:p>
          </table:table-cell>
          <table:table-cell table:formula="of:=[.G139]-[.I139]" office:value-type="float" office:value="60.99555" calcext:value-type="float">
            <text:p>61.00</text:p>
          </table:table-cell>
          <table:table-cell table:formula="of:=[.I139]^3/[.S139]" office:value-type="float" office:value="44.1515011869744" calcext:value-type="float">
            <text:p>44.15</text:p>
          </table:table-cell>
          <table:table-cell office:value-type="float" office:value="0" calcext:value-type="float">
            <text:p>0.00</text:p>
          </table:table-cell>
          <table:table-cell office:value-type="float" office:value="4.05" calcext:value-type="float">
            <text:p>4.05</text:p>
          </table:table-cell>
          <table:table-cell office:value-type="float" office:value="3.22" calcext:value-type="float">
            <text:p>3.22</text:p>
          </table:table-cell>
          <table:table-cell table:formula="of:=[.S139]/[.I139]" office:value-type="float" office:value="4.38413187855787" calcext:value-type="float">
            <text:p>4.38</text:p>
          </table:table-cell>
          <table:table-cell table:formula="of:=[.W139]/[.F139]" office:value-type="float" office:value="0.0947058823529412" calcext:value-type="float">
            <text:p>0.0947058823529412</text:p>
          </table:table-cell>
          <table:table-cell office:value-type="float" office:value="0.284992475372139" calcext:value-type="float">
            <text:p>0.284992475372139</text:p>
          </table:table-cell>
          <table:table-cell table:formula="of:=1/6*3.14*([.G139]^3-[.I139]^3)*[.F139]*0.0008" office:value-type="float" office:value="5944.92704588135" calcext:value-type="float">
            <text:p>5,945</text:p>
          </table:table-cell>
          <table:table-cell office:value-type="float" office:value="4.29" calcext:value-type="float">
            <text:p>4.29</text:p>
          </table:table-cell>
          <table:table-cell table:number-columns-repeated="4"/>
          <table:table-cell office:value-type="float" office:value="1.57625418006207" calcext:value-type="float">
            <text:p>1.57625418006207</text:p>
          </table:table-cell>
          <table:table-cell table:number-columns-repeated="991"/>
        </table:table-row>
        <table:table-row table:style-name="ro1">
          <table:table-cell table:style-name="ce50" office:value-type="date" office:date-value="2022-06-03" calcext:value-type="date">
            <text:p>06/03/22</text:p>
          </table:table-cell>
          <table:table-cell table:style-name="Default" office:value-type="float" office:value="0" calcext:value-type="float">
            <text:p>0</text:p>
          </table:table-cell>
          <table:table-cell table:style-name="ce54" office:value-type="float" office:value="191" calcext:value-type="float">
            <text:p>191</text:p>
          </table:table-cell>
          <table:table-cell table:style-name="ce54"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61.4031" calcext:value-type="float">
            <text:p>61.4031</text:p>
          </table:table-cell>
          <table:table-cell/>
          <table:table-cell office:value-type="float" office:value="10.61082" calcext:value-type="float">
            <text:p>10.61082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([.G140]-[.I140])/[.I140]/[.I140]" office:value-type="float" office:value="0.451128031621157" calcext:value-type="float">
            <text:p>0.45</text:p>
          </table:table-cell>
          <table:table-cell table:formula="of:=[.G140]-[.I140]" office:value-type="float" office:value="50.79228" calcext:value-type="float">
            <text:p>50.79</text:p>
          </table:table-cell>
          <table:table-cell table:formula="of:=[.I140]^3/[.S140]" office:value-type="float" office:value="23.5206399430985" calcext:value-type="float">
            <text:p>23.52</text:p>
          </table:table-cell>
          <table:table-cell office:value-type="float" office:value="0.17" calcext:value-type="float">
            <text:p>0.17</text:p>
          </table:table-cell>
          <table:table-cell office:value-type="float" office:value="14.83" calcext:value-type="float">
            <text:p>14.83</text:p>
          </table:table-cell>
          <table:table-cell office:value-type="float" office:value="0.85" calcext:value-type="float">
            <text:p>0.85</text:p>
          </table:table-cell>
          <table:table-cell table:formula="of:=[.S140]/[.I140]" office:value-type="float" office:value="4.78683834048641" calcext:value-type="float">
            <text:p>4.79</text:p>
          </table:table-cell>
          <table:table-cell table:formula="of:=[.W140]/[.F140]" office:value-type="float" office:value="0.0326923076923077" calcext:value-type="float">
            <text:p>0.0326923076923077</text:p>
          </table:table-cell>
          <table:table-cell office:value-type="float" office:value="0.351071744106106" calcext:value-type="float">
            <text:p>0.351071744106106</text:p>
          </table:table-cell>
          <table:table-cell table:formula="of:=1/6*3.14*([.G140]^3-[.I140]^3)*[.F140]*0.0008" office:value-type="float" office:value="2507.0657730936" calcext:value-type="float">
            <text:p>2,507</text:p>
          </table:table-cell>
          <table:table-cell office:value-type="float" office:value="2.97" calcext:value-type="float">
            <text:p>2.97</text:p>
          </table:table-cell>
          <table:table-cell table:number-columns-repeated="4"/>
          <table:table-cell office:value-type="float" office:value="0.518013409806812" calcext:value-type="float">
            <text:p>0.518013409806812</text:p>
          </table:table-cell>
          <table:table-cell table:number-columns-repeated="991"/>
        </table:table-row>
        <table:table-row table:style-name="ro1">
          <table:table-cell table:style-name="ce49" office:value-type="date" office:date-value="2022-06-03" calcext:value-type="date">
            <text:p>06/03/2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92" calcext:value-type="float">
            <text:p>192</text:p>
          </table:table-cell>
          <table:table-cell table:style-name="ce44" office:value-type="float" office:value="0.33" calcext:value-type="float">
            <text:p>0.33</text:p>
          </table:table-cell>
          <table:table-cell table:style-name="ce53" office:value-type="float" office:value="50" calcext:value-type="float">
            <text:p>50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65.68518" calcext:value-type="float">
            <text:p>65.68518</text:p>
          </table:table-cell>
          <table:table-cell table:style-name="ce44"/>
          <table:table-cell table:style-name="ce44" office:value-type="float" office:value="42.88515" calcext:value-type="float">
            <text:p>42.88515</text:p>
          </table:table-cell>
          <table:table-cell table:style-name="ce44" table:number-columns-repeated="2"/>
          <table:table-cell table:style-name="ce44" office:value-type="string" calcext:value-type="string">
            <text:p>XZ</text:p>
          </table:table-cell>
          <table:table-cell table:style-name="ce44"/>
          <table:table-cell table:style-name="ce44" office:value-type="float" office:value="133.5" calcext:value-type="float">
            <text:p>133.5</text:p>
          </table:table-cell>
          <table:table-cell table:style-name="ce44" office:value-type="float" office:value="119.5" calcext:value-type="float">
            <text:p>119.5</text:p>
          </table:table-cell>
          <table:table-cell table:style-name="ce44" table:number-columns-repeated="2"/>
          <table:table-cell table:style-name="ce61" table:formula="of:=([.G141]-[.I141])/[.I141]/[.I141]" office:value-type="float" office:value="0.0123971413086252" calcext:value-type="float">
            <text:p>0.01</text:p>
          </table:table-cell>
          <table:table-cell table:style-name="ce61" table:formula="of:=[.G141]-[.I141]" office:value-type="float" office:value="22.80003" calcext:value-type="float">
            <text:p>22.80</text:p>
          </table:table-cell>
          <table:table-cell table:style-name="ce61" table:formula="of:=[.I141]^3/[.S141]" office:value-type="float" office:value="3459.27733921714" calcext:value-type="float">
            <text:p>3459.28</text:p>
          </table:table-cell>
          <table:table-cell table:style-name="ce61" office:value-type="float" office:value="0" calcext:value-type="float">
            <text:p>0.00</text:p>
          </table:table-cell>
          <table:table-cell table:style-name="ce61" office:value-type="float" office:value="0.32" calcext:value-type="float">
            <text:p>0.32</text:p>
          </table:table-cell>
          <table:table-cell table:style-name="ce61" office:value-type="float" office:value="0.1" calcext:value-type="float">
            <text:p>0.10</text:p>
          </table:table-cell>
          <table:table-cell table:style-name="ce61" table:formula="of:=[.S141]/[.I141]" office:value-type="float" office:value="0.531653264591589" calcext:value-type="float">
            <text:p>0.53</text:p>
          </table:table-cell>
          <table:table-cell table:style-name="ce44"/>
          <table:table-cell table:style-name="ce31" office:value-type="float" office:value="0.326164514049097" calcext:value-type="float">
            <text:p>0.326164514049097</text:p>
          </table:table-cell>
          <table:table-cell table:style-name="ce27" table:formula="of:=1/6*3.14*([.G141]^3-[.I141]^3)*[.F141]*0.0008" office:value-type="float" office:value="2226.37611667203" calcext:value-type="float">
            <text:p>2,226</text:p>
          </table:table-cell>
          <table:table-cell table:style-name="ce44" office:value-type="float" office:value="1.69" calcext:value-type="float">
            <text:p>1.69</text:p>
          </table:table-cell>
          <table:table-cell table:style-name="ce44" table:number-columns-repeated="3"/>
          <table:table-cell table:style-name="ce44" office:value-type="string" calcext:value-type="string">
            <text:p>bad</text:p>
          </table:table-cell>
          <table:table-cell office:value-type="float" office:value="1.23147279431727" calcext:value-type="float">
            <text:p>1.23147279431727</text:p>
          </table:table-cell>
          <table:table-cell table:style-name="ce44" table:number-columns-repeated="991"/>
        </table:table-row>
        <table:table-row table:style-name="ro1">
          <table:table-cell table:style-name="ce50" office:value-type="date" office:date-value="2022-06-03" calcext:value-type="date">
            <text:p>06/03/22</text:p>
          </table:table-cell>
          <table:table-cell table:style-name="Default" office:value-type="float" office:value="2" calcext:value-type="float">
            <text:p>2</text:p>
          </table:table-cell>
          <table:table-cell table:style-name="ce54" office:value-type="float" office:value="193" calcext:value-type="float">
            <text:p>193</text:p>
          </table:table-cell>
          <table:table-cell table:style-name="ce54"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5.12122" calcext:value-type="float">
            <text:p>55.12122</text:p>
          </table:table-cell>
          <table:table-cell/>
          <table:table-cell office:value-type="float" office:value="10.61082" calcext:value-type="float">
            <text:p>10.61082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21.5" calcext:value-type="float">
            <text:p>121.5</text:p>
          </table:table-cell>
          <table:table-cell table:number-columns-repeated="2"/>
          <table:table-cell table:formula="of:=([.G142]-[.I142])/[.I142]/[.I142]" office:value-type="float" office:value="0.395333486480039" calcext:value-type="float">
            <text:p>0.40</text:p>
          </table:table-cell>
          <table:table-cell table:formula="of:=[.G142]-[.I142]" office:value-type="float" office:value="44.5104" calcext:value-type="float">
            <text:p>44.51</text:p>
          </table:table-cell>
          <table:table-cell table:formula="of:=[.I142]^3/[.S142]" office:value-type="float" office:value="26.8401750999551" calcext:value-type="float">
            <text:p>26.84</text:p>
          </table:table-cell>
          <table:table-cell table:style-name="ce87" office:value-type="float" office:value="0.04" calcext:value-type="float">
            <text:p>0.04</text:p>
          </table:table-cell>
          <table:table-cell table:style-name="ce87" office:value-type="float" office:value="10.14" calcext:value-type="float">
            <text:p>10.14</text:p>
          </table:table-cell>
          <table:table-cell table:style-name="ce88" office:value-type="float" office:value="0.42" calcext:value-type="float">
            <text:p>0.42</text:p>
          </table:table-cell>
          <table:table-cell table:formula="of:=[.S142]/[.I142]" office:value-type="float" office:value="4.19481246501213" calcext:value-type="float">
            <text:p>4.19</text:p>
          </table:table-cell>
          <table:table-cell table:formula="of:=[.W142]/[.F142]" office:value-type="float" office:value="0.0161538461538462" calcext:value-type="float">
            <text:p>0.0161538461538462</text:p>
          </table:table-cell>
          <table:table-cell office:value-type="float" office:value="0.203264457487947" calcext:value-type="float">
            <text:p>0.203264457487947</text:p>
          </table:table-cell>
          <table:table-cell table:formula="of:=1/6*3.14*([.G142]^3-[.I142]^3)*[.F142]*0.0008" office:value-type="float" office:value="1810.04404205541" calcext:value-type="float">
            <text:p>1,810</text:p>
          </table:table-cell>
          <table:table-cell office:value-type="float" office:value="1.32" calcext:value-type="float">
            <text:p>1.32</text:p>
          </table:table-cell>
          <table:table-cell table:number-columns-repeated="4"/>
          <table:table-cell office:value-type="float" office:value="0.710125761269945" calcext:value-type="float">
            <text:p>0.710125761269945</text:p>
          </table:table-cell>
          <table:table-cell table:number-columns-repeated="991"/>
        </table:table-row>
        <table:table-row table:style-name="ro1">
          <table:table-cell table:style-name="ce76" office:value-type="date" office:date-value="2022-06-03" calcext:value-type="date">
            <text:p>06/03/22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194" calcext:value-type="float">
            <text:p>194</text:p>
          </table:table-cell>
          <table:table-cell table:style-name="ce81" office:value-type="float" office:value="0.33" calcext:value-type="float">
            <text:p>0.33</text:p>
          </table:table-cell>
          <table:table-cell table:style-name="ce82" office:value-type="float" office:value="50" calcext:value-type="float">
            <text:p>50</text:p>
          </table:table-cell>
          <table:table-cell table:style-name="ce81" office:value-type="float" office:value="26" calcext:value-type="float">
            <text:p>26</text:p>
          </table:table-cell>
          <table:table-cell table:style-name="ce81" office:value-type="float" office:value="123.08835" calcext:value-type="float">
            <text:p>123.08835</text:p>
          </table:table-cell>
          <table:table-cell table:style-name="ce81"/>
          <table:table-cell table:style-name="ce81" office:value-type="float" office:value="44.57343" calcext:value-type="float">
            <text:p>44.57343</text:p>
          </table:table-cell>
          <table:table-cell table:style-name="ce81" table:number-columns-repeated="2"/>
          <table:table-cell table:style-name="ce81" office:value-type="string" calcext:value-type="string">
            <text:p>XZ</text:p>
          </table:table-cell>
          <table:table-cell table:style-name="ce81"/>
          <table:table-cell table:style-name="ce81" office:value-type="float" office:value="263.5" calcext:value-type="float">
            <text:p>263.5</text:p>
          </table:table-cell>
          <table:table-cell table:style-name="ce81" office:value-type="float" office:value="268.5" calcext:value-type="float">
            <text:p>268.5</text:p>
          </table:table-cell>
          <table:table-cell table:style-name="ce81" table:number-columns-repeated="2"/>
          <table:table-cell table:style-name="ce86" table:formula="of:=([.G143]-[.I143])/[.I143]/[.I143]" office:value-type="float" office:value="0.039518466390591" calcext:value-type="float">
            <text:p>0.04</text:p>
          </table:table-cell>
          <table:table-cell table:style-name="ce86" table:formula="of:=[.G143]-[.I143]" office:value-type="float" office:value="78.51492" calcext:value-type="float">
            <text:p>78.51</text:p>
          </table:table-cell>
          <table:table-cell table:style-name="ce86" table:formula="of:=[.I143]^3/[.S143]" office:value-type="float" office:value="1127.91396203099" calcext:value-type="float">
            <text:p>1127.9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.19" calcext:value-type="float">
            <text:p>1.19</text:p>
          </table:table-cell>
          <table:table-cell table:style-name="ce86" office:value-type="float" office:value="0.31" calcext:value-type="float">
            <text:p>0.31</text:p>
          </table:table-cell>
          <table:table-cell table:style-name="ce86" table:formula="of:=[.S143]/[.I143]" office:value-type="float" office:value="1.76147359536836" calcext:value-type="float">
            <text:p>1.76</text:p>
          </table:table-cell>
          <table:table-cell table:style-name="ce81" table:formula="of:=[.W143]/[.F143]" office:value-type="float" office:value="0.0119230769230769" calcext:value-type="float">
            <text:p>0.0119230769230769</text:p>
          </table:table-cell>
          <table:table-cell table:style-name="ce95" office:value-type="float" office:value="0.256960089098191" calcext:value-type="float">
            <text:p>0.256960089098191</text:p>
          </table:table-cell>
          <table:table-cell table:formula="of:=1/6*3.14*([.G143]^3-[.I143]^3)*[.F143]*0.0008" office:value-type="float" office:value="19335.8543337449" calcext:value-type="float">
            <text:p>19,336</text:p>
          </table:table-cell>
          <table:table-cell table:style-name="ce81" office:value-type="float" office:value="2.88" calcext:value-type="float">
            <text:p>2.88</text:p>
          </table:table-cell>
          <table:table-cell/>
          <table:table-cell table:style-name="ce81" table:number-columns-repeated="2"/>
          <table:table-cell table:style-name="ce81" office:value-type="string" calcext:value-type="string">
            <text:p>bad</text:p>
          </table:table-cell>
          <table:table-cell office:value-type="float" office:value="0.357607566854029" calcext:value-type="float">
            <text:p>0.357607566854029</text:p>
          </table:table-cell>
          <table:table-cell table:style-name="ce81" table:number-columns-repeated="989"/>
          <table:table-cell table:number-columns-repeated="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main.Z144:main.Z1048576 main.Z136:main.Z140 main.Z81:main.Z117 main.Z119:main.Z122 main.Z124:main.Z134 main.Z142:main.Z142 main.Z1:main.Z78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141:main.Z141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118:main.Z118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123:main.Z123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135:main.Z135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143:main.Z143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80:main.Z80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79:main.Z79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05312022-" table:style-name="ta1">
        <table:table-column table:style-name="co23" table:default-cell-style-name="ce50"/>
        <table:table-column table:style-name="co23" table:default-cell-style-name="Default"/>
        <table:table-column table:style-name="co23" table:default-cell-style-name="ce54"/>
        <table:table-column table:style-name="co23" table:number-columns-repeated="3" table:default-cell-style-name="Default"/>
        <table:table-column table:style-name="co23" table:default-cell-style-name="ce54"/>
        <table:table-column table:style-name="co23" table:default-cell-style-name="ce52"/>
        <table:table-column table:style-name="co23" table:number-columns-repeated="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52"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52" office:value-type="string" calcext:value-type="string">
            <text:p>OD</text:p>
          </table:table-cell>
          <table:table-cell table:style-name="ce52" office:value-type="string" calcext:value-type="string">
            <text:p>D</text:p>
          </table:table-cell>
          <table:table-cell table:style-name="ce52" office:value-type="string" calcext:value-type="string">
            <text:p>d</text:p>
          </table:table-cell>
          <table:table-cell table:style-name="ce52" office:value-type="string" calcext:value-type="string">
            <text:p>MPP</text:p>
          </table:table-cell>
          <table:table-cell office:value-type="string" calcext:value-type="string">
            <text:p>FPS</text:p>
          </table:table-cell>
          <table:table-cell table:style-name="ce52" office:value-type="string" calcext:value-type="string">
            <text:p>Easy to analyze?</text:p>
          </table:table-cell>
          <table:table-cell table:style-name="ce52" office:value-type="string" calcext:value-type="string">
            <text:p>Plane</text:p>
          </table:table-cell>
          <table:table-cell table:style-name="ce5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D-d</text:p>
          </table:table-cell>
          <table:table-cell office:value-type="string" calcext:value-type="string">
            <text:p>d^3/(D-d)</text:p>
          </table:table-cell>
          <table:table-cell office:value-type="string" calcext:value-type="string">
            <text:p>t2_fit</text:p>
          </table:table-cell>
          <table:table-cell office:value-type="string" calcext:value-type="string">
            <text:p>DA_fit</text:p>
          </table:table-cell>
          <table:table-cell office:value-type="string" calcext:value-type="string">
            <text:p>(D-d)/d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54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135.29736" calcext:value-type="float">
            <text:p>135.29736</text:p>
          </table:table-cell>
          <table:table-cell table:style-name="ce54" office:value-type="float" office:value="81.85254" calcext:value-type="float">
            <text:p>81.85254</text:p>
          </table:table-cell>
          <table:table-cell office:value-type="float" office:value="0.33" calcext:value-type="float">
            <text:p>0.33</text:p>
          </table:table-cell>
          <table:table-cell table:style-name="ce54" office:value-type="float" office:value="50" calcext:value-type="float">
            <text:p>50</text:p>
          </table:table-cell>
          <table:table-cell table:style-name="ce54"/>
          <table:table-cell table:style-name="ce54" office:value-type="string" calcext:value-type="string">
            <text:p>XZ</text:p>
          </table:table-cell>
          <table:table-cell table:style-name="ce54"/>
          <table:table-cell office:value-type="float" office:value="280" calcext:value-type="float">
            <text:p>280</text:p>
          </table:table-cell>
          <table:table-cell office:value-type="float" office:value="266" calcext:value-type="float">
            <text:p>266</text:p>
          </table:table-cell>
          <table:table-cell table:style-name="ce54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54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63.68307" calcext:value-type="float">
            <text:p>63.68307</text:p>
          </table:table-cell>
          <table:table-cell table:style-name="ce54" office:value-type="float" office:value="15.53706" calcext:value-type="float">
            <text:p>15.53706</text:p>
          </table:table-cell>
          <table:table-cell office:value-type="float" office:value="0.33" calcext:value-type="float">
            <text:p>0.33</text:p>
          </table:table-cell>
          <table:table-cell table:style-name="ce54" office:value-type="float" office:value="50" calcext:value-type="float">
            <text:p>50</text:p>
          </table:table-cell>
          <table:table-cell table:style-name="ce54"/>
          <table:table-cell table:style-name="ce54" office:value-type="string" calcext:value-type="string">
            <text:p>XZ</text:p>
          </table:table-cell>
          <table:table-cell table:style-name="ce54"/>
          <table:table-cell office:value-type="float" office:value="120.5" calcext:value-type="float">
            <text:p>120.5</text:p>
          </table:table-cell>
          <table:table-cell office:value-type="float" office:value="138.5" calcext:value-type="float">
            <text:p>138.5</text:p>
          </table:table-cell>
          <table:table-cell table:style-name="ce54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83.84079" calcext:value-type="float">
            <text:p>83.84079</text:p>
          </table:table-cell>
          <table:table-cell table:style-name="ce54" office:value-type="float" office:value="8.23416" calcext:value-type="float">
            <text:p>8.23416</text:p>
          </table:table-cell>
          <table:table-cell office:value-type="float" office:value="0.33" calcext:value-type="float">
            <text:p>0.33</text:p>
          </table:table-cell>
          <table:table-cell table:style-name="ce54" office:value-type="float" office:value="50" calcext:value-type="float">
            <text:p>50</text:p>
          </table:table-cell>
          <table:table-cell table:style-name="ce54"/>
          <table:table-cell table:style-name="ce54" office:value-type="string" calcext:value-type="string">
            <text:p>XZ</text:p>
          </table:table-cell>
          <table:table-cell table:style-name="ce54"/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table:style-name="ce54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54"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66.66495" calcext:value-type="float">
            <text:p>66.66495</text:p>
          </table:table-cell>
          <table:table-cell table:style-name="ce54" office:value-type="float" office:value="22.09548" calcext:value-type="float">
            <text:p>22.09548</text:p>
          </table:table-cell>
          <table:table-cell office:value-type="float" office:value="0.33" calcext:value-type="float">
            <text:p>0.33</text:p>
          </table:table-cell>
          <table:table-cell table:style-name="ce54" office:value-type="float" office:value="50" calcext:value-type="float">
            <text:p>50</text:p>
          </table:table-cell>
          <table:table-cell table:style-name="ce54"/>
          <table:table-cell table:style-name="ce54" office:value-type="string" calcext:value-type="string">
            <text:p>XZ</text:p>
          </table:table-cell>
          <table:table-cell table:style-name="ce54"/>
          <table:table-cell office:value-type="float" office:value="155" calcext:value-type="float">
            <text:p>155</text:p>
          </table:table-cell>
          <table:table-cell office:value-type="float" office:value="124" calcext:value-type="float">
            <text:p>124</text:p>
          </table:table-cell>
          <table:table-cell table:style-name="ce54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54"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96.04782" calcext:value-type="float">
            <text:p>96.04782</text:p>
          </table:table-cell>
          <table:table-cell table:style-name="ce54" office:value-type="float" office:value="10.19073" calcext:value-type="float">
            <text:p>10.19073</text:p>
          </table:table-cell>
          <table:table-cell office:value-type="float" office:value="0.33" calcext:value-type="float">
            <text:p>0.33</text:p>
          </table:table-cell>
          <table:table-cell table:style-name="ce54" office:value-type="float" office:value="50" calcext:value-type="float">
            <text:p>50</text:p>
          </table:table-cell>
          <table:table-cell table:style-name="ce54"/>
          <table:table-cell table:style-name="ce54" office:value-type="string" calcext:value-type="string">
            <text:p>XZ</text:p>
          </table:table-cell>
          <table:table-cell table:style-name="ce54"/>
          <table:table-cell office:value-type="float" office:value="270.5" calcext:value-type="float">
            <text:p>270.5</text:p>
          </table:table-cell>
          <table:table-cell office:value-type="float" office:value="187.5" calcext:value-type="float">
            <text:p>187.5</text:p>
          </table:table-cell>
          <table:table-cell table:style-name="ce54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54"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71.62683" calcext:value-type="float">
            <text:p>71.62683</text:p>
          </table:table-cell>
          <table:table-cell table:style-name="ce54" office:value-type="float" office:value="11.24508" calcext:value-type="float">
            <text:p>11.24508</text:p>
          </table:table-cell>
          <table:table-cell office:value-type="float" office:value="0.33" calcext:value-type="float">
            <text:p>0.33</text:p>
          </table:table-cell>
          <table:table-cell table:style-name="ce54" office:value-type="float" office:value="50" calcext:value-type="float">
            <text:p>50</text:p>
          </table:table-cell>
          <table:table-cell table:style-name="ce54"/>
          <table:table-cell table:style-name="ce54" office:value-type="string" calcext:value-type="string">
            <text:p>XZ</text:p>
          </table:table-cell>
          <table:table-cell table:style-name="ce54"/>
          <table:table-cell office:value-type="float" office:value="148.5" calcext:value-type="float">
            <text:p>148.5</text:p>
          </table:table-cell>
          <table:table-cell office:value-type="float" office:value="185.5" calcext:value-type="float">
            <text:p>185.5</text:p>
          </table:table-cell>
          <table:table-cell table:style-name="ce54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54" office:value-type="float" office:value="6" calcext:value-type="float">
            <text:p>6</text:p>
          </table:table-cell>
          <table:table-cell office:value-type="float" office:value="167" calcext:value-type="float">
            <text:p>167</text:p>
          </table:table-cell>
          <table:table-cell table:style-name="ce54" office:value-type="float" office:value="40" calcext:value-type="float">
            <text:p>40</text:p>
          </table:table-cell>
          <table:table-cell table:style-name="ce52" office:value-type="float" office:value="93.71769" calcext:value-type="float">
            <text:p>93.71769</text:p>
          </table:table-cell>
          <table:table-cell table:style-name="ce52" office:value-type="float" office:value="9.60234" calcext:value-type="float">
            <text:p>9.6023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52"/>
          <table:table-cell table:style-name="ce54" office:value-type="string" calcext:value-type="string">
            <text:p>XZ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85" calcext:value-type="float">
            <text:p>185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54"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table:style-name="ce54" office:value-type="float" office:value="40" calcext:value-type="float">
            <text:p>40</text:p>
          </table:table-cell>
          <table:table-cell table:style-name="ce52" office:value-type="float" office:value="81.85254" calcext:value-type="float">
            <text:p>81.85254</text:p>
          </table:table-cell>
          <table:table-cell table:style-name="ce52" office:value-type="float" office:value="28.7397" calcext:value-type="float">
            <text:p>28.7397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52"/>
          <table:table-cell table:style-name="ce54" office:value-type="string" calcext:value-type="string">
            <text:p>XZ</text:p>
          </table:table-cell>
          <table:table-cell table:style-name="ce52"/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54"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table:style-name="ce54" office:value-type="float" office:value="40" calcext:value-type="float">
            <text:p>40</text:p>
          </table:table-cell>
          <table:table-cell table:style-name="ce52" office:value-type="float" office:value="65.68518" calcext:value-type="float">
            <text:p>65.68518</text:p>
          </table:table-cell>
          <table:table-cell table:style-name="ce52" office:value-type="float" office:value="36.96759" calcext:value-type="float">
            <text:p>36.96759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52"/>
          <table:table-cell table:style-name="ce54" office:value-type="string" calcext:value-type="string">
            <text:p>XZ</text:p>
          </table:table-cell>
          <table:table-cell table:style-name="ce52"/>
          <table:table-cell office:value-type="float" office:value="170.5" calcext:value-type="float">
            <text:p>170.5</text:p>
          </table:table-cell>
          <table:table-cell office:value-type="float" office:value="143.5" calcext:value-type="float">
            <text:p>143.5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54"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table:style-name="ce54" office:value-type="float" office:value="40" calcext:value-type="float">
            <text:p>40</text:p>
          </table:table-cell>
          <table:table-cell table:style-name="ce52" office:value-type="float" office:value="112.55112" calcext:value-type="float">
            <text:p>112.55112</text:p>
          </table:table-cell>
          <table:table-cell table:style-name="ce52" office:value-type="float" office:value="81.54102" calcext:value-type="float">
            <text:p>81.5410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52"/>
          <table:table-cell table:style-name="ce54" office:value-type="string" calcext:value-type="string">
            <text:p>XZ</text:p>
          </table:table-cell>
          <table:table-cell/>
          <table:table-cell office:value-type="float" office:value="247.5" calcext:value-type="float">
            <text:p>247.5</text:p>
          </table:table-cell>
          <table:table-cell office:value-type="float" office:value="233.5" calcext:value-type="float">
            <text:p>233.5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52"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186.79221" calcext:value-type="float">
            <text:p>186.79221</text:p>
          </table:table-cell>
          <table:table-cell table:style-name="ce52" office:value-type="float" office:value="38.59152" calcext:value-type="float">
            <text:p>38.5915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52"/>
          <table:table-cell table:style-name="ce54" office:value-type="string" calcext:value-type="string">
            <text:p>XZ</text:p>
          </table:table-cell>
          <table:table-cell table:style-name="ce52"/>
          <table:table-cell office:value-type="float" office:value="385" calcext:value-type="float">
            <text:p>385</text:p>
          </table:table-cell>
          <table:table-cell office:value-type="float" office:value="329" calcext:value-type="float">
            <text:p>329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72.61023" calcext:value-type="float">
            <text:p>72.61023</text:p>
          </table:table-cell>
          <table:table-cell table:style-name="ce52" office:value-type="float" office:value="36.29373" calcext:value-type="float">
            <text:p>36.2937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52"/>
          <table:table-cell table:style-name="ce54" office:value-type="string" calcext:value-type="string">
            <text:p>XZ</text:p>
          </table:table-cell>
          <table:table-cell table:style-name="ce52"/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63.68307" calcext:value-type="float">
            <text:p>63.68307</text:p>
          </table:table-cell>
          <table:table-cell table:style-name="ce52" office:value-type="float" office:value="13.9128" calcext:value-type="float">
            <text:p>13.912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52"/>
          <table:table-cell table:style-name="ce54" office:value-type="string" calcext:value-type="string">
            <text:p>XZ</text:p>
          </table:table-cell>
          <table:table-cell table:style-name="ce52"/>
          <table:table-cell office:value-type="float" office:value="160.5" calcext:value-type="float">
            <text:p>160.5</text:p>
          </table:table-cell>
          <table:table-cell office:value-type="float" office:value="159.5" calcext:value-type="float">
            <text:p>159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52"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43.24089" calcext:value-type="float">
            <text:p>43.24089</text:p>
          </table:table-cell>
          <table:table-cell table:style-name="ce52" office:value-type="float" office:value="12.4839" calcext:value-type="float">
            <text:p>12.4839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52"/>
          <table:table-cell table:style-name="ce54" office:value-type="string" calcext:value-type="string">
            <text:p>XZ</text:p>
          </table:table-cell>
          <table:table-cell table:style-name="ce52"/>
          <table:table-cell office:value-type="float" office:value="106.5" calcext:value-type="float">
            <text:p>106.5</text:p>
          </table:table-cell>
          <table:table-cell office:value-type="float" office:value="111.5" calcext:value-type="float">
            <text:p>111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52"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43.57155" calcext:value-type="float">
            <text:p>43.57155</text:p>
          </table:table-cell>
          <table:table-cell table:style-name="ce52" office:value-type="float" office:value="12.26544" calcext:value-type="float">
            <text:p>12.2654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52"/>
          <table:table-cell table:style-name="ce54" office:value-type="string" calcext:value-type="string">
            <text:p>XZ</text:p>
          </table:table-cell>
          <table:table-cell table:style-name="ce52"/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52"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160.70868" calcext:value-type="float">
            <text:p>160.70868</text:p>
          </table:table-cell>
          <table:table-cell table:style-name="ce52" office:value-type="float" office:value="22.46574" calcext:value-type="float">
            <text:p>22.4657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52"/>
          <table:table-cell table:style-name="ce54" office:value-type="string" calcext:value-type="string">
            <text:p>XZ</text:p>
          </table:table-cell>
          <table:table-cell table:style-name="ce52"/>
          <table:table-cell office:value-type="float" office:value="292.5" calcext:value-type="float">
            <text:p>292.5</text:p>
          </table:table-cell>
          <table:table-cell office:value-type="float" office:value="313.5" calcext:value-type="float">
            <text:p>313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52"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139.28442" calcext:value-type="float">
            <text:p>139.28442</text:p>
          </table:table-cell>
          <table:table-cell table:style-name="ce52" office:value-type="float" office:value="16.55247" calcext:value-type="float">
            <text:p>16.55247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52"/>
          <table:table-cell table:style-name="ce54" office:value-type="string" calcext:value-type="string">
            <text:p>XZ</text:p>
          </table:table-cell>
          <table:table-cell table:style-name="ce52"/>
          <table:table-cell office:value-type="float" office:value="304" calcext:value-type="float">
            <text:p>304</text:p>
          </table:table-cell>
          <table:table-cell office:value-type="float" office:value="296" calcext:value-type="float">
            <text:p>296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52" office:value-type="float" office:value="6" calcext:value-type="float">
            <text:p>6</text:p>
          </table:table-cell>
          <table:table-cell office:value-type="float" office:value="178" calcext:value-type="float">
            <text:p>178</text:p>
          </table:table-cell>
          <table:table-cell table:style-name="ce52" office:value-type="float" office:value="33" calcext:value-type="float">
            <text:p>33</text:p>
          </table:table-cell>
          <table:table-cell office:value-type="float" office:value="55.7667" calcext:value-type="float">
            <text:p>55.7667</text:p>
          </table:table-cell>
          <table:table-cell office:value-type="float" office:value="13.49271" calcext:value-type="float">
            <text:p>13.49271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54" office:value-type="string" calcext:value-type="string">
            <text:p>XZ</text:p>
          </table:table-cell>
          <table:table-cell/>
          <table:table-cell office:value-type="float" office:value="146.5" calcext:value-type="float">
            <text:p>146.5</text:p>
          </table:table-cell>
          <table:table-cell office:value-type="float" office:value="132.5" calcext:value-type="float">
            <text:p>132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52" office:value-type="float" office:value="7" calcext:value-type="float">
            <text:p>7</text:p>
          </table:table-cell>
          <table:table-cell office:value-type="float" office:value="179" calcext:value-type="float">
            <text:p>179</text:p>
          </table:table-cell>
          <table:table-cell table:style-name="ce52" office:value-type="float" office:value="33" calcext:value-type="float">
            <text:p>33</text:p>
          </table:table-cell>
          <table:table-cell office:value-type="float" office:value="117.14373" calcext:value-type="float">
            <text:p>117.14373</text:p>
          </table:table-cell>
          <table:table-cell office:value-type="float" office:value="8.23416" calcext:value-type="float">
            <text:p>8.2341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54" office:value-type="string" calcext:value-type="string">
            <text:p>XZ</text:p>
          </table:table-cell>
          <table:table-cell/>
          <table:table-cell office:value-type="float" office:value="299.5" calcext:value-type="float">
            <text:p>299.5</text:p>
          </table:table-cell>
          <table:table-cell office:value-type="float" office:value="236.5" calcext:value-type="float">
            <text:p>236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52"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table:style-name="ce52" office:value-type="float" office:value="33" calcext:value-type="float">
            <text:p>33</text:p>
          </table:table-cell>
          <table:table-cell office:value-type="float" office:value="203.94726" calcext:value-type="float">
            <text:p>203.94726</text:p>
          </table:table-cell>
          <table:table-cell office:value-type="float" office:value="10.61082" calcext:value-type="float">
            <text:p>10.610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54" office:value-type="string" calcext:value-type="string">
            <text:p>XZ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338" calcext:value-type="float">
            <text:p>338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52" office:value-type="float" office:value="9" calcext:value-type="float">
            <text:p>9</text:p>
          </table:table-cell>
          <table:table-cell office:value-type="float" office:value="181" calcext:value-type="float">
            <text:p>181</text:p>
          </table:table-cell>
          <table:table-cell table:style-name="ce52" office:value-type="float" office:value="33" calcext:value-type="float">
            <text:p>33</text:p>
          </table:table-cell>
          <table:table-cell office:value-type="float" office:value="39.95442" calcext:value-type="float">
            <text:p>39.95442</text:p>
          </table:table-cell>
          <table:table-cell office:value-type="float" office:value="11.61501" calcext:value-type="float">
            <text:p>11.61501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03.5" calcext:value-type="float">
            <text:p>103.5</text:p>
          </table:table-cell>
          <table:table-cell office:value-type="float" office:value="89.5" calcext:value-type="float">
            <text:p>89.5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26" calcext:value-type="float">
            <text:p>26</text:p>
          </table:table-cell>
          <table:table-cell office:value-type="float" office:value="151.48122" calcext:value-type="float">
            <text:p>151.48122</text:p>
          </table:table-cell>
          <table:table-cell office:value-type="float" office:value="34.97076" calcext:value-type="float">
            <text:p>34.9707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0.5" calcext:value-type="float">
            <text:p>260.5</text:p>
          </table:table-cell>
          <table:table-cell office:value-type="float" office:value="263.5" calcext:value-type="float">
            <text:p>263.5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26" calcext:value-type="float">
            <text:p>26</text:p>
          </table:table-cell>
          <table:table-cell office:value-type="float" office:value="55.44627" calcext:value-type="float">
            <text:p>55.44627</text:p>
          </table:table-cell>
          <table:table-cell office:value-type="float" office:value="13.9128" calcext:value-type="float">
            <text:p>13.912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office:value-type="float" office:value="57.42627" calcext:value-type="float">
            <text:p>57.42627</text:p>
          </table:table-cell>
          <table:table-cell office:value-type="float" office:value="21.43284" calcext:value-type="float">
            <text:p>21.4328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0" calcext:value-type="float">
            <text:p>130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3" calcext:value-type="float">
            <text:p>3</text:p>
          </table:table-cell>
          <table:table-cell office:value-type="float" office:value="185" calcext:value-type="float">
            <text:p>185</text:p>
          </table:table-cell>
          <table:table-cell office:value-type="float" office:value="26" calcext:value-type="float">
            <text:p>26</text:p>
          </table:table-cell>
          <table:table-cell office:value-type="float" office:value="78.85449" calcext:value-type="float">
            <text:p>78.85449</text:p>
          </table:table-cell>
          <table:table-cell office:value-type="float" office:value="66.66495" calcext:value-type="float">
            <text:p>66.66495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76.5" calcext:value-type="float">
            <text:p>176.5</text:p>
          </table:table-cell>
          <table:table-cell office:value-type="float" office:value="149.5" calcext:value-type="float">
            <text:p>149.5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office:value-type="float" office:value="34" calcext:value-type="float">
            <text:p>34</text:p>
          </table:table-cell>
          <table:table-cell office:value-type="float" office:value="71.26086" calcext:value-type="float">
            <text:p>71.26086</text:p>
          </table:table-cell>
          <table:table-cell office:value-type="float" office:value="9.60234" calcext:value-type="float">
            <text:p>9.6023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34" calcext:value-type="float">
            <text:p>34</text:p>
          </table:table-cell>
          <table:table-cell office:value-type="float" office:value="79.20429" calcext:value-type="float">
            <text:p>79.20429</text:p>
          </table:table-cell>
          <table:table-cell office:value-type="float" office:value="9.24198" calcext:value-type="float">
            <text:p>9.2419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6" calcext:value-type="float">
            <text:p>6</text:p>
          </table:table-cell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office:value-type="float" office:value="117.48825" calcext:value-type="float">
            <text:p>117.48825</text:p>
          </table:table-cell>
          <table:table-cell office:value-type="float" office:value="5.58558" calcext:value-type="float">
            <text:p>5.5855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7" calcext:value-type="float">
            <text:p>7</text:p>
          </table:table-cell>
          <table:table-cell office:value-type="float" office:value="189" calcext:value-type="float">
            <text:p>189</text:p>
          </table:table-cell>
          <table:table-cell office:value-type="float" office:value="34" calcext:value-type="float">
            <text:p>34</text:p>
          </table:table-cell>
          <table:table-cell office:value-type="float" office:value="52.15254" calcext:value-type="float">
            <text:p>52.15254</text:p>
          </table:table-cell>
          <table:table-cell office:value-type="float" office:value="14.21343" calcext:value-type="float">
            <text:p>14.2134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8" calcext:value-type="float">
            <text:p>8</text:p>
          </table:table-cell>
          <table:table-cell office:value-type="float" office:value="190" calcext:value-type="float">
            <text:p>190</text:p>
          </table:table-cell>
          <table:table-cell office:value-type="float" office:value="34" calcext:value-type="float">
            <text:p>34</text:p>
          </table:table-cell>
          <table:table-cell office:value-type="float" office:value="74.90835" calcext:value-type="float">
            <text:p>74.90835</text:p>
          </table:table-cell>
          <table:table-cell office:value-type="float" office:value="13.9128" calcext:value-type="float">
            <text:p>13.912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79.5" calcext:value-type="float">
            <text:p>179.5</text:p>
          </table:table-cell>
          <table:table-cell office:value-type="float" office:value="151.5" calcext:value-type="float">
            <text:p>151.5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26" calcext:value-type="float">
            <text:p>26</text:p>
          </table:table-cell>
          <table:table-cell office:value-type="float" office:value="61.4031" calcext:value-type="float">
            <text:p>61.4031</text:p>
          </table:table-cell>
          <table:table-cell office:value-type="float" office:value="10.61082" calcext:value-type="float">
            <text:p>10.610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26" calcext:value-type="float">
            <text:p>26</text:p>
          </table:table-cell>
          <table:table-cell office:value-type="float" office:value="65.68518" calcext:value-type="float">
            <text:p>65.68518</text:p>
          </table:table-cell>
          <table:table-cell office:value-type="float" office:value="42.88515" calcext:value-type="float">
            <text:p>42.88515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19.5" calcext:value-type="float">
            <text:p>119.5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26" calcext:value-type="float">
            <text:p>26</text:p>
          </table:table-cell>
          <table:table-cell office:value-type="float" office:value="55.12122" calcext:value-type="float">
            <text:p>55.12122</text:p>
          </table:table-cell>
          <table:table-cell office:value-type="float" office:value="10.61082" calcext:value-type="float">
            <text:p>10.610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21.5" calcext:value-type="float">
            <text:p>121.5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office:value-type="float" office:value="26" calcext:value-type="float">
            <text:p>26</text:p>
          </table:table-cell>
          <table:table-cell office:value-type="float" office:value="123.08835" calcext:value-type="float">
            <text:p>123.08835</text:p>
          </table:table-cell>
          <table:table-cell office:value-type="float" office:value="44.57343" calcext:value-type="float">
            <text:p>44.5734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3.5" calcext:value-type="float">
            <text:p>263.5</text:p>
          </table:table-cell>
          <table:table-cell office:value-type="float" office:value="268.5" calcext:value-type="float">
            <text:p>268.5</text:p>
          </table:table-cell>
          <table:table-cell table:number-columns-repeated="8"/>
        </table:table-row>
        <table:table-row table:style-name="ro1" table:number-rows-repeated="8">
          <table:table-cell table:style-name="Default"/>
          <table:table-cell table:number-columns-repeated="5"/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13"/>
        </table:table-row>
      </table:table>
      <table:table table:name="10262021-02092022" table:style-name="ta2">
        <table:table-column table:style-name="co24" table:default-cell-style-name="ce52"/>
        <table:table-column table:style-name="co12" table:default-cell-style-name="ce52"/>
        <table:table-column table:style-name="co14" table:default-cell-style-name="ce52"/>
        <table:table-column table:style-name="co19" table:number-columns-repeated="3" table:default-cell-style-name="Default"/>
        <table:table-column table:style-name="co25" table:default-cell-style-name="ce52"/>
        <table:table-column table:style-name="co19" table:number-columns-repeated="5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52" office:value-type="string" calcext:value-type="string">
            <text:p>OD</text:p>
          </table:table-cell>
          <table:table-cell table:style-name="ce52" office:value-type="string" calcext:value-type="string">
            <text:p>D</text:p>
          </table:table-cell>
          <table:table-cell table:style-name="ce52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52" office:value-type="string" calcext:value-type="string">
            <text:p>FPS</text:p>
          </table:table-cell>
          <table:table-cell table:style-name="ce52" office:value-type="string" calcext:value-type="string">
            <text:p>Easy to analyze?</text:p>
          </table:table-cell>
          <table:table-cell table:style-name="ce52" office:value-type="string" calcext:value-type="string">
            <text:p>Plane</text:p>
          </table:table-cell>
          <table:table-cell table:style-name="ce5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table:number-columns-repeated="51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52" table:number-columns-repeated="2"/>
          <table:table-cell/>
          <table:table-cell table:style-name="Default"/>
          <table:table-cell/>
          <table:table-cell table:style-name="ce52"/>
          <table:table-cell table:number-columns-repeated="55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52" table:number-columns-repeated="2"/>
          <table:table-cell/>
          <table:table-cell table:style-name="Default"/>
          <table:table-cell/>
          <table:table-cell table:style-name="ce52"/>
          <table:table-cell table:number-columns-repeated="55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52" table:number-columns-repeated="2"/>
          <table:table-cell/>
          <table:table-cell table:style-name="Default"/>
          <table:table-cell/>
          <table:table-cell table:style-name="ce52"/>
          <table:table-cell table:number-columns-repeated="55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52" table:number-columns-repeated="2"/>
          <table:table-cell/>
          <table:table-cell table:style-name="Default"/>
          <table:table-cell/>
          <table:table-cell table:style-name="ce52"/>
          <table:table-cell table:number-columns-repeated="55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52" table:number-columns-repeated="2"/>
          <table:table-cell/>
          <table:table-cell table:style-name="Default"/>
          <table:table-cell/>
          <table:table-cell table:style-name="ce52"/>
          <table:table-cell table:number-columns-repeated="55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52" table:number-columns-repeated="2"/>
          <table:table-cell/>
          <table:table-cell table:style-name="Default"/>
          <table:table-cell/>
          <table:table-cell table:style-name="ce52"/>
          <table:table-cell table:number-columns-repeated="55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52" table:number-columns-repeated="2"/>
          <table:table-cell/>
          <table:table-cell table:style-name="Default"/>
          <table:table-cell/>
          <table:table-cell table:style-name="ce52"/>
          <table:table-cell table:number-columns-repeated="55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52" table:number-columns-repeated="2"/>
          <table:table-cell/>
          <table:table-cell table:style-name="Default"/>
          <table:table-cell/>
          <table:table-cell table:style-name="ce52"/>
          <table:table-cell table:number-columns-repeated="55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52" table:number-columns-repeated="2"/>
          <table:table-cell/>
          <table:table-cell table:style-name="Default"/>
          <table:table-cell/>
          <table:table-cell table:style-name="ce52"/>
          <table:table-cell table:number-columns-repeated="55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52" table:number-columns-repeated="2"/>
          <table:table-cell/>
          <table:table-cell table:style-name="Default"/>
          <table:table-cell/>
          <table:table-cell table:style-name="ce52"/>
          <table:table-cell table:number-columns-repeated="55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2" table:number-columns-repeated="2"/>
          <table:table-cell/>
          <table:table-cell table:style-name="Default"/>
          <table:table-cell/>
          <table:table-cell table:style-name="ce52"/>
          <table:table-cell table:number-columns-repeated="55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48.9" calcext:value-type="float">
            <text:p>48.9</text:p>
          </table:table-cell>
          <table:table-cell table:style-name="ce52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small inner drop</text:p>
          </table:table-cell>
          <table:table-cell table:number-columns-repeated="53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63.4" calcext:value-type="float">
            <text:p>63.4</text:p>
          </table:table-cell>
          <table:table-cell table:style-name="ce52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large inner drop</text:p>
          </table:table-cell>
          <table:table-cell table:number-columns-repeated="53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2" office:value-type="float" office:value="70" calcext:value-type="float">
            <text:p>70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/>
          <table:table-cell table:style-name="ce52"/>
          <table:table-cell/>
          <table:table-cell table:style-name="ce5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25.7" calcext:value-type="float">
            <text:p>25.7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outer size increasing </text:p>
          </table:table-cell>
          <table:table-cell table:number-columns-repeated="53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20.7" calcext:value-type="float">
            <text:p>120.7</text:p>
          </table:table-cell>
          <table:table-cell table:style-name="ce52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outer size increasing, too many drops in a sample leads to coalescence</text:p>
          </table:table-cell>
          <table:table-cell table:number-columns-repeated="53"/>
        </table:table-row>
        <table:table-row table:style-name="ro1">
          <table:table-cell table:style-name="ce37" office:value-type="date" office:date-value="2021-10-27" calcext:value-type="date">
            <text:p>10/27/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2"/>
          <table:table-cell table:number-columns-repeated="2"/>
          <table:table-cell table:style-name="Default"/>
          <table:table-cell table:style-name="ce52"/>
          <table:table-cell table:number-columns-repeated="56"/>
        </table:table-row>
        <table:table-row table:style-name="ro1">
          <table:table-cell table:style-name="ce37" office:value-type="date" office:date-value="2021-10-27" calcext:value-type="date">
            <text:p>10/27/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52"/>
          <table:table-cell table:number-columns-repeated="2"/>
          <table:table-cell table:style-name="Default"/>
          <table:table-cell table:style-name="ce52"/>
          <table:table-cell table:number-columns-repeated="56"/>
        </table:table-row>
        <table:table-row table:style-name="ro1">
          <table:table-cell table:style-name="ce37" office:value-type="date" office:date-value="2021-10-27" calcext:value-type="date">
            <text:p>10/27/21</text:p>
          </table:table-cell>
          <table:table-cell office:value-type="float" office:value="2" calcext:value-type="float">
            <text:p>2</text:p>
          </table:table-cell>
          <table:table-cell/>
          <table:table-cell table:style-name="ce52"/>
          <table:table-cell table:number-columns-repeated="2"/>
          <table:table-cell table:style-name="Default"/>
          <table:table-cell table:style-name="ce52"/>
          <table:table-cell table:number-columns-repeated="56"/>
        </table:table-row>
        <table:table-row table:style-name="ro1">
          <table:table-cell table:style-name="ce37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27.5" calcext:value-type="float">
            <text:p>127.5</text:p>
          </table:table-cell>
          <table:table-cell table:style-name="ce52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7" office:value-type="date" office:date-value="2021-10-27" calcext:value-type="date">
            <text:p>10/27/21</text:p>
          </table:table-cell>
          <table:table-cell office:value-type="float" office:value="4" calcext:value-type="float">
            <text:p>4</text:p>
          </table:table-cell>
          <table:table-cell/>
          <table:table-cell table:style-name="ce52"/>
          <table:table-cell table:number-columns-repeated="2"/>
          <table:table-cell table:style-name="Default"/>
          <table:table-cell table:style-name="ce52"/>
          <table:table-cell table:number-columns-repeated="56"/>
        </table:table-row>
        <table:table-row table:style-name="ro1">
          <table:table-cell table:style-name="ce37" office:value-type="date" office:date-value="2021-10-27" calcext:value-type="date">
            <text:p>10/27/21</text:p>
          </table:table-cell>
          <table:table-cell office:value-type="float" office:value="5" calcext:value-type="float">
            <text:p>5</text:p>
          </table:table-cell>
          <table:table-cell/>
          <table:table-cell table:style-name="ce52"/>
          <table:table-cell table:number-columns-repeated="2"/>
          <table:table-cell table:style-name="Default"/>
          <table:table-cell table:style-name="ce52"/>
          <table:table-cell table:number-columns-repeated="56"/>
        </table:table-row>
        <table:table-row table:style-name="ro1">
          <table:table-cell table:style-name="ce37" office:value-type="date" office:date-value="2021-10-27" calcext:value-type="date">
            <text:p>10/27/21</text:p>
          </table:table-cell>
          <table:table-cell office:value-type="float" office:value="6" calcext:value-type="float">
            <text:p>6</text:p>
          </table:table-cell>
          <table:table-cell/>
          <table:table-cell table:style-name="ce52"/>
          <table:table-cell table:number-columns-repeated="2"/>
          <table:table-cell table:style-name="Default"/>
          <table:table-cell table:style-name="ce52"/>
          <table:table-cell table:number-columns-repeated="56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52" office:value-type="float" office:value="75" calcext:value-type="float">
            <text:p>75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30" calcext:value-type="float">
            <text:p>30</text:p>
          </table:table-cell>
          <table:table-cell table:style-name="ce52"/>
          <table:table-cell/>
          <table:table-cell table:style-name="ce5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52" office:value-type="float" office:value="75" calcext:value-type="float">
            <text:p>75</text:p>
          </table:table-cell>
          <table:table-cell table:style-name="ce52"/>
          <table:table-cell/>
          <table:table-cell office:value-type="float" office:value="0.16" calcext:value-type="float">
            <text:p>0.16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2" office:value-type="string" calcext:value-type="string">
            <text:p>Contrast is not satisfactory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52" office:value-type="float" office:value="150" calcext:value-type="float">
            <text:p>150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52" office:value-type="float" office:value="150" calcext:value-type="float">
            <text:p>150</text:p>
          </table:table-cell>
          <table:table-cell table:style-name="ce52" office:value-type="float" office:value="49.7" calcext:value-type="float">
            <text:p>49.7</text:p>
          </table:table-cell>
          <table:table-cell table:style-name="ce52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Y</text:p>
          </table:table-cell>
          <table:table-cell table:style-name="ce52" office:value-type="string" calcext:value-type="string">
            <text:p>Good motility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52" office:value-type="float" office:value="40" calcext:value-type="float">
            <text:p>40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52" office:value-type="float" office:value="85" calcext:value-type="float">
            <text:p>85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44.9" calcext:value-type="float">
            <text:p>44.9</text:p>
          </table:table-cell>
          <table:table-cell table:style-name="ce52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Y</text:p>
          </table:table-cell>
          <table:table-cell table:style-name="ce52" office:value-type="string" calcext:value-type="string">
            <text:p>Motility improves several minutes after centrifuge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47.2" calcext:value-type="float">
            <text:p>47.2</text:p>
          </table:table-cell>
          <table:table-cell table:style-name="ce52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ad quality video, but droplet moves a lot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80.2" calcext:value-type="float">
            <text:p>80.2</text:p>
          </table:table-cell>
          <table:table-cell table:style-name="ce52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105" calcext:value-type="float">
            <text:p>105</text:p>
          </table:table-cell>
          <table:table-cell table:style-name="ce52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outer droplet, inner droplet pops out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58.3" calcext:value-type="float">
            <text:p>58.3</text:p>
          </table:table-cell>
          <table:table-cell table:style-name="ce52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Only half outer droplet is visible due to wetting 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52" office:value-type="float" office:value="42" calcext:value-type="float">
            <text:p>42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86.1" calcext:value-type="float">
            <text:p>86.1</text:p>
          </table:table-cell>
          <table:table-cell table:style-name="ce52" office:value-type="float" office:value="13.7" calcext:value-type="float">
            <text:p>13.7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93.6" calcext:value-type="float">
            <text:p>93.6</text:p>
          </table:table-cell>
          <table:table-cell table:style-name="ce52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52" office:value-type="float" office:value="51" calcext:value-type="float">
            <text:p>51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140" calcext:value-type="float">
            <text:p>140</text:p>
          </table:table-cell>
          <table:table-cell table:style-name="ce52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very large outer drop 140/20, have to use 20x for imaging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52" office:value-type="float" office:value="41" calcext:value-type="float">
            <text:p>41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52" office:value-type="float" office:value="41" calcext:value-type="float">
            <text:p>41</text:p>
          </table:table-cell>
          <table:table-cell table:style-name="ce52"/>
          <table:table-cell/>
          <table:table-cell office:value-type="float" office:value="0.65" calcext:value-type="float">
            <text:p>0.65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2" office:value-type="string" calcext:value-type="string">
            <text:p>we find a very good boundary to image the double emulsions in x-z plane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110" calcext:value-type="float">
            <text:p>110</text:p>
          </table:table-cell>
          <table:table-cell table:style-name="ce52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109.4" calcext:value-type="float">
            <text:p>109.4</text:p>
          </table:table-cell>
          <table:table-cell table:style-name="ce52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47.8" calcext:value-type="float">
            <text:p>47.8</text:p>
          </table:table-cell>
          <table:table-cell table:style-name="ce52"/>
          <table:table-cell table:style-name="ce52" office:value-type="string" calcext:value-type="string">
            <text:p>XY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2" office:value-type="float" office:value="61" calcext:value-type="float">
            <text:p>61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10" calcext:value-type="float">
            <text:p>10</text:p>
          </table:table-cell>
          <table:table-cell table:style-name="ce52"/>
          <table:table-cell/>
          <table:table-cell table:style-name="ce5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2" office:value-type="float" office:value="61" calcext:value-type="float">
            <text:p>61</text:p>
          </table:table-cell>
          <table:table-cell table:style-name="ce52"/>
          <table:table-cell/>
          <table:table-cell office:value-type="float" office:value="0.65" calcext:value-type="float">
            <text:p>0.65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2" office:value-type="string" calcext:value-type="string">
            <text:p>Droplet sample overview, some tricks to create double emulsions in microscope specimen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2" office:value-type="float" office:value="61" calcext:value-type="float">
            <text:p>61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number-columns-repeated="55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201.2" calcext:value-type="float">
            <text:p>201.2</text:p>
          </table:table-cell>
          <table:table-cell table:style-name="ce52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137.5" calcext:value-type="float">
            <text:p>137.5</text:p>
          </table:table-cell>
          <table:table-cell table:style-name="ce52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triple emulsion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2" office:value-type="float" office:value="65" calcext:value-type="float">
            <text:p>65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droplet increasing size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179.1" calcext:value-type="float">
            <text:p>179.1</text:p>
          </table:table-cell>
          <table:table-cell table:style-name="ce52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257.7" calcext:value-type="float">
            <text:p>257.7</text:p>
          </table:table-cell>
          <table:table-cell table:style-name="ce52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239.8" calcext:value-type="float">
            <text:p>239.8</text:p>
          </table:table-cell>
          <table:table-cell table:style-name="ce52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128.7" calcext:value-type="float">
            <text:p>128.7</text:p>
          </table:table-cell>
          <table:table-cell table:style-name="ce52" office:value-type="float" office:value="12.1" calcext:value-type="float">
            <text:p>12.1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small inner, .will be impossible to track/ cut at 9000 frames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197.3" calcext:value-type="float">
            <text:p>197.3</text:p>
          </table:table-cell>
          <table:table-cell table:style-name="ce52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small inner, last video of the day..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52" office:value-type="float" office:value="111" calcext:value-type="float">
            <text:p>111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52" office:value-type="float" office:value="111" calcext:value-type="float">
            <text:p>111</text:p>
          </table:table-cell>
          <table:table-cell table:style-name="ce52" office:value-type="float" office:value="129" calcext:value-type="float">
            <text:p>129</text:p>
          </table:table-cell>
          <table:table-cell table:style-name="ce52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Suspended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52" office:value-type="float" office:value="111" calcext:value-type="float">
            <text:p>111</text:p>
          </table:table-cell>
          <table:table-cell table:style-name="ce52" office:value-type="float" office:value="155.7" calcext:value-type="float">
            <text:p>155.7</text:p>
          </table:table-cell>
          <table:table-cell table:style-name="ce52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52" office:value-type="float" office:value="66" calcext:value-type="float">
            <text:p>66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8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132.6" calcext:value-type="float">
            <text:p>132.6</text:p>
          </table:table-cell>
          <table:table-cell table:style-name="ce52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52" office:value-type="float" office:value="66" calcext:value-type="float">
            <text:p>66</text:p>
          </table:table-cell>
          <table:table-cell table:style-name="ce52"/>
          <table:table-cell/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No inner droplet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195.1" calcext:value-type="float">
            <text:p>195.1</text:p>
          </table:table-cell>
          <table:table-cell table:style-name="ce52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52" office:value-type="float" office:value="57" calcext:value-type="float">
            <text:p>57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8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72.5" calcext:value-type="float">
            <text:p>72.5</text:p>
          </table:table-cell>
          <table:table-cell table:style-name="ce52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8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159.1" calcext:value-type="float">
            <text:p>159.1</text:p>
          </table:table-cell>
          <table:table-cell table:style-name="ce52" office:value-type="float" office:value="20.2" calcext:value-type="float">
            <text:p>20.2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160.2" calcext:value-type="float">
            <text:p>160.2</text:p>
          </table:table-cell>
          <table:table-cell table:style-name="ce52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205.8" calcext:value-type="float">
            <text:p>205.8</text:p>
          </table:table-cell>
          <table:table-cell table:style-name="ce52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2" office:value-type="float" office:value="89" calcext:value-type="float">
            <text:p>89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8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134.9" calcext:value-type="float">
            <text:p>134.9</text:p>
          </table:table-cell>
          <table:table-cell table:style-name="ce52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198" calcext:value-type="float">
            <text:p>198</text:p>
          </table:table-cell>
          <table:table-cell table:style-name="ce52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194.6" calcext:value-type="float">
            <text:p>194.6</text:p>
          </table:table-cell>
          <table:table-cell table:style-name="ce52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8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52" office:value-type="float" office:value="20" calcext:value-type="float">
            <text:p>20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52" office:value-type="float" office:value="20" calcext:value-type="float">
            <text:p>20</text:p>
          </table:table-cell>
          <table:table-cell table:style-name="ce52"/>
          <table:table-cell/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2" office:value-type="string" calcext:value-type="string">
            <text:p>a long video showing that the droplets are probably not suspended because of the flow. There is an attractive force between droplets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17" calcext:value-type="float">
            <text:p>117</text:p>
          </table:table-cell>
          <table:table-cell table:style-name="ce52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after more than 40 min, activity of bacteria may decrease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52" office:value-type="float" office:value="25" calcext:value-type="float">
            <text:p>25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8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52" office:value-type="float" office:value="25" calcext:value-type="float">
            <text:p>25</text:p>
          </table:table-cell>
          <table:table-cell table:style-name="ce52" table:formula="of:=244.1*0.33" office:value-type="float" office:value="80.553" calcext:value-type="float">
            <text:p>80.553</text:p>
          </table:table-cell>
          <table:table-cell table:style-name="ce52" table:formula="of:=79*0.33" office:value-type="float" office:value="26.07" calcext:value-type="float">
            <text:p>26.07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52" office:value-type="float" office:value="25" calcext:value-type="float">
            <text:p>25</text:p>
          </table:table-cell>
          <table:table-cell table:style-name="ce52" table:formula="of:=377*0.33" office:value-type="float" office:value="124.41" calcext:value-type="float">
            <text:p>124.41</text:p>
          </table:table-cell>
          <table:table-cell table:style-name="ce52" table:formula="of:=43*0.33" office:value-type="float" office:value="14.19" calcext:value-type="float">
            <text:p>14.19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52" office:value-type="float" office:value="25" calcext:value-type="float">
            <text:p>25</text:p>
          </table:table-cell>
          <table:table-cell table:style-name="ce52" table:formula="of:=205*0.33" office:value-type="float" office:value="67.65" calcext:value-type="float">
            <text:p>67.65</text:p>
          </table:table-cell>
          <table:table-cell table:style-name="ce52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52" office:value-type="float" office:value="25" calcext:value-type="float">
            <text:p>25</text:p>
          </table:table-cell>
          <table:table-cell table:style-name="ce52"/>
          <table:table-cell/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8" office:value-type="string" calcext:value-type="string">
            <text:p>A scan over the whole sample to see the difference in activity across droplets of various sizes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52" office:value-type="float" office:value="15" calcext:value-type="float">
            <text:p>15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8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52" office:value-type="float" office:value="15" calcext:value-type="float">
            <text:p>15</text:p>
          </table:table-cell>
          <table:table-cell table:style-name="ce52" table:formula="of:=270*0.33" office:value-type="float" office:value="89.1" calcext:value-type="float">
            <text:p>89.1</text:p>
          </table:table-cell>
          <table:table-cell table:style-name="ce52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2" office:value-type="float" office:value="15" calcext:value-type="float">
            <text:p>15</text:p>
          </table:table-cell>
          <table:table-cell table:style-name="ce52" table:formula="of:=411*0.33" office:value-type="float" office:value="135.63" calcext:value-type="float">
            <text:p>135.63</text:p>
          </table:table-cell>
          <table:table-cell table:style-name="ce52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2" office:value-type="float" office:value="15" calcext:value-type="float">
            <text:p>15</text:p>
          </table:table-cell>
          <table:table-cell table:style-name="ce52" table:formula="of:=549*0.33" office:value-type="float" office:value="181.17" calcext:value-type="float">
            <text:p>181.17</text:p>
          </table:table-cell>
          <table:table-cell table:style-name="ce52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11" calcext:value-type="date">
            <text:p>11/1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52" office:value-type="float" office:value="8" calcext:value-type="float">
            <text:p>8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52" office:value-type="float" office:value="8" calcext:value-type="float">
            <text:p>8</text:p>
          </table:table-cell>
          <table:table-cell table:style-name="ce52" office:value-type="float" office:value="157.3" calcext:value-type="float">
            <text:p>157.3</text:p>
          </table:table-cell>
          <table:table-cell table:style-name="ce52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Outer Droplet deforms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52" office:value-type="float" office:value="8" calcext:value-type="float">
            <text:p>8</text:p>
          </table:table-cell>
          <table:table-cell table:style-name="ce52" office:value-type="float" office:value="143.3" calcext:value-type="float">
            <text:p>143.3</text:p>
          </table:table-cell>
          <table:table-cell table:style-name="ce52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Outer droplet rotates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11" calcext:value-type="date">
            <text:p>11/1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8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110.5" calcext:value-type="float">
            <text:p>110.5</text:p>
          </table:table-cell>
          <table:table-cell table:style-name="ce52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11" calcext:value-type="date">
            <text:p>11/1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129" calcext:value-type="float">
            <text:p>129</text:p>
          </table:table-cell>
          <table:table-cell table:style-name="ce52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11" calcext:value-type="date">
            <text:p>11/1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147.4" calcext:value-type="float">
            <text:p>147.4</text:p>
          </table:table-cell>
          <table:table-cell table:style-name="ce52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176.8" calcext:value-type="float">
            <text:p>176.8</text:p>
          </table:table-cell>
          <table:table-cell table:style-name="ce52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8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11" calcext:value-type="date">
            <text:p>11/1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52" table:number-columns-repeated="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8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52"/>
          <table:table-cell table:style-name="ce52" office:value-type="float" office:value="48.4" calcext:value-type="float">
            <text:p>48.4</text:p>
          </table:table-cell>
          <table:table-cell table:style-name="ce52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outer drop slides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52" office:value-type="float" office:value="70" calcext:value-type="float">
            <text:p>70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52" office:value-type="float" office:value="70" calcext:value-type="float">
            <text:p>70</text:p>
          </table:table-cell>
          <table:table-cell table:style-name="ce52"/>
          <table:table-cell/>
          <table:table-cell table:style-name="Default"/>
          <table:table-cell/>
          <table:table-cell table:style-name="ce52"/>
          <table:table-cell/>
          <table:table-cell table:style-name="ce52" office:value-type="string" calcext:value-type="string">
            <text:p>File corrupted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15" calcext:value-type="float">
            <text:p>115</text:p>
          </table:table-cell>
          <table:table-cell table:style-name="ce52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36.1" calcext:value-type="float">
            <text:p>136.1</text:p>
          </table:table-cell>
          <table:table-cell table:style-name="ce52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small inner droplet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52" office:value-type="float" office:value="70" calcext:value-type="float">
            <text:p>70</text:p>
          </table:table-cell>
          <table:table-cell table:style-name="ce52"/>
          <table:table-cell/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2" office:value-type="string" calcext:value-type="string">
            <text:p>Quick scan, rotating back to horizontal plane, tracking our droplet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21" calcext:value-type="float">
            <text:p>121</text:p>
          </table:table-cell>
          <table:table-cell table:style-name="ce52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Y</text:p>
          </table:table-cell>
          <table:table-cell table:style-name="ce52" office:value-type="string" calcext:value-type="string">
            <text:p>Same droplet as video 02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32.6" calcext:value-type="float">
            <text:p>132.6</text:p>
          </table:table-cell>
          <table:table-cell table:style-name="ce52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Y</text:p>
          </table:table-cell>
          <table:table-cell table:style-name="ce52" office:value-type="string" calcext:value-type="string">
            <text:p>Same droplet as video 03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52" office:value-type="float" office:value="100" calcext:value-type="float">
            <text:p>100</text:p>
          </table:table-cell>
          <table:table-cell table:style-name="ce52"/>
          <table:table-cell/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82.3" calcext:value-type="float">
            <text:p>182.3</text:p>
          </table:table-cell>
          <table:table-cell table:style-name="ce52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78.1" calcext:value-type="float">
            <text:p>178.1</text:p>
          </table:table-cell>
          <table:table-cell table:style-name="ce52" office:value-type="float" office:value="27.9" calcext:value-type="float">
            <text:p>27.9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262" calcext:value-type="float">
            <text:p>262</text:p>
          </table:table-cell>
          <table:table-cell table:style-name="ce52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2-09" calcext:value-type="date">
            <text:p>12/09/2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350*0.16" office:value-type="float" office:value="56" calcext:value-type="float">
            <text:p>56</text:p>
          </table:table-cell>
          <table:table-cell table:formula="of:=71*0.16" office:value-type="float" office:value="11.36" calcext:value-type="float">
            <text:p>11.3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32" calcext:value-type="float">
            <text:p>232</text:p>
          </table:table-cell>
          <table:table-cell table:number-columns-repeated="51"/>
        </table:table-row>
        <table:table-row table:style-name="ro1">
          <table:table-cell table:style-name="ce42" office:value-type="date" office:date-value="2022-01-17" calcext:value-type="date">
            <text:p>01/17/2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389*0.16" office:value-type="float" office:value="62.24" calcext:value-type="float">
            <text:p>62.24</text:p>
          </table:table-cell>
          <table:table-cell table:formula="of:=56*0.16" office:value-type="float" office:value="8.96" calcext:value-type="float">
            <text:p>8.9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273.5" calcext:value-type="float">
            <text:p>273.5</text:p>
          </table:table-cell>
          <table:table-cell table:number-columns-repeated="51"/>
        </table:table-row>
        <table:table-row table:style-name="ro1">
          <table:table-cell table:style-name="ce42" office:value-type="date" office:date-value="2022-01-24" calcext:value-type="date">
            <text:p>01/24/2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839*0.16" office:value-type="float" office:value="134.24" calcext:value-type="float">
            <text:p>134.24</text:p>
          </table:table-cell>
          <table:table-cell table:formula="of:=175*0.16" office:value-type="float" office:value="28" calcext:value-type="float">
            <text:p>2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481" calcext:value-type="float">
            <text:p>481</text:p>
          </table:table-cell>
          <table:table-cell table:number-columns-repeated="51"/>
        </table:table-row>
        <table:table-row table:style-name="ro1">
          <table:table-cell table:style-name="ce37" office:value-type="date" office:date-value="2022-02-02" calcext:value-type="date">
            <text:p>02/02/22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62"/>
        </table:table-row>
        <table:table-row table:style-name="ro1">
          <table:table-cell table:style-name="ce42" office:value-type="date" office:date-value="2022-02-07" calcext:value-type="date">
            <text:p>02/07/22</text:p>
          </table:table-cell>
          <table:table-cell office:value-type="float" office:value="14" calcext:value-type="float">
            <text:p>14</text:p>
          </table:table-cell>
          <table:table-cell table:number-columns-repeated="62"/>
        </table:table-row>
        <table:table-row table:style-name="ro1">
          <table:table-cell table:style-name="ce42" office:value-type="date" office:date-value="2022-02-08" calcext:value-type="date">
            <text:p>02/08/22</text:p>
          </table:table-cell>
          <table:table-cell office:value-type="float" office:value="76" calcext:value-type="float">
            <text:p>76</text:p>
          </table:table-cell>
          <table:table-cell table:number-columns-repeated="62"/>
        </table:table-row>
        <table:table-row table:style-name="ro1">
          <table:table-cell table:style-name="ce42" office:value-type="date" office:date-value="2022-02-08" calcext:value-type="date">
            <text:p>02/08/22</text:p>
          </table:table-cell>
          <table:table-cell office:value-type="float" office:value="85" calcext:value-type="float">
            <text:p>85</text:p>
          </table:table-cell>
          <table:table-cell table:number-columns-repeated="62"/>
        </table:table-row>
        <table:table-row table:style-name="ro1">
          <table:table-cell table:style-name="ce42" office:value-type="date" office:date-value="2022-02-08" calcext:value-type="date">
            <text:p>02/08/22</text:p>
          </table:table-cell>
          <table:table-cell office:value-type="float" office:value="94" calcext:value-type="float">
            <text:p>94</text:p>
          </table:table-cell>
          <table:table-cell table:number-columns-repeated="62"/>
        </table:table-row>
        <table:table-row table:style-name="ro1">
          <table:table-cell table:style-name="ce42" office:value-type="date" office:date-value="2022-02-09" calcext:value-type="date">
            <text:p>02/09/22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42" office:value-type="date" office:date-value="2022-02-09" calcext:value-type="date">
            <text:p>02/09/22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42" office:value-type="date" office:date-value="2022-02-09" calcext:value-type="date">
            <text:p>02/09/22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42" office:value-type="date" office:date-value="2022-02-09" calcext:value-type="date">
            <text:p>02/09/22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42" office:value-type="date" office:date-value="2022-02-09" calcext:value-type="date">
            <text:p>02/09/22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 table:number-rows-repeated="10484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4082022_percoll" table:style-name="ta1">
        <table:table-column table:style-name="co23" table:default-cell-style-name="ce37"/>
        <table:table-column table:style-name="co23" table:number-columns-repeated="1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52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52" office:value-type="string" calcext:value-type="string">
            <text:p>OD</text:p>
          </table:table-cell>
          <table:table-cell table:style-name="ce52" office:value-type="string" calcext:value-type="string">
            <text:p>D</text:p>
          </table:table-cell>
          <table:table-cell table:style-name="ce52" office:value-type="string" calcext:value-type="string">
            <text:p>d</text:p>
          </table:table-cell>
          <table:table-cell table:style-name="ce52" office:value-type="string" calcext:value-type="string">
            <text:p>MPP</text:p>
          </table:table-cell>
          <table:table-cell table:style-name="ce52" office:value-type="string" calcext:value-type="string">
            <text:p>FPS</text:p>
          </table:table-cell>
          <table:table-cell table:style-name="ce52" office:value-type="string" calcext:value-type="string">
            <text:p>Easy to analyze?</text:p>
          </table:table-cell>
          <table:table-cell table:style-name="ce52" office:value-type="string" calcext:value-type="string">
            <text:p>Plane</text:p>
          </table:table-cell>
          <table:table-cell table:style-name="ce5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table:formula="of:=611*0.16" office:value-type="float" office:value="97.76" calcext:value-type="float">
            <text:p>97.76</text:p>
          </table:table-cell>
          <table:table-cell table:formula="of:=162*0.16" office:value-type="float" office:value="25.92" calcext:value-type="float">
            <text:p>25.9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2]-[.F2])/[.F2]^2" office:value-type="float" office:value="0.106929202865417" calcext:value-type="float">
            <text:p>0.106929202865417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8" calcext:value-type="float">
            <text:p>78</text:p>
          </table:table-cell>
          <table:table-cell table:formula="of:=296*0.16" office:value-type="float" office:value="47.36" calcext:value-type="float">
            <text:p>47.36</text:p>
          </table:table-cell>
          <table:table-cell table:formula="of:=155*0.16" office:value-type="float" office:value="24.8" calcext:value-type="float">
            <text:p>24.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3]-[.F3])/[.F3]^2" office:value-type="float" office:value="0.0366805411030177" calcext:value-type="float">
            <text:p>0.0366805411030177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8" calcext:value-type="float">
            <text:p>78</text:p>
          </table:table-cell>
          <table:table-cell table:formula="of:=465*0.16" office:value-type="float" office:value="74.4" calcext:value-type="float">
            <text:p>74.4</text:p>
          </table:table-cell>
          <table:table-cell table:formula="of:=359*0.16" office:value-type="float" office:value="57.44" calcext:value-type="float">
            <text:p>57.44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4]-[.F4])/[.F4]^2" office:value-type="float" office:value="0.00514040083487869" calcext:value-type="float">
            <text:p>0.00514040083487869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356*0.16" office:value-type="float" office:value="56.96" calcext:value-type="float">
            <text:p>56.96</text:p>
          </table:table-cell>
          <table:table-cell table:formula="of:=41*0.16" office:value-type="float" office:value="6.56" calcext:value-type="float">
            <text:p>6.5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5]-[.F5])/[.F5]^2" office:value-type="float" office:value="1.17117787031529" calcext:value-type="float">
            <text:p>1.17117787031529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178*0.16" office:value-type="float" office:value="28.48" calcext:value-type="float">
            <text:p>28.48</text:p>
          </table:table-cell>
          <table:table-cell table:formula="of:=37*0.16" office:value-type="float" office:value="5.92" calcext:value-type="float">
            <text:p>5.9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6]-[.F6])/[.F6]^2" office:value-type="float" office:value="0.643718042366691" calcext:value-type="float">
            <text:p>0.643718042366691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1208*0.16" office:value-type="float" office:value="193.28" calcext:value-type="float">
            <text:p>193.28</text:p>
          </table:table-cell>
          <table:table-cell table:formula="of:=97*0.16" office:value-type="float" office:value="15.52" calcext:value-type="float">
            <text:p>15.5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7]-[.F7])/[.F7]^2" office:value-type="float" office:value="0.73799022212775" calcext:value-type="float">
            <text:p>0.73799022212775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552*0.16" office:value-type="float" office:value="88.32" calcext:value-type="float">
            <text:p>88.32</text:p>
          </table:table-cell>
          <table:table-cell table:formula="of:=83*0.16" office:value-type="float" office:value="13.28" calcext:value-type="float">
            <text:p>13.2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8]-[.F8])/[.F8]^2" office:value-type="float" office:value="0.425497169400494" calcext:value-type="float">
            <text:p>0.425497169400494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0" calcext:value-type="float">
            <text:p>80</text:p>
          </table:table-cell>
          <table:table-cell table:formula="of:=316*0.16" office:value-type="float" office:value="50.56" calcext:value-type="float">
            <text:p>50.56</text:p>
          </table:table-cell>
          <table:table-cell table:formula="of:=56*0.16" office:value-type="float" office:value="8.96" calcext:value-type="float">
            <text:p>8.9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9]-[.F9])/[.F9]^2" office:value-type="float" office:value="0.518176020408163" calcext:value-type="float">
            <text:p>0.518176020408163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table:formula="of:=1058*0.16" office:value-type="float" office:value="169.28" calcext:value-type="float">
            <text:p>169.28</text:p>
          </table:table-cell>
          <table:table-cell table:formula="of:=179*0.16" office:value-type="float" office:value="28.64" calcext:value-type="float">
            <text:p>28.64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0]-[.F10])/[.F10]^2" office:value-type="float" office:value="0.171460004369402" calcext:value-type="float">
            <text:p>0.171460004369402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" calcext:value-type="float">
            <text:p>68</text:p>
          </table:table-cell>
          <table:table-cell table:formula="of:=299*0.16" office:value-type="float" office:value="47.84" calcext:value-type="float">
            <text:p>47.84</text:p>
          </table:table-cell>
          <table:table-cell table:formula="of:=198*0.16" office:value-type="float" office:value="31.68" calcext:value-type="float">
            <text:p>31.6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1]-[.F11])/[.F11]^2" office:value-type="float" office:value="0.016101673298643" calcext:value-type="float">
            <text:p>0.016101673298643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9.9" calcext:value-type="float">
            <text:p>49.9</text:p>
          </table:table-cell>
          <table:table-cell office:value-type="float" office:value="4.5" calcext:value-type="float">
            <text:p>4.5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2]-[.F12])/[.F12]^2" office:value-type="float" office:value="2.24197530864198" calcext:value-type="float">
            <text:p>2.24197530864198</text:p>
          </table:table-cell>
        </table:table-row>
      </table:table>
      <table:table table:name="before10262021" table:style-name="ta1">
        <table:table-column table:style-name="co23" table:default-cell-style-name="ce37"/>
        <table:table-column table:style-name="co26" table:default-cell-style-name="Default"/>
        <table:table-column table:style-name="co23" table:number-columns-repeated="8" table:default-cell-style-name="Default"/>
        <table:table-column table:style-name="co27" table:default-cell-style-name="Default"/>
        <table:table-column table:style-name="co23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52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52" office:value-type="string" calcext:value-type="string">
            <text:p>OD</text:p>
          </table:table-cell>
          <table:table-cell table:style-name="ce52" office:value-type="string" calcext:value-type="string">
            <text:p>D</text:p>
          </table:table-cell>
          <table:table-cell table:style-name="ce52" office:value-type="string" calcext:value-type="string">
            <text:p>d</text:p>
          </table:table-cell>
          <table:table-cell table:style-name="ce52" office:value-type="string" calcext:value-type="string">
            <text:p>MPP</text:p>
          </table:table-cell>
          <table:table-cell table:style-name="ce52" office:value-type="string" calcext:value-type="string">
            <text:p>FPS</text:p>
          </table:table-cell>
          <table:table-cell table:style-name="ce52" office:value-type="string" calcext:value-type="string">
            <text:p>Easy to analyze?</text:p>
          </table:table-cell>
          <table:table-cell table:style-name="ce52" office:value-type="string" calcext:value-type="string">
            <text:p>Plane</text:p>
          </table:table-cell>
          <table:table-cell table:style-name="ce5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Video# in main</text:p>
          </table:table-cell>
          <table:table-cell table:number-columns-repeated="1010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2021-07-13_17h17m24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.5" calcext:value-type="float">
            <text:p>100.5</text:p>
          </table:table-cell>
          <table:table-cell office:value-type="float" office:value="34.5" calcext:value-type="float">
            <text:p>34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54" calcext:value-type="float">
            <text:p>454</text:p>
          </table:table-cell>
          <table:table-cell office:value-type="float" office:value="490" calcext:value-type="float">
            <text:p>49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4m06s-mttry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5m35s-m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5" calcext:value-type="float">
            <text:p>69.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7m01s-m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2" calcext:value-type="float">
            <text:p>69.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8m21s-m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3" calcext:value-type="float">
            <text:p>69.3</text:p>
          </table:table-cell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9m43s-m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2" calcext:value-type="float">
            <text:p>65.2</text:p>
          </table:table-cell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1m0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5" calcext:value-type="float">
            <text:p>65.5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2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7" calcext:value-type="float">
            <text:p>67.7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4m2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6" calcext:value-type="float">
            <text:p>67.6</text:p>
          </table:table-cell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5" calcext:value-type="float">
            <text:p>515</text:p>
          </table:table-cell>
          <table:table-cell office:value-type="float" office:value="513" calcext:value-type="float">
            <text:p>513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5m47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1" calcext:value-type="float">
            <text:p>65.1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2m4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1.7" calcext:value-type="float">
            <text:p>71.7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8" calcext:value-type="float">
            <text:p>518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3m54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8" calcext:value-type="float">
            <text:p>65.8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1" calcext:value-type="float">
            <text:p>521</text:p>
          </table:table-cell>
          <table:table-cell office:value-type="float" office:value="516" calcext:value-type="float">
            <text:p>516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4m5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.4" calcext:value-type="float">
            <text:p>66.4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4" calcext:value-type="float">
            <text:p>524</text:p>
          </table:table-cell>
          <table:table-cell office:value-type="float" office:value="504" calcext:value-type="float">
            <text:p>50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7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8.9" calcext:value-type="float">
            <text:p>68.9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5" calcext:value-type="float">
            <text:p>52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0m22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8" calcext:value-type="float">
            <text:p>70.8</text:p>
          </table:table-cell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1m25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1" calcext:value-type="float">
            <text:p>70.1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string" calcext:value-type="string">
            <text:p>2021-07-21_16h41m52s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0.4" calcext:value-type="float">
            <text:p>50.4</text:p>
          </table:table-cell>
          <table:table-cell office:value-type="float" office:value="11.1" calcext:value-type="float">
            <text:p>11.1</text:p>
          </table:table-cell>
          <table:table-cell office:value-type="float" office:value="0.16" calcext:value-type="float">
            <text:p>0.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226.25" calcext:value-type="float">
            <text:p>226.25</text:p>
          </table:table-cell>
          <table:table-cell office:value-type="float" office:value="183.75" calcext:value-type="float">
            <text:p>183.75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2m08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9.6" calcext:value-type="float">
            <text:p>89.6</text:p>
          </table:table-cell>
          <table:table-cell office:value-type="float" office:value="48.5" calcext:value-type="float">
            <text:p>48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7" calcext:value-type="float">
            <text:p>497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7m16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5.5" calcext:value-type="float">
            <text:p>85.5</text:p>
          </table:table-cell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1m05s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80.1" calcext:value-type="float">
            <text:p>80.1</text:p>
          </table:table-cell>
          <table:table-cell office:value-type="float" office:value="38.2" calcext:value-type="float">
            <text:p>38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88" calcext:value-type="float">
            <text:p>488</text:p>
          </table:table-cell>
          <table:table-cell office:value-type="float" office:value="569" calcext:value-type="float">
            <text:p>569</text:p>
          </table:table-cell>
          <table:table-cell table:number-columns-repeated="1011"/>
        </table:table-row>
        <table:table-row table:style-name="ro1">
          <table:table-cell table:style-name="ce97" office:value-type="date" office:date-value="2021-08-12" calcext:value-type="date">
            <text:p>08/12/21</text:p>
          </table:table-cell>
          <table:table-cell table:style-name="ce98" office:value-type="string" calcext:value-type="string">
            <text:p>2021-08-12_16h44m01s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23" calcext:value-type="float">
            <text:p>23</text:p>
          </table:table-cell>
          <table:table-cell table:style-name="ce98" office:value-type="float" office:value="90.2" calcext:value-type="float">
            <text:p>90.2</text:p>
          </table:table-cell>
          <table:table-cell table:style-name="ce98" office:value-type="float" office:value="35.5" calcext:value-type="float">
            <text:p>35.5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07" calcext:value-type="float">
            <text:p>507</text:p>
          </table:table-cell>
          <table:table-cell table:style-name="ce98" office:value-type="float" office:value="514" calcext:value-type="float">
            <text:p>514</text:p>
          </table:table-cell>
          <table:table-cell table:style-name="ce98" office:value-type="float" office:value="0" calcext:value-type="float">
            <text:p>0</text:p>
          </table:table-cell>
          <table:table-cell table:style-name="ce98" table:number-columns-repeated="1010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7m32s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06.8" calcext:value-type="float">
            <text:p>106.8</text:p>
          </table:table-cell>
          <table:table-cell office:value-type="float" office:value="39.9" calcext:value-type="float">
            <text:p>39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53m13s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7.8" calcext:value-type="float">
            <text:p>67.8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5" calcext:value-type="float">
            <text:p>505</text:p>
          </table:table-cell>
          <table:table-cell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28m24s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8.9" calcext:value-type="float">
            <text:p>108.9</text:p>
          </table:table-cell>
          <table:table-cell office:value-type="float" office:value="29.8" calcext:value-type="float">
            <text:p>29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6" calcext:value-type="float">
            <text:p>516</text:p>
          </table:table-cell>
          <table:table-cell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1m03s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09.4" calcext:value-type="float">
            <text:p>109.4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4m17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5.1" calcext:value-type="float">
            <text:p>115.1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8m55s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1.1" calcext:value-type="float">
            <text:p>101.1</text:p>
          </table:table-cell>
          <table:table-cell office:value-type="float" office:value="37.6" calcext:value-type="float">
            <text:p>37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5" calcext:value-type="float">
            <text:p>49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50m58s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2.9" calcext:value-type="float">
            <text:p>82.9</text:p>
          </table:table-cell>
          <table:table-cell office:value-type="float" office:value="36.1" calcext:value-type="float">
            <text:p>36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30" calcext:value-type="float">
            <text:p>530</text:p>
          </table:table-cell>
          <table:table-cell table:number-columns-repeated="1011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string" calcext:value-type="string">
            <text:p>2021-08-13_15h56m31s</text:p>
          </table:table-cell>
          <table:table-cell table:style-name="ce98" office:value-type="float" office:value="13" calcext:value-type="float">
            <text:p>13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36.8" calcext:value-type="float">
            <text:p>36.8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16" calcext:value-type="float">
            <text:p>516</text:p>
          </table:table-cell>
          <table:table-cell table:style-name="ce98" office:value-type="float" office:value="514" calcext:value-type="float">
            <text:p>514</text:p>
          </table:table-cell>
          <table:table-cell table:style-name="ce98" office:value-type="float" office:value="0" calcext:value-type="float">
            <text:p>0</text:p>
          </table:table-cell>
          <table:table-cell table:style-name="ce98" table:number-columns-repeated="1010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string" calcext:value-type="string">
            <text:p>2021-08-13_16h02m57s</text:p>
          </table:table-cell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80" calcext:value-type="float">
            <text:p>80</text:p>
          </table:table-cell>
          <table:table-cell table:style-name="ce98" office:value-type="float" office:value="30.3" calcext:value-type="float">
            <text:p>30.3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27" calcext:value-type="float">
            <text:p>527</text:p>
          </table:table-cell>
          <table:table-cell table:style-name="ce98" office:value-type="float" office:value="559" calcext:value-type="float">
            <text:p>559</text:p>
          </table:table-cell>
          <table:table-cell table:style-name="ce98" office:value-type="float" office:value="1" calcext:value-type="float">
            <text:p>1</text:p>
          </table:table-cell>
          <table:table-cell table:style-name="ce98" table:number-columns-repeated="1010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string" calcext:value-type="string">
            <text:p>2021-08-13_16h05m45s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80.5" calcext:value-type="float">
            <text:p>80.5</text:p>
          </table:table-cell>
          <table:table-cell table:style-name="ce98" office:value-type="float" office:value="25.7" calcext:value-type="float">
            <text:p>25.7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03" calcext:value-type="float">
            <text:p>503</text:p>
          </table:table-cell>
          <table:table-cell table:style-name="ce98" office:value-type="float" office:value="509" calcext:value-type="float">
            <text:p>509</text:p>
          </table:table-cell>
          <table:table-cell table:style-name="ce98" office:value-type="float" office:value="2" calcext:value-type="float">
            <text:p>2</text:p>
          </table:table-cell>
          <table:table-cell table:style-name="ce98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08m55s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9.6" calcext:value-type="float">
            <text:p>59.6</text:p>
          </table:table-cell>
          <table:table-cell office:value-type="float" office:value="21.5" calcext:value-type="float">
            <text:p>2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32" calcext:value-type="float">
            <text:p>53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2m54s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0" calcext:value-type="float">
            <text:p>520</text:p>
          </table:table-cell>
          <table:table-cell office:value-type="float" office:value="535" calcext:value-type="float">
            <text:p>535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5m21s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99.2" calcext:value-type="float">
            <text:p>99.2</text:p>
          </table:table-cell>
          <table:table-cell office:value-type="float" office:value="27.3" calcext:value-type="float">
            <text:p>27.3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28" calcext:value-type="float">
            <text:p>528</text:p>
          </table:table-cell>
          <table:table-cell table:number-columns-repeated="1011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string" calcext:value-type="string">
            <text:p>2021-08-13_16h20m05s</text:p>
          </table:table-cell>
          <table:table-cell table:style-name="ce98" office:value-type="float" office:value="19" calcext:value-type="float">
            <text:p>19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91.1" calcext:value-type="float">
            <text:p>91.1</text:p>
          </table:table-cell>
          <table:table-cell table:style-name="ce98" office:value-type="float" office:value="30.5" calcext:value-type="float">
            <text:p>30.5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497" calcext:value-type="float">
            <text:p>497</text:p>
          </table:table-cell>
          <table:table-cell table:style-name="ce98" office:value-type="float" office:value="534" calcext:value-type="float">
            <text:p>534</text:p>
          </table:table-cell>
          <table:table-cell table:style-name="ce98" office:value-type="float" office:value="3" calcext:value-type="float">
            <text:p>3</text:p>
          </table:table-cell>
          <table:table-cell table:style-name="ce98" table:number-columns-repeated="1010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string" calcext:value-type="string">
            <text:p>2021-08-13_16h22m52s</text:p>
          </table:table-cell>
          <table:table-cell table:style-name="ce98" office:value-type="float" office:value="20" calcext:value-type="float">
            <text:p>20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93.5" calcext:value-type="float">
            <text:p>93.5</text:p>
          </table:table-cell>
          <table:table-cell table:style-name="ce98" office:value-type="float" office:value="28.2" calcext:value-type="float">
            <text:p>28.2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14" calcext:value-type="float">
            <text:p>514</text:p>
          </table:table-cell>
          <table:table-cell table:style-name="ce98" office:value-type="float" office:value="544" calcext:value-type="float">
            <text:p>544</text:p>
          </table:table-cell>
          <table:table-cell table:style-name="ce98" office:value-type="float" office:value="4" calcext:value-type="float">
            <text:p>4</text:p>
          </table:table-cell>
          <table:table-cell table:style-name="ce98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26m25s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7.8" calcext:value-type="float">
            <text:p>87.8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19" calcext:value-type="float">
            <text:p>519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35m25s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08.1" calcext:value-type="float">
            <text:p>108.1</text:p>
          </table:table-cell>
          <table:table-cell office:value-type="float" office:value="33.5" calcext:value-type="float">
            <text:p>33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1" calcext:value-type="float">
            <text:p>501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</table:table>
      <table:table table:name="Cristian-Chile" table:style-name="ta1">
        <table:table-column table:style-name="co23" table:default-cell-style-name="Default"/>
        <table:table-column table:style-name="co47" table:default-cell-style-name="Default"/>
        <table:table-column table:style-name="co23" table:number-columns-repeated="16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52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52" office:value-type="string" calcext:value-type="string">
            <text:p>OD</text:p>
          </table:table-cell>
          <table:table-cell table:style-name="ce52" office:value-type="string" calcext:value-type="string">
            <text:p>D</text:p>
          </table:table-cell>
          <table:table-cell table:style-name="ce52" office:value-type="string" calcext:value-type="string">
            <text:p>d</text:p>
          </table:table-cell>
          <table:table-cell table:style-name="ce52" office:value-type="string" calcext:value-type="string">
            <text:p>MPP</text:p>
          </table:table-cell>
          <table:table-cell table:style-name="ce52" office:value-type="string" calcext:value-type="string">
            <text:p>FPS</text:p>
          </table:table-cell>
          <table:table-cell table:style-name="ce52" office:value-type="string" calcext:value-type="string">
            <text:p>Easy to analyze?</text:p>
          </table:table-cell>
          <table:table-cell table:style-name="ce52" office:value-type="string" calcext:value-type="string">
            <text:p>Plane</text:p>
          </table:table-cell>
          <table:table-cell table:style-name="ce5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</table:table-row>
        <table:table-row table:style-name="ro1">
          <table:table-cell/>
          <table:table-cell office:value-type="string" calcext:value-type="string">
            <text:p>experimento201020_DE_60x_od61_70fps_exp_002.csv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2]-[.F2])/[.F2]/[.F2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201020_DE_60x_od83_70fps_exp_4_002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3]-[.F3])/[.F3]/[.F3]" office:value-type="float" office:value="0.615286011857074" calcext:value-type="float">
            <text:p>0.615286011857074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2_100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]-[.F4])/[.F4]/[.F4]" office:value-type="float" office:value="0.351646660510926" calcext:value-type="float">
            <text:p>0.351646660510926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300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5]-[.F5])/[.F5]/[.F5]" office:value-type="float" office:value="0.235416666666667" calcext:value-type="float">
            <text:p>0.235416666666667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]-[.F6])/[.F6]/[.F6]" office:value-type="float" office:value="0.292013527575442" calcext:value-type="float">
            <text:p>0.292013527575442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]-[.F7])/[.F7]/[.F7]" office:value-type="float" office:value="0.2764892578125" calcext:value-type="float">
            <text:p>0.2764892578125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2_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]-[.F8])/[.F8]/[.F8]" office:value-type="float" office:value="0.0472498868266184" calcext:value-type="float">
            <text:p>0.0472498868266184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3_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9]-[.F9])/[.F9]/[.F9]" office:value-type="float" office:value="0.0429423282306871" calcext:value-type="float">
            <text:p>0.0429423282306871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1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0]-[.F10])/[.F10]/[.F10]" office:value-type="float" office:value="0.120466487248494" calcext:value-type="float">
            <text:p>0.120466487248494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2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1]-[.F11])/[.F11]/[.F11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3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12]-[.F12])/[.F12]/[.F12]" office:value-type="float" office:value="0.120415224913495" calcext:value-type="float">
            <text:p>0.120415224913495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4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13]-[.F13])/[.F13]/[.F13]" office:value-type="float" office:value="0.65843621399177" calcext:value-type="float">
            <text:p>0.65843621399177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2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14]-[.F14])/[.F14]/[.F14]" office:value-type="float" office:value="0.105555555555556" calcext:value-type="float">
            <text:p>0.105555555555556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3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15]-[.F15])/[.F15]/[.F15]" office:value-type="float" office:value="0.502676977989292" calcext:value-type="float">
            <text:p>0.502676977989292</text:p>
          </table:table-cell>
        </table:table-row>
        <table:table-row table:style-name="ro1">
          <table:table-cell/>
          <table:table-cell office:value-type="string" calcext:value-type="string">
            <text:p>experimentoDE_60x_70fps_OD_50_exp005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16]-[.F16])/[.F16]/[.F16]" office:value-type="float" office:value="0.0713860797144557" calcext:value-type="float">
            <text:p>0.0713860797144557</text:p>
          </table:table-cell>
        </table:table-row>
        <table:table-row table:style-name="ro1">
          <table:table-cell/>
          <table:table-cell office:value-type="string" calcext:value-type="string">
            <text:p>experimentoDE_60x_70fps_OD_80_001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17]-[.F17])/[.F17]/[.F17]" office:value-type="float" office:value="0.161078238001315" calcext:value-type="float">
            <text:p>0.161078238001315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3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8]-[.F18])/[.F18]/[.F18]" office:value-type="float" office:value="1.248" calcext:value-type="float">
            <text:p>1.24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4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9]-[.F19])/[.F19]/[.F19]" office:value-type="float" office:value="0.089319530362328" calcext:value-type="float">
            <text:p>0.08931953036232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exp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0]-[.F20])/[.F20]/[.F20]" office:value-type="float" office:value="0.241965973534972" calcext:value-type="float">
            <text:p>0.241965973534972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21]-[.F21])/[.F21]/[.F21]" office:value-type="float" office:value="0.0871255131452529" calcext:value-type="float">
            <text:p>0.0871255131452529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1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22]-[.F22])/[.F22]/[.F22]" office:value-type="float" office:value="0.360434007134364" calcext:value-type="float">
            <text:p>0.360434007134364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2</text:p>
          </table:table-cell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3]-[.F23])/[.F23]/[.F23]" office:value-type="float" office:value="0.335250942273358" calcext:value-type="float">
            <text:p>0.335250942273358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3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24]-[.F24])/[.F24]/[.F24]" office:value-type="float" office:value="0.38775837205576" calcext:value-type="float">
            <text:p>0.38775837205576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_exp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25]-[.F25])/[.F25]/[.F25]" office:value-type="float" office:value="0.110534409842368" calcext:value-type="float">
            <text:p>0.110534409842368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exp002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26]-[.F26])/[.F26]/[.F26]" office:value-type="float" office:value="0.54412321676556" calcext:value-type="float">
            <text:p>0.54412321676556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2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27]-[.F27])/[.F27]/[.F27]" office:value-type="float" office:value="0.0282728195791464" calcext:value-type="float">
            <text:p>0.0282728195791464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3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28]-[.F28])/[.F28]/[.F28]" office:value-type="float" office:value="0.374248162174204" calcext:value-type="float">
            <text:p>0.374248162174204</text:p>
          </table:table-cell>
        </table:table-row>
        <table:table-row table:style-name="ro1">
          <table:table-cell/>
          <table:table-cell office:value-type="string" calcext:value-type="string">
            <text:p>experimentoDE_60x_tubo1_OD_70_70fps_exp001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29]-[.F29])/[.F29]/[.F29]" office:value-type="float" office:value="0.16415489893596" calcext:value-type="float">
            <text:p>0.1641548989359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30]-[.F30])/[.F30]/[.F30]" office:value-type="float" office:value="0.0505301010602021" calcext:value-type="float">
            <text:p>0.050530101060202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1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31]-[.F31])/[.F31]/[.F31]" office:value-type="float" office:value="0.0770402221625011" calcext:value-type="float">
            <text:p>0.077040222162501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2</text:p>
          </table:table-cell>
          <table:table-cell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32]-[.F32])/[.F32]/[.F32]" office:value-type="float" office:value="0.0620408163265306" calcext:value-type="float">
            <text:p>0.062040816326530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4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33]-[.F33])/[.F33]/[.F33]" office:value-type="float" office:value="0.065356721200877" calcext:value-type="float">
            <text:p>0.06535672120087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</text:p>
          </table:table-cell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34]-[.F34])/[.F34]/[.F34]" office:value-type="float" office:value="0.445362718089991" calcext:value-type="float">
            <text:p>0.445362718089991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1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35]-[.F35])/[.F35]/[.F35]" office:value-type="float" office:value="1.18655692729767" calcext:value-type="float">
            <text:p>1.1865569272976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2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36]-[.F36])/[.F36]/[.F36]" office:value-type="float" office:value="0.222050754458162" calcext:value-type="float">
            <text:p>0.222050754458162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37]-[.F37])/[.F37]/[.F37]" office:value-type="float" office:value="0.115645449137418" calcext:value-type="float">
            <text:p>0.115645449137418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1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38]-[.F38])/[.F38]/[.F38]" office:value-type="float" office:value="0.0260800352249826" calcext:value-type="float">
            <text:p>0.0260800352249826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2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39]-[.F39])/[.F39]/[.F39]" office:value-type="float" office:value="0.141049382716049" calcext:value-type="float">
            <text:p>0.1410493827160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</text:p>
          </table:table-cell>
          <table:table-cell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40]-[.F40])/[.F40]/[.F40]" office:value-type="float" office:value="0.226548885283336" calcext:value-type="float">
            <text:p>0.226548885283336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1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41]-[.F41])/[.F41]/[.F41]" office:value-type="float" office:value="0.214248614958449" calcext:value-type="float">
            <text:p>0.2142486149584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2</text:p>
          </table:table-cell>
          <table:table-cell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42]-[.F42])/[.F42]/[.F42]" office:value-type="float" office:value="0.11966110577343" calcext:value-type="float">
            <text:p>0.11966110577343</text:p>
          </table:table-cell>
        </table:table-row>
        <table:table-row table:style-name="ro1">
          <table:table-cell/>
          <table:table-cell office:value-type="string" calcext:value-type="string">
            <text:p>experimentoDE_OD10_211220_50fps_exp_1001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43]-[.F43])/[.F43]/[.F43]" office:value-type="float" office:value="0.16101108033241" calcext:value-type="float">
            <text:p>0.16101108033241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</text:p>
          </table:table-cell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44]-[.F44])/[.F44]/[.F44]" office:value-type="float" office:value="0.272338910644357" calcext:value-type="float">
            <text:p>0.27233891064435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1</text:p>
          </table:table-cell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45]-[.F45])/[.F45]/[.F45]" office:value-type="float" office:value="0.632086167800454" calcext:value-type="float">
            <text:p>0.632086167800454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2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46]-[.F46])/[.F46]/[.F46]" office:value-type="float" office:value="0.564833927566148" calcext:value-type="float">
            <text:p>0.564833927566148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3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47]-[.F47])/[.F47]/[.F47]" office:value-type="float" office:value="0.029248716117403" calcext:value-type="float">
            <text:p>0.02924871611740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4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48]-[.F48])/[.F48]/[.F48]" office:value-type="float" office:value="0.406574394463668" calcext:value-type="float">
            <text:p>0.406574394463668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5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9]-[.F49])/[.F49]/[.F49]" office:value-type="float" office:value="0.0117896270452127" calcext:value-type="float">
            <text:p>0.01178962704521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2</text:p>
          </table:table-cell>
          <table:table-cell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50]-[.F50])/[.F50]/[.F50]" office:value-type="float" office:value="0.334141274238227" calcext:value-type="float">
            <text:p>0.3341412742382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4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51]-[.F51])/[.F51]/[.F51]" office:value-type="float" office:value="0.4753282028067" calcext:value-type="float">
            <text:p>0.475328202806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5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52]-[.F52])/[.F52]/[.F52]" office:value-type="float" office:value="0.0327449282998984" calcext:value-type="float">
            <text:p>0.0327449282998984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6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53]-[.F53])/[.F53]/[.F53]" office:value-type="float" office:value="0.329938557360492" calcext:value-type="float">
            <text:p>0.329938557360492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6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54]-[.F54])/[.F54]/[.F54]" office:value-type="float" office:value="0.403579254930606" calcext:value-type="float">
            <text:p>0.403579254930606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8</text:p>
          </table:table-cell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55]-[.F55])/[.F55]/[.F55]" office:value-type="float" office:value="0.227265472884548" calcext:value-type="float">
            <text:p>0.22726547288454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56]-[.F56])/[.F56]/[.F56]" office:value-type="float" office:value="0.0412041603715866" calcext:value-type="float">
            <text:p>0.0412041603715866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1</text:p>
          </table:table-cell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57]-[.F57])/[.F57]/[.F57]" office:value-type="float" office:value="0.160484642363694" calcext:value-type="float">
            <text:p>0.160484642363694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2</text:p>
          </table:table-cell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58]-[.F58])/[.F58]/[.F58]" office:value-type="float" office:value="0.10501995379122" calcext:value-type="float">
            <text:p>0.105019953791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3</text:p>
          </table:table-cell>
          <table:table-cell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59]-[.F59])/[.F59]/[.F59]" office:value-type="float" office:value="0.189230103806228" calcext:value-type="float">
            <text:p>0.18923010380622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4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60]-[.F60])/[.F60]/[.F60]" office:value-type="float" office:value="0.0134984333045822" calcext:value-type="float">
            <text:p>0.01349843330458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6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61]-[.F61])/[.F61]/[.F61]" office:value-type="float" office:value="0.0792797635044343" calcext:value-type="float">
            <text:p>0.0792797635044343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7</text:p>
          </table:table-cell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62]-[.F62])/[.F62]/[.F62]" office:value-type="float" office:value="0.0153770772085653" calcext:value-type="float">
            <text:p>0.0153770772085653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63]-[.F63])/[.F63]/[.F63]" office:value-type="float" office:value="0.0682397959183674" calcext:value-type="float">
            <text:p>0.0682397959183674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1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64]-[.F64])/[.F64]/[.F64]" office:value-type="float" office:value="0.0275385656608089" calcext:value-type="float">
            <text:p>0.0275385656608089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2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65]-[.F65])/[.F65]/[.F65]" office:value-type="float" office:value="0.0268122371822075" calcext:value-type="float">
            <text:p>0.0268122371822075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3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66]-[.F66])/[.F66]/[.F66]" office:value-type="float" office:value="0.00585864015049718" calcext:value-type="float">
            <text:p>0.00585864015049718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67]-[.F67])/[.F67]/[.F67]" office:value-type="float" office:value="0.0171914059580264" calcext:value-type="float">
            <text:p>0.017191405958026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2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68]-[.F68])/[.F68]/[.F68]" office:value-type="float" office:value="1.01944444444444" calcext:value-type="float">
            <text:p>1.0194444444444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3</text:p>
          </table:table-cell>
          <table:table-cell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69]-[.F69])/[.F69]/[.F69]" office:value-type="float" office:value="0.313846595805803" calcext:value-type="float">
            <text:p>0.313846595805803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</text:p>
          </table:table-cell>
          <table:table-cell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70]-[.F70])/[.F70]/[.F70]" office:value-type="float" office:value="0.0108917733309296" calcext:value-type="float">
            <text:p>0.010891773330929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1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71]-[.F71])/[.F71]/[.F71]" office:value-type="float" office:value="0.0272006005728066" calcext:value-type="float">
            <text:p>0.027200600572806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3</text:p>
          </table:table-cell>
          <table:table-cell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72]-[.F72])/[.F72]/[.F72]" office:value-type="float" office:value="0.0151309222960776" calcext:value-type="float">
            <text:p>0.015130922296077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4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73]-[.F73])/[.F73]/[.F73]" office:value-type="float" office:value="0.0450879928714636" calcext:value-type="float">
            <text:p>0.0450879928714636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</text:p>
          </table:table-cell>
          <table:table-cell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74]-[.F74])/[.F74]/[.F74]" office:value-type="float" office:value="0.152442873374574" calcext:value-type="float">
            <text:p>0.15244287337457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1</text:p>
          </table:table-cell>
          <table:table-cell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75]-[.F75])/[.F75]/[.F75]" office:value-type="float" office:value="0.0162552567899562" calcext:value-type="float">
            <text:p>0.0162552567899562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2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76]-[.F76])/[.F76]/[.F76]" office:value-type="float" office:value="0.0431527206218564" calcext:value-type="float">
            <text:p>0.043152720621856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3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77]-[.F77])/[.F77]/[.F77]" office:value-type="float" office:value="0.0265599858934515" calcext:value-type="float">
            <text:p>0.0265599858934515</text:p>
          </table:table-cell>
        </table:table-row>
        <table:table-row table:style-name="ro1">
          <table:table-cell/>
          <table:table-cell office:value-type="string" calcext:value-type="string">
            <text:p>experimentoVideos_2020DE_60x_70fps_OD_17_exp002</text:p>
          </table:table-cell>
          <table:table-cell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78]-[.F78])/[.F78]/[.F78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61_70fps_exp_002.mat</text:p>
          </table:table-cell>
          <table:table-cell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79]-[.F79])/[.F79]/[.F79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</text:p>
          </table:table-cell>
          <table:table-cell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80]-[.F80])/[.F80]/[.F80]" office:value-type="float" office:value="1.6595041322314" calcext:value-type="float">
            <text:p>1.6595041322314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002</text:p>
          </table:table-cell>
          <table:table-cell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81]-[.F81])/[.F81]/[.F81]" office:value-type="float" office:value="0.615286011857074" calcext:value-type="float">
            <text:p>0.615286011857074</text:p>
          </table:table-cell>
        </table:table-row>
      </table:table>
      <table:table table:name="combine" table:style-name="ta1">
        <table:table-column table:style-name="co24" table:default-cell-style-name="ce52"/>
        <table:table-column table:style-name="co29" table:default-cell-style-name="ce52"/>
        <table:table-column table:style-name="co14" table:default-cell-style-name="ce52"/>
        <table:table-column table:style-name="co19" table:number-columns-repeated="3" table:default-cell-style-name="Default"/>
        <table:table-column table:style-name="co25" table:default-cell-style-name="ce52"/>
        <table:table-column table:style-name="co19" table:number-columns-repeated="3" table:default-cell-style-name="Default"/>
        <table:table-column table:style-name="co30" table:default-cell-style-name="Default"/>
        <table:table-column table:style-name="co19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52" office:value-type="string" calcext:value-type="string">
            <text:p>OD</text:p>
          </table:table-cell>
          <table:table-cell table:style-name="ce52" office:value-type="string" calcext:value-type="string">
            <text:p>D</text:p>
          </table:table-cell>
          <table:table-cell table:style-name="ce52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52" office:value-type="string" calcext:value-type="string">
            <text:p>FPS</text:p>
          </table:table-cell>
          <table:table-cell table:style-name="ce52" office:value-type="string" calcext:value-type="string">
            <text:p>Easy to analyze?</text:p>
          </table:table-cell>
          <table:table-cell table:style-name="ce52" office:value-type="string" calcext:value-type="string">
            <text:p>Plane</text:p>
          </table:table-cell>
          <table:table-cell table:style-name="ce5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table:number-columns-repeated="1006"/>
        </table:table-row>
        <table:table-row table:style-name="ro1">
          <table:table-cell table:style-name="ce97" office:value-type="date" office:date-value="2021-08-12" calcext:value-type="date">
            <text:p>08/12/21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23" calcext:value-type="float">
            <text:p>23</text:p>
          </table:table-cell>
          <table:table-cell table:style-name="ce98" office:value-type="float" office:value="90.2" calcext:value-type="float">
            <text:p>90.2</text:p>
          </table:table-cell>
          <table:table-cell table:style-name="ce98" office:value-type="float" office:value="35.5" calcext:value-type="float">
            <text:p>35.5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07" calcext:value-type="float">
            <text:p>507</text:p>
          </table:table-cell>
          <table:table-cell table:style-name="ce98" office:value-type="float" office:value="514" calcext:value-type="float">
            <text:p>5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F2])/[.F2]/[.F2]" office:value-type="float" office:value="0.0434040864907756" calcext:value-type="float">
            <text:p>0.0434040864907756</text:p>
          </table:table-cell>
          <table:table-cell table:number-columns-repeated="1006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3" calcext:value-type="float">
            <text:p>13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36.8" calcext:value-type="float">
            <text:p>36.8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16" calcext:value-type="float">
            <text:p>516</text:p>
          </table:table-cell>
          <table:table-cell table:style-name="ce98" office:value-type="float" office:value="514" calcext:value-type="float">
            <text:p>5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F3])/[.F3]/[.F3]" office:value-type="float" office:value="0.0481450850661626" calcext:value-type="float">
            <text:p>0.0481450850661626</text:p>
          </table:table-cell>
          <table:table-cell table:number-columns-repeated="1006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80" calcext:value-type="float">
            <text:p>80</text:p>
          </table:table-cell>
          <table:table-cell table:style-name="ce98" office:value-type="float" office:value="30.3" calcext:value-type="float">
            <text:p>30.3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27" calcext:value-type="float">
            <text:p>527</text:p>
          </table:table-cell>
          <table:table-cell table:style-name="ce98" office:value-type="float" office:value="559" calcext:value-type="float">
            <text:p>5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F4])/[.F4]/[.F4]" office:value-type="float" office:value="0.0541341262839155" calcext:value-type="float">
            <text:p>0.0541341262839155</text:p>
          </table:table-cell>
          <table:table-cell table:number-columns-repeated="1006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80.5" calcext:value-type="float">
            <text:p>80.5</text:p>
          </table:table-cell>
          <table:table-cell table:style-name="ce98" office:value-type="float" office:value="25.7" calcext:value-type="float">
            <text:p>25.7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03" calcext:value-type="float">
            <text:p>503</text:p>
          </table:table-cell>
          <table:table-cell table:style-name="ce98" office:value-type="float" office:value="509" calcext:value-type="float">
            <text:p>5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F5])/[.F5]/[.F5]" office:value-type="float" office:value="0.0829687050523097" calcext:value-type="float">
            <text:p>0.0829687050523097</text:p>
          </table:table-cell>
          <table:table-cell table:number-columns-repeated="1006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9" calcext:value-type="float">
            <text:p>19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91.1" calcext:value-type="float">
            <text:p>91.1</text:p>
          </table:table-cell>
          <table:table-cell table:style-name="ce98" office:value-type="float" office:value="30.5" calcext:value-type="float">
            <text:p>30.5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497" calcext:value-type="float">
            <text:p>497</text:p>
          </table:table-cell>
          <table:table-cell table:style-name="ce98" office:value-type="float" office:value="534" calcext:value-type="float">
            <text:p>5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F6])/[.F6]/[.F6]" office:value-type="float" office:value="0.0651437785541521" calcext:value-type="float">
            <text:p>0.0651437785541521</text:p>
          </table:table-cell>
          <table:table-cell table:number-columns-repeated="1006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20" calcext:value-type="float">
            <text:p>20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93.5" calcext:value-type="float">
            <text:p>93.5</text:p>
          </table:table-cell>
          <table:table-cell table:style-name="ce98" office:value-type="float" office:value="28.2" calcext:value-type="float">
            <text:p>28.2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14" calcext:value-type="float">
            <text:p>514</text:p>
          </table:table-cell>
          <table:table-cell table:style-name="ce98" office:value-type="float" office:value="544" calcext:value-type="float">
            <text:p>5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F7])/[.F7]/[.F7]" office:value-type="float" office:value="0.0821135757758664" calcext:value-type="float">
            <text:p>0.0821135757758664</text:p>
          </table:table-cell>
          <table:table-cell table:number-columns-repeated="1006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48.9" calcext:value-type="float">
            <text:p>48.9</text:p>
          </table:table-cell>
          <table:table-cell table:style-name="ce52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038062283737</text:p>
          </table:table-cell>
          <table:table-cell table:number-columns-repeated="1006"/>
        </table:table-row>
        <table:table-row table:style-name="ro2">
          <table:table-cell table:style-name="ce3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small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47090571765896</text:p>
          </table:table-cell>
          <table:table-cell table:number-columns-repeated="1006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63.4" calcext:value-type="float">
            <text:p>63.4</text:p>
          </table:table-cell>
          <table:table-cell table:style-name="ce52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large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40381856076078</text:p>
          </table:table-cell>
          <table:table-cell table:number-columns-repeated="1006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20.7" calcext:value-type="float">
            <text:p>120.7</text:p>
          </table:table-cell>
          <table:table-cell table:style-name="ce52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outer size increasing, too many drops in a sample leads to coalesce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.5" calcext:value-type="float">
            <text:p>6.5</text:p>
          </table:table-cell>
          <table:table-cell table:formula="of:=([.E11]-[.F11])/[.F11]/[.F11]" office:value-type="float" office:value="0.28498642255256" calcext:value-type="float">
            <text:p>0.28498642255256</text:p>
          </table:table-cell>
          <table:table-cell table:number-columns-repeated="1006"/>
        </table:table-row>
        <table:table-row table:style-name="ro1">
          <table:table-cell table:style-name="ce37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27.5" calcext:value-type="float">
            <text:p>127.5</text:p>
          </table:table-cell>
          <table:table-cell table:style-name="ce52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2]-[.F12])/[.F12]/[.F12]" office:value-type="float" office:value="0.761451516954194" calcext:value-type="float">
            <text:p>0.761451516954194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52" office:value-type="float" office:value="150" calcext:value-type="float">
            <text:p>150</text:p>
          </table:table-cell>
          <table:table-cell table:style-name="ce52" office:value-type="float" office:value="49.7" calcext:value-type="float">
            <text:p>49.7</text:p>
          </table:table-cell>
          <table:table-cell table:style-name="ce52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Y</text:p>
          </table:table-cell>
          <table:table-cell table:style-name="ce52" office:value-type="string" calcext:value-type="string">
            <text:p>Good motility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3]-[.F13])/[.F13]/[.F13]" office:value-type="float" office:value="0.272191898879632" calcext:value-type="float">
            <text:p>0.272191898879632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44.9" calcext:value-type="float">
            <text:p>44.9</text:p>
          </table:table-cell>
          <table:table-cell table:style-name="ce52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Y</text:p>
          </table:table-cell>
          <table:table-cell table:style-name="ce52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4]-[.F14])/[.F14]/[.F14]" office:value-type="float" office:value="0.798151648813274" calcext:value-type="float">
            <text:p>0.798151648813274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47.2" calcext:value-type="float">
            <text:p>47.2</text:p>
          </table:table-cell>
          <table:table-cell table:style-name="ce52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5]-[.F15])/[.F15]/[.F15]" office:value-type="float" office:value="0.902205390955669" calcext:value-type="float">
            <text:p>0.902205390955669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80.2" calcext:value-type="float">
            <text:p>80.2</text:p>
          </table:table-cell>
          <table:table-cell table:style-name="ce52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6]-[.F16])/[.F16]/[.F16]" office:value-type="float" office:value="0.0277093390488018" calcext:value-type="float">
            <text:p>0.0277093390488018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105" calcext:value-type="float">
            <text:p>105</text:p>
          </table:table-cell>
          <table:table-cell table:style-name="ce52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outer droplet, 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7]-[.F17])/[.F17]/[.F17]" office:value-type="float" office:value="1.15807269653424" calcext:value-type="float">
            <text:p>1.15807269653424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58.3" calcext:value-type="float">
            <text:p>58.3</text:p>
          </table:table-cell>
          <table:table-cell table:style-name="ce52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8]-[.F18])/[.F18]/[.F18]" office:value-type="float" office:value="0.433560090702948" calcext:value-type="float">
            <text:p>0.433560090702948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9]-[.F19])/[.F19]/[.F19]" office:value-type="float" office:value="0.415512465373961" calcext:value-type="float">
            <text:p>0.415512465373961</text:p>
          </table:table-cell>
          <table:table-cell table:number-columns-repeated="1006"/>
        </table:table-row>
        <table:table-row table:style-name="ro1">
          <table:table-cell table:style-name="ce99" office:value-type="date" office:date-value="2021-11-02" calcext:value-type="date">
            <text:p>11/02/21</text:p>
          </table:table-cell>
          <table:table-cell table:style-name="ce100" office:value-type="float" office:value="2" calcext:value-type="float">
            <text:p>2</text:p>
          </table:table-cell>
          <table:table-cell table:style-name="ce98" office:value-type="float" office:value="36" calcext:value-type="float">
            <text:p>36</text:p>
          </table:table-cell>
          <table:table-cell table:style-name="ce100" office:value-type="float" office:value="42" calcext:value-type="float">
            <text:p>42</text:p>
          </table:table-cell>
          <table:table-cell table:style-name="ce100" office:value-type="float" office:value="86.1" calcext:value-type="float">
            <text:p>86.1</text:p>
          </table:table-cell>
          <table:table-cell table:style-name="ce100" office:value-type="float" office:value="13.7" calcext:value-type="float">
            <text:p>13.7</text:p>
          </table:table-cell>
          <table:table-cell table:style-name="ce100" office:value-type="float" office:value="0.11" calcext:value-type="float">
            <text:p>0.11</text:p>
          </table:table-cell>
          <table:table-cell table:style-name="ce100" office:value-type="float" office:value="50" calcext:value-type="float">
            <text:p>50</text:p>
          </table:table-cell>
          <table:table-cell table:style-name="ce100"/>
          <table:table-cell table:style-name="ce100" office:value-type="string" calcext:value-type="string">
            <text:p>XZ</text:p>
          </table:table-cell>
          <table:table-cell table:style-name="ce98" office:value-type="string" calcext:value-type="string">
            <text:p>inner droplet pops out</text:p>
          </table:table-cell>
          <table:table-cell table:style-name="ce98" table:number-columns-repeated="4"/>
          <table:table-cell table:style-name="ce98" office:value-type="float" office:value="32" calcext:value-type="float">
            <text:p>32</text:p>
          </table:table-cell>
          <table:table-cell table:style-name="ce98" office:value-type="float" office:value="11" calcext:value-type="float">
            <text:p>11</text:p>
          </table:table-cell>
          <table:table-cell table:formula="of:=([.E20]-[.F20])/[.F20]/[.F20]" office:value-type="float" office:value="0.385742447653045" calcext:value-type="float">
            <text:p>0.385742447653045</text:p>
          </table:table-cell>
          <table:table-cell table:style-name="ce98"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93.6" calcext:value-type="float">
            <text:p>93.6</text:p>
          </table:table-cell>
          <table:table-cell table:style-name="ce52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1]-[.F21])/[.F21]/[.F21]" office:value-type="float" office:value="0.0921767250314396" calcext:value-type="float">
            <text:p>0.0921767250314396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140" calcext:value-type="float">
            <text:p>140</text:p>
          </table:table-cell>
          <table:table-cell table:style-name="ce52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2]-[.F22])/[.F22]/[.F22]" office:value-type="float" office:value="0.3" calcext:value-type="float">
            <text:p>0.3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110" calcext:value-type="float">
            <text:p>110</text:p>
          </table:table-cell>
          <table:table-cell table:style-name="ce52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23]-[.F23])/[.F23]/[.F23]"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109.4" calcext:value-type="float">
            <text:p>109.4</text:p>
          </table:table-cell>
          <table:table-cell table:style-name="ce52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47.8" calcext:value-type="float">
            <text:p>47.8</text:p>
          </table:table-cell>
          <table:table-cell table:style-name="ce52"/>
          <table:table-cell table:style-name="ce52" office:value-type="string" calcext:value-type="string">
            <text:p>X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24]-[.F24])/[.F24]/[.F24]" office:value-type="float" office:value="0.160151605231867" calcext:value-type="float">
            <text:p>0.160151605231867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201.2" calcext:value-type="float">
            <text:p>201.2</text:p>
          </table:table-cell>
          <table:table-cell table:style-name="ce52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5]-[.F25])/[.F25]/[.F25]" office:value-type="float" office:value="0.0567003285439598" calcext:value-type="float">
            <text:p>0.0567003285439598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137.5" calcext:value-type="float">
            <text:p>137.5</text:p>
          </table:table-cell>
          <table:table-cell table:style-name="ce52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triple emul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26]-[.F26])/[.F26]/[.F26]" office:value-type="float" office:value="0.151577503429355" calcext:value-type="float">
            <text:p>0.151577503429355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droplet increasing 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7]-[.F27])/[.F27]/[.F27]" office:value-type="float" office:value="0.0777777777777778" calcext:value-type="float">
            <text:p>0.0777777777777778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179.1" calcext:value-type="float">
            <text:p>179.1</text:p>
          </table:table-cell>
          <table:table-cell table:style-name="ce52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8]-[.F28])/[.F28]/[.F28]" office:value-type="float" office:value="0.192729591836735" calcext:value-type="float">
            <text:p>0.192729591836735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257.7" calcext:value-type="float">
            <text:p>257.7</text:p>
          </table:table-cell>
          <table:table-cell table:style-name="ce52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9]-[.F29])/[.F29]/[.F29]" office:value-type="float" office:value="0.154788959325683" calcext:value-type="float">
            <text:p>0.154788959325683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239.8" calcext:value-type="float">
            <text:p>239.8</text:p>
          </table:table-cell>
          <table:table-cell table:style-name="ce52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30]-[.F30])/[.F30]/[.F30]" office:value-type="float" office:value="0.156306351240399" calcext:value-type="float">
            <text:p>0.156306351240399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197.3" calcext:value-type="float">
            <text:p>197.3</text:p>
          </table:table-cell>
          <table:table-cell table:style-name="ce52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1]-[.F31])/[.F31]/[.F31]" office:value-type="float" office:value="0.282909078988346" calcext:value-type="float">
            <text:p>0.282909078988346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52" office:value-type="float" office:value="111" calcext:value-type="float">
            <text:p>111</text:p>
          </table:table-cell>
          <table:table-cell table:style-name="ce52" office:value-type="float" office:value="129" calcext:value-type="float">
            <text:p>129</text:p>
          </table:table-cell>
          <table:table-cell table:style-name="ce52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Suspend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.3" calcext:value-type="float">
            <text:p>5.3</text:p>
          </table:table-cell>
          <table:table-cell table:formula="of:=([.E32]-[.F32])/[.F32]/[.F32]" office:value-type="float" office:value="0.2978515625" calcext:value-type="float">
            <text:p>0.2978515625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52" office:value-type="float" office:value="111" calcext:value-type="float">
            <text:p>111</text:p>
          </table:table-cell>
          <table:table-cell table:style-name="ce52" office:value-type="float" office:value="155.7" calcext:value-type="float">
            <text:p>155.7</text:p>
          </table:table-cell>
          <table:table-cell table:style-name="ce52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33]-[.F33])/[.F33]/[.F33]" office:value-type="float" office:value="0.0830231690928663" calcext:value-type="float">
            <text:p>0.0830231690928663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132.6" calcext:value-type="float">
            <text:p>132.6</text:p>
          </table:table-cell>
          <table:table-cell table:style-name="ce52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80769230769231" calcext:value-type="float">
            <text:p>0.480769230769231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195.1" calcext:value-type="float">
            <text:p>195.1</text:p>
          </table:table-cell>
          <table:table-cell table:style-name="ce52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35]-[.F35])/[.F35]/[.F35]" office:value-type="float" office:value="0.477159288194445" calcext:value-type="float">
            <text:p>0.477159288194445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72.5" calcext:value-type="float">
            <text:p>72.5</text:p>
          </table:table-cell>
          <table:table-cell table:style-name="ce52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8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6]-[.F36])/[.F36]/[.F36]" office:value-type="float" office:value="0.11545113541924" calcext:value-type="float">
            <text:p>0.11545113541924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160.2" calcext:value-type="float">
            <text:p>160.2</text:p>
          </table:table-cell>
          <table:table-cell table:style-name="ce52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7]-[.F37])/[.F37]/[.F37]" office:value-type="float" office:value="0.120899408284024" calcext:value-type="float">
            <text:p>0.120899408284024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205.8" calcext:value-type="float">
            <text:p>205.8</text:p>
          </table:table-cell>
          <table:table-cell table:style-name="ce52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8]-[.F38])/[.F38]/[.F38]" office:value-type="float" office:value="0.251230905188739" calcext:value-type="float">
            <text:p>0.251230905188739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134.9" calcext:value-type="float">
            <text:p>134.9</text:p>
          </table:table-cell>
          <table:table-cell table:style-name="ce52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39]-[.F39])/[.F39]/[.F39]" office:value-type="float" office:value="0.0488561995637078" calcext:value-type="float">
            <text:p>0.0488561995637078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198" calcext:value-type="float">
            <text:p>198</text:p>
          </table:table-cell>
          <table:table-cell table:style-name="ce52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table:formula="of:=([.E40]-[.F40])/[.F40]/[.F40]" office:value-type="float" office:value="0.658295833938162" calcext:value-type="float">
            <text:p>0.658295833938162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194.6" calcext:value-type="float">
            <text:p>194.6</text:p>
          </table:table-cell>
          <table:table-cell table:style-name="ce52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8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41]-[.F41])/[.F41]/[.F41]" office:value-type="float" office:value="0.0731263215600282" calcext:value-type="float">
            <text:p>0.0731263215600282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17" calcext:value-type="float">
            <text:p>117</text:p>
          </table:table-cell>
          <table:table-cell table:style-name="ce52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after more than 40 min, activity of bacteria may decrea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([.E42]-[.F42])/[.F42]/[.F42]" office:value-type="float" office:value="0.625563367586083" calcext:value-type="float">
            <text:p>0.625563367586083</text:p>
          </table:table-cell>
          <table:table-cell table:number-columns-repeated="1006"/>
        </table:table-row>
        <table:table-row table:style-name="ro1">
          <table:table-cell table:style-name="ce99" office:value-type="date" office:date-value="2021-11-10" calcext:value-type="date">
            <text:p>11/10/21</text:p>
          </table:table-cell>
          <table:table-cell table:style-name="ce100" office:value-type="float" office:value="4" calcext:value-type="float">
            <text:p>4</text:p>
          </table:table-cell>
          <table:table-cell table:style-name="ce98" office:value-type="float" office:value="61" calcext:value-type="float">
            <text:p>61</text:p>
          </table:table-cell>
          <table:table-cell table:style-name="ce100" office:value-type="float" office:value="25" calcext:value-type="float">
            <text:p>25</text:p>
          </table:table-cell>
          <table:table-cell table:style-name="ce100" table:formula="of:=244.1*0.33" office:value-type="float" office:value="80.553" calcext:value-type="float">
            <text:p>80.553</text:p>
          </table:table-cell>
          <table:table-cell table:style-name="ce100" table:formula="of:=79*0.33" office:value-type="float" office:value="26.07" calcext:value-type="float">
            <text:p>26.07</text:p>
          </table:table-cell>
          <table:table-cell table:style-name="ce100" office:value-type="float" office:value="0.33" calcext:value-type="float">
            <text:p>0.33</text:p>
          </table:table-cell>
          <table:table-cell table:style-name="ce100" office:value-type="float" office:value="50" calcext:value-type="float">
            <text:p>50</text:p>
          </table:table-cell>
          <table:table-cell table:style-name="ce100" office:value-type="string" calcext:value-type="string">
            <text:p>Yes</text:p>
          </table:table-cell>
          <table:table-cell table:style-name="ce100" office:value-type="string" calcext:value-type="string">
            <text:p>XZ</text:p>
          </table:table-cell>
          <table:table-cell table:style-name="ce98" office:value-type="string" calcext:value-type="string">
            <text:p>coalescence, not good</text:p>
          </table:table-cell>
          <table:table-cell table:style-name="ce98" table:number-columns-repeated="6"/>
          <table:table-cell table:formula="of:=([.E43]-[.F43])/[.F43]/[.F43]" office:value-type="float" office:value="0.080163920894573" calcext:value-type="float">
            <text:p>0.080163920894573</text:p>
          </table:table-cell>
          <table:table-cell table:style-name="ce98" table:number-columns-repeated="1006"/>
        </table:table-row>
        <table:table-row table:style-name="ro1">
          <table:table-cell table:style-name="ce99" office:value-type="date" office:date-value="2021-11-10" calcext:value-type="date">
            <text:p>11/10/21</text:p>
          </table:table-cell>
          <table:table-cell table:style-name="ce100" office:value-type="float" office:value="5" calcext:value-type="float">
            <text:p>5</text:p>
          </table:table-cell>
          <table:table-cell table:style-name="ce98" office:value-type="float" office:value="62" calcext:value-type="float">
            <text:p>62</text:p>
          </table:table-cell>
          <table:table-cell table:style-name="ce100" office:value-type="float" office:value="25" calcext:value-type="float">
            <text:p>25</text:p>
          </table:table-cell>
          <table:table-cell table:style-name="ce100" table:formula="of:=377*0.33" office:value-type="float" office:value="124.41" calcext:value-type="float">
            <text:p>124.41</text:p>
          </table:table-cell>
          <table:table-cell table:style-name="ce100" table:formula="of:=43*0.33" office:value-type="float" office:value="14.19" calcext:value-type="float">
            <text:p>14.19</text:p>
          </table:table-cell>
          <table:table-cell table:style-name="ce100" office:value-type="float" office:value="0.33" calcext:value-type="float">
            <text:p>0.33</text:p>
          </table:table-cell>
          <table:table-cell table:style-name="ce100" office:value-type="float" office:value="50" calcext:value-type="float">
            <text:p>50</text:p>
          </table:table-cell>
          <table:table-cell table:style-name="ce100" office:value-type="string" calcext:value-type="string">
            <text:p>Yes</text:p>
          </table:table-cell>
          <table:table-cell table:style-name="ce100" office:value-type="string" calcext:value-type="string">
            <text:p>XZ</text:p>
          </table:table-cell>
          <table:table-cell table:style-name="ce98" office:value-type="string" calcext:value-type="string">
            <text:p>coalescence, not good</text:p>
          </table:table-cell>
          <table:table-cell table:style-name="ce98" table:number-columns-repeated="4"/>
          <table:table-cell table:style-name="ce98" office:value-type="float" office:value="200" calcext:value-type="float">
            <text:p>200</text:p>
          </table:table-cell>
          <table:table-cell table:style-name="ce98" office:value-type="float" office:value="16" calcext:value-type="float">
            <text:p>16</text:p>
          </table:table-cell>
          <table:table-cell table:formula="of:=([.E44]-[.F44])/[.F44]/[.F44]" office:value-type="float" office:value="0.547388432731862" calcext:value-type="float">
            <text:p>0.547388432731862</text:p>
          </table:table-cell>
          <table:table-cell table:style-name="ce98" table:number-columns-repeated="1006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52" office:value-type="float" office:value="25" calcext:value-type="float">
            <text:p>25</text:p>
          </table:table-cell>
          <table:table-cell table:style-name="ce52" table:formula="of:=205*0.33" office:value-type="float" office:value="67.65" calcext:value-type="float">
            <text:p>67.65</text:p>
          </table:table-cell>
          <table:table-cell table:style-name="ce52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E45]-[.F45])/[.F45]/[.F45]" office:value-type="float" office:value="0.395155256266367" calcext:value-type="float">
            <text:p>0.395155256266367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52" office:value-type="float" office:value="15" calcext:value-type="float">
            <text:p>15</text:p>
          </table:table-cell>
          <table:table-cell table:style-name="ce52" table:formula="of:=270*0.33" office:value-type="float" office:value="89.1" calcext:value-type="float">
            <text:p>89.1</text:p>
          </table:table-cell>
          <table:table-cell table:style-name="ce52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6]-[.F46])/[.F46]/[.F46]" office:value-type="float" office:value="0.163970611421184" calcext:value-type="float">
            <text:p>0.163970611421184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52" office:value-type="float" office:value="15" calcext:value-type="float">
            <text:p>15</text:p>
          </table:table-cell>
          <table:table-cell table:style-name="ce52" table:formula="of:=411*0.33" office:value-type="float" office:value="135.63" calcext:value-type="float">
            <text:p>135.63</text:p>
          </table:table-cell>
          <table:table-cell table:style-name="ce52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47]-[.F47])/[.F47]/[.F47]" office:value-type="float" office:value="0.69896293800374" calcext:value-type="float">
            <text:p>0.69896293800374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52" office:value-type="float" office:value="15" calcext:value-type="float">
            <text:p>15</text:p>
          </table:table-cell>
          <table:table-cell table:style-name="ce52" table:formula="of:=549*0.33" office:value-type="float" office:value="181.17" calcext:value-type="float">
            <text:p>181.17</text:p>
          </table:table-cell>
          <table:table-cell table:style-name="ce52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8]-[.F48])/[.F48]/[.F48]" office:value-type="float" office:value="0.305512592847186" calcext:value-type="float">
            <text:p>0.305512592847186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57.3" calcext:value-type="float">
            <text:p>157.3</text:p>
          </table:table-cell>
          <table:table-cell table:style-name="ce52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Outer Droplet deform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9]-[.F49])/[.F49]/[.F49]" office:value-type="float" office:value="0.293780421849649" calcext:value-type="float">
            <text:p>0.293780421849649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43.3" calcext:value-type="float">
            <text:p>143.3</text:p>
          </table:table-cell>
          <table:table-cell table:style-name="ce52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Outer droplet rota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0]-[.F50])/[.F50]/[.F50]" office:value-type="float" office:value="0.140226905961172" calcext:value-type="float">
            <text:p>0.140226905961172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110.5" calcext:value-type="float">
            <text:p>110.5</text:p>
          </table:table-cell>
          <table:table-cell table:style-name="ce52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51]-[.F51])/[.F51]/[.F51]" office:value-type="float" office:value="0.389957264957265" calcext:value-type="float">
            <text:p>0.389957264957265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176.8" calcext:value-type="float">
            <text:p>176.8</text:p>
          </table:table-cell>
          <table:table-cell table:style-name="ce52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8" office:value-type="string" calcext:value-type="string">
            <text:p>inner pop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52]-[.F52])/[.F52]/[.F52]" office:value-type="float" office:value="1.08731575120629" calcext:value-type="float">
            <text:p>1.08731575120629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52"/>
          <table:table-cell table:style-name="ce52" office:value-type="float" office:value="48.4" calcext:value-type="float">
            <text:p>48.4</text:p>
          </table:table-cell>
          <table:table-cell table:style-name="ce52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outer drop sli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3]-[.F53])/[.F53]/[.F53]" office:value-type="float" office:value="0.0760026298487837" calcext:value-type="float">
            <text:p>0.0760026298487837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15" calcext:value-type="float">
            <text:p>115</text:p>
          </table:table-cell>
          <table:table-cell table:style-name="ce52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4]-[.F54])/[.F54]/[.F54]" office:value-type="float" office:value="0.0205868088411356" calcext:value-type="float">
            <text:p>0.0205868088411356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36.1" calcext:value-type="float">
            <text:p>136.1</text:p>
          </table:table-cell>
          <table:table-cell table:style-name="ce52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small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5]-[.F55])/[.F55]/[.F55]" office:value-type="float" office:value="0.0622922517972635" calcext:value-type="float">
            <text:p>0.0622922517972635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21" calcext:value-type="float">
            <text:p>121</text:p>
          </table:table-cell>
          <table:table-cell table:style-name="ce52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Y</text:p>
          </table:table-cell>
          <table:table-cell table:style-name="ce52" office:value-type="string" calcext:value-type="string">
            <text:p>Same droplet as video 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6]-[.F56])/[.F56]/[.F56]" office:value-type="float" office:value="0.0242079031683873" calcext:value-type="float">
            <text:p>0.0242079031683873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32.6" calcext:value-type="float">
            <text:p>132.6</text:p>
          </table:table-cell>
          <table:table-cell table:style-name="ce52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Y</text:p>
          </table:table-cell>
          <table:table-cell table:style-name="ce52" office:value-type="string" calcext:value-type="string">
            <text:p>Same droplet as video 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7]-[.F57])/[.F57]/[.F57]" office:value-type="float" office:value="0.069383395935804" calcext:value-type="float">
            <text:p>0.069383395935804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82.3" calcext:value-type="float">
            <text:p>182.3</text:p>
          </table:table-cell>
          <table:table-cell table:style-name="ce52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58]-[.F58])/[.F58]/[.F58]" office:value-type="float" office:value="0.0757439918279079" calcext:value-type="float">
            <text:p>0.0757439918279079</text:p>
          </table:table-cell>
          <table:table-cell table:number-columns-repeated="1006"/>
        </table:table-row>
        <table:table-row table:style-name="ro1">
          <table:table-cell table:style-name="ce99" office:value-type="date" office:date-value="2021-11-22" calcext:value-type="date">
            <text:p>11/22/21</text:p>
          </table:table-cell>
          <table:table-cell table:style-name="ce100" office:value-type="float" office:value="9" calcext:value-type="float">
            <text:p>9</text:p>
          </table:table-cell>
          <table:table-cell table:style-name="ce98" office:value-type="float" office:value="79" calcext:value-type="float">
            <text:p>79</text:p>
          </table:table-cell>
          <table:table-cell table:style-name="ce100" office:value-type="float" office:value="100" calcext:value-type="float">
            <text:p>100</text:p>
          </table:table-cell>
          <table:table-cell table:style-name="ce100" office:value-type="float" office:value="178.1" calcext:value-type="float">
            <text:p>178.1</text:p>
          </table:table-cell>
          <table:table-cell table:style-name="ce100" office:value-type="float" office:value="27.9" calcext:value-type="float">
            <text:p>27.9</text:p>
          </table:table-cell>
          <table:table-cell table:style-name="ce100" office:value-type="float" office:value="0.33" calcext:value-type="float">
            <text:p>0.33</text:p>
          </table:table-cell>
          <table:table-cell table:style-name="ce100" office:value-type="float" office:value="50" calcext:value-type="float">
            <text:p>50</text:p>
          </table:table-cell>
          <table:table-cell table:style-name="ce100"/>
          <table:table-cell table:style-name="ce100" office:value-type="string" calcext:value-type="string">
            <text:p>XZ</text:p>
          </table:table-cell>
          <table:table-cell table:style-name="ce98" office:value-type="string" calcext:value-type="string">
            <text:p>Outer drop moves, current tracking does not account for it</text:p>
          </table:table-cell>
          <table:table-cell table:style-name="ce98" table:number-columns-repeated="2"/>
          <table:table-cell table:style-name="ce98" office:value-type="float" office:value="1" calcext:value-type="float">
            <text:p>1</text:p>
          </table:table-cell>
          <table:table-cell table:style-name="ce98" table:number-columns-repeated="3"/>
          <table:table-cell table:formula="of:=([.E59]-[.F59])/[.F59]/[.F59]" office:value-type="float" office:value="0.192957438881823" calcext:value-type="float">
            <text:p>0.192957438881823</text:p>
          </table:table-cell>
          <table:table-cell table:style-name="ce98" table:number-columns-repeated="1006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262" calcext:value-type="float">
            <text:p>262</text:p>
          </table:table-cell>
          <table:table-cell table:style-name="ce52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table:formula="of:=([.E60]-[.F60])/[.F60]/[.F60]" office:value-type="float" office:value="0.0476447667914047" calcext:value-type="float">
            <text:p>0.04764476679140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.csv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61]-[.F61])/[.F61]/[.F61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62]-[.F62])/[.F62]/[.F62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3]-[.F63])/[.F63]/[.F63]" office:value-type="float" office:value="0.351646660510926" calcext:value-type="float">
            <text:p>0.3516466605109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4]-[.F64])/[.F64]/[.F64]" office:value-type="float" office:value="0.235416666666667" calcext:value-type="float">
            <text:p>0.2354166666666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5]-[.F65])/[.F65]/[.F65]" office:value-type="float" office:value="0.292013527575442" calcext:value-type="float">
            <text:p>0.29201352757544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6]-[.F66])/[.F66]/[.F66]" office:value-type="float" office:value="0.2764892578125" calcext:value-type="float">
            <text:p>0.276489257812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7]-[.F67])/[.F67]/[.F67]" office:value-type="float" office:value="0.0472498868266184" calcext:value-type="float">
            <text:p>0.04724988682661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8]-[.F68])/[.F68]/[.F68]" office:value-type="float" office:value="0.0429423282306871" calcext:value-type="float">
            <text:p>0.042942328230687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69]-[.F69])/[.F69]/[.F69]" office:value-type="float" office:value="0.120466487248494" calcext:value-type="float">
            <text:p>0.1204664872484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70]-[.F70])/[.F70]/[.F70]" office:value-type="float" office:value="0.150367565159278" calcext:value-type="float">
            <text:p>0.150367565159278</text:p>
          </table:table-cell>
          <table:table-cell table:style-name="ce54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71]-[.F71])/[.F71]/[.F71]" office:value-type="float" office:value="0.120415224913495" calcext:value-type="float">
            <text:p>0.120415224913495</text:p>
          </table:table-cell>
          <table:table-cell table:style-name="ce54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72]-[.F72])/[.F72]/[.F72]" office:value-type="float" office:value="0.65843621399177" calcext:value-type="float">
            <text:p>0.65843621399177</text:p>
          </table:table-cell>
          <table:table-cell table:style-name="ce54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73]-[.F73])/[.F73]/[.F73]" office:value-type="float" office:value="0.105555555555556" calcext:value-type="float">
            <text:p>0.105555555555556</text:p>
          </table:table-cell>
          <table:table-cell table:style-name="ce54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74]-[.F74])/[.F74]/[.F74]" office:value-type="float" office:value="0.502676977989292" calcext:value-type="float">
            <text:p>0.502676977989292</text:p>
          </table:table-cell>
          <table:table-cell table:style-name="ce54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75]-[.F75])/[.F75]/[.F75]" office:value-type="float" office:value="0.0713860797144557" calcext:value-type="float">
            <text:p>0.0713860797144557</text:p>
          </table:table-cell>
          <table:table-cell table:style-name="ce54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76]-[.F76])/[.F76]/[.F76]" office:value-type="float" office:value="0.161078238001315" calcext:value-type="float">
            <text:p>0.1610782380013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7]-[.F77])/[.F77]/[.F77]" office:value-type="float" office:value="1.248" calcext:value-type="float">
            <text:p>1.2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8]-[.F78])/[.F78]/[.F78]" office:value-type="float" office:value="0.089319530362328" calcext:value-type="float">
            <text:p>0.0893195303623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9]-[.F79])/[.F79]/[.F79]" office:value-type="float" office:value="0.241965973534972" calcext:value-type="float">
            <text:p>0.24196597353497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80]-[.F80])/[.F80]/[.F80]" office:value-type="float" office:value="0.0871255131452529" calcext:value-type="float">
            <text:p>0.087125513145252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81]-[.F81])/[.F81]/[.F81]" office:value-type="float" office:value="0.360434007134364" calcext:value-type="float">
            <text:p>0.3604340071343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2]-[.F82])/[.F82]/[.F82]" office:value-type="float" office:value="0.335250942273358" calcext:value-type="float">
            <text:p>0.33525094227335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83]-[.F83])/[.F83]/[.F83]" office:value-type="float" office:value="0.38775837205576" calcext:value-type="float">
            <text:p>0.387758372055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84]-[.F84])/[.F84]/[.F84]" office:value-type="float" office:value="0.110534409842368" calcext:value-type="float">
            <text:p>0.1105344098423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85]-[.F85])/[.F85]/[.F85]" office:value-type="float" office:value="0.54412321676556" calcext:value-type="float">
            <text:p>0.5441232167655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86]-[.F86])/[.F86]/[.F86]" office:value-type="float" office:value="0.0282728195791464" calcext:value-type="float">
            <text:p>0.02827281957914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87]-[.F87])/[.F87]/[.F87]" office:value-type="float" office:value="0.374248162174204" calcext:value-type="float">
            <text:p>0.37424816217420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88]-[.F88])/[.F88]/[.F88]" office:value-type="float" office:value="0.16415489893596" calcext:value-type="float">
            <text:p>0.164154898935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89]-[.F89])/[.F89]/[.F89]" office:value-type="float" office:value="0.0505301010602021" calcext:value-type="float">
            <text:p>0.050530101060202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90]-[.F90])/[.F90]/[.F90]" office:value-type="float" office:value="0.0770402221625011" calcext:value-type="float">
            <text:p>0.077040222162501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91]-[.F91])/[.F91]/[.F91]" office:value-type="float" office:value="0.0620408163265306" calcext:value-type="float">
            <text:p>0.06204081632653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92]-[.F92])/[.F92]/[.F92]" office:value-type="float" office:value="0.065356721200877" calcext:value-type="float">
            <text:p>0.06535672120087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93]-[.F93])/[.F93]/[.F93]" office:value-type="float" office:value="0.445362718089991" calcext:value-type="float">
            <text:p>0.44536271808999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94]-[.F94])/[.F94]/[.F94]" office:value-type="float" office:value="1.18655692729767" calcext:value-type="float">
            <text:p>1.186556927297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95]-[.F95])/[.F95]/[.F95]" office:value-type="float" office:value="0.222050754458162" calcext:value-type="float">
            <text:p>0.2220507544581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96]-[.F96])/[.F96]/[.F96]" office:value-type="float" office:value="0.115645449137418" calcext:value-type="float">
            <text:p>0.1156454491374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97]-[.F97])/[.F97]/[.F97]" office:value-type="float" office:value="0.0260800352249826" calcext:value-type="float">
            <text:p>0.02608003522498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98]-[.F98])/[.F98]/[.F98]" office:value-type="float" office:value="0.141049382716049" calcext:value-type="float">
            <text:p>0.1410493827160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99]-[.F99])/[.F99]/[.F99]" office:value-type="float" office:value="0.226548885283336" calcext:value-type="float">
            <text:p>0.2265488852833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100]-[.F100])/[.F100]/[.F100]" office:value-type="float" office:value="0.214248614958449" calcext:value-type="float">
            <text:p>0.2142486149584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101]-[.F101])/[.F101]/[.F101]" office:value-type="float" office:value="0.11966110577343" calcext:value-type="float">
            <text:p>0.11966110577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102]-[.F102])/[.F102]/[.F102]" office:value-type="float" office:value="0.16101108033241" calcext:value-type="float">
            <text:p>0.1610110803324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103]-[.F103])/[.F103]/[.F103]" office:value-type="float" office:value="0.272338910644357" calcext:value-type="float">
            <text:p>0.27233891064435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104]-[.F104])/[.F104]/[.F104]" office:value-type="float" office:value="0.632086167800454" calcext:value-type="float">
            <text:p>0.63208616780045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105]-[.F105])/[.F105]/[.F105]" office:value-type="float" office:value="0.564833927566148" calcext:value-type="float">
            <text:p>0.5648339275661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106]-[.F106])/[.F106]/[.F106]" office:value-type="float" office:value="0.029248716117403" calcext:value-type="float">
            <text:p>0.0292487161174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107]-[.F107])/[.F107]/[.F107]" office:value-type="float" office:value="0.406574394463668" calcext:value-type="float">
            <text:p>0.4065743944636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08]-[.F108])/[.F108]/[.F108]" office:value-type="float" office:value="0.0117896270452127" calcext:value-type="float">
            <text:p>0.01178962704521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109]-[.F109])/[.F109]/[.F109]" office:value-type="float" office:value="0.334141274238227" calcext:value-type="float">
            <text:p>0.3341412742382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110]-[.F110])/[.F110]/[.F110]" office:value-type="float" office:value="0.4753282028067" calcext:value-type="float">
            <text:p>0.47532820280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111]-[.F111])/[.F111]/[.F111]" office:value-type="float" office:value="0.0327449282998984" calcext:value-type="float">
            <text:p>0.03274492829989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112]-[.F112])/[.F112]/[.F112]" office:value-type="float" office:value="0.329938557360492" calcext:value-type="float">
            <text:p>0.32993855736049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113]-[.F113])/[.F113]/[.F113]" office:value-type="float" office:value="0.403579254930606" calcext:value-type="float">
            <text:p>0.4035792549306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114]-[.F114])/[.F114]/[.F114]" office:value-type="float" office:value="0.227265472884548" calcext:value-type="float">
            <text:p>0.2272654728845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115]-[.F115])/[.F115]/[.F115]" office:value-type="float" office:value="0.0412041603715866" calcext:value-type="float">
            <text:p>0.04120416037158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116]-[.F116])/[.F116]/[.F116]" office:value-type="float" office:value="0.160484642363694" calcext:value-type="float">
            <text:p>0.1604846423636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117]-[.F117])/[.F117]/[.F117]" office:value-type="float" office:value="0.10501995379122" calcext:value-type="float">
            <text:p>0.105019953791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118]-[.F118])/[.F118]/[.F118]" office:value-type="float" office:value="0.189230103806228" calcext:value-type="float">
            <text:p>0.1892301038062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119]-[.F119])/[.F119]/[.F119]" office:value-type="float" office:value="0.0134984333045822" calcext:value-type="float">
            <text:p>0.01349843330458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120]-[.F120])/[.F120]/[.F120]" office:value-type="float" office:value="0.0792797635044343" calcext:value-type="float">
            <text:p>0.0792797635044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121]-[.F121])/[.F121]/[.F121]" office:value-type="float" office:value="0.0153770772085653" calcext:value-type="float">
            <text:p>0.01537707720856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122]-[.F122])/[.F122]/[.F122]" office:value-type="float" office:value="0.0682397959183674" calcext:value-type="float">
            <text:p>0.06823979591836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123]-[.F123])/[.F123]/[.F123]" office:value-type="float" office:value="0.0275385656608089" calcext:value-type="float">
            <text:p>0.027538565660808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24]-[.F124])/[.F124]/[.F124]" office:value-type="float" office:value="0.0268122371822075" calcext:value-type="float">
            <text:p>0.026812237182207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125]-[.F125])/[.F125]/[.F125]" office:value-type="float" office:value="0.00585864015049718" calcext:value-type="float">
            <text:p>0.005858640150497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26]-[.F126])/[.F126]/[.F126]" office:value-type="float" office:value="0.0171914059580264" calcext:value-type="float">
            <text:p>0.01719140595802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27]-[.F127])/[.F127]/[.F127]" office:value-type="float" office:value="1.01944444444444" calcext:value-type="float">
            <text:p>1.0194444444444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128]-[.F128])/[.F128]/[.F128]" office:value-type="float" office:value="0.313846595805803" calcext:value-type="float">
            <text:p>0.3138465958058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29]-[.F129])/[.F129]/[.F129]" office:value-type="float" office:value="0.0108917733309296" calcext:value-type="float">
            <text:p>0.01089177333092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30]-[.F130])/[.F130]/[.F130]" office:value-type="float" office:value="0.0272006005728066" calcext:value-type="float">
            <text:p>0.02720060057280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31]-[.F131])/[.F131]/[.F131]" office:value-type="float" office:value="0.0151309222960776" calcext:value-type="float">
            <text:p>0.01513092229607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32]-[.F132])/[.F132]/[.F132]" office:value-type="float" office:value="0.0450879928714636" calcext:value-type="float">
            <text:p>0.04508799287146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33]-[.F133])/[.F133]/[.F133]" office:value-type="float" office:value="0.152442873374574" calcext:value-type="float">
            <text:p>0.1524428733745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34]-[.F134])/[.F134]/[.F134]" office:value-type="float" office:value="0.0162552567899562" calcext:value-type="float">
            <text:p>0.01625525678995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35]-[.F135])/[.F135]/[.F135]" office:value-type="float" office:value="0.0431527206218564" calcext:value-type="float">
            <text:p>0.04315272062185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36]-[.F136])/[.F136]/[.F136]" office:value-type="float" office:value="0.0265599858934515" calcext:value-type="float">
            <text:p>0.02655998589345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37]-[.F137])/[.F137]/[.F137]" office:value-type="float" office:value="0.150367565159278" calcext:value-type="float">
            <text:p>0.15036756515927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38]-[.F138])/[.F138]/[.F138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39]-[.F139])/[.F139]/[.F139]" office:value-type="float" office:value="1.6595041322314" calcext:value-type="float">
            <text:p>1.659504132231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40]-[.F140])/[.F140]/[.F140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D40-80_Paris" table:style-name="ta1">
        <table:table-column table:style-name="co24" table:default-cell-style-name="ce52"/>
        <table:table-column table:style-name="co31" table:default-cell-style-name="ce52"/>
        <table:table-column table:style-name="co3" table:default-cell-style-name="ce52"/>
        <table:table-column table:style-name="co19" table:number-columns-repeated="3" table:default-cell-style-name="Default"/>
        <table:table-column table:style-name="co25" table:default-cell-style-name="ce52"/>
        <table:table-column table:style-name="co19" table:number-columns-repeated="3" table:default-cell-style-name="Default"/>
        <table:table-column table:style-name="co30" table:default-cell-style-name="Default"/>
        <table:table-column table:style-name="co19" table:number-columns-repeated="5" table:default-cell-style-name="Default"/>
        <table:table-column table:style-name="co32" table:default-cell-style-name="Default"/>
        <table:table-column table:style-name="co19" table:number-columns-repeated="1005" table:default-cell-style-name="Default"/>
        <table:table-column table:style-name="co23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52" office:value-type="string" calcext:value-type="string">
            <text:p>OD</text:p>
          </table:table-cell>
          <table:table-cell table:style-name="ce52" office:value-type="string" calcext:value-type="string">
            <text:p>D</text:p>
          </table:table-cell>
          <table:table-cell table:style-name="ce52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52" office:value-type="string" calcext:value-type="string">
            <text:p>FPS</text:p>
          </table:table-cell>
          <table:table-cell table:style-name="ce52" office:value-type="string" calcext:value-type="string">
            <text:p>Easy to analyze?</text:p>
          </table:table-cell>
          <table:table-cell table:style-name="ce52" office:value-type="string" calcext:value-type="string">
            <text:p>Plane</text:p>
          </table:table-cell>
          <table:table-cell table:style-name="ce5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Max displacement</text:p>
          </table:table-cell>
          <table:table-cell office:value-type="string" calcext:value-type="string">
            <text:p>Leave surface</text:p>
          </table:table-cell>
          <table:table-cell office:value-type="string" calcext:value-type="string">
            <text:p>Comment2</text:p>
          </table:table-cell>
          <table:table-cell office:value-type="string" calcext:value-type="string">
            <text:p>Remove</text:p>
          </table:table-cell>
          <table:table-cell table:number-columns-repeated="1004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48.9" calcext:value-type="float">
            <text:p>48.9</text:p>
          </table:table-cell>
          <table:table-cell table:style-name="ce52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2]-[.F2])/[.F2]/[.F2]" office:value-type="float" office:value="0.11038062283737" calcext:value-type="float">
            <text:p>0.11038062283737</text:p>
          </table:table-cell>
          <table:table-cell table:style-name="ce60" office:value-type="float" office:value="0.317386264850768" calcext:value-type="float">
            <text:p>0.3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9" office:value-type="date" office:date-value="2021-10-26" calcext:value-type="date">
            <text:p>10/26/21</text:p>
          </table:table-cell>
          <table:table-cell table:style-name="ce53" office:value-type="float" office:value="12" calcext:value-type="float">
            <text:p>12</text:p>
          </table:table-cell>
          <table:table-cell table:style-name="ce44" office:value-type="float" office:value="24" calcext:value-type="float">
            <text:p>2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74" calcext:value-type="float">
            <text:p>74</text:p>
          </table:table-cell>
          <table:table-cell table:style-name="ce53" office:value-type="float" office:value="15.4" calcext:value-type="float">
            <text:p>15.4</text:p>
          </table:table-cell>
          <table:table-cell table:style-name="ce53" office:value-type="float" office:value="0.11" calcext:value-type="float">
            <text:p>0.11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XZ</text:p>
          </table:table-cell>
          <table:table-cell table:style-name="ce53" office:value-type="string" calcext:value-type="string">
            <text:p>small inner drop</text:p>
          </table:table-cell>
          <table:table-cell table:style-name="ce44" table:number-columns-repeated="2"/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6.3" calcext:value-type="float">
            <text:p>6.3</text:p>
          </table:table-cell>
          <table:table-cell table:style-name="ce44" table:formula="of:=([.E3]-[.F3])/[.F3]/[.F3]" office:value-type="float" office:value="0.247090571765896" calcext:value-type="float">
            <text:p>0.247090571765896</text:p>
          </table:table-cell>
          <table:table-cell table:style-name="ce61" office:value-type="float" office:value="0.722324663071206" calcext:value-type="float">
            <text:p>0.72</text:p>
          </table:table-cell>
          <table:table-cell table:style-name="ce44" office:value-type="string" calcext:value-type="string">
            <text:p>Yes</text:p>
          </table:table-cell>
          <table:table-cell table:style-name="ce44" table:number-columns-repeated="1006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63.4" calcext:value-type="float">
            <text:p>63.4</text:p>
          </table:table-cell>
          <table:table-cell table:style-name="ce52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large inner dro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4]-[.F4])/[.F4]/[.F4]" office:value-type="float" office:value="0.0340381856076078" calcext:value-type="float">
            <text:p>0.0340381856076078</text:p>
          </table:table-cell>
          <table:table-cell table:style-name="ce60" office:value-type="float" office:value="0.258435890780783" calcext:value-type="float">
            <text:p>0.26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9" office:value-type="date" office:date-value="2021-10-27" calcext:value-type="date">
            <text:p>10/27/21</text:p>
          </table:table-cell>
          <table:table-cell table:style-name="ce53" office:value-type="float" office:value="3" calcext:value-type="float">
            <text:p>3</text:p>
          </table:table-cell>
          <table:table-cell table:style-name="ce44" office:value-type="float" office:value="28" calcext:value-type="float">
            <text:p>28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127.5" calcext:value-type="float">
            <text:p>127.5</text:p>
          </table:table-cell>
          <table:table-cell table:style-name="ce53" office:value-type="float" office:value="12.3" calcext:value-type="float">
            <text:p>12.3</text:p>
          </table:table-cell>
          <table:table-cell table:style-name="ce53" office:value-type="float" office:value="0.33" calcext:value-type="float">
            <text:p>0.3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string" calcext:value-type="string">
            <text:p>No</text:p>
          </table:table-cell>
          <table:table-cell table:style-name="ce53" office:value-type="string" calcext:value-type="string">
            <text:p>XZ</text:p>
          </table:table-cell>
          <table:table-cell table:style-name="ce44" table:number-columns-repeated="3"/>
          <table:table-cell table:style-name="ce44" office:value-type="float" office:value="1000" calcext:value-type="float">
            <text:p>1000</text:p>
          </table:table-cell>
          <table:table-cell table:style-name="ce44" office:value-type="float" office:value="16" calcext:value-type="float">
            <text:p>16</text:p>
          </table:table-cell>
          <table:table-cell table:style-name="ce44" table:formula="of:=([.E5]-[.F5])/[.F5]/[.F5]" office:value-type="float" office:value="0.761451516954194" calcext:value-type="float">
            <text:p>0.761451516954194</text:p>
          </table:table-cell>
          <table:table-cell table:style-name="ce61" office:value-type="float" office:value="0.90578125" calcext:value-type="float">
            <text:p>0.91</text:p>
          </table:table-cell>
          <table:table-cell table:style-name="ce44" office:value-type="string" calcext:value-type="string">
            <text:p>Yes</text:p>
          </table:table-cell>
          <table:table-cell table:style-name="ce44"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110" calcext:value-type="float">
            <text:p>110</text:p>
          </table:table-cell>
          <table:table-cell table:style-name="ce52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6]-[.F6])/[.F6]/[.F6]" office:value-type="float" office:value="0.225" calcext:value-type="float">
            <text:p>0.225</text:p>
          </table:table-cell>
          <table:table-cell table:style-name="ce60" office:value-type="float" office:value="0.417915846994536" calcext:value-type="float">
            <text:p>0.4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109.4" calcext:value-type="float">
            <text:p>109.4</text:p>
          </table:table-cell>
          <table:table-cell table:style-name="ce52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47.8" calcext:value-type="float">
            <text:p>47.8</text:p>
          </table:table-cell>
          <table:table-cell table:style-name="ce52"/>
          <table:table-cell table:style-name="ce52" office:value-type="string" calcext:value-type="string">
            <text:p>XY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7]-[.F7])/[.F7]/[.F7]" office:value-type="float" office:value="0.160151605231867" calcext:value-type="float">
            <text:p>0.160151605231867</text:p>
          </table:table-cell>
          <table:table-cell table:style-name="ce60" office:value-type="float" office:value="0.326367823711611" calcext:value-type="float">
            <text:p>0.3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3" office:value-type="date" office:date-value="2021-11-02" calcext:value-type="date">
            <text:p>11/02/21</text:p>
          </table:table-cell>
          <table:table-cell table:style-name="ce53" office:value-type="float" office:value="1" calcext:value-type="float">
            <text:p>1</text:p>
          </table:table-cell>
          <table:table-cell table:style-name="ce44" office:value-type="float" office:value="35" calcext:value-type="float">
            <text:p>35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9.5" calcext:value-type="float">
            <text:p>9.5</text:p>
          </table:table-cell>
          <table:table-cell table:style-name="ce53" office:value-type="float" office:value="0.11" calcext:value-type="float">
            <text:p>0.11</text:p>
          </table:table-cell>
          <table:table-cell table:style-name="ce53" office:value-type="float" office:value="50" calcext:value-type="float">
            <text:p>50</text:p>
          </table:table-cell>
          <table:table-cell table:style-name="ce53"/>
          <table:table-cell table:style-name="ce53" office:value-type="string" calcext:value-type="string">
            <text:p>XZ</text:p>
          </table:table-cell>
          <table:table-cell table:style-name="ce53" office:value-type="string" calcext:value-type="string">
            <text:p>droplet does not fall to bottom, but suspend in the middle of nowhere, good video with entire outer droplet visible</text:p>
          </table:table-cell>
          <table:table-cell table:style-name="ce44" table:number-columns-repeated="2"/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1" calcext:value-type="float">
            <text:p>11</text:p>
          </table:table-cell>
          <table:table-cell table:style-name="ce44" table:formula="of:=([.E8]-[.F8])/[.F8]/[.F8]" office:value-type="float" office:value="0.415512465373961" calcext:value-type="float">
            <text:p>0.415512465373961</text:p>
          </table:table-cell>
          <table:table-cell table:style-name="ce61" office:value-type="float" office:value="0.535982513661202" calcext:value-type="float">
            <text:p>0.54</text:p>
          </table:table-cell>
          <table:table-cell table:style-name="ce44" office:value-type="string" calcext:value-type="string">
            <text:p>Yes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1004"/>
        </table:table-row>
        <table:table-row table:style-name="ro1">
          <table:table-cell table:style-name="ce101" office:value-type="date" office:date-value="2021-11-02" calcext:value-type="date">
            <text:p>11/02/21</text:p>
          </table:table-cell>
          <table:table-cell table:style-name="ce55" office:value-type="float" office:value="2" calcext:value-type="float">
            <text:p>2</text:p>
          </table:table-cell>
          <table:table-cell table:style-name="ce54" office:value-type="float" office:value="36" calcext:value-type="float">
            <text:p>36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86.1" calcext:value-type="float">
            <text:p>86.1</text:p>
          </table:table-cell>
          <table:table-cell table:style-name="ce55" office:value-type="float" office:value="13.7" calcext:value-type="float">
            <text:p>13.7</text:p>
          </table:table-cell>
          <table:table-cell table:style-name="ce55" office:value-type="float" office:value="0.11" calcext:value-type="float">
            <text:p>0.11</text:p>
          </table:table-cell>
          <table:table-cell table:style-name="ce55" office:value-type="float" office:value="50" calcext:value-type="float">
            <text:p>50</text:p>
          </table:table-cell>
          <table:table-cell table:style-name="ce55"/>
          <table:table-cell table:style-name="ce55" office:value-type="string" calcext:value-type="string">
            <text:p>XZ</text:p>
          </table:table-cell>
          <table:table-cell table:style-name="ce54" office:value-type="string" calcext:value-type="string">
            <text:p>inner droplet pops out</text:p>
          </table:table-cell>
          <table:table-cell table:style-name="ce54" table:number-columns-repeated="2"/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11" calcext:value-type="float">
            <text:p>11</text:p>
          </table:table-cell>
          <table:table-cell table:formula="of:=([.E9]-[.F9])/[.F9]/[.F9]" office:value-type="float" office:value="0.385742447653045" calcext:value-type="float">
            <text:p>0.385742447653045</text:p>
          </table:table-cell>
          <table:table-cell table:style-name="ce60" office:value-type="float" office:value="0.337116662663144" calcext:value-type="float">
            <text:p>0.34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93.6" calcext:value-type="float">
            <text:p>93.6</text:p>
          </table:table-cell>
          <table:table-cell table:style-name="ce52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10]-[.F10])/[.F10]/[.F10]" office:value-type="float" office:value="0.0921767250314396" calcext:value-type="float">
            <text:p>0.0921767250314396</text:p>
          </table:table-cell>
          <table:table-cell table:style-name="ce60" office:value-type="float" office:value="0.191947796593507" calcext:value-type="float">
            <text:p>0.19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140" calcext:value-type="float">
            <text:p>140</text:p>
          </table:table-cell>
          <table:table-cell table:style-name="ce52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11]-[.F11])/[.F11]/[.F11]" office:value-type="float" office:value="0.3" calcext:value-type="float">
            <text:p>0.3</text:p>
          </table:table-cell>
          <table:table-cell table:style-name="ce60" office:value-type="float" office:value="0.226816393442623" calcext:value-type="float">
            <text:p>0.2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201.2" calcext:value-type="float">
            <text:p>201.2</text:p>
          </table:table-cell>
          <table:table-cell table:style-name="ce52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12]-[.F12])/[.F12]/[.F12]" office:value-type="float" office:value="0.0567003285439598" calcext:value-type="float">
            <text:p>0.0567003285439598</text:p>
          </table:table-cell>
          <table:table-cell table:style-name="ce60" office:value-type="float" office:value="0.127136181575434" calcext:value-type="float">
            <text:p>0.1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137.5" calcext:value-type="float">
            <text:p>137.5</text:p>
          </table:table-cell>
          <table:table-cell table:style-name="ce52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triple emulsion</text:p>
          </table:table-cell>
          <table:table-cell table:number-columns-repeated="4"/>
          <table:table-cell table:formula="of:=([.E13]-[.F13])/[.F13]/[.F13]" office:value-type="float" office:value="0.151577503429355" calcext:value-type="float">
            <text:p>0.151577503429355</text:p>
          </table:table-cell>
          <table:table-cell table:style-name="ce60" office:value-type="float" office:value="0.235927601809955" calcext:value-type="float">
            <text:p>0.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conc as 13, but the motility is much better (could be because different lenses were used)</text:p>
          </table:table-cell>
          <table:table-cell table:number-columns-repeated="1005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droplet increasing size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14]-[.F14])/[.F14]/[.F14]" office:value-type="float" office:value="0.0777777777777778" calcext:value-type="float">
            <text:p>0.0777777777777778</text:p>
          </table:table-cell>
          <table:table-cell table:style-name="ce60" office:value-type="float" office:value="0.479527868852459" calcext:value-type="float">
            <text:p>0.4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179.1" calcext:value-type="float">
            <text:p>179.1</text:p>
          </table:table-cell>
          <table:table-cell table:style-name="ce52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outer droplet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15]-[.F15])/[.F15]/[.F15]" office:value-type="float" office:value="0.192729591836735" calcext:value-type="float">
            <text:p>0.192729591836735</text:p>
          </table:table-cell>
          <table:table-cell table:style-name="ce60" office:value-type="float" office:value="0.20908477615764" calcext:value-type="float">
            <text:p>0.21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257.7" calcext:value-type="float">
            <text:p>257.7</text:p>
          </table:table-cell>
          <table:table-cell table:style-name="ce52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16]-[.F16])/[.F16]/[.F16]" office:value-type="float" office:value="0.154788959325683" calcext:value-type="float">
            <text:p>0.154788959325683</text:p>
          </table:table-cell>
          <table:table-cell table:style-name="ce60" office:value-type="float" office:value="0.166625806451613" calcext:value-type="float">
            <text:p>0.17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239.8" calcext:value-type="float">
            <text:p>239.8</text:p>
          </table:table-cell>
          <table:table-cell table:style-name="ce52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17]-[.F17])/[.F17]/[.F17]" office:value-type="float" office:value="0.156306351240399" calcext:value-type="float">
            <text:p>0.156306351240399</text:p>
          </table:table-cell>
          <table:table-cell table:style-name="ce60" office:value-type="float" office:value="0.155836381775856" calcext:value-type="float">
            <text:p>0.16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197.3" calcext:value-type="float">
            <text:p>197.3</text:p>
          </table:table-cell>
          <table:table-cell table:style-name="ce52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18]-[.F18])/[.F18]/[.F18]" office:value-type="float" office:value="0.282909078988346" calcext:value-type="float">
            <text:p>0.282909078988346</text:p>
          </table:table-cell>
          <table:table-cell table:style-name="ce60" office:value-type="float" office:value="0.331147161066049" calcext:value-type="float">
            <text:p>0.3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43" office:value-type="date" office:date-value="2021-11-03" calcext:value-type="date">
            <text:p>11/03/21</text:p>
          </table:table-cell>
          <table:table-cell table:style-name="ce53" office:value-type="float" office:value="8" calcext:value-type="float">
            <text:p>8</text:p>
          </table:table-cell>
          <table:table-cell table:style-name="ce44" office:value-type="float" office:value="53" calcext:value-type="float">
            <text:p>53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72.5" calcext:value-type="float">
            <text:p>72.5</text:p>
          </table:table-cell>
          <table:table-cell table:style-name="ce53" office:value-type="float" office:value="21.1" calcext:value-type="float">
            <text:p>21.1</text:p>
          </table:table-cell>
          <table:table-cell table:style-name="ce53" office:value-type="float" office:value="0.33" calcext:value-type="float">
            <text:p>0.3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XZ</text:p>
          </table:table-cell>
          <table:table-cell table:style-name="ce59" office:value-type="string" calcext:value-type="string">
            <text:p>Inner droplet pops out</text:p>
          </table:table-cell>
          <table:table-cell table:style-name="ce44" table:number-columns-repeated="2"/>
          <table:table-cell table:style-name="ce44" office:value-type="float" office:value="77" calcext:value-type="float">
            <text:p>77</text:p>
          </table:table-cell>
          <table:table-cell table:style-name="ce44" office:value-type="float" office:value="5" calcext:value-type="float">
            <text:p>5</text:p>
          </table:table-cell>
          <table:table-cell table:style-name="ce44" table:formula="of:=([.E19]-[.F19])/[.F19]/[.F19]" office:value-type="float" office:value="0.11545113541924" calcext:value-type="float">
            <text:p>0.11545113541924</text:p>
          </table:table-cell>
          <table:table-cell table:style-name="ce61" office:value-type="float" office:value="0.589224112898542" calcext:value-type="float">
            <text:p>0.59</text:p>
          </table:table-cell>
          <table:table-cell table:style-name="ce44" office:value-type="string" calcext:value-type="string">
            <text:p>Yes</text:p>
          </table:table-cell>
          <table:table-cell table:style-name="ce44" table:number-columns-repeated="1006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160.2" calcext:value-type="float">
            <text:p>160.2</text:p>
          </table:table-cell>
          <table:table-cell table:style-name="ce52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Inner droplet pops out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20]-[.F20])/[.F20]/[.F20]" office:value-type="float" office:value="0.120899408284024" calcext:value-type="float">
            <text:p>0.120899408284024</text:p>
          </table:table-cell>
          <table:table-cell table:style-name="ce60" office:value-type="float" office:value="0.19178319722564" calcext:value-type="float">
            <text:p>0.19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205.8" calcext:value-type="float">
            <text:p>205.8</text:p>
          </table:table-cell>
          <table:table-cell table:style-name="ce52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21]-[.F21])/[.F21]/[.F21]" office:value-type="float" office:value="0.251230905188739" calcext:value-type="float">
            <text:p>0.251230905188739</text:p>
          </table:table-cell>
          <table:table-cell table:style-name="ce60" office:value-type="float" office:value="0.360232858280473" calcext:value-type="float">
            <text:p>0.36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43" office:value-type="date" office:date-value="2021-11-03" calcext:value-type="date">
            <text:p>11/03/21</text:p>
          </table:table-cell>
          <table:table-cell table:style-name="ce53" office:value-type="float" office:value="4" calcext:value-type="float">
            <text:p>4</text:p>
          </table:table-cell>
          <table:table-cell table:style-name="ce44" office:value-type="float" office:value="51" calcext:value-type="float">
            <text:p>51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132.6" calcext:value-type="float">
            <text:p>132.6</text:p>
          </table:table-cell>
          <table:table-cell table:style-name="ce53" office:value-type="float" office:value="15.6" calcext:value-type="float">
            <text:p>15.6</text:p>
          </table:table-cell>
          <table:table-cell table:style-name="ce53" office:value-type="float" office:value="0.33" calcext:value-type="float">
            <text:p>0.3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string" calcext:value-type="string">
            <text:p>No</text:p>
          </table:table-cell>
          <table:table-cell table:style-name="ce53" office:value-type="string" calcext:value-type="string">
            <text:p>XZ</text:p>
          </table:table-cell>
          <table:table-cell table:style-name="ce44" table:number-columns-repeated="3"/>
          <table:table-cell table:style-name="ce44" office:value-type="float" office:value="850" calcext:value-type="float">
            <text:p>850</text:p>
          </table:table-cell>
          <table:table-cell table:style-name="ce44" office:value-type="float" office:value="15" calcext:value-type="float">
            <text:p>15</text:p>
          </table:table-cell>
          <table:table-cell table:style-name="ce44" table:formula="of:=([.E22]-[.F22])/[.F22]/[.F22]" office:value-type="float" office:value="0.480769230769231" calcext:value-type="float">
            <text:p>0.480769230769231</text:p>
          </table:table-cell>
          <table:table-cell table:style-name="ce61" office:value-type="float" office:value="0.765542664985288" calcext:value-type="float">
            <text:p>0.77</text:p>
          </table:table-cell>
          <table:table-cell table:style-name="ce44" office:value-type="string" calcext:value-type="string">
            <text:p>Yes</text:p>
          </table:table-cell>
          <table:table-cell table:style-name="ce44" table:number-columns-repeated="1006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195.1" calcext:value-type="float">
            <text:p>195.1</text:p>
          </table:table-cell>
          <table:table-cell table:style-name="ce52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23]-[.F23])/[.F23]/[.F23]" office:value-type="float" office:value="0.477159288194445" calcext:value-type="float">
            <text:p>0.477159288194445</text:p>
          </table:table-cell>
          <table:table-cell table:style-name="ce60" office:value-type="float" office:value="0.579667471271866" calcext:value-type="float">
            <text:p>0.5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110.5" calcext:value-type="float">
            <text:p>110.5</text:p>
          </table:table-cell>
          <table:table-cell table:style-name="ce52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24]-[.F24])/[.F24]/[.F24]" office:value-type="float" office:value="0.389957264957265" calcext:value-type="float">
            <text:p>0.389957264957265</text:p>
          </table:table-cell>
          <table:table-cell table:style-name="ce60" office:value-type="float" office:value="0.317954706420909" calcext:value-type="float">
            <text:p>0.3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3" office:value-type="date" office:date-value="2021-11-11" calcext:value-type="date">
            <text:p>11/11/21</text:p>
          </table:table-cell>
          <table:table-cell table:style-name="ce53" office:value-type="float" office:value="7" calcext:value-type="float">
            <text:p>7</text:p>
          </table:table-cell>
          <table:table-cell table:style-name="ce44" office:value-type="float" office:value="72" calcext:value-type="float">
            <text:p>72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176.8" calcext:value-type="float">
            <text:p>176.8</text:p>
          </table:table-cell>
          <table:table-cell table:style-name="ce53" office:value-type="float" office:value="12.3" calcext:value-type="float">
            <text:p>12.3</text:p>
          </table:table-cell>
          <table:table-cell table:style-name="ce53" office:value-type="float" office:value="0.33" calcext:value-type="float">
            <text:p>0.3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XZ</text:p>
          </table:table-cell>
          <table:table-cell table:style-name="ce59" office:value-type="string" calcext:value-type="string">
            <text:p>inner pop out</text:p>
          </table:table-cell>
          <table:table-cell table:style-name="ce44" table:number-columns-repeated="2"/>
          <table:table-cell table:style-name="ce44" office:value-type="float" office:value="410" calcext:value-type="float">
            <text:p>410</text:p>
          </table:table-cell>
          <table:table-cell table:style-name="ce44" office:value-type="float" office:value="13" calcext:value-type="float">
            <text:p>13</text:p>
          </table:table-cell>
          <table:table-cell table:style-name="ce44" table:formula="of:=([.E25]-[.F25])/[.F25]/[.F25]" office:value-type="float" office:value="1.08731575120629" calcext:value-type="float">
            <text:p>1.08731575120629</text:p>
          </table:table-cell>
          <table:table-cell table:style-name="ce61" office:value-type="float" office:value="0.372828708696931" calcext:value-type="float">
            <text:p>0.37</text:p>
          </table:table-cell>
          <table:table-cell table:style-name="ce44" office:value-type="string" calcext:value-type="string">
            <text:p>Yes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1004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15" calcext:value-type="float">
            <text:p>115</text:p>
          </table:table-cell>
          <table:table-cell table:style-name="ce52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inner droplet</text:p>
          </table:table-cell>
          <table:table-cell table:number-columns-repeated="4"/>
          <table:table-cell table:formula="of:=([.E26]-[.F26])/[.F26]/[.F26]" office:value-type="float" office:value="0.0205868088411356" calcext:value-type="float">
            <text:p>0.0205868088411356</text:p>
          </table:table-cell>
          <table:table-cell table:style-name="ce60" office:value-type="float" office:value="0.378267880783682" calcext:value-type="float">
            <text:p>0.3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36.1" calcext:value-type="float">
            <text:p>136.1</text:p>
          </table:table-cell>
          <table:table-cell table:style-name="ce52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small inner droplet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27]-[.F27])/[.F27]/[.F27]" office:value-type="float" office:value="0.0622922517972635" calcext:value-type="float">
            <text:p>0.0622922517972635</text:p>
          </table:table-cell>
          <table:table-cell table:style-name="ce60" office:value-type="float" office:value="0.332937087832912" calcext:value-type="float">
            <text:p>0.3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21" calcext:value-type="float">
            <text:p>121</text:p>
          </table:table-cell>
          <table:table-cell table:style-name="ce52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Y</text:p>
          </table:table-cell>
          <table:table-cell table:style-name="ce52" office:value-type="string" calcext:value-type="string">
            <text:p>Same droplet as video 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28]-[.F28])/[.F28]/[.F28]" office:value-type="float" office:value="0.0242079031683873" calcext:value-type="float">
            <text:p>0.0242079031683873</text:p>
          </table:table-cell>
          <table:table-cell table:style-name="ce60" office:value-type="float" office:value="0.193831243972999" calcext:value-type="float">
            <text:p>0.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droplet as 2, but the max displacement decreases a lot, the motion might be restricted by surrounding droplets and other dirts, try with device to make cleaner suspension?</text:p>
          </table:table-cell>
          <table:table-cell table:number-columns-repeated="1005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32.6" calcext:value-type="float">
            <text:p>132.6</text:p>
          </table:table-cell>
          <table:table-cell table:style-name="ce52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Y</text:p>
          </table:table-cell>
          <table:table-cell table:style-name="ce52" office:value-type="string" calcext:value-type="string">
            <text:p>Same droplet as video 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29]-[.F29])/[.F29]/[.F29]" office:value-type="float" office:value="0.069383395935804" calcext:value-type="float">
            <text:p>0.069383395935804</text:p>
          </table:table-cell>
          <table:table-cell table:style-name="ce60" office:value-type="float" office:value="0.342672045317998" calcext:value-type="float">
            <text:p>0.34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6">
          <table:table-cell table:number-columns-repeated="16"/>
          <table:table-cell table:style-name="ce54" table:number-columns-repeated="1006"/>
          <table:table-cell table:number-columns-repeated="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mp" table:style-name="ta1">
        <table:table-column table:style-name="co23" table:default-cell-style-name="ce50"/>
        <table:table-column table:style-name="co23" table:default-cell-style-name="ce52"/>
        <table:table-column table:style-name="co23" table:default-cell-style-name="ce54"/>
        <table:table-column table:style-name="co23" table:number-columns-repeated="5" table:default-cell-style-name="ce52"/>
        <table:table-column table:style-name="co23" table:default-cell-style-name="ce54"/>
        <table:table-column table:style-name="co23" table:number-columns-repeated="2" table:default-cell-style-name="ce52"/>
        <table:table-column table:style-name="co23" table:default-cell-style-name="ce54"/>
        <table:table-column table:style-name="co23" table:default-cell-style-name="ce52"/>
        <table:table-column table:style-name="co23" table:number-columns-repeated="4" table:default-cell-style-name="Default"/>
        <table:table-column table:style-name="co23" table:number-columns-repeated="6" table:default-cell-style-name="ce60"/>
        <table:table-column table:style-name="co23" table:default-cell-style-name="Default"/>
        <table:table-column table:style-name="co23" table:default-cell-style-name="ce104"/>
        <table:table-column table:style-name="co23" table:number-columns-repeated="2" table:default-cell-style-name="Default"/>
        <table:table-column table:style-name="co33" table:default-cell-style-name="Default"/>
        <table:table-column table:style-name="co2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er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err</text:p>
          </table:table-cell>
          <table:table-cell table:style-name="ce52" office:value-type="string" calcext:value-type="string">
            <text:p>MPP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Easy to analyze?</text:p>
          </table:table-cell>
          <table:table-cell table:style-name="ce52" office:value-type="string" calcext:value-type="string">
            <text:p>Plan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D-d</text:p>
          </table:table-cell>
          <table:table-cell office:value-type="string" calcext:value-type="string">
            <text:p>d^3/(D-d)</text:p>
          </table:table-cell>
          <table:table-cell office:value-type="string" calcext:value-type="string">
            <text:p>t2_fit</text:p>
          </table:table-cell>
          <table:table-cell office:value-type="string" calcext:value-type="string">
            <text:p>DA_fit</text:p>
          </table:table-cell>
          <table:table-cell office:value-type="string" calcext:value-type="string">
            <text:p>(D-d)/d</text:p>
          </table:table-cell>
          <table:table-cell office:value-type="string" calcext:value-type="string">
            <text:p>DA/OD</text:p>
          </table:table-cell>
          <table:table-cell table:style-name="ce102" office:value-type="string" calcext:value-type="string">
            <text:p>c</text:p>
          </table:table-cell>
          <table:table-cell office:value-type="string" calcext:value-type="string">
            <text:p>t2_new</text:p>
          </table:table-cell>
          <table:table-cell office:value-type="string" calcext:value-type="string">
            <text:p>DA_new</text:p>
          </table:table-cell>
          <table:table-cell office:value-type="string" calcext:value-type="string">
            <text:p>position_corr_time</text:p>
          </table:table-cell>
          <table:table-cell office:value-type="string" calcext:value-type="string">
            <text:p>position_dist_sigma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54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129.87" calcext:value-type="float">
            <text:p>129.87</text:p>
          </table:table-cell>
          <table:table-cell table:style-name="ce54" office:value-type="float" office:value="1.14" calcext:value-type="float">
            <text:p>1.14</text:p>
          </table:table-cell>
          <table:table-cell table:style-name="ce54" office:value-type="float" office:value="82.59" calcext:value-type="float">
            <text:p>82.59</text:p>
          </table:table-cell>
          <table:table-cell table:style-name="ce54" office:value-type="float" office:value="1.1" calcext:value-type="float">
            <text:p>1.1</text:p>
          </table:table-cell>
          <table:table-cell office:value-type="float" office:value="0.33" calcext:value-type="float">
            <text:p>0.33</text:p>
          </table:table-cell>
          <table:table-cell table:style-name="ce54" office:value-type="float" office:value="50" calcext:value-type="float">
            <text:p>50</text:p>
          </table:table-cell>
          <table:table-cell table:style-name="ce54"/>
          <table:table-cell office:value-type="string" calcext:value-type="string">
            <text:p>XZ</text:p>
          </table:table-cell>
          <table:table-cell table:style-name="ce54"/>
          <table:table-cell office:value-type="float" office:value="280" calcext:value-type="float">
            <text:p>280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table:formula="of:=([.E2]-[.G2])/[.G2]/[.G2]" office:value-type="float" office:value="0.00693142511551752" calcext:value-type="float">
            <text:p>0.01</text:p>
          </table:table-cell>
          <table:table-cell table:formula="of:=[.E2]-[.G2]" office:value-type="float" office:value="47.28" calcext:value-type="float">
            <text:p>47.28</text:p>
          </table:table-cell>
          <table:table-cell table:formula="of:=[.G2]^3/[.S2]" office:value-type="float" office:value="11915.2986036168" calcext:value-type="float">
            <text:p>11915.30</text:p>
          </table:table-cell>
          <table:table-cell office:value-type="float" office:value="0.369927586273824" calcext:value-type="float">
            <text:p>0.37</text:p>
          </table:table-cell>
          <table:table-cell office:value-type="float" office:value="0.81212645949456" calcext:value-type="float">
            <text:p>0.81</text:p>
          </table:table-cell>
          <table:table-cell table:formula="of:=[.S2]/[.G2]" office:value-type="float" office:value="0.572466400290592" calcext:value-type="float">
            <text:p>0.57</text:p>
          </table:table-cell>
          <table:table-cell table:formula="of:=[.V2]/[.D2]" office:value-type="float" office:value="0.0213717489340674" calcext:value-type="float">
            <text:p>0.0213717489340674</text:p>
          </table:table-cell>
          <table:table-cell table:style-name="ce103" office:value-type="float" office:value="0.0953121312079605" calcext:value-type="float">
            <text:p>0.0953121312079605</text:p>
          </table:table-cell>
          <table:table-cell office:value-type="float" office:value="0.14" calcext:value-type="float">
            <text:p>0.14</text:p>
          </table:table-cell>
          <table:table-cell office:value-type="float" office:value="0.86" calcext:value-type="float">
            <text:p>0.86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54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60.08" calcext:value-type="float">
            <text:p>60.08</text:p>
          </table:table-cell>
          <table:table-cell table:style-name="ce54" office:value-type="float" office:value="0.64" calcext:value-type="float">
            <text:p>0.64</text:p>
          </table:table-cell>
          <table:table-cell table:style-name="ce54" office:value-type="float" office:value="15.26" calcext:value-type="float">
            <text:p>15.26</text:p>
          </table:table-cell>
          <table:table-cell table:style-name="ce54" office:value-type="float" office:value="0.38" calcext:value-type="float">
            <text:p>0.38</text:p>
          </table:table-cell>
          <table:table-cell office:value-type="float" office:value="0.33" calcext:value-type="float">
            <text:p>0.33</text:p>
          </table:table-cell>
          <table:table-cell table:style-name="ce54" office:value-type="float" office:value="50" calcext:value-type="float">
            <text:p>50</text:p>
          </table:table-cell>
          <table:table-cell table:style-name="ce54"/>
          <table:table-cell office:value-type="string" calcext:value-type="string">
            <text:p>XZ</text:p>
          </table:table-cell>
          <table:table-cell table:style-name="ce54"/>
          <table:table-cell office:value-type="float" office:value="120.5" calcext:value-type="float">
            <text:p>120.5</text:p>
          </table:table-cell>
          <table:table-cell office:value-type="float" office:value="138.5" calcext:value-type="float">
            <text:p>138.5</text:p>
          </table:table-cell>
          <table:table-cell table:number-columns-repeated="2"/>
          <table:table-cell table:formula="of:=([.E3]-[.G3])/[.G3]/[.G3]" office:value-type="float" office:value="0.192469884174527" calcext:value-type="float">
            <text:p>0.19</text:p>
          </table:table-cell>
          <table:table-cell table:formula="of:=[.E3]-[.G3]" office:value-type="float" office:value="44.82" calcext:value-type="float">
            <text:p>44.82</text:p>
          </table:table-cell>
          <table:table-cell table:formula="of:=[.G3]^3/[.S3]" office:value-type="float" office:value="79.2851311021865" calcext:value-type="float">
            <text:p>79.29</text:p>
          </table:table-cell>
          <table:table-cell office:value-type="float" office:value="3.48501617918345" calcext:value-type="float">
            <text:p>3.49</text:p>
          </table:table-cell>
          <table:table-cell office:value-type="float" office:value="2.91873738869498" calcext:value-type="float">
            <text:p>2.92</text:p>
          </table:table-cell>
          <table:table-cell table:formula="of:=[.S3]/[.G3]" office:value-type="float" office:value="2.93709043250328" calcext:value-type="float">
            <text:p>2.94</text:p>
          </table:table-cell>
          <table:table-cell table:formula="of:=[.V3]/[.D3]" office:value-type="float" office:value="0.0768088786498679" calcext:value-type="float">
            <text:p>0.0768088786498679</text:p>
          </table:table-cell>
          <table:table-cell table:style-name="ce103" office:value-type="float" office:value="0.0502570104078004" calcext:value-type="float">
            <text:p>0.0502570104078004</text:p>
          </table:table-cell>
          <table:table-cell office:value-type="float" office:value="3.5" calcext:value-type="float">
            <text:p>3.5</text:p>
          </table:table-cell>
          <table:table-cell office:value-type="float" office:value="2.9" calcext:value-type="float">
            <text:p>2.9</text:p>
          </table:table-cell>
          <table:table-cell office:value-type="float" office:value="9.4" calcext:value-type="float">
            <text:p>9.4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54"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63.75" calcext:value-type="float">
            <text:p>63.75</text:p>
          </table:table-cell>
          <table:table-cell table:style-name="ce54" office:value-type="float" office:value="0.66" calcext:value-type="float">
            <text:p>0.66</text:p>
          </table:table-cell>
          <table:table-cell table:style-name="ce54" office:value-type="float" office:value="20.91" calcext:value-type="float">
            <text:p>20.91</text:p>
          </table:table-cell>
          <table:table-cell table:style-name="ce54" office:value-type="float" office:value="0.29" calcext:value-type="float">
            <text:p>0.29</text:p>
          </table:table-cell>
          <table:table-cell office:value-type="float" office:value="0.33" calcext:value-type="float">
            <text:p>0.33</text:p>
          </table:table-cell>
          <table:table-cell table:style-name="ce54" office:value-type="float" office:value="50" calcext:value-type="float">
            <text:p>50</text:p>
          </table:table-cell>
          <table:table-cell table:style-name="ce54"/>
          <table:table-cell office:value-type="string" calcext:value-type="string">
            <text:p>XZ</text:p>
          </table:table-cell>
          <table:table-cell table:style-name="ce54"/>
          <table:table-cell office:value-type="float" office:value="155" calcext:value-type="float">
            <text:p>155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([.E4]-[.G4])/[.G4]/[.G4]" office:value-type="float" office:value="0.0979808937257235" calcext:value-type="float">
            <text:p>0.10</text:p>
          </table:table-cell>
          <table:table-cell table:formula="of:=[.E4]-[.G4]" office:value-type="float" office:value="42.84" calcext:value-type="float">
            <text:p>42.84</text:p>
          </table:table-cell>
          <table:table-cell table:formula="of:=[.G4]^3/[.S4]" office:value-type="float" office:value="213.408953571429" calcext:value-type="float">
            <text:p>213.41</text:p>
          </table:table-cell>
          <table:table-cell office:value-type="float" office:value="2.22974301751457" calcext:value-type="float">
            <text:p>2.23</text:p>
          </table:table-cell>
          <table:table-cell office:value-type="float" office:value="0.980198094782682" calcext:value-type="float">
            <text:p>0.98</text:p>
          </table:table-cell>
          <table:table-cell table:formula="of:=[.S4]/[.G4]" office:value-type="float" office:value="2.04878048780488" calcext:value-type="float">
            <text:p>2.05</text:p>
          </table:table-cell>
          <table:table-cell table:formula="of:=[.V4]/[.D4]" office:value-type="float" office:value="0.0257946867048074" calcext:value-type="float">
            <text:p>0.0257946867048074</text:p>
          </table:table-cell>
          <table:table-cell table:style-name="ce103" office:value-type="float" office:value="0.462989067755634" calcext:value-type="float">
            <text:p>0.462989067755634</text:p>
          </table:table-cell>
          <table:table-cell table:number-columns-repeated="2"/>
          <table:table-cell office:value-type="float" office:value="92.7" calcext:value-type="float">
            <text:p>92.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54"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93.51" calcext:value-type="float">
            <text:p>93.51</text:p>
          </table:table-cell>
          <table:table-cell table:style-name="ce54" office:value-type="float" office:value="1.28" calcext:value-type="float">
            <text:p>1.28</text:p>
          </table:table-cell>
          <table:table-cell table:style-name="ce54" office:value-type="float" office:value="9.86" calcext:value-type="float">
            <text:p>9.86</text:p>
          </table:table-cell>
          <table:table-cell table:style-name="ce54" office:value-type="float" office:value="0.85" calcext:value-type="float">
            <text:p>0.85</text:p>
          </table:table-cell>
          <table:table-cell office:value-type="float" office:value="0.33" calcext:value-type="float">
            <text:p>0.33</text:p>
          </table:table-cell>
          <table:table-cell table:style-name="ce54" office:value-type="float" office:value="50" calcext:value-type="float">
            <text:p>50</text:p>
          </table:table-cell>
          <table:table-cell table:style-name="ce54"/>
          <table:table-cell office:value-type="string" calcext:value-type="string">
            <text:p>XZ</text:p>
          </table:table-cell>
          <table:table-cell table:style-name="ce54"/>
          <table:table-cell office:value-type="float" office:value="270.5" calcext:value-type="float">
            <text:p>270.5</text:p>
          </table:table-cell>
          <table:table-cell office:value-type="float" office:value="187.5" calcext:value-type="float">
            <text:p>187.5</text:p>
          </table:table-cell>
          <table:table-cell table:number-columns-repeated="2"/>
          <table:table-cell table:formula="of:=([.E5]-[.G5])/[.G5]/[.G5]" office:value-type="float" office:value="0.860423206843065" calcext:value-type="float">
            <text:p>0.86</text:p>
          </table:table-cell>
          <table:table-cell table:formula="of:=[.E5]-[.G5]" office:value-type="float" office:value="83.65" calcext:value-type="float">
            <text:p>83.65</text:p>
          </table:table-cell>
          <table:table-cell table:formula="of:=[.G5]^3/[.S5]" office:value-type="float" office:value="11.4594770591751" calcext:value-type="float">
            <text:p>11.46</text:p>
          </table:table-cell>
          <table:table-cell office:value-type="float" office:value="7.33217611490466" calcext:value-type="float">
            <text:p>7.33</text:p>
          </table:table-cell>
          <table:table-cell office:value-type="float" office:value="6.48562794186449" calcext:value-type="float">
            <text:p>6.49</text:p>
          </table:table-cell>
          <table:table-cell table:formula="of:=[.S5]/[.G5]" office:value-type="float" office:value="8.48377281947262" calcext:value-type="float">
            <text:p>8.48</text:p>
          </table:table-cell>
          <table:table-cell table:formula="of:=[.V5]/[.D5]" office:value-type="float" office:value="0.17067441952275" calcext:value-type="float">
            <text:p>0.17067441952275</text:p>
          </table:table-cell>
          <table:table-cell table:style-name="ce103" office:value-type="float" office:value="0.199598547835216" calcext:value-type="float">
            <text:p>0.199598547835216</text:p>
          </table:table-cell>
          <table:table-cell office:value-type="float" office:value="4.3" calcext:value-type="float">
            <text:p>4.3</text:p>
          </table:table-cell>
          <table:table-cell office:value-type="float" office:value="11.6" calcext:value-type="float">
            <text:p>11.6</text:p>
          </table:table-cell>
          <table:table-cell table:number-columns-repeated="2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54"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66.32" calcext:value-type="float">
            <text:p>66.32</text:p>
          </table:table-cell>
          <table:table-cell table:style-name="ce54" office:value-type="float" office:value="0.49" calcext:value-type="float">
            <text:p>0.49</text:p>
          </table:table-cell>
          <table:table-cell table:style-name="ce54" office:value-type="float" office:value="11.99" calcext:value-type="float">
            <text:p>11.99</text:p>
          </table:table-cell>
          <table:table-cell table:style-name="ce54" office:value-type="float" office:value="0.38" calcext:value-type="float">
            <text:p>0.38</text:p>
          </table:table-cell>
          <table:table-cell office:value-type="float" office:value="0.33" calcext:value-type="float">
            <text:p>0.33</text:p>
          </table:table-cell>
          <table:table-cell table:style-name="ce54" office:value-type="float" office:value="50" calcext:value-type="float">
            <text:p>50</text:p>
          </table:table-cell>
          <table:table-cell table:style-name="ce54"/>
          <table:table-cell office:value-type="string" calcext:value-type="string">
            <text:p>XZ</text:p>
          </table:table-cell>
          <table:table-cell table:style-name="ce54"/>
          <table:table-cell office:value-type="float" office:value="148.5" calcext:value-type="float">
            <text:p>148.5</text:p>
          </table:table-cell>
          <table:table-cell office:value-type="float" office:value="185.5" calcext:value-type="float">
            <text:p>185.5</text:p>
          </table:table-cell>
          <table:table-cell table:number-columns-repeated="2"/>
          <table:table-cell table:formula="of:=([.E6]-[.G6])/[.G6]/[.G6]" office:value-type="float" office:value="0.377921273009688" calcext:value-type="float">
            <text:p>0.38</text:p>
          </table:table-cell>
          <table:table-cell table:formula="of:=[.E6]-[.G6]" office:value-type="float" office:value="54.33" calcext:value-type="float">
            <text:p>54.33</text:p>
          </table:table-cell>
          <table:table-cell table:formula="of:=[.G6]^3/[.S6]" office:value-type="float" office:value="31.7261844100865" calcext:value-type="float">
            <text:p>31.73</text:p>
          </table:table-cell>
          <table:table-cell office:value-type="float" office:value="4.46970843027788" calcext:value-type="float">
            <text:p>4.47</text:p>
          </table:table-cell>
          <table:table-cell office:value-type="float" office:value="1.90958747910205" calcext:value-type="float">
            <text:p>1.91</text:p>
          </table:table-cell>
          <table:table-cell table:formula="of:=[.S6]/[.G6]" office:value-type="float" office:value="4.53127606338615" calcext:value-type="float">
            <text:p>4.53</text:p>
          </table:table-cell>
          <table:table-cell table:formula="of:=[.V6]/[.D6]" office:value-type="float" office:value="0.0477396869775513" calcext:value-type="float">
            <text:p>0.0477396869775513</text:p>
          </table:table-cell>
          <table:table-cell table:style-name="ce103" office:value-type="float" office:value="0.474625396169553" calcext:value-type="float">
            <text:p>0.474625396169553</text:p>
          </table:table-cell>
          <table:table-cell office:value-type="float" office:value="4.3" calcext:value-type="float">
            <text:p>4.3</text:p>
          </table:table-cell>
          <table:table-cell office:value-type="float" office:value="1.9" calcext:value-type="float">
            <text:p>1.9</text:p>
          </table:table-cell>
          <table:table-cell office:value-type="float" office:value="91.3" calcext:value-type="float">
            <text:p>91.3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54"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table:style-name="ce54" office:value-type="float" office:value="40" calcext:value-type="float">
            <text:p>40</text:p>
          </table:table-cell>
          <table:table-cell office:value-type="float" office:value="77.15" calcext:value-type="float">
            <text:p>77.15</text:p>
          </table:table-cell>
          <table:table-cell office:value-type="float" office:value="0.59" calcext:value-type="float">
            <text:p>0.59</text:p>
          </table:table-cell>
          <table:table-cell office:value-type="float" office:value="28.99" calcext:value-type="float">
            <text:p>28.99</text:p>
          </table:table-cell>
          <table:table-cell office:value-type="float" office:value="0.41" calcext:value-type="float">
            <text:p>0.41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table:formula="of:=([.E7]-[.G7])/[.G7]/[.G7]" office:value-type="float" office:value="0.0573046741742612" calcext:value-type="float">
            <text:p>0.06</text:p>
          </table:table-cell>
          <table:table-cell table:formula="of:=[.E7]-[.G7]" office:value-type="float" office:value="48.16" calcext:value-type="float">
            <text:p>48.16</text:p>
          </table:table-cell>
          <table:table-cell table:formula="of:=[.G7]^3/[.S7]" office:value-type="float" office:value="505.892414846345" calcext:value-type="float">
            <text:p>505.89</text:p>
          </table:table-cell>
          <table:table-cell office:value-type="float" office:value="1.40464619631307" calcext:value-type="float">
            <text:p>1.40</text:p>
          </table:table-cell>
          <table:table-cell office:value-type="float" office:value="1.47488097012655" calcext:value-type="float">
            <text:p>1.47</text:p>
          </table:table-cell>
          <table:table-cell table:formula="of:=[.S7]/[.G7]" office:value-type="float" office:value="1.66126250431183" calcext:value-type="float">
            <text:p>1.66</text:p>
          </table:table-cell>
          <table:table-cell table:formula="of:=[.V7]/[.D7]" office:value-type="float" office:value="0.0368720242531638" calcext:value-type="float">
            <text:p>0.0368720242531638</text:p>
          </table:table-cell>
          <table:table-cell table:style-name="ce103" office:value-type="float" office:value="0.498871828720476" calcext:value-type="float">
            <text:p>0.498871828720476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office:value-type="float" office:value="40" calcext:value-type="float">
            <text:p>40</text:p>
          </table:table-cell>
          <table:table-cell office:value-type="float" office:value="184.76" calcext:value-type="float">
            <text:p>184.76</text:p>
          </table:table-cell>
          <table:table-cell office:value-type="float" office:value="0.79" calcext:value-type="float">
            <text:p>0.79</text:p>
          </table:table-cell>
          <table:table-cell office:value-type="float" office:value="37.01" calcext:value-type="float">
            <text:p>37.01</text:p>
          </table:table-cell>
          <table:table-cell office:value-type="float" office:value="0.82" calcext:value-type="float">
            <text:p>0.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329" calcext:value-type="float">
            <text:p>329</text:p>
          </table:table-cell>
          <table:table-cell table:number-columns-repeated="2"/>
          <table:table-cell table:formula="of:=([.E8]-[.G8])/[.G8]/[.G8]" office:value-type="float" office:value="0.107867178598334" calcext:value-type="float">
            <text:p>0.11</text:p>
          </table:table-cell>
          <table:table-cell table:formula="of:=[.E8]-[.G8]" office:value-type="float" office:value="147.75" calcext:value-type="float">
            <text:p>147.75</text:p>
          </table:table-cell>
          <table:table-cell table:formula="of:=[.G8]^3/[.S8]" office:value-type="float" office:value="343.107147891709" calcext:value-type="float">
            <text:p>343.11</text:p>
          </table:table-cell>
          <table:table-cell office:value-type="float" office:value="1.02020829105782" calcext:value-type="float">
            <text:p>1.02</text:p>
          </table:table-cell>
          <table:table-cell office:value-type="float" office:value="5.89231827191987" calcext:value-type="float">
            <text:p>5.89</text:p>
          </table:table-cell>
          <table:table-cell table:formula="of:=[.S8]/[.G8]" office:value-type="float" office:value="3.99216427992434" calcext:value-type="float">
            <text:p>3.99</text:p>
          </table:table-cell>
          <table:table-cell table:formula="of:=[.V8]/[.D8]" office:value-type="float" office:value="0.147307956797997" calcext:value-type="float">
            <text:p>0.147307956797997</text:p>
          </table:table-cell>
          <table:table-cell table:style-name="ce103" office:value-type="float" office:value="0.113972636785959" calcext:value-type="float">
            <text:p>0.113972636785959</text:p>
          </table:table-cell>
          <table:table-cell office:value-type="float" office:value="1.25" calcext:value-type="float">
            <text:p>1.25</text:p>
          </table:table-cell>
          <table:table-cell office:value-type="float" office:value="4.4" calcext:value-type="float">
            <text:p>4.4</text:p>
          </table:table-cell>
          <table:table-cell office:value-type="float" office:value="2.8" calcext:value-type="float">
            <text:p>2.8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36" calcext:value-type="float">
            <text:p>36</text:p>
          </table:table-cell>
          <table:table-cell office:value-type="float" office:value="67.65" calcext:value-type="float">
            <text:p>67.65</text:p>
          </table:table-cell>
          <table:table-cell office:value-type="float" office:value="0.35" calcext:value-type="float">
            <text:p>0.35</text:p>
          </table:table-cell>
          <table:table-cell office:value-type="float" office:value="36.82" calcext:value-type="float">
            <text:p>36.82</text:p>
          </table:table-cell>
          <table:table-cell office:value-type="float" office:value="0.86" calcext:value-type="float">
            <text:p>0.8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table:formula="of:=([.E9]-[.G9])/[.G9]/[.G9]" office:value-type="float" office:value="0.0227408113992319" calcext:value-type="float">
            <text:p>0.02</text:p>
          </table:table-cell>
          <table:table-cell table:formula="of:=[.E9]-[.G9]" office:value-type="float" office:value="30.83" calcext:value-type="float">
            <text:p>30.83</text:p>
          </table:table-cell>
          <table:table-cell table:formula="of:=[.G9]^3/[.S9]" office:value-type="float" office:value="1619.11549036653" calcext:value-type="float">
            <text:p>1619.12</text:p>
          </table:table-cell>
          <table:table-cell office:value-type="float" office:value="1.43109681012057" calcext:value-type="float">
            <text:p>1.43</text:p>
          </table:table-cell>
          <table:table-cell office:value-type="float" office:value="0.0383791573866413" calcext:value-type="float">
            <text:p>0.04</text:p>
          </table:table-cell>
          <table:table-cell table:formula="of:=[.S9]/[.G9]" office:value-type="float" office:value="0.837316675719718" calcext:value-type="float">
            <text:p>0.84</text:p>
          </table:table-cell>
          <table:table-cell table:formula="of:=[.V9]/[.D9]" office:value-type="float" office:value="0.00106608770518448" calcext:value-type="float">
            <text:p>0.00106608770518448</text:p>
          </table:table-cell>
          <table:table-cell office:value-type="float" office:value="0.0920478875882561" calcext:value-type="float">
            <text:p>0.0920478875882561</text:p>
          </table:table-cell>
          <table:table-cell office:value-type="float" office:value="0.36" calcext:value-type="float">
            <text:p>0.36</text:p>
          </table:table-cell>
          <table:table-cell office:value-type="float" office:value="0.24" calcext:value-type="float">
            <text:p>0.24</text:p>
          </table:table-cell>
          <table:table-cell office:value-type="float" office:value="2.8" calcext:value-type="float">
            <text:p>2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36" calcext:value-type="float">
            <text:p>36</text:p>
          </table:table-cell>
          <table:table-cell office:value-type="float" office:value="57.83" calcext:value-type="float">
            <text:p>57.83</text:p>
          </table:table-cell>
          <table:table-cell office:value-type="float" office:value="1.2" calcext:value-type="float">
            <text:p>1.2</text:p>
          </table:table-cell>
          <table:table-cell office:value-type="float" office:value="13.42" calcext:value-type="float">
            <text:p>13.42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60.5" calcext:value-type="float">
            <text:p>160.5</text:p>
          </table:table-cell>
          <table:table-cell office:value-type="float" office:value="159.5" calcext:value-type="float">
            <text:p>159.5</text:p>
          </table:table-cell>
          <table:table-cell table:number-columns-repeated="2"/>
          <table:table-cell table:formula="of:=([.E10]-[.G10])/[.G10]/[.G10]" office:value-type="float" office:value="0.246590159492361" calcext:value-type="float">
            <text:p>0.25</text:p>
          </table:table-cell>
          <table:table-cell table:formula="of:=[.E10]-[.G10]" office:value-type="float" office:value="44.41" calcext:value-type="float">
            <text:p>44.41</text:p>
          </table:table-cell>
          <table:table-cell table:formula="of:=[.G10]^3/[.S10]" office:value-type="float" office:value="54.4222852510696" calcext:value-type="float">
            <text:p>54.42</text:p>
          </table:table-cell>
          <table:table-cell office:value-type="float" office:value="6.74683023670049" calcext:value-type="float">
            <text:p>6.75</text:p>
          </table:table-cell>
          <table:table-cell office:value-type="float" office:value="0.544776049775586" calcext:value-type="float">
            <text:p>0.54</text:p>
          </table:table-cell>
          <table:table-cell table:formula="of:=[.S10]/[.G10]" office:value-type="float" office:value="3.30923994038748" calcext:value-type="float">
            <text:p>3.31</text:p>
          </table:table-cell>
          <table:table-cell table:formula="of:=[.V10]/[.D10]" office:value-type="float" office:value="0.0151326680493218" calcext:value-type="float">
            <text:p>0.0151326680493218</text:p>
          </table:table-cell>
          <table:table-cell office:value-type="float" office:value="0.0377683003812421" calcext:value-type="float">
            <text:p>0.0377683003812421</text:p>
          </table:table-cell>
          <table:table-cell office:value-type="float" office:value="4.5" calcext:value-type="float">
            <text:p>4.5</text:p>
          </table:table-cell>
          <table:table-cell office:value-type="float" office:value="0.55" calcext:value-type="float">
            <text:p>0.55</text:p>
          </table:table-cell>
          <table:table-cell office:value-type="float" office:value="44.6" calcext:value-type="float">
            <text:p>44.6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38.99" calcext:value-type="float">
            <text:p>38.99</text:p>
          </table:table-cell>
          <table:table-cell office:value-type="float" office:value="0.65" calcext:value-type="float">
            <text:p>0.65</text:p>
          </table:table-cell>
          <table:table-cell office:value-type="float" office:value="11.33" calcext:value-type="float">
            <text:p>11.33</text:p>
          </table:table-cell>
          <table:table-cell office:value-type="float" office:value="0.64" calcext:value-type="float">
            <text:p>0.6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06.5" calcext:value-type="float">
            <text:p>106.5</text:p>
          </table:table-cell>
          <table:table-cell office:value-type="float" office:value="111.5" calcext:value-type="float">
            <text:p>111.5</text:p>
          </table:table-cell>
          <table:table-cell table:number-columns-repeated="2"/>
          <table:table-cell table:formula="of:=([.E11]-[.G11])/[.G11]/[.G11]" office:value-type="float" office:value="0.215472750798675" calcext:value-type="float">
            <text:p>0.22</text:p>
          </table:table-cell>
          <table:table-cell table:formula="of:=[.E11]-[.G11]" office:value-type="float" office:value="27.66" calcext:value-type="float">
            <text:p>27.66</text:p>
          </table:table-cell>
          <table:table-cell table:formula="of:=[.G11]^3/[.S11]" office:value-type="float" office:value="52.5820548445408" calcext:value-type="float">
            <text:p>52.58</text:p>
          </table:table-cell>
          <table:table-cell office:value-type="float" office:value="3.25505517673204" calcext:value-type="float">
            <text:p>3.26</text:p>
          </table:table-cell>
          <table:table-cell office:value-type="float" office:value="1.35894800178572" calcext:value-type="float">
            <text:p>1.36</text:p>
          </table:table-cell>
          <table:table-cell table:formula="of:=[.S11]/[.G11]" office:value-type="float" office:value="2.44130626654899" calcext:value-type="float">
            <text:p>2.44</text:p>
          </table:table-cell>
          <table:table-cell table:formula="of:=[.V11]/[.D11]" office:value-type="float" office:value="0.0411802424783552" calcext:value-type="float">
            <text:p>0.0411802424783552</text:p>
          </table:table-cell>
          <table:table-cell office:value-type="float" office:value="0.227431940211419" calcext:value-type="float">
            <text:p>0.227431940211419</text:p>
          </table:table-cell>
          <table:table-cell office:value-type="float" office:value="3.26" calcext:value-type="float">
            <text:p>3.26</text:p>
          </table:table-cell>
          <table:table-cell office:value-type="float" office:value="0.62" calcext:value-type="float">
            <text:p>0.62</text:p>
          </table:table-cell>
          <table:table-cell office:value-type="float" office:value="9.5" calcext:value-type="float">
            <text:p>9.5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office:value-type="float" office:value="33" calcext:value-type="float">
            <text:p>33</text:p>
          </table:table-cell>
          <table:table-cell office:value-type="float" office:value="39.15" calcext:value-type="float">
            <text:p>39.15</text:p>
          </table:table-cell>
          <table:table-cell office:value-type="float" office:value="0.39" calcext:value-type="float">
            <text:p>0.39</text:p>
          </table:table-cell>
          <table:table-cell office:value-type="float" office:value="12.2" calcext:value-type="float">
            <text:p>12.2</text:p>
          </table:table-cell>
          <table:table-cell office:value-type="float" office:value="0.36" calcext:value-type="float">
            <text:p>0.3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([.E12]-[.G12])/[.G12]/[.G12]" office:value-type="float" office:value="0.181066917495297" calcext:value-type="float">
            <text:p>0.18</text:p>
          </table:table-cell>
          <table:table-cell table:formula="of:=[.E12]-[.G12]" office:value-type="float" office:value="26.95" calcext:value-type="float">
            <text:p>26.95</text:p>
          </table:table-cell>
          <table:table-cell table:formula="of:=[.G12]^3/[.S12]" office:value-type="float" office:value="67.3784044526902" calcext:value-type="float">
            <text:p>67.38</text:p>
          </table:table-cell>
          <table:table-cell office:value-type="float" office:value="3.52401333644358" calcext:value-type="float">
            <text:p>3.52</text:p>
          </table:table-cell>
          <table:table-cell office:value-type="float" office:value="0.543892935408391" calcext:value-type="float">
            <text:p>0.54</text:p>
          </table:table-cell>
          <table:table-cell table:formula="of:=[.S12]/[.G12]" office:value-type="float" office:value="2.20901639344262" calcext:value-type="float">
            <text:p>2.21</text:p>
          </table:table-cell>
          <table:table-cell table:formula="of:=[.V12]/[.D12]" office:value-type="float" office:value="0.0164816041032846" calcext:value-type="float">
            <text:p>0.0164816041032846</text:p>
          </table:table-cell>
          <table:table-cell office:value-type="float" office:value="0.402059275879014" calcext:value-type="float">
            <text:p>0.402059275879014</text:p>
          </table:table-cell>
          <table:table-cell office:value-type="float" office:value="4.6" calcext:value-type="float">
            <text:p>4.6</text:p>
          </table:table-cell>
          <table:table-cell office:value-type="float" office:value="0.56" calcext:value-type="float">
            <text:p>0.56</text:p>
          </table:table-cell>
          <table:table-cell office:value-type="float" office:value="9" calcext:value-type="float">
            <text:p>9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33" calcext:value-type="float">
            <text:p>33</text:p>
          </table:table-cell>
          <table:table-cell office:value-type="float" office:value="156.25" calcext:value-type="float">
            <text:p>156.25</text:p>
          </table:table-cell>
          <table:table-cell office:value-type="float" office:value="1.35" calcext:value-type="float">
            <text:p>1.35</text:p>
          </table:table-cell>
          <table:table-cell office:value-type="float" office:value="22.21" calcext:value-type="float">
            <text:p>22.21</text:p>
          </table:table-cell>
          <table:table-cell office:value-type="float" office:value="1.06" calcext:value-type="float">
            <text:p>1.0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92.5" calcext:value-type="float">
            <text:p>292.5</text:p>
          </table:table-cell>
          <table:table-cell office:value-type="float" office:value="313.5" calcext:value-type="float">
            <text:p>313.5</text:p>
          </table:table-cell>
          <table:table-cell table:number-columns-repeated="2"/>
          <table:table-cell table:formula="of:=([.E13]-[.G13])/[.G13]/[.G13]" office:value-type="float" office:value="0.271729820604394" calcext:value-type="float">
            <text:p>0.27</text:p>
          </table:table-cell>
          <table:table-cell table:formula="of:=[.E13]-[.G13]" office:value-type="float" office:value="134.04" calcext:value-type="float">
            <text:p>134.04</text:p>
          </table:table-cell>
          <table:table-cell table:formula="of:=[.G13]^3/[.S13]" office:value-type="float" office:value="81.735600276037" calcext:value-type="float">
            <text:p>81.74</text:p>
          </table:table-cell>
          <table:table-cell office:value-type="float" office:value="4.75684846528845" calcext:value-type="float">
            <text:p>4.76</text:p>
          </table:table-cell>
          <table:table-cell office:value-type="float" office:value="2.0551529386728" calcext:value-type="float">
            <text:p>2.06</text:p>
          </table:table-cell>
          <table:table-cell table:formula="of:=[.S13]/[.G13]" office:value-type="float" office:value="6.03511931562359" calcext:value-type="float">
            <text:p>6.04</text:p>
          </table:table-cell>
          <table:table-cell table:formula="of:=[.V13]/[.D13]" office:value-type="float" office:value="0.0622773617779636" calcext:value-type="float">
            <text:p>0.0622773617779636</text:p>
          </table:table-cell>
          <table:table-cell office:value-type="float" office:value="0.258954735622816" calcext:value-type="float">
            <text:p>0.258954735622816</text:p>
          </table:table-cell>
          <table:table-cell table:number-columns-repeated="4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office:value-type="float" office:value="33" calcext:value-type="float">
            <text:p>33</text:p>
          </table:table-cell>
          <table:table-cell office:value-type="float" office:value="133.9" calcext:value-type="float">
            <text:p>133.9</text:p>
          </table:table-cell>
          <table:table-cell table:style-name="Default" office:value-type="float" office:value="1.24" calcext:value-type="float">
            <text:p>1.24</text:p>
          </table:table-cell>
          <table:table-cell office:value-type="float" office:value="13.49" calcext:value-type="float">
            <text:p>13.49</text:p>
          </table:table-cell>
          <table:table-cell office:value-type="float" office:value="1.9" calcext:value-type="float">
            <text:p>1.9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6" calcext:value-type="float">
            <text:p>296</text:p>
          </table:table-cell>
          <table:table-cell table:number-columns-repeated="2"/>
          <table:table-cell table:formula="of:=([.E14]-[.G14])/[.G14]/[.G14]" office:value-type="float" office:value="0.661665753563164" calcext:value-type="float">
            <text:p>0.66</text:p>
          </table:table-cell>
          <table:table-cell table:formula="of:=[.E14]-[.G14]" office:value-type="float" office:value="120.41" calcext:value-type="float">
            <text:p>120.41</text:p>
          </table:table-cell>
          <table:table-cell table:formula="of:=[.G14]^3/[.S14]" office:value-type="float" office:value="20.3879374553608" calcext:value-type="float">
            <text:p>20.39</text:p>
          </table:table-cell>
          <table:table-cell office:value-type="float" office:value="4.13740021682114" calcext:value-type="float">
            <text:p>4.14</text:p>
          </table:table-cell>
          <table:table-cell office:value-type="float" office:value="4.58668767168742" calcext:value-type="float">
            <text:p>4.59</text:p>
          </table:table-cell>
          <table:table-cell table:formula="of:=[.S14]/[.G14]" office:value-type="float" office:value="8.92587101556709" calcext:value-type="float">
            <text:p>8.93</text:p>
          </table:table-cell>
          <table:table-cell table:formula="of:=[.V14]/[.D14]" office:value-type="float" office:value="0.138990535505679" calcext:value-type="float">
            <text:p>0.138990535505679</text:p>
          </table:table-cell>
          <table:table-cell office:value-type="float" office:value="0.130742855757985" calcext:value-type="float">
            <text:p>0.130742855757985</text:p>
          </table:table-cell>
          <table:table-cell office:value-type="float" office:value="4.8" calcext:value-type="float">
            <text:p>4.8</text:p>
          </table:table-cell>
          <table:table-cell office:value-type="float" office:value="3.8" calcext:value-type="float">
            <text:p>3.8</text:p>
          </table:table-cell>
          <table:table-cell table:number-columns-repeated="2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6" calcext:value-type="float">
            <text:p>6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52.52" calcext:value-type="float">
            <text:p>52.52</text:p>
          </table:table-cell>
          <table:table-cell table:style-name="Default" office:value-type="float" office:value="0.44" calcext:value-type="float">
            <text:p>0.44</text:p>
          </table:table-cell>
          <table:table-cell table:style-name="Default" office:value-type="float" office:value="12.9" calcext:value-type="float">
            <text:p>12.9</text:p>
          </table:table-cell>
          <table:table-cell table:style-name="Default" office:value-type="float" office:value="0.56" calcext:value-type="float">
            <text:p>0.5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Default"/>
          <table:table-cell office:value-type="string" calcext:value-type="string">
            <text:p>XZ</text:p>
          </table:table-cell>
          <table:table-cell table:style-name="Default"/>
          <table:table-cell office:value-type="float" office:value="146.5" calcext:value-type="float">
            <text:p>146.5</text:p>
          </table:table-cell>
          <table:table-cell office:value-type="float" office:value="132.5" calcext:value-type="float">
            <text:p>132.5</text:p>
          </table:table-cell>
          <table:table-cell table:number-columns-repeated="2"/>
          <table:table-cell table:formula="of:=([.E15]-[.G15])/[.G15]/[.G15]" office:value-type="float" office:value="0.238086653446307" calcext:value-type="float">
            <text:p>0.24</text:p>
          </table:table-cell>
          <table:table-cell table:formula="of:=[.E15]-[.G15]" office:value-type="float" office:value="39.62" calcext:value-type="float">
            <text:p>39.62</text:p>
          </table:table-cell>
          <table:table-cell table:formula="of:=[.G15]^3/[.S15]" office:value-type="float" office:value="54.1819535588087" calcext:value-type="float">
            <text:p>54.18</text:p>
          </table:table-cell>
          <table:table-cell office:value-type="float" office:value="5.12366526361425" calcext:value-type="float">
            <text:p>5.12</text:p>
          </table:table-cell>
          <table:table-cell office:value-type="float" office:value="0.791290945011804" calcext:value-type="float">
            <text:p>0.79</text:p>
          </table:table-cell>
          <table:table-cell table:formula="of:=[.S15]/[.G15]" office:value-type="float" office:value="3.07131782945736" calcext:value-type="float">
            <text:p>3.07</text:p>
          </table:table-cell>
          <table:table-cell table:formula="of:=[.V15]/[.D15]" office:value-type="float" office:value="0.0239785134852062" calcext:value-type="float">
            <text:p>0.0239785134852062</text:p>
          </table:table-cell>
          <table:table-cell office:value-type="float" office:value="0.209472363285647" calcext:value-type="float">
            <text:p>0.209472363285647</text:p>
          </table:table-cell>
          <table:table-cell office:value-type="float" office:value="5.8" calcext:value-type="float">
            <text:p>5.8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9" calcext:value-type="float">
            <text:p>9</text:p>
          </table:table-cell>
          <table:table-cell office:value-type="float" office:value="181" calcext:value-type="float">
            <text:p>181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35.72" calcext:value-type="float">
            <text:p>35.72</text:p>
          </table:table-cell>
          <table:table-cell table:style-name="Default" office:value-type="float" office:value="0.46" calcext:value-type="float">
            <text:p>0.46</text:p>
          </table:table-cell>
          <table:table-cell table:style-name="Default" office:value-type="float" office:value="11.95" calcext:value-type="float">
            <text:p>11.95</text:p>
          </table:table-cell>
          <table:table-cell table:style-name="Default" office:value-type="float" office:value="0.53" calcext:value-type="float">
            <text:p>0.5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Default"/>
          <table:table-cell table:style-name="Default" office:value-type="string" calcext:value-type="string">
            <text:p>XZ</text:p>
          </table:table-cell>
          <table:table-cell table:style-name="Default"/>
          <table:table-cell office:value-type="float" office:value="103.5" calcext:value-type="float">
            <text:p>103.5</text:p>
          </table:table-cell>
          <table:table-cell office:value-type="float" office:value="89.5" calcext:value-type="float">
            <text:p>89.5</text:p>
          </table:table-cell>
          <table:table-cell table:number-columns-repeated="2"/>
          <table:table-cell table:formula="of:=([.E16]-[.G16])/[.G16]/[.G16]" office:value-type="float" office:value="0.166453668528212" calcext:value-type="float">
            <text:p>0.17</text:p>
          </table:table-cell>
          <table:table-cell table:formula="of:=[.E16]-[.G16]" office:value-type="float" office:value="23.77" calcext:value-type="float">
            <text:p>23.77</text:p>
          </table:table-cell>
          <table:table-cell table:formula="of:=[.G16]^3/[.S16]" office:value-type="float" office:value="71.7917490534287" calcext:value-type="float">
            <text:p>71.79</text:p>
          </table:table-cell>
          <table:table-cell office:value-type="float" office:value="6.21224651420599" calcext:value-type="float">
            <text:p>6.21</text:p>
          </table:table-cell>
          <table:table-cell office:value-type="float" office:value="0.240360998075851" calcext:value-type="float">
            <text:p>0.24</text:p>
          </table:table-cell>
          <table:table-cell table:formula="of:=[.S16]/[.G16]" office:value-type="float" office:value="1.98912133891213" calcext:value-type="float">
            <text:p>1.99</text:p>
          </table:table-cell>
          <table:table-cell table:formula="of:=[.V16]/[.D16]" office:value-type="float" office:value="0.00728366660835912" calcext:value-type="float">
            <text:p>0.00728366660835912</text:p>
          </table:table-cell>
          <table:table-cell office:value-type="float" office:value="0.705723310455789" calcext:value-type="float">
            <text:p>0.705723310455789</text:p>
          </table:table-cell>
          <table:table-cell office:value-type="float" office:value="5.9" calcext:value-type="float">
            <text:p>5.9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calcext:conditional-formats>
          <calcext:conditional-format calcext:target-range-address="tmp.Y9:tmp.Y16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tmp.Y2:tmp.Y8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tmp.Y1:tmp.Y1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/>
      <table:database-ranges>
        <table:database-range table:name="__Anonymous_Sheet_DB__0" table:target-range-address="main.A1:main.R37">
          <table:sort>
            <table:sort-by table:field-number="2" table:data-type="automatic"/>
          </table:sort>
        </table:database-range>
        <table:database-range table:name="__Anonymous_Sheet_DB__7" table:target-range-address="'OD40-80_Paris'.A1:'OD40-80_Paris'.P2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9">
      <number:day/>
      <number:text>-</number:text>
      <number:month number:textual="true"/>
      <number:text>-</number:text>
      <number:year/>
    </number:date-style>
    <number:date-style style:name="N121">
      <number:month number:textual="true"/>
      <number:text>-</number:text>
      <number:year/>
    </number:date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4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date-style style:name="N128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PageStyle_5f_dropSize" style:display-name="PageStyle_dropSize" style:page-layout-name="Mpm2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en-US</dc:language>
    <dc:date>2022-12-02T17:43:36.469000000</dc:date>
    <meta:editing-cycles>130</meta:editing-cycles>
    <meta:editing-duration>P54DT3H21M14S</meta:editing-duration>
    <meta:generator>LibreOffice/7.4.2.3$Windows_X86_64 LibreOffice_project/382eef1f22670f7f4118c8c2dd222ec7ad009daf</meta:generator>
    <meta:document-statistic meta:table-count="9" meta:cell-count="8432" meta:object-count="0"/>
  </office:meta>
</office:document-meta>
</file>